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page" style:column-width="26.81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34.01mm"/>
    </style:style>
    <style:style style:name="co11" style:family="table-column">
      <style:table-column-properties fo:break-before="auto" style:column-width="30.78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0.2mm"/>
    </style:style>
    <style:style style:name="co14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"/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28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32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/>
        </table:table-row>
        <table:table-row table:style-name="ro1">
          <table:table-cell office:value-type="float" office:value="194925" calcext:value-type="float">
            <text:p>194925</text:p>
          </table:table-cell>
          <table:table-cell office:value-type="float" office:value="1295.649048" calcext:value-type="float">
            <text:p>1295,6490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105" calcext:value-type="float">
            <text:p>195105</text:p>
          </table:table-cell>
          <table:table-cell office:value-type="float" office:value="1358.354004" calcext:value-type="float">
            <text:p>1358,3540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239" calcext:value-type="float">
            <text:p>195239</text:p>
          </table:table-cell>
          <table:table-cell office:value-type="float" office:value="1403.02002" calcext:value-type="float">
            <text:p>1403,020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57" calcext:value-type="float">
            <text:p>91057</text:p>
          </table:table-cell>
          <table:table-cell office:value-type="float" office:value="1475.630981" calcext:value-type="float">
            <text:p>1475,6309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45" calcext:value-type="float">
            <text:p>91245</text:p>
          </table:table-cell>
          <table:table-cell office:value-type="float" office:value="1374.911987" calcext:value-type="float">
            <text:p>1374,9119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44" calcext:value-type="float">
            <text:p>91744</text:p>
          </table:table-cell>
          <table:table-cell office:value-type="float" office:value="1385.922974" calcext:value-type="float">
            <text:p>1385,9229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24" calcext:value-type="float">
            <text:p>91924</text:p>
          </table:table-cell>
          <table:table-cell office:value-type="float" office:value="1311.622925" calcext:value-type="float">
            <text:p>1311,6229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40" calcext:value-type="float">
            <text:p>92140</text:p>
          </table:table-cell>
          <table:table-cell office:value-type="float" office:value="1211.45105" calcext:value-type="float">
            <text:p>1211,451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16" calcext:value-type="float">
            <text:p>92616</text:p>
          </table:table-cell>
          <table:table-cell office:value-type="float" office:value="1464.375" calcext:value-type="float">
            <text:p>1464,3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01" calcext:value-type="float">
            <text:p>92801</text:p>
          </table:table-cell>
          <table:table-cell office:value-type="float" office:value="1428.98999" calcext:value-type="float">
            <text:p>1428,989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50" calcext:value-type="float">
            <text:p>92950</text:p>
          </table:table-cell>
          <table:table-cell office:value-type="float" office:value="1098.111084" calcext:value-type="float">
            <text:p>1098,1110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29" calcext:value-type="float">
            <text:p>93129</text:p>
          </table:table-cell>
          <table:table-cell office:value-type="float" office:value="1196.322021" calcext:value-type="float">
            <text:p>1196,3220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54" calcext:value-type="float">
            <text:p>93554</text:p>
          </table:table-cell>
          <table:table-cell office:value-type="float" office:value="1031.448975" calcext:value-type="float">
            <text:p>1031,4489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51" calcext:value-type="float">
            <text:p>93851</text:p>
          </table:table-cell>
          <table:table-cell office:value-type="float" office:value="1057.579102" calcext:value-type="float">
            <text:p>1057,5791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25" calcext:value-type="float">
            <text:p>94025</text:p>
          </table:table-cell>
          <table:table-cell office:value-type="float" office:value="1099.725952" calcext:value-type="float">
            <text:p>1099,7259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54" calcext:value-type="float">
            <text:p>94254</text:p>
          </table:table-cell>
          <table:table-cell office:value-type="float" office:value="1390.486938" calcext:value-type="float">
            <text:p>1390,4869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35" calcext:value-type="float">
            <text:p>94435</text:p>
          </table:table-cell>
          <table:table-cell office:value-type="float" office:value="1230.761108" calcext:value-type="float">
            <text:p>1230,7611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15" calcext:value-type="float">
            <text:p>94615</text:p>
          </table:table-cell>
          <table:table-cell office:value-type="float" office:value="967.836975" calcext:value-type="float">
            <text:p>967,8369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56" calcext:value-type="float">
            <text:p>95456</text:p>
          </table:table-cell>
          <table:table-cell office:value-type="float" office:value="1155.128906" calcext:value-type="float">
            <text:p>1155,1289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34" calcext:value-type="float">
            <text:p>95634</text:p>
          </table:table-cell>
          <table:table-cell office:value-type="float" office:value="1178.390015" calcext:value-type="float">
            <text:p>1178,390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12" calcext:value-type="float">
            <text:p>95812</text:p>
          </table:table-cell>
          <table:table-cell office:value-type="float" office:value="1080.340942" calcext:value-type="float">
            <text:p>1080,340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46" calcext:value-type="float">
            <text:p>95946</text:p>
          </table:table-cell>
          <table:table-cell office:value-type="float" office:value="1022.246033" calcext:value-type="float">
            <text:p>1022,2460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153" calcext:value-type="float">
            <text:p>100153</text:p>
          </table:table-cell>
          <table:table-cell office:value-type="float" office:value="1241.359985" calcext:value-type="float">
            <text:p>1241,3599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611" calcext:value-type="float">
            <text:p>100611</text:p>
          </table:table-cell>
          <table:table-cell office:value-type="float" office:value="935.304993" calcext:value-type="float">
            <text:p>935,3049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750" calcext:value-type="float">
            <text:p>100750</text:p>
          </table:table-cell>
          <table:table-cell office:value-type="float" office:value="1374.006958" calcext:value-type="float">
            <text:p>1374,0069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930" calcext:value-type="float">
            <text:p>100930</text:p>
          </table:table-cell>
          <table:table-cell office:value-type="float" office:value="1469.228027" calcext:value-type="float">
            <text:p>1469,2280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06" calcext:value-type="float">
            <text:p>101106</text:p>
          </table:table-cell>
          <table:table-cell office:value-type="float" office:value="1127.715942" calcext:value-type="float">
            <text:p>1127,715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242" calcext:value-type="float">
            <text:p>101242</text:p>
          </table:table-cell>
          <table:table-cell office:value-type="float" office:value="980.614014" calcext:value-type="float">
            <text:p>980,614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16" calcext:value-type="float">
            <text:p>101416</text:p>
          </table:table-cell>
          <table:table-cell office:value-type="float" office:value="1008.960938" calcext:value-type="float">
            <text:p>1008,9609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630" calcext:value-type="float">
            <text:p>101630</text:p>
          </table:table-cell>
          <table:table-cell office:value-type="float" office:value="1082.975952" calcext:value-type="float">
            <text:p>1082,9759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1214.6157613" calcext:value-type="float">
            <text:p>1214,6157613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203.8865355" calcext:value-type="float">
            <text:p>1203,886535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69.363908842322" calcext:value-type="float">
            <text:p>169,3639088423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1214.6157613" calcext:value-type="float">
            <text:p>1214,6157613</text:p>
          </table:table-cell>
          <table:table-cell table:style-name="Default" table:formula="of:=STDEV([.B5:.B34];[.F5:.F34];[.J5:.J34];[.N5:.N34];[.R5:.R34];[.V5:.V34];[.Z5:.Z34];[.AD5:.AD34];[.AH5:.AH34])" office:value-type="float" office:value="169.363908842322" calcext:value-type="float">
            <text:p>169,3639088423</text:p>
          </table:table-cell>
          <table:table-cell table:style-name="Default" table:formula="of:=COUNT([.B5:.B34];[.F5:.F34];[.J5:.J34];[.N5:.N34];[.R5:.R34];[.V5:.V34];[.Z5:.Z34];[.AD5:.AD34];[.AH5:.AH34])" office:value-type="float" office:value="30" calcext:value-type="float">
            <text:p>30</text:p>
          </table:table-cell>
          <table:table-cell table:formula="of:=2*[.C40]/SQRT([.D40])" office:value-type="float" office:value="61.8429555334588" calcext:value-type="float">
            <text:p>61,8429555335</text:p>
          </table:table-cell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style-name="Default" table:formula="of:=STDEV([.C5:.C34];[.G5:.G34];[.K5:.K34];[.O5:.O34];[.S5:.S34];[.W5:.W34];[.AA5:.AA34];[.AE5:.AE34];[.AI5:.AI34])" office:value-type="float" office:value="0" calcext:value-type="float">
            <text:p>0</text:p>
          </table:table-cell>
          <table:table-cell table:style-name="ce17" table:formula="of:=COUNT([.C5:.C34];[.G5:.G34];[.K5:.K34];[.O5:.O34];[.S5:.S34];[.W5:.W34];[.AA5:.AA34];[.AE5:.AE34];[.AI5:.AI34])" office:value-type="float" office:value="30" calcext:value-type="float">
            <text:p>30</text:p>
          </table:table-cell>
          <table:table-cell table:formula="of:=2*[.C41]/SQRT([.D4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style-name="Default" table:formula="of:=STDEV([.D5:.D34];[.H5:.H34];[.L5:.L34];[.P5:.P34];[.T5:.T34];[.X5:.X34];[.AB5:.AB34];[.AF5:.AF34];[.AJ5:.AJ34])" office:value-type="float" office:value="0" calcext:value-type="float">
            <text:p>0</text:p>
          </table:table-cell>
          <table:table-cell table:style-name="Default" table:formula="of:=COUNT([.D5:.D34];[.H5:.H34];[.L5:.L34];[.P5:.P34];[.T5:.T34];[.X5:.X34];[.AB5:.AB34];[.AF5:.AF34];[.AJ5:.AJ34])" office:value-type="float" office:value="30" calcext:value-type="float">
            <text:p>30</text:p>
          </table:table-cell>
          <table:table-cell table:formula="of:=2*[.C42]/SQRT([.D42])" office:value-type="float" office:value="0" calcext:value-type="float">
            <text:p>0</text:p>
          </table:table-cell>
        </table:table-row>
      </table:table>
      <table:table table:name="C2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19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82529" calcext:value-type="float">
            <text:p>182529</text:p>
          </table:table-cell>
          <table:table-cell office:value-type="float" office:value="1315.613037" calcext:value-type="float">
            <text:p>1315,6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529" calcext:value-type="float">
            <text:p>182529</text:p>
          </table:table-cell>
          <table:table-cell office:value-type="float" office:value="1104.692017" calcext:value-type="float">
            <text:p>1104,692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15" calcext:value-type="float">
            <text:p>182715</text:p>
          </table:table-cell>
          <table:table-cell office:value-type="float" office:value="986.473999" calcext:value-type="float">
            <text:p>986,4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715" calcext:value-type="float">
            <text:p>182715</text:p>
          </table:table-cell>
          <table:table-cell office:value-type="float" office:value="987.618958" calcext:value-type="float">
            <text:p>987,618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57" calcext:value-type="float">
            <text:p>182857</text:p>
          </table:table-cell>
          <table:table-cell office:value-type="float" office:value="1225.630005" calcext:value-type="float">
            <text:p>1225,6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857" calcext:value-type="float">
            <text:p>182857</text:p>
          </table:table-cell>
          <table:table-cell office:value-type="float" office:value="1266.605957" calcext:value-type="float">
            <text:p>1266,605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44" calcext:value-type="float">
            <text:p>183044</text:p>
          </table:table-cell>
          <table:table-cell office:value-type="float" office:value="1336.760986" calcext:value-type="float">
            <text:p>1336,760986</text:p>
          </table:table-cell>
          <table:table-cell office:value-type="float" office:value="1" calcext:value-type="float">
            <text:p>1</text:p>
          </table:table-cell>
          <table:table-cell office:value-type="float" office:value="440.16098" calcext:value-type="float">
            <text:p>440,16098</text:p>
          </table:table-cell>
          <table:table-cell office:value-type="float" office:value="183044" calcext:value-type="float">
            <text:p>183044</text:p>
          </table:table-cell>
          <table:table-cell office:value-type="float" office:value="1357.526978" calcext:value-type="float">
            <text:p>1357,526978</text:p>
          </table:table-cell>
          <table:table-cell office:value-type="float" office:value="1" calcext:value-type="float">
            <text:p>1</text:p>
          </table:table-cell>
          <table:table-cell office:value-type="float" office:value="32.613998" calcext:value-type="float">
            <text:p>32,613998</text:p>
          </table:table-cell>
        </table:table-row>
        <table:table-row table:style-name="ro1">
          <table:table-cell office:value-type="float" office:value="183229" calcext:value-type="float">
            <text:p>183229</text:p>
          </table:table-cell>
          <table:table-cell office:value-type="float" office:value="1045.219971" calcext:value-type="float">
            <text:p>1045,219971</text:p>
          </table:table-cell>
          <table:table-cell office:value-type="float" office:value="1" calcext:value-type="float">
            <text:p>1</text:p>
          </table:table-cell>
          <table:table-cell office:value-type="float" office:value="40.247002" calcext:value-type="float">
            <text:p>40,247002</text:p>
          </table:table-cell>
          <table:table-cell office:value-type="float" office:value="183229" calcext:value-type="float">
            <text:p>183229</text:p>
          </table:table-cell>
          <table:table-cell office:value-type="float" office:value="1130.25" calcext:value-type="float">
            <text:p>1130,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09" calcext:value-type="float">
            <text:p>183409</text:p>
          </table:table-cell>
          <table:table-cell office:value-type="float" office:value="977.932983" calcext:value-type="float">
            <text:p>977,93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09" calcext:value-type="float">
            <text:p>183409</text:p>
          </table:table-cell>
          <table:table-cell office:value-type="float" office:value="1225.674072" calcext:value-type="float">
            <text:p>1225,674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52" calcext:value-type="float">
            <text:p>183552</text:p>
          </table:table-cell>
          <table:table-cell office:value-type="float" office:value="1650.978027" calcext:value-type="float">
            <text:p>1650,97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552" calcext:value-type="float">
            <text:p>183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38" calcext:value-type="float">
            <text:p>183738</text:p>
          </table:table-cell>
          <table:table-cell office:value-type="float" office:value="1925.107056" calcext:value-type="float">
            <text:p>1925,107056</text:p>
          </table:table-cell>
          <table:table-cell office:value-type="float" office:value="2" calcext:value-type="float">
            <text:p>2</text:p>
          </table:table-cell>
          <table:table-cell office:value-type="float" office:value="61.738998" calcext:value-type="float">
            <text:p>61,738998</text:p>
          </table:table-cell>
          <table:table-cell office:value-type="float" office:value="183738" calcext:value-type="float">
            <text:p>183738</text:p>
          </table:table-cell>
          <table:table-cell office:value-type="float" office:value="1788.210938" calcext:value-type="float">
            <text:p>1788,210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23" calcext:value-type="float">
            <text:p>183923</text:p>
          </table:table-cell>
          <table:table-cell office:value-type="float" office:value="985.380005" calcext:value-type="float">
            <text:p>985,38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923" calcext:value-type="float">
            <text:p>183923</text:p>
          </table:table-cell>
          <table:table-cell office:value-type="float" office:value="911.584961" calcext:value-type="float">
            <text:p>911,584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32" calcext:value-type="float">
            <text:p>184132</text:p>
          </table:table-cell>
          <table:table-cell office:value-type="float" office:value="1268.089966" calcext:value-type="float">
            <text:p>1268,08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132" calcext:value-type="float">
            <text:p>184132</text:p>
          </table:table-cell>
          <table:table-cell office:value-type="float" office:value="1296.947998" calcext:value-type="float">
            <text:p>1296,94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15" calcext:value-type="float">
            <text:p>184315</text:p>
          </table:table-cell>
          <table:table-cell office:value-type="float" office:value="1196.990967" calcext:value-type="float">
            <text:p>1196,990967</text:p>
          </table:table-cell>
          <table:table-cell office:value-type="float" office:value="1" calcext:value-type="float">
            <text:p>1</text:p>
          </table:table-cell>
          <table:table-cell office:value-type="float" office:value="50.074001" calcext:value-type="float">
            <text:p>50,074001</text:p>
          </table:table-cell>
          <table:table-cell office:value-type="float" office:value="184315" calcext:value-type="float">
            <text:p>184315</text:p>
          </table:table-cell>
          <table:table-cell office:value-type="float" office:value="1122.36792" calcext:value-type="float">
            <text:p>1122,36792</text:p>
          </table:table-cell>
          <table:table-cell office:value-type="float" office:value="1" calcext:value-type="float">
            <text:p>1</text:p>
          </table:table-cell>
          <table:table-cell office:value-type="float" office:value="85.695999" calcext:value-type="float">
            <text:p>85,695999</text:p>
          </table:table-cell>
        </table:table-row>
        <table:table-row table:style-name="ro1">
          <table:table-cell office:value-type="float" office:value="184509" calcext:value-type="float">
            <text:p>184509</text:p>
          </table:table-cell>
          <table:table-cell office:value-type="float" office:value="1691.714966" calcext:value-type="float">
            <text:p>1691,71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509" calcext:value-type="float">
            <text:p>184509</text:p>
          </table:table-cell>
          <table:table-cell office:value-type="float" office:value="1092.228027" calcext:value-type="float">
            <text:p>1092,2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52" calcext:value-type="float">
            <text:p>184652</text:p>
          </table:table-cell>
          <table:table-cell office:value-type="float" office:value="1035.341919" calcext:value-type="float">
            <text:p>1035,341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652" calcext:value-type="float">
            <text:p>184652</text:p>
          </table:table-cell>
          <table:table-cell office:value-type="float" office:value="1068.728027" calcext:value-type="float">
            <text:p>1068,7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36" calcext:value-type="float">
            <text:p>184836</text:p>
          </table:table-cell>
          <table:table-cell office:value-type="float" office:value="1340.598999" calcext:value-type="float">
            <text:p>1340,5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836" calcext:value-type="float">
            <text:p>184836</text:p>
          </table:table-cell>
          <table:table-cell office:value-type="float" office:value="1298.215088" calcext:value-type="float">
            <text:p>1298,215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19" calcext:value-type="float">
            <text:p>185019</text:p>
          </table:table-cell>
          <table:table-cell office:value-type="float" office:value="1356.036987" calcext:value-type="float">
            <text:p>1356,036987</text:p>
          </table:table-cell>
          <table:table-cell office:value-type="float" office:value="1" calcext:value-type="float">
            <text:p>1</text:p>
          </table:table-cell>
          <table:table-cell office:value-type="float" office:value="66.518997" calcext:value-type="float">
            <text:p>66,518997</text:p>
          </table:table-cell>
          <table:table-cell office:value-type="float" office:value="185019" calcext:value-type="float">
            <text:p>185019</text:p>
          </table:table-cell>
          <table:table-cell office:value-type="float" office:value="1626.416992" calcext:value-type="float">
            <text:p>1626,416992</text:p>
          </table:table-cell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float" office:value="185458" calcext:value-type="float">
            <text:p>185458</text:p>
          </table:table-cell>
          <table:table-cell office:value-type="float" office:value="1451.850098" calcext:value-type="float">
            <text:p>1451,85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458" calcext:value-type="float">
            <text:p>185458</text:p>
          </table:table-cell>
          <table:table-cell office:value-type="float" office:value="1119.452026" calcext:value-type="float">
            <text:p>1119,452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42" calcext:value-type="float">
            <text:p>185642</text:p>
          </table:table-cell>
          <table:table-cell office:value-type="float" office:value="1333.696045" calcext:value-type="float">
            <text:p>1333,696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642" calcext:value-type="float">
            <text:p>185642</text:p>
          </table:table-cell>
          <table:table-cell office:value-type="float" office:value="1285.153931" calcext:value-type="float">
            <text:p>1285,153931</text:p>
          </table:table-cell>
          <table:table-cell office:value-type="float" office:value="1" calcext:value-type="float">
            <text:p>1</text:p>
          </table:table-cell>
          <table:table-cell office:value-type="float" office:value="19.502998" calcext:value-type="float">
            <text:p>19,502998</text:p>
          </table:table-cell>
        </table:table-row>
        <table:table-row table:style-name="ro1">
          <table:table-cell office:value-type="float" office:value="185913" calcext:value-type="float">
            <text:p>185913</text:p>
          </table:table-cell>
          <table:table-cell office:value-type="float" office:value="1195.304077" calcext:value-type="float">
            <text:p>1195,304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913" calcext:value-type="float">
            <text:p>185913</text:p>
          </table:table-cell>
          <table:table-cell office:value-type="float" office:value="1225.140991" calcext:value-type="float">
            <text:p>1225,140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37" calcext:value-type="float">
            <text:p>190337</text:p>
          </table:table-cell>
          <table:table-cell office:value-type="float" office:value="1339.916992" calcext:value-type="float">
            <text:p>1339,91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337" calcext:value-type="float">
            <text:p>190337</text:p>
          </table:table-cell>
          <table:table-cell office:value-type="float" office:value="1356.044067" calcext:value-type="float">
            <text:p>1356,044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21" calcext:value-type="float">
            <text:p>190521</text:p>
          </table:table-cell>
          <table:table-cell office:value-type="float" office:value="1412.845947" calcext:value-type="float">
            <text:p>1412,84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21" calcext:value-type="float">
            <text:p>190521</text:p>
          </table:table-cell>
          <table:table-cell office:value-type="float" office:value="1587.55896" calcext:value-type="float">
            <text:p>1587,55896</text:p>
          </table:table-cell>
          <table:table-cell office:value-type="float" office:value="1" calcext:value-type="float">
            <text:p>1</text:p>
          </table:table-cell>
          <table:table-cell office:value-type="float" office:value="41.465" calcext:value-type="float">
            <text:p>41,465</text:p>
          </table:table-cell>
        </table:table-row>
        <table:table-row table:style-name="ro1">
          <table:table-cell office:value-type="float" office:value="190805" calcext:value-type="float">
            <text:p>190805</text:p>
          </table:table-cell>
          <table:table-cell office:value-type="float" office:value="1312.438965" calcext:value-type="float">
            <text:p>1312,43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805" calcext:value-type="float">
            <text:p>190805</text:p>
          </table:table-cell>
          <table:table-cell office:value-type="float" office:value="1523.684937" calcext:value-type="float">
            <text:p>1523,684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53" calcext:value-type="float">
            <text:p>190953</text:p>
          </table:table-cell>
          <table:table-cell office:value-type="float" office:value="955.994995" calcext:value-type="float">
            <text:p>955,994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953" calcext:value-type="float">
            <text:p>190953</text:p>
          </table:table-cell>
          <table:table-cell office:value-type="float" office:value="940.065979" calcext:value-type="float">
            <text:p>940,065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13" calcext:value-type="float">
            <text:p>191513</text:p>
          </table:table-cell>
          <table:table-cell office:value-type="float" office:value="1507.667969" calcext:value-type="float">
            <text:p>1507,66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513" calcext:value-type="float">
            <text:p>191513</text:p>
          </table:table-cell>
          <table:table-cell office:value-type="float" office:value="1123.024902" calcext:value-type="float">
            <text:p>1123,024902</text:p>
          </table:table-cell>
          <table:table-cell office:value-type="float" office:value="1" calcext:value-type="float">
            <text:p>1</text:p>
          </table:table-cell>
          <table:table-cell office:value-type="float" office:value="25.723" calcext:value-type="float">
            <text:p>25,723</text:p>
          </table:table-cell>
        </table:table-row>
        <table:table-row table:style-name="ro1">
          <table:table-cell office:value-type="float" office:value="191658" calcext:value-type="float">
            <text:p>191658</text:p>
          </table:table-cell>
          <table:table-cell office:value-type="float" office:value="935.156982" calcext:value-type="float">
            <text:p>935,1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658" calcext:value-type="float">
            <text:p>191658</text:p>
          </table:table-cell>
          <table:table-cell office:value-type="float" office:value="985.482971" calcext:value-type="float">
            <text:p>985,482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32" calcext:value-type="float">
            <text:p>193032</text:p>
          </table:table-cell>
          <table:table-cell office:value-type="float" office:value="1243.113037" calcext:value-type="float">
            <text:p>1243,1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032" calcext:value-type="float">
            <text:p>193032</text:p>
          </table:table-cell>
          <table:table-cell office:value-type="float" office:value="1686.210083" calcext:value-type="float">
            <text:p>1686,210083</text:p>
          </table:table-cell>
          <table:table-cell office:value-type="float" office:value="1" calcext:value-type="float">
            <text:p>1</text:p>
          </table:table-cell>
          <table:table-cell office:value-type="float" office:value="43.529999" calcext:value-type="float">
            <text:p>43,529999</text:p>
          </table:table-cell>
        </table:table-row>
        <table:table-row table:style-name="ro1">
          <table:table-cell office:value-type="float" office:value="193906" calcext:value-type="float">
            <text:p>193906</text:p>
          </table:table-cell>
          <table:table-cell office:value-type="float" office:value="1106.280029" calcext:value-type="float">
            <text:p>1106,28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6" calcext:value-type="float">
            <text:p>193906</text:p>
          </table:table-cell>
          <table:table-cell office:value-type="float" office:value="1130.403076" calcext:value-type="float">
            <text:p>1130,403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19" calcext:value-type="float">
            <text:p>194419</text:p>
          </table:table-cell>
          <table:table-cell office:value-type="float" office:value="946.439026" calcext:value-type="float">
            <text:p>946,439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419" calcext:value-type="float">
            <text:p>194419</text:p>
          </table:table-cell>
          <table:table-cell office:value-type="float" office:value="1145.459961" calcext:value-type="float">
            <text:p>1145,459961</text:p>
          </table:table-cell>
          <table:table-cell office:value-type="float" office:value="1" calcext:value-type="float">
            <text:p>1</text:p>
          </table:table-cell>
          <table:table-cell office:value-type="float" office:value="21.889999" calcext:value-type="float">
            <text:p>21,889999</text:p>
          </table:table-cell>
        </table:table-row>
        <table:table-row table:style-name="ro1">
          <table:table-cell office:value-type="float" office:value="194608" calcext:value-type="float">
            <text:p>194608</text:p>
          </table:table-cell>
          <table:table-cell office:value-type="float" office:value="1203.224976" calcext:value-type="float">
            <text:p>1203,224976</text:p>
          </table:table-cell>
          <table:table-cell office:value-type="float" office:value="1" calcext:value-type="float">
            <text:p>1</text:p>
          </table:table-cell>
          <table:table-cell office:value-type="float" office:value="25.207001" calcext:value-type="float">
            <text:p>25,207001</text:p>
          </table:table-cell>
          <table:table-cell office:value-type="float" office:value="194608" calcext:value-type="float">
            <text:p>194608</text:p>
          </table:table-cell>
          <table:table-cell office:value-type="float" office:value="1219.062988" calcext:value-type="float">
            <text:p>1219,062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44" calcext:value-type="float">
            <text:p>194744</text:p>
          </table:table-cell>
          <table:table-cell office:value-type="float" office:value="998.114014" calcext:value-type="float">
            <text:p>998,11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744" calcext:value-type="float">
            <text:p>194744</text:p>
          </table:table-cell>
          <table:table-cell office:value-type="float" office:value="1026.079102" calcext:value-type="float">
            <text:p>1026,079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50" calcext:value-type="float">
            <text:p>112750</text:p>
          </table:table-cell>
          <table:table-cell office:value-type="float" office:value="957.820007" calcext:value-type="float">
            <text:p>957,82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750" calcext:value-type="float">
            <text:p>112750</text:p>
          </table:table-cell>
          <table:table-cell office:value-type="float" office:value="965.490967" calcext:value-type="float">
            <text:p>965,490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241.25776773333" calcext:value-type="float">
            <text:p>1241,2577677333</text:p>
          </table:table-cell>
          <table:table-cell table:style-name="ce1" table:formula="of:=AVERAGE([C2.C5:.C34])" office:value-type="float" office:value="0.233333333333333" calcext:value-type="float">
            <text:p>0,2333333333</text:p>
          </table:table-cell>
          <table:table-cell table:style-name="ce15" table:formula="of:=AVERAGE([C2.D5:.D34])" office:value-type="float" office:value="22.7982326333333" calcext:value-type="float">
            <text:p>22,798232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186.51276246667" calcext:value-type="float">
            <text:p>1186,5127624667</text:p>
          </table:table-cell>
          <table:table-cell table:style-name="ce1" table:formula="of:=AVERAGE([C2.G5:.G34])" office:value-type="float" office:value="0.266666666666667" calcext:value-type="float">
            <text:p>0,2666666667</text:p>
          </table:table-cell>
          <table:table-cell table:style-name="ce15" table:formula="of:=AVERAGE([C2.H5:.H34])" office:value-type="float" office:value="9.96069976666667" calcext:value-type="float">
            <text:p>9,9606997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234.371521" calcext:value-type="float">
            <text:p>1234,371521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1137.9315185" calcext:value-type="float">
            <text:p>1137,931518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245.718313763179" calcext:value-type="float">
            <text:p>245,7183137632</text:p>
          </table:table-cell>
          <table:table-cell table:style-name="ce11" table:formula="of:=STDEV([C2.C5:.C34])" office:value-type="float" office:value="0.504006932993731" calcext:value-type="float">
            <text:p>0,504006933</text:p>
          </table:table-cell>
          <table:table-cell table:style-name="ce16" table:formula="of:=STDEV([C2.D5:.D34])" office:value-type="float" office:value="81.1868866725649" calcext:value-type="float">
            <text:p>81,18688667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317.938483560383" calcext:value-type="float">
            <text:p>317,9384835604</text:p>
          </table:table-cell>
          <table:table-cell table:style-name="ce11" table:formula="of:=STDEV([C2.G5:.G34])" office:value-type="float" office:value="0.449776445108804" calcext:value-type="float">
            <text:p>0,4497764451</text:p>
          </table:table-cell>
          <table:table-cell table:style-name="ce16" table:formula="of:=STDEV([C2.H5:.H34])" office:value-type="float" office:value="19.803334505922" calcext:value-type="float">
            <text:p>19,803334505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213.8852651" calcext:value-type="float">
            <text:p>1213,8852651</text:p>
          </table:table-cell>
          <table:table-cell table:formula="of:=STDEV([.B5:.B34];[.F5:.F34];[.J5:.J34];[.N5:.N34];[.R5:.R34];[.V5:.V34];[.Z5:.Z34];[.AD5:.AD34];[.AH5:.AH34])" office:value-type="float" office:value="283.063265863469" calcext:value-type="float">
            <text:p>283,0632658635</text:p>
          </table:table-cell>
          <table:table-cell table:style-name="Default" table:formula="of:=COUNT([.B5:.B34];[.F5:.F34];[.J5:.J34];[.N5:.N34];[.R5:.R34];[.V5:.V34];[.Z5:.Z34];[.AD5:.AD34];[.AH5:.AH34])" office:value-type="float" office:value="60" calcext:value-type="float">
            <text:p>60</text:p>
          </table:table-cell>
          <table:table-cell table:style-name="Default" table:formula="of:=2*[.C40]/SQRT([.D40])" office:value-type="float" office:value="73.0866209741533" calcext:value-type="float">
            <text:p>73,0866209742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.25" calcext:value-type="float">
            <text:p>0,25</text:p>
          </table:table-cell>
          <table:table-cell table:formula="of:=STDEV([.C5:.C34];[.G5:.G34];[.K5:.K34];[.O5:.O34];[.S5:.S34];[.W5:.W34];[.AA5:.AA34];[.AE5:.AE34];[.AI5:.AI34])" office:value-type="float" office:value="0.473894789153079" calcext:value-type="float">
            <text:p>0,4738947892</text:p>
          </table:table-cell>
          <table:table-cell table:style-name="ce17" table:formula="of:=COUNT([.C5:.C34];[.G5:.G34];[.K5:.K34];[.O5:.O34];[.S5:.S34];[.W5:.W34];[.AA5:.AA34];[.AE5:.AE34];[.AI5:.AI34])" office:value-type="float" office:value="60" calcext:value-type="float">
            <text:p>60</text:p>
          </table:table-cell>
          <table:table-cell table:style-name="Default" table:formula="of:=2*[.C41]/SQRT([.D41])" office:value-type="float" office:value="0.12235910841629" calcext:value-type="float">
            <text:p>0,1223591084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16.3794662" calcext:value-type="float">
            <text:p>16,3794662</text:p>
          </table:table-cell>
          <table:table-cell table:formula="of:=STDEV([.D5:.D34];[.H5:.H34];[.L5:.L34];[.P5:.P34];[.T5:.T34];[.X5:.X34];[.AB5:.AB34];[.AF5:.AF34];[.AJ5:.AJ34])" office:value-type="float" office:value="58.944534382487" calcext:value-type="float">
            <text:p>58,9445343825</text:p>
          </table:table-cell>
          <table:table-cell table:style-name="Default" table:formula="of:=COUNT([.D5:.D34];[.H5:.H34];[.L5:.L34];[.P5:.P34];[.T5:.T34];[.X5:.X34];[.AB5:.AB34];[.AF5:.AF34];[.AJ5:.AJ34])" office:value-type="float" office:value="60" calcext:value-type="float">
            <text:p>60</text:p>
          </table:table-cell>
          <table:table-cell table:style-name="Default" table:formula="of:=2*[.C42]/SQRT([.D42])" office:value-type="float" office:value="15.2194133342215" calcext:value-type="float">
            <text:p>15,2194133342</text:p>
          </table:table-cell>
          <table:table-cell table:number-columns-repeated="2"/>
          <table:table-cell table:style-name="Default"/>
        </table:table-row>
      </table:table>
      <table:table table:name="C3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3130" calcext:value-type="float">
            <text:p>153130</text:p>
          </table:table-cell>
          <table:table-cell office:value-type="float" office:value="1478.096924" calcext:value-type="float">
            <text:p>1478,096924</text:p>
          </table:table-cell>
          <table:table-cell office:value-type="float" office:value="5" calcext:value-type="float">
            <text:p>5</text:p>
          </table:table-cell>
          <table:table-cell office:value-type="float" office:value="328.735992" calcext:value-type="float">
            <text:p>328,735992</text:p>
          </table:table-cell>
          <table:table-cell office:value-type="float" office:value="153130" calcext:value-type="float">
            <text:p>153130</text:p>
          </table:table-cell>
          <table:table-cell office:value-type="float" office:value="1407.189941" calcext:value-type="float">
            <text:p>1407,189941</text:p>
          </table:table-cell>
          <table:table-cell office:value-type="float" office:value="4" calcext:value-type="float">
            <text:p>4</text:p>
          </table:table-cell>
          <table:table-cell office:value-type="float" office:value="124.932007" calcext:value-type="float">
            <text:p>124,932007</text:p>
          </table:table-cell>
          <table:table-cell office:value-type="float" office:value="153130" calcext:value-type="float">
            <text:p>153130</text:p>
          </table:table-cell>
          <table:table-cell office:value-type="float" office:value="1260.427979" calcext:value-type="float">
            <text:p>1260,427979</text:p>
          </table:table-cell>
          <table:table-cell office:value-type="float" office:value="2" calcext:value-type="float">
            <text:p>2</text:p>
          </table:table-cell>
          <table:table-cell office:value-type="float" office:value="156.395004" calcext:value-type="float">
            <text:p>156,395004</text:p>
          </table:table-cell>
        </table:table-row>
        <table:table-row table:style-name="ro1">
          <table:table-cell office:value-type="float" office:value="153313" calcext:value-type="float">
            <text:p>153313</text:p>
          </table:table-cell>
          <table:table-cell office:value-type="float" office:value="1089.551025" calcext:value-type="float">
            <text:p>1089,551025</text:p>
          </table:table-cell>
          <table:table-cell office:value-type="float" office:value="2" calcext:value-type="float">
            <text:p>2</text:p>
          </table:table-cell>
          <table:table-cell office:value-type="float" office:value="51.548" calcext:value-type="float">
            <text:p>51,548</text:p>
          </table:table-cell>
          <table:table-cell office:value-type="float" office:value="153313" calcext:value-type="float">
            <text:p>153313</text:p>
          </table:table-cell>
          <table:table-cell office:value-type="float" office:value="1057.208984" calcext:value-type="float">
            <text:p>1057,208984</text:p>
          </table:table-cell>
          <table:table-cell office:value-type="float" office:value="1" calcext:value-type="float">
            <text:p>1</text:p>
          </table:table-cell>
          <table:table-cell office:value-type="float" office:value="36.759998" calcext:value-type="float">
            <text:p>36,759998</text:p>
          </table:table-cell>
          <table:table-cell office:value-type="float" office:value="153313" calcext:value-type="float">
            <text:p>153313</text:p>
          </table:table-cell>
          <table:table-cell office:value-type="float" office:value="1001.044983" calcext:value-type="float">
            <text:p>1001,04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31" calcext:value-type="float">
            <text:p>153831</text:p>
          </table:table-cell>
          <table:table-cell office:value-type="float" office:value="1364.906982" calcext:value-type="float">
            <text:p>1364,906982</text:p>
          </table:table-cell>
          <table:table-cell office:value-type="float" office:value="4" calcext:value-type="float">
            <text:p>4</text:p>
          </table:table-cell>
          <table:table-cell office:value-type="float" office:value="666.755981" calcext:value-type="float">
            <text:p>666,755981</text:p>
          </table:table-cell>
          <table:table-cell office:value-type="float" office:value="153831" calcext:value-type="float">
            <text:p>153831</text:p>
          </table:table-cell>
          <table:table-cell office:value-type="float" office:value="1257.182983" calcext:value-type="float">
            <text:p>1257,182983</text:p>
          </table:table-cell>
          <table:table-cell office:value-type="float" office:value="4" calcext:value-type="float">
            <text:p>4</text:p>
          </table:table-cell>
          <table:table-cell office:value-type="float" office:value="325.595001" calcext:value-type="float">
            <text:p>325,595001</text:p>
          </table:table-cell>
          <table:table-cell office:value-type="float" office:value="153831" calcext:value-type="float">
            <text:p>153831</text:p>
          </table:table-cell>
          <table:table-cell office:value-type="float" office:value="1421.062012" calcext:value-type="float">
            <text:p>1421,062012</text:p>
          </table:table-cell>
          <table:table-cell office:value-type="float" office:value="6" calcext:value-type="float">
            <text:p>6</text:p>
          </table:table-cell>
          <table:table-cell office:value-type="float" office:value="576.560974" calcext:value-type="float">
            <text:p>576,560974</text:p>
          </table:table-cell>
        </table:table-row>
        <table:table-row table:style-name="ro1">
          <table:table-cell office:value-type="float" office:value="154155" calcext:value-type="float">
            <text:p>154155</text:p>
          </table:table-cell>
          <table:table-cell office:value-type="float" office:value="1606.18811" calcext:value-type="float">
            <text:p>1606,18811</text:p>
          </table:table-cell>
          <table:table-cell office:value-type="float" office:value="6" calcext:value-type="float">
            <text:p>6</text:p>
          </table:table-cell>
          <table:table-cell office:value-type="float" office:value="1960.125854" calcext:value-type="float">
            <text:p>1960,125854</text:p>
          </table:table-cell>
          <table:table-cell office:value-type="float" office:value="154155" calcext:value-type="float">
            <text:p>154155</text:p>
          </table:table-cell>
          <table:table-cell office:value-type="float" office:value="1311.388062" calcext:value-type="float">
            <text:p>1311,388062</text:p>
          </table:table-cell>
          <table:table-cell office:value-type="float" office:value="3" calcext:value-type="float">
            <text:p>3</text:p>
          </table:table-cell>
          <table:table-cell office:value-type="float" office:value="145.447006" calcext:value-type="float">
            <text:p>145,447006</text:p>
          </table:table-cell>
          <table:table-cell office:value-type="float" office:value="154155" calcext:value-type="float">
            <text:p>154155</text:p>
          </table:table-cell>
          <table:table-cell office:value-type="float" office:value="1219.411987" calcext:value-type="float">
            <text:p>1219,411987</text:p>
          </table:table-cell>
          <table:table-cell office:value-type="float" office:value="2" calcext:value-type="float">
            <text:p>2</text:p>
          </table:table-cell>
          <table:table-cell office:value-type="float" office:value="307.511017" calcext:value-type="float">
            <text:p>307,511017</text:p>
          </table:table-cell>
        </table:table-row>
        <table:table-row table:style-name="ro1">
          <table:table-cell office:value-type="float" office:value="154725" calcext:value-type="float">
            <text:p>154725</text:p>
          </table:table-cell>
          <table:table-cell office:value-type="float" office:value="1288.031006" calcext:value-type="float">
            <text:p>1288,031006</text:p>
          </table:table-cell>
          <table:table-cell office:value-type="float" office:value="7" calcext:value-type="float">
            <text:p>7</text:p>
          </table:table-cell>
          <table:table-cell office:value-type="float" office:value="424.136993" calcext:value-type="float">
            <text:p>424,136993</text:p>
          </table:table-cell>
          <table:table-cell office:value-type="float" office:value="154725" calcext:value-type="float">
            <text:p>154725</text:p>
          </table:table-cell>
          <table:table-cell office:value-type="float" office:value="1491.152954" calcext:value-type="float">
            <text:p>1491,152954</text:p>
          </table:table-cell>
          <table:table-cell office:value-type="float" office:value="5" calcext:value-type="float">
            <text:p>5</text:p>
          </table:table-cell>
          <table:table-cell office:value-type="float" office:value="510.022003" calcext:value-type="float">
            <text:p>510,022003</text:p>
          </table:table-cell>
          <table:table-cell office:value-type="float" office:value="154725" calcext:value-type="float">
            <text:p>154725</text:p>
          </table:table-cell>
          <table:table-cell office:value-type="float" office:value="1592.807983" calcext:value-type="float">
            <text:p>1592,807983</text:p>
          </table:table-cell>
          <table:table-cell office:value-type="float" office:value="3" calcext:value-type="float">
            <text:p>3</text:p>
          </table:table-cell>
          <table:table-cell office:value-type="float" office:value="748.229004" calcext:value-type="float">
            <text:p>748,229004</text:p>
          </table:table-cell>
        </table:table-row>
        <table:table-row table:style-name="ro1">
          <table:table-cell office:value-type="float" office:value="154924" calcext:value-type="float">
            <text:p>154924</text:p>
          </table:table-cell>
          <table:table-cell office:value-type="float" office:value="1469.158081" calcext:value-type="float">
            <text:p>1469,158081</text:p>
          </table:table-cell>
          <table:table-cell office:value-type="float" office:value="1" calcext:value-type="float">
            <text:p>1</text:p>
          </table:table-cell>
          <table:table-cell office:value-type="float" office:value="58.883999" calcext:value-type="float">
            <text:p>58,883999</text:p>
          </table:table-cell>
          <table:table-cell office:value-type="float" office:value="154924" calcext:value-type="float">
            <text:p>154924</text:p>
          </table:table-cell>
          <table:table-cell office:value-type="float" office:value="1242.833008" calcext:value-type="float">
            <text:p>1242,833008</text:p>
          </table:table-cell>
          <table:table-cell office:value-type="float" office:value="1" calcext:value-type="float">
            <text:p>1</text:p>
          </table:table-cell>
          <table:table-cell office:value-type="float" office:value="52.211998" calcext:value-type="float">
            <text:p>52,211998</text:p>
          </table:table-cell>
          <table:table-cell office:value-type="float" office:value="154924" calcext:value-type="float">
            <text:p>154924</text:p>
          </table:table-cell>
          <table:table-cell office:value-type="float" office:value="1409.639038" calcext:value-type="float">
            <text:p>1409,639038</text:p>
          </table:table-cell>
          <table:table-cell office:value-type="float" office:value="1" calcext:value-type="float">
            <text:p>1</text:p>
          </table:table-cell>
          <table:table-cell office:value-type="float" office:value="58.483002" calcext:value-type="float">
            <text:p>58,483002</text:p>
          </table:table-cell>
        </table:table-row>
        <table:table-row table:style-name="ro1">
          <table:table-cell office:value-type="float" office:value="160121" calcext:value-type="float">
            <text:p>160121</text:p>
          </table:table-cell>
          <table:table-cell office:value-type="float" office:value="1381.863037" calcext:value-type="float">
            <text:p>1381,863037</text:p>
          </table:table-cell>
          <table:table-cell office:value-type="float" office:value="1" calcext:value-type="float">
            <text:p>1</text:p>
          </table:table-cell>
          <table:table-cell office:value-type="float" office:value="88.813995" calcext:value-type="float">
            <text:p>88,813995</text:p>
          </table:table-cell>
          <table:table-cell office:value-type="float" office:value="160121" calcext:value-type="float">
            <text:p>160121</text:p>
          </table:table-cell>
          <table:table-cell office:value-type="float" office:value="1535.133057" calcext:value-type="float">
            <text:p>1535,133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21" calcext:value-type="float">
            <text:p>160121</text:p>
          </table:table-cell>
          <table:table-cell office:value-type="float" office:value="1342.714966" calcext:value-type="float">
            <text:p>1342,714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24" calcext:value-type="float">
            <text:p>160424</text:p>
          </table:table-cell>
          <table:table-cell office:value-type="float" office:value="858.407959" calcext:value-type="float">
            <text:p>858,40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424" calcext:value-type="float">
            <text:p>160424</text:p>
          </table:table-cell>
          <table:table-cell office:value-type="float" office:value="1001.343994" calcext:value-type="float">
            <text:p>1001,343994</text:p>
          </table:table-cell>
          <table:table-cell office:value-type="float" office:value="3" calcext:value-type="float">
            <text:p>3</text:p>
          </table:table-cell>
          <table:table-cell office:value-type="float" office:value="99.500999" calcext:value-type="float">
            <text:p>99,500999</text:p>
          </table:table-cell>
          <table:table-cell office:value-type="float" office:value="160424" calcext:value-type="float">
            <text:p>160424</text:p>
          </table:table-cell>
          <table:table-cell office:value-type="float" office:value="949.60199" calcext:value-type="float">
            <text:p>949,60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09" calcext:value-type="float">
            <text:p>160609</text:p>
          </table:table-cell>
          <table:table-cell office:value-type="float" office:value="1214.130005" calcext:value-type="float">
            <text:p>1214,130005</text:p>
          </table:table-cell>
          <table:table-cell office:value-type="float" office:value="3" calcext:value-type="float">
            <text:p>3</text:p>
          </table:table-cell>
          <table:table-cell office:value-type="float" office:value="281.983002" calcext:value-type="float">
            <text:p>281,983002</text:p>
          </table:table-cell>
          <table:table-cell office:value-type="float" office:value="160609" calcext:value-type="float">
            <text:p>160609</text:p>
          </table:table-cell>
          <table:table-cell office:value-type="float" office:value="1223.978027" calcext:value-type="float">
            <text:p>1223,978027</text:p>
          </table:table-cell>
          <table:table-cell office:value-type="float" office:value="3" calcext:value-type="float">
            <text:p>3</text:p>
          </table:table-cell>
          <table:table-cell office:value-type="float" office:value="227.936996" calcext:value-type="float">
            <text:p>227,936996</text:p>
          </table:table-cell>
          <table:table-cell office:value-type="float" office:value="160609" calcext:value-type="float">
            <text:p>160609</text:p>
          </table:table-cell>
          <table:table-cell office:value-type="float" office:value="1247.463013" calcext:value-type="float">
            <text:p>1247,463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17" calcext:value-type="float">
            <text:p>160817</text:p>
          </table:table-cell>
          <table:table-cell office:value-type="float" office:value="1147.151978" calcext:value-type="float">
            <text:p>1147,151978</text:p>
          </table:table-cell>
          <table:table-cell office:value-type="float" office:value="2" calcext:value-type="float">
            <text:p>2</text:p>
          </table:table-cell>
          <table:table-cell office:value-type="float" office:value="73.305" calcext:value-type="float">
            <text:p>73,305</text:p>
          </table:table-cell>
          <table:table-cell office:value-type="float" office:value="160817" calcext:value-type="float">
            <text:p>160817</text:p>
          </table:table-cell>
          <table:table-cell office:value-type="float" office:value="1103.360107" calcext:value-type="float">
            <text:p>1103,36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17" calcext:value-type="float">
            <text:p>160817</text:p>
          </table:table-cell>
          <table:table-cell office:value-type="float" office:value="1093.692993" calcext:value-type="float">
            <text:p>1093,692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18" calcext:value-type="float">
            <text:p>162018</text:p>
          </table:table-cell>
          <table:table-cell office:value-type="float" office:value="1146.630981" calcext:value-type="float">
            <text:p>1146,630981</text:p>
          </table:table-cell>
          <table:table-cell office:value-type="float" office:value="1" calcext:value-type="float">
            <text:p>1</text:p>
          </table:table-cell>
          <table:table-cell office:value-type="float" office:value="30.518" calcext:value-type="float">
            <text:p>30,518</text:p>
          </table:table-cell>
          <table:table-cell office:value-type="float" office:value="162018" calcext:value-type="float">
            <text:p>162018</text:p>
          </table:table-cell>
          <table:table-cell office:value-type="float" office:value="1023.444031" calcext:value-type="float">
            <text:p>1023,444031</text:p>
          </table:table-cell>
          <table:table-cell office:value-type="float" office:value="1" calcext:value-type="float">
            <text:p>1</text:p>
          </table:table-cell>
          <table:table-cell office:value-type="float" office:value="58.058998" calcext:value-type="float">
            <text:p>58,058998</text:p>
          </table:table-cell>
          <table:table-cell office:value-type="float" office:value="162018" calcext:value-type="float">
            <text:p>162018</text:p>
          </table:table-cell>
          <table:table-cell office:value-type="float" office:value="1161.87793" calcext:value-type="float">
            <text:p>1161,87793</text:p>
          </table:table-cell>
          <table:table-cell office:value-type="float" office:value="2" calcext:value-type="float">
            <text:p>2</text:p>
          </table:table-cell>
          <table:table-cell office:value-type="float" office:value="64.781006" calcext:value-type="float">
            <text:p>64,781006</text:p>
          </table:table-cell>
        </table:table-row>
        <table:table-row table:style-name="ro1">
          <table:table-cell office:value-type="float" office:value="162159" calcext:value-type="float">
            <text:p>162159</text:p>
          </table:table-cell>
          <table:table-cell office:value-type="float" office:value="1255.578979" calcext:value-type="float">
            <text:p>1255,578979</text:p>
          </table:table-cell>
          <table:table-cell office:value-type="float" office:value="38" calcext:value-type="float">
            <text:p>38</text:p>
          </table:table-cell>
          <table:table-cell office:value-type="float" office:value="1135.215942" calcext:value-type="float">
            <text:p>1135,215942</text:p>
          </table:table-cell>
          <table:table-cell office:value-type="float" office:value="162159" calcext:value-type="float">
            <text:p>162159</text:p>
          </table:table-cell>
          <table:table-cell office:value-type="float" office:value="1521.242065" calcext:value-type="float">
            <text:p>1521,242065</text:p>
          </table:table-cell>
          <table:table-cell office:value-type="float" office:value="1" calcext:value-type="float">
            <text:p>1</text:p>
          </table:table-cell>
          <table:table-cell office:value-type="float" office:value="451.463989" calcext:value-type="float">
            <text:p>451,463989</text:p>
          </table:table-cell>
          <table:table-cell office:value-type="float" office:value="162159" calcext:value-type="float">
            <text:p>162159</text:p>
          </table:table-cell>
          <table:table-cell office:value-type="float" office:value="1486.305054" calcext:value-type="float">
            <text:p>1486,305054</text:p>
          </table:table-cell>
          <table:table-cell office:value-type="float" office:value="3" calcext:value-type="float">
            <text:p>3</text:p>
          </table:table-cell>
          <table:table-cell office:value-type="float" office:value="338.106018" calcext:value-type="float">
            <text:p>338,106018</text:p>
          </table:table-cell>
        </table:table-row>
        <table:table-row table:style-name="ro1">
          <table:table-cell office:value-type="float" office:value="162350" calcext:value-type="float">
            <text:p>162350</text:p>
          </table:table-cell>
          <table:table-cell office:value-type="float" office:value="1608.930908" calcext:value-type="float">
            <text:p>1608,930908</text:p>
          </table:table-cell>
          <table:table-cell office:value-type="float" office:value="1" calcext:value-type="float">
            <text:p>1</text:p>
          </table:table-cell>
          <table:table-cell office:value-type="float" office:value="173.583008" calcext:value-type="float">
            <text:p>173,583008</text:p>
          </table:table-cell>
          <table:table-cell office:value-type="float" office:value="162350" calcext:value-type="float">
            <text:p>162350</text:p>
          </table:table-cell>
          <table:table-cell office:value-type="float" office:value="1932.077026" calcext:value-type="float">
            <text:p>1932,07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350" calcext:value-type="float">
            <text:p>162350</text:p>
          </table:table-cell>
          <table:table-cell office:value-type="float" office:value="1497.882935" calcext:value-type="float">
            <text:p>1497,882935</text:p>
          </table:table-cell>
          <table:table-cell office:value-type="float" office:value="2" calcext:value-type="float">
            <text:p>2</text:p>
          </table:table-cell>
          <table:table-cell office:value-type="float" office:value="453.515015" calcext:value-type="float">
            <text:p>453,515015</text:p>
          </table:table-cell>
        </table:table-row>
        <table:table-row table:style-name="ro1">
          <table:table-cell office:value-type="float" office:value="162558" calcext:value-type="float">
            <text:p>162558</text:p>
          </table:table-cell>
          <table:table-cell office:value-type="float" office:value="1262.292969" calcext:value-type="float">
            <text:p>1262,292969</text:p>
          </table:table-cell>
          <table:table-cell office:value-type="float" office:value="1" calcext:value-type="float">
            <text:p>1</text:p>
          </table:table-cell>
          <table:table-cell office:value-type="float" office:value="24.105" calcext:value-type="float">
            <text:p>24,105</text:p>
          </table:table-cell>
          <table:table-cell office:value-type="float" office:value="162558" calcext:value-type="float">
            <text:p>162558</text:p>
          </table:table-cell>
          <table:table-cell office:value-type="float" office:value="1240.430908" calcext:value-type="float">
            <text:p>1240,430908</text:p>
          </table:table-cell>
          <table:table-cell office:value-type="float" office:value="1" calcext:value-type="float">
            <text:p>1</text:p>
          </table:table-cell>
          <table:table-cell office:value-type="float" office:value="198.122986" calcext:value-type="float">
            <text:p>198,122986</text:p>
          </table:table-cell>
          <table:table-cell office:value-type="float" office:value="162558" calcext:value-type="float">
            <text:p>162558</text:p>
          </table:table-cell>
          <table:table-cell office:value-type="float" office:value="1104.515015" calcext:value-type="float">
            <text:p>1104,515015</text:p>
          </table:table-cell>
          <table:table-cell office:value-type="float" office:value="1" calcext:value-type="float">
            <text:p>1</text:p>
          </table:table-cell>
          <table:table-cell office:value-type="float" office:value="65.152" calcext:value-type="float">
            <text:p>65,152</text:p>
          </table:table-cell>
        </table:table-row>
        <table:table-row table:style-name="ro1">
          <table:table-cell office:value-type="float" office:value="162744" calcext:value-type="float">
            <text:p>162744</text:p>
          </table:table-cell>
          <table:table-cell office:value-type="float" office:value="1446.515015" calcext:value-type="float">
            <text:p>1446,515015</text:p>
          </table:table-cell>
          <table:table-cell office:value-type="float" office:value="2" calcext:value-type="float">
            <text:p>2</text:p>
          </table:table-cell>
          <table:table-cell office:value-type="float" office:value="91.846001" calcext:value-type="float">
            <text:p>91,846001</text:p>
          </table:table-cell>
          <table:table-cell office:value-type="float" office:value="162744" calcext:value-type="float">
            <text:p>162744</text:p>
          </table:table-cell>
          <table:table-cell office:value-type="float" office:value="1320.562012" calcext:value-type="float">
            <text:p>1320,562012</text:p>
          </table:table-cell>
          <table:table-cell office:value-type="float" office:value="1" calcext:value-type="float">
            <text:p>1</text:p>
          </table:table-cell>
          <table:table-cell office:value-type="float" office:value="150.959991" calcext:value-type="float">
            <text:p>150,959991</text:p>
          </table:table-cell>
          <table:table-cell office:value-type="float" office:value="162744" calcext:value-type="float">
            <text:p>162744</text:p>
          </table:table-cell>
          <table:table-cell office:value-type="float" office:value="1445.333008" calcext:value-type="float">
            <text:p>1445,333008</text:p>
          </table:table-cell>
          <table:table-cell office:value-type="float" office:value="1" calcext:value-type="float">
            <text:p>1</text:p>
          </table:table-cell>
          <table:table-cell office:value-type="float" office:value="204.812012" calcext:value-type="float">
            <text:p>204,812012</text:p>
          </table:table-cell>
        </table:table-row>
        <table:table-row table:style-name="ro1">
          <table:table-cell office:value-type="float" office:value="163105" calcext:value-type="float">
            <text:p>163105</text:p>
          </table:table-cell>
          <table:table-cell office:value-type="float" office:value="1033.719971" calcext:value-type="float">
            <text:p>1033,719971</text:p>
          </table:table-cell>
          <table:table-cell office:value-type="float" office:value="4" calcext:value-type="float">
            <text:p>4</text:p>
          </table:table-cell>
          <table:table-cell office:value-type="float" office:value="165.966995" calcext:value-type="float">
            <text:p>165,966995</text:p>
          </table:table-cell>
          <table:table-cell office:value-type="float" office:value="163105" calcext:value-type="float">
            <text:p>163105</text:p>
          </table:table-cell>
          <table:table-cell office:value-type="float" office:value="1392.981079" calcext:value-type="float">
            <text:p>1392,981079</text:p>
          </table:table-cell>
          <table:table-cell office:value-type="float" office:value="2" calcext:value-type="float">
            <text:p>2</text:p>
          </table:table-cell>
          <table:table-cell office:value-type="float" office:value="266.628998" calcext:value-type="float">
            <text:p>266,628998</text:p>
          </table:table-cell>
          <table:table-cell office:value-type="float" office:value="163105" calcext:value-type="float">
            <text:p>163105</text:p>
          </table:table-cell>
          <table:table-cell office:value-type="float" office:value="1015.437012" calcext:value-type="float">
            <text:p>1015,437012</text:p>
          </table:table-cell>
          <table:table-cell office:value-type="float" office:value="3" calcext:value-type="float">
            <text:p>3</text:p>
          </table:table-cell>
          <table:table-cell office:value-type="float" office:value="169.029999" calcext:value-type="float">
            <text:p>169,029999</text:p>
          </table:table-cell>
        </table:table-row>
        <table:table-row table:style-name="ro1">
          <table:table-cell office:value-type="float" office:value="163347" calcext:value-type="float">
            <text:p>163347</text:p>
          </table:table-cell>
          <table:table-cell office:value-type="float" office:value="909.699036" calcext:value-type="float">
            <text:p>909,69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47" calcext:value-type="float">
            <text:p>163347</text:p>
          </table:table-cell>
          <table:table-cell office:value-type="float" office:value="965.013977" calcext:value-type="float">
            <text:p>965,013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47" calcext:value-type="float">
            <text:p>163347</text:p>
          </table:table-cell>
          <table:table-cell office:value-type="float" office:value="849.437012" calcext:value-type="float">
            <text:p>849,437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03" calcext:value-type="float">
            <text:p>164103</text:p>
          </table:table-cell>
          <table:table-cell office:value-type="float" office:value="1382.015015" calcext:value-type="float">
            <text:p>1382,015015</text:p>
          </table:table-cell>
          <table:table-cell office:value-type="float" office:value="1" calcext:value-type="float">
            <text:p>1</text:p>
          </table:table-cell>
          <table:table-cell office:value-type="float" office:value="27.278" calcext:value-type="float">
            <text:p>27,278</text:p>
          </table:table-cell>
          <table:table-cell office:value-type="float" office:value="164103" calcext:value-type="float">
            <text:p>164103</text:p>
          </table:table-cell>
          <table:table-cell office:value-type="float" office:value="1447.56897" calcext:value-type="float">
            <text:p>1447,56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103" calcext:value-type="float">
            <text:p>164103</text:p>
          </table:table-cell>
          <table:table-cell office:value-type="float" office:value="1396.850952" calcext:value-type="float">
            <text:p>1396,850952</text:p>
          </table:table-cell>
          <table:table-cell office:value-type="float" office:value="2" calcext:value-type="float">
            <text:p>2</text:p>
          </table:table-cell>
          <table:table-cell office:value-type="float" office:value="182.899002" calcext:value-type="float">
            <text:p>182,899002</text:p>
          </table:table-cell>
        </table:table-row>
        <table:table-row table:style-name="ro1">
          <table:table-cell office:value-type="float" office:value="165527" calcext:value-type="float">
            <text:p>165527</text:p>
          </table:table-cell>
          <table:table-cell office:value-type="float" office:value="1176.571045" calcext:value-type="float">
            <text:p>1176,571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27" calcext:value-type="float">
            <text:p>165527</text:p>
          </table:table-cell>
          <table:table-cell office:value-type="float" office:value="1228.456055" calcext:value-type="float">
            <text:p>1228,456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27" calcext:value-type="float">
            <text:p>165527</text:p>
          </table:table-cell>
          <table:table-cell office:value-type="float" office:value="1244.797974" calcext:value-type="float">
            <text:p>1244,797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49" calcext:value-type="float">
            <text:p>165849</text:p>
          </table:table-cell>
          <table:table-cell office:value-type="float" office:value="1362.562988" calcext:value-type="float">
            <text:p>1362,562988</text:p>
          </table:table-cell>
          <table:table-cell office:value-type="float" office:value="2" calcext:value-type="float">
            <text:p>2</text:p>
          </table:table-cell>
          <table:table-cell office:value-type="float" office:value="172.050003" calcext:value-type="float">
            <text:p>172,050003</text:p>
          </table:table-cell>
          <table:table-cell office:value-type="float" office:value="165849" calcext:value-type="float">
            <text:p>165849</text:p>
          </table:table-cell>
          <table:table-cell office:value-type="float" office:value="1164.895996" calcext:value-type="float">
            <text:p>1164,89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849" calcext:value-type="float">
            <text:p>165849</text:p>
          </table:table-cell>
          <table:table-cell office:value-type="float" office:value="1431.781982" calcext:value-type="float">
            <text:p>1431,781982</text:p>
          </table:table-cell>
          <table:table-cell office:value-type="float" office:value="1" calcext:value-type="float">
            <text:p>1</text:p>
          </table:table-cell>
          <table:table-cell office:value-type="float" office:value="27.212" calcext:value-type="float">
            <text:p>27,212</text:p>
          </table:table-cell>
        </table:table-row>
        <table:table-row table:style-name="ro1">
          <table:table-cell office:value-type="float" office:value="170109" calcext:value-type="float">
            <text:p>170109</text:p>
          </table:table-cell>
          <table:table-cell office:value-type="float" office:value="1070.636963" calcext:value-type="float">
            <text:p>1070,636963</text:p>
          </table:table-cell>
          <table:table-cell office:value-type="float" office:value="2" calcext:value-type="float">
            <text:p>2</text:p>
          </table:table-cell>
          <table:table-cell office:value-type="float" office:value="139.792007" calcext:value-type="float">
            <text:p>139,792007</text:p>
          </table:table-cell>
          <table:table-cell office:value-type="float" office:value="170109" calcext:value-type="float">
            <text:p>170109</text:p>
          </table:table-cell>
          <table:table-cell office:value-type="float" office:value="1002.017944" calcext:value-type="float">
            <text:p>1002,01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09" calcext:value-type="float">
            <text:p>170109</text:p>
          </table:table-cell>
          <table:table-cell office:value-type="float" office:value="1049.375" calcext:value-type="float">
            <text:p>1049,375</text:p>
          </table:table-cell>
          <table:table-cell office:value-type="float" office:value="2" calcext:value-type="float">
            <text:p>2</text:p>
          </table:table-cell>
          <table:table-cell office:value-type="float" office:value="99.725006" calcext:value-type="float">
            <text:p>99,725006</text:p>
          </table:table-cell>
        </table:table-row>
        <table:table-row table:style-name="ro1">
          <table:table-cell office:value-type="float" office:value="170715" calcext:value-type="float">
            <text:p>170715</text:p>
          </table:table-cell>
          <table:table-cell office:value-type="float" office:value="978.856995" calcext:value-type="float">
            <text:p>978,856995</text:p>
          </table:table-cell>
          <table:table-cell office:value-type="float" office:value="2" calcext:value-type="float">
            <text:p>2</text:p>
          </table:table-cell>
          <table:table-cell office:value-type="float" office:value="506.848999" calcext:value-type="float">
            <text:p>506,848999</text:p>
          </table:table-cell>
          <table:table-cell office:value-type="float" office:value="170715" calcext:value-type="float">
            <text:p>170715</text:p>
          </table:table-cell>
          <table:table-cell office:value-type="float" office:value="1713.783081" calcext:value-type="float">
            <text:p>1713,783081</text:p>
          </table:table-cell>
          <table:table-cell office:value-type="float" office:value="2" calcext:value-type="float">
            <text:p>2</text:p>
          </table:table-cell>
          <table:table-cell office:value-type="float" office:value="159.471008" calcext:value-type="float">
            <text:p>159,471008</text:p>
          </table:table-cell>
          <table:table-cell office:value-type="float" office:value="170715" calcext:value-type="float">
            <text:p>170715</text:p>
          </table:table-cell>
          <table:table-cell office:value-type="float" office:value="1350.726929" calcext:value-type="float">
            <text:p>1350,726929</text:p>
          </table:table-cell>
          <table:table-cell office:value-type="float" office:value="2" calcext:value-type="float">
            <text:p>2</text:p>
          </table:table-cell>
          <table:table-cell office:value-type="float" office:value="170.931" calcext:value-type="float">
            <text:p>170,931</text:p>
          </table:table-cell>
        </table:table-row>
        <table:table-row table:style-name="ro1">
          <table:table-cell office:value-type="float" office:value="170911" calcext:value-type="float">
            <text:p>170911</text:p>
          </table:table-cell>
          <table:table-cell office:value-type="float" office:value="1130.962036" calcext:value-type="float">
            <text:p>1130,962036</text:p>
          </table:table-cell>
          <table:table-cell office:value-type="float" office:value="1" calcext:value-type="float">
            <text:p>1</text:p>
          </table:table-cell>
          <table:table-cell office:value-type="float" office:value="97.153999" calcext:value-type="float">
            <text:p>97,153999</text:p>
          </table:table-cell>
          <table:table-cell office:value-type="float" office:value="170911" calcext:value-type="float">
            <text:p>170911</text:p>
          </table:table-cell>
          <table:table-cell office:value-type="float" office:value="1268.736938" calcext:value-type="float">
            <text:p>1268,736938</text:p>
          </table:table-cell>
          <table:table-cell office:value-type="float" office:value="1" calcext:value-type="float">
            <text:p>1</text:p>
          </table:table-cell>
          <table:table-cell office:value-type="float" office:value="79.190002" calcext:value-type="float">
            <text:p>79,190002</text:p>
          </table:table-cell>
          <table:table-cell office:value-type="float" office:value="170911" calcext:value-type="float">
            <text:p>170911</text:p>
          </table:table-cell>
          <table:table-cell office:value-type="float" office:value="1236.156982" calcext:value-type="float">
            <text:p>1236,156982</text:p>
          </table:table-cell>
          <table:table-cell office:value-type="float" office:value="1" calcext:value-type="float">
            <text:p>1</text:p>
          </table:table-cell>
          <table:table-cell office:value-type="float" office:value="16.047998" calcext:value-type="float">
            <text:p>16,047998</text:p>
          </table:table-cell>
        </table:table-row>
        <table:table-row table:style-name="ro1">
          <table:table-cell office:value-type="float" office:value="171118" calcext:value-type="float">
            <text:p>171118</text:p>
          </table:table-cell>
          <table:table-cell office:value-type="float" office:value="1313.755005" calcext:value-type="float">
            <text:p>1313,755005</text:p>
          </table:table-cell>
          <table:table-cell office:value-type="float" office:value="1" calcext:value-type="float">
            <text:p>1</text:p>
          </table:table-cell>
          <table:table-cell office:value-type="float" office:value="23.209" calcext:value-type="float">
            <text:p>23,209</text:p>
          </table:table-cell>
          <table:table-cell office:value-type="float" office:value="171118" calcext:value-type="float">
            <text:p>171118</text:p>
          </table:table-cell>
          <table:table-cell office:value-type="float" office:value="1399.059082" calcext:value-type="float">
            <text:p>1399,059082</text:p>
          </table:table-cell>
          <table:table-cell office:value-type="float" office:value="1" calcext:value-type="float">
            <text:p>1</text:p>
          </table:table-cell>
          <table:table-cell office:value-type="float" office:value="41.274998" calcext:value-type="float">
            <text:p>41,274998</text:p>
          </table:table-cell>
          <table:table-cell office:value-type="float" office:value="171118" calcext:value-type="float">
            <text:p>171118</text:p>
          </table:table-cell>
          <table:table-cell office:value-type="float" office:value="1701.696045" calcext:value-type="float">
            <text:p>1701,696045</text:p>
          </table:table-cell>
          <table:table-cell office:value-type="float" office:value="1" calcext:value-type="float">
            <text:p>1</text:p>
          </table:table-cell>
          <table:table-cell office:value-type="float" office:value="63.699001" calcext:value-type="float">
            <text:p>63,699001</text:p>
          </table:table-cell>
        </table:table-row>
        <table:table-row table:style-name="ro1">
          <table:table-cell office:value-type="float" office:value="171259" calcext:value-type="float">
            <text:p>171259</text:p>
          </table:table-cell>
          <table:table-cell office:value-type="float" office:value="1043.230957" calcext:value-type="float">
            <text:p>1043,230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59" calcext:value-type="float">
            <text:p>171259</text:p>
          </table:table-cell>
          <table:table-cell office:value-type="float" office:value="1115.618896" calcext:value-type="float">
            <text:p>1115,618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59" calcext:value-type="float">
            <text:p>171259</text:p>
          </table:table-cell>
          <table:table-cell office:value-type="float" office:value="924.885986" calcext:value-type="float">
            <text:p>924,885986</text:p>
          </table:table-cell>
          <table:table-cell office:value-type="float" office:value="1" calcext:value-type="float">
            <text:p>1</text:p>
          </table:table-cell>
          <table:table-cell office:value-type="float" office:value="55.964001" calcext:value-type="float">
            <text:p>55,964001</text:p>
          </table:table-cell>
        </table:table-row>
        <table:table-row table:style-name="ro1">
          <table:table-cell office:value-type="float" office:value="171815" calcext:value-type="float">
            <text:p>171815</text:p>
          </table:table-cell>
          <table:table-cell office:value-type="float" office:value="1320.512085" calcext:value-type="float">
            <text:p>1320,512085</text:p>
          </table:table-cell>
          <table:table-cell office:value-type="float" office:value="3" calcext:value-type="float">
            <text:p>3</text:p>
          </table:table-cell>
          <table:table-cell office:value-type="float" office:value="128.821991" calcext:value-type="float">
            <text:p>128,821991</text:p>
          </table:table-cell>
          <table:table-cell office:value-type="float" office:value="171815" calcext:value-type="float">
            <text:p>171815</text:p>
          </table:table-cell>
          <table:table-cell office:value-type="float" office:value="1218.879028" calcext:value-type="float">
            <text:p>1218,879028</text:p>
          </table:table-cell>
          <table:table-cell office:value-type="float" office:value="2" calcext:value-type="float">
            <text:p>2</text:p>
          </table:table-cell>
          <table:table-cell office:value-type="float" office:value="342.013" calcext:value-type="float">
            <text:p>342,013</text:p>
          </table:table-cell>
          <table:table-cell office:value-type="float" office:value="171815" calcext:value-type="float">
            <text:p>171815</text:p>
          </table:table-cell>
          <table:table-cell office:value-type="float" office:value="1003.751038" calcext:value-type="float">
            <text:p>1003,751038</text:p>
          </table:table-cell>
          <table:table-cell office:value-type="float" office:value="2" calcext:value-type="float">
            <text:p>2</text:p>
          </table:table-cell>
          <table:table-cell office:value-type="float" office:value="386.416992" calcext:value-type="float">
            <text:p>386,416992</text:p>
          </table:table-cell>
        </table:table-row>
        <table:table-row table:style-name="ro1">
          <table:table-cell office:value-type="float" office:value="172002" calcext:value-type="float">
            <text:p>172002</text:p>
          </table:table-cell>
          <table:table-cell office:value-type="float" office:value="911.517029" calcext:value-type="float">
            <text:p>911,517029</text:p>
          </table:table-cell>
          <table:table-cell office:value-type="float" office:value="1" calcext:value-type="float">
            <text:p>1</text:p>
          </table:table-cell>
          <table:table-cell office:value-type="float" office:value="105.590996" calcext:value-type="float">
            <text:p>105,590996</text:p>
          </table:table-cell>
          <table:table-cell office:value-type="float" office:value="172002" calcext:value-type="float">
            <text:p>172002</text:p>
          </table:table-cell>
          <table:table-cell office:value-type="float" office:value="874.355957" calcext:value-type="float">
            <text:p>874,355957</text:p>
          </table:table-cell>
          <table:table-cell office:value-type="float" office:value="2" calcext:value-type="float">
            <text:p>2</text:p>
          </table:table-cell>
          <table:table-cell office:value-type="float" office:value="198.731003" calcext:value-type="float">
            <text:p>198,731003</text:p>
          </table:table-cell>
          <table:table-cell office:value-type="float" office:value="172002" calcext:value-type="float">
            <text:p>172002</text:p>
          </table:table-cell>
          <table:table-cell office:value-type="float" office:value="907.299011" calcext:value-type="float">
            <text:p>907,299011</text:p>
          </table:table-cell>
          <table:table-cell office:value-type="float" office:value="3" calcext:value-type="float">
            <text:p>3</text:p>
          </table:table-cell>
          <table:table-cell office:value-type="float" office:value="261.887024" calcext:value-type="float">
            <text:p>261,887024</text:p>
          </table:table-cell>
        </table:table-row>
        <table:table-row table:style-name="ro1">
          <table:table-cell office:value-type="float" office:value="181130" calcext:value-type="float">
            <text:p>181130</text:p>
          </table:table-cell>
          <table:table-cell office:value-type="float" office:value="905.905029" calcext:value-type="float">
            <text:p>905,9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30" calcext:value-type="float">
            <text:p>181130</text:p>
          </table:table-cell>
          <table:table-cell office:value-type="float" office:value="1032.574951" calcext:value-type="float">
            <text:p>1032,574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30" calcext:value-type="float">
            <text:p>181130</text:p>
          </table:table-cell>
          <table:table-cell office:value-type="float" office:value="850.419006" calcext:value-type="float">
            <text:p>850,419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19" calcext:value-type="float">
            <text:p>181819</text:p>
          </table:table-cell>
          <table:table-cell office:value-type="float" office:value="1183.527954" calcext:value-type="float">
            <text:p>1183,527954</text:p>
          </table:table-cell>
          <table:table-cell office:value-type="float" office:value="2" calcext:value-type="float">
            <text:p>2</text:p>
          </table:table-cell>
          <table:table-cell office:value-type="float" office:value="184.48201" calcext:value-type="float">
            <text:p>184,48201</text:p>
          </table:table-cell>
          <table:table-cell office:value-type="float" office:value="181819" calcext:value-type="float">
            <text:p>181819</text:p>
          </table:table-cell>
          <table:table-cell office:value-type="float" office:value="969.85199" calcext:value-type="float">
            <text:p>969,85199</text:p>
          </table:table-cell>
          <table:table-cell office:value-type="float" office:value="1" calcext:value-type="float">
            <text:p>1</text:p>
          </table:table-cell>
          <table:table-cell office:value-type="float" office:value="26.295" calcext:value-type="float">
            <text:p>26,295</text:p>
          </table:table-cell>
          <table:table-cell office:value-type="float" office:value="181819" calcext:value-type="float">
            <text:p>181819</text:p>
          </table:table-cell>
          <table:table-cell office:value-type="float" office:value="991.859009" calcext:value-type="float">
            <text:p>991,859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57" calcext:value-type="float">
            <text:p>181957</text:p>
          </table:table-cell>
          <table:table-cell office:value-type="float" office:value="927.093018" calcext:value-type="float">
            <text:p>927,093018</text:p>
          </table:table-cell>
          <table:table-cell office:value-type="float" office:value="3" calcext:value-type="float">
            <text:p>3</text:p>
          </table:table-cell>
          <table:table-cell office:value-type="float" office:value="429.251007" calcext:value-type="float">
            <text:p>429,251007</text:p>
          </table:table-cell>
          <table:table-cell office:value-type="float" office:value="181957" calcext:value-type="float">
            <text:p>181957</text:p>
          </table:table-cell>
          <table:table-cell office:value-type="float" office:value="999.307983" calcext:value-type="float">
            <text:p>999,307983</text:p>
          </table:table-cell>
          <table:table-cell office:value-type="float" office:value="4" calcext:value-type="float">
            <text:p>4</text:p>
          </table:table-cell>
          <table:table-cell office:value-type="float" office:value="393.354004" calcext:value-type="float">
            <text:p>393,354004</text:p>
          </table:table-cell>
          <table:table-cell office:value-type="float" office:value="181957" calcext:value-type="float">
            <text:p>181957</text:p>
          </table:table-cell>
          <table:table-cell office:value-type="float" office:value="861.64801" calcext:value-type="float">
            <text:p>861,64801</text:p>
          </table:table-cell>
          <table:table-cell office:value-type="float" office:value="1" calcext:value-type="float">
            <text:p>1</text:p>
          </table:table-cell>
          <table:table-cell office:value-type="float" office:value="50.849003" calcext:value-type="float">
            <text:p>50,849003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1208.93330283333" calcext:value-type="float">
            <text:p>1208,9333028333</text:p>
          </table:table-cell>
          <table:table-cell table:style-name="ce1" table:formula="of:=AVERAGE([C3.C5:.C34])" office:value-type="float" office:value="3.2" calcext:value-type="float">
            <text:p>3,2</text:p>
          </table:table-cell>
          <table:table-cell table:style-name="ce15" table:formula="of:=AVERAGE([C3.D5:.D34])" office:value-type="float" office:value="245.6667258" calcext:value-type="float">
            <text:p>245,66672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1248.72096953333" calcext:value-type="float">
            <text:p>1248,7209695333</text:p>
          </table:table-cell>
          <table:table-cell table:style-name="ce1" table:formula="of:=AVERAGE([C3.G5:.G34])" office:value-type="float" office:value="1.43333333333333" calcext:value-type="float">
            <text:p>1,4333333333</text:p>
          </table:table-cell>
          <table:table-cell table:style-name="ce15" table:formula="of:=AVERAGE([C3.H5:.H34])" office:value-type="float" office:value="129.5989995" calcext:value-type="float">
            <text:p>129,59899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1201.6634278" calcext:value-type="float">
            <text:p>1201,6634278</text:p>
          </table:table-cell>
          <table:table-cell table:style-name="ce1" table:formula="of:=AVERAGE([C3.K5:.K34])" office:value-type="float" office:value="1.4" calcext:value-type="float">
            <text:p>1,4</text:p>
          </table:table-cell>
          <table:table-cell table:style-name="ce15" table:formula="of:=AVERAGE([C3.L5:.L34])" office:value-type="float" office:value="148.606869266667" calcext:value-type="float">
            <text:p>148,6068692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1198.8289795" calcext:value-type="float">
            <text:p>1198,8289795</text:p>
          </table:table-cell>
          <table:table-cell table:style-name="ce1" table:formula="of:=MEDIAN([C3.C5:.C34])" office:value-type="float" office:value="2" calcext:value-type="float">
            <text:p>2</text:p>
          </table:table-cell>
          <table:table-cell table:style-name="ce15" table:formula="of:=MEDIAN([C3.D5:.D34])" office:value-type="float" office:value="101.3724975" calcext:value-type="float">
            <text:p>101,37249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1234.4434815" calcext:value-type="float">
            <text:p>1234,4434815</text:p>
          </table:table-cell>
          <table:table-cell table:style-name="ce1" table:formula="of:=MEDIAN([C3.G5:.G34])" office:value-type="float" office:value="1" calcext:value-type="float">
            <text:p>1</text:p>
          </table:table-cell>
          <table:table-cell table:style-name="ce15" table:formula="of:=MEDIAN([C3.H5:.H34])" office:value-type="float" office:value="68.6245" calcext:value-type="float">
            <text:p>68,62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1227.7844845" calcext:value-type="float">
            <text:p>1227,7844845</text:p>
          </table:table-cell>
          <table:table-cell table:style-name="ce1" table:formula="of:=MEDIAN([C3.K5:.K34])" office:value-type="float" office:value="1" calcext:value-type="float">
            <text:p>1</text:p>
          </table:table-cell>
          <table:table-cell table:style-name="ce15" table:formula="of:=MEDIAN([C3.L5:.L34])" office:value-type="float" office:value="64.2400035" calcext:value-type="float">
            <text:p>64,240003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3.B5:.B34])" office:value-type="float" office:value="210.829466943302" calcext:value-type="float">
            <text:p>210,8294669433</text:p>
          </table:table-cell>
          <table:table-cell table:style-name="ce11" table:formula="of:=STDEV([C3.C5:.C34])" office:value-type="float" office:value="6.80466371511936" calcext:value-type="float">
            <text:p>6,8046637151</text:p>
          </table:table-cell>
          <table:table-cell table:style-name="ce16" table:formula="of:=STDEV([C3.D5:.D34])" office:value-type="float" office:value="406.078271459196" calcext:value-type="float">
            <text:p>406,07827145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F5:.F34])" office:value-type="float" office:value="240.736192758614" calcext:value-type="float">
            <text:p>240,7361927586</text:p>
          </table:table-cell>
          <table:table-cell table:style-name="ce11" table:formula="of:=STDEV([C3.G5:.G34])" office:value-type="float" office:value="1.47819398972678" calcext:value-type="float">
            <text:p>1,4781939897</text:p>
          </table:table-cell>
          <table:table-cell table:style-name="ce16" table:formula="of:=STDEV([C3.H5:.H34])" office:value-type="float" office:value="149.777778641887" calcext:value-type="float">
            <text:p>149,7777786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J5:.J34])" office:value-type="float" office:value="239.14109862585" calcext:value-type="float">
            <text:p>239,1410986259</text:p>
          </table:table-cell>
          <table:table-cell table:style-name="ce11" table:formula="of:=STDEV([C3.K5:.K34])" office:value-type="float" office:value="1.35443078768193" calcext:value-type="float">
            <text:p>1,3544307877</text:p>
          </table:table-cell>
          <table:table-cell table:style-name="ce16" table:formula="of:=STDEV([C3.L5:.L34])" office:value-type="float" office:value="190.501558020094" calcext:value-type="float">
            <text:p>190,501558020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)" office:value-type="float" office:value="1219.77256672222" calcext:value-type="float">
            <text:p>1219,7725667222</text:p>
          </table:table-cell>
          <table:table-cell table:formula="of:=STDEV([.B5:.B34];[.F5:.F34];[.J5:.J34];[.N5:.N34];[.R5:.R34];[.V5:.V34];[.Z5:.Z34];[.AD5:.AD34];[.AH5:.AH34])" office:value-type="float" office:value="228.985429209212" calcext:value-type="float">
            <text:p>228,9854292092</text:p>
          </table:table-cell>
          <table:table-cell table:style-name="Default" table:formula="of:=COUNT([.B5:.B34];[.F5:.F34];[.J5:.J34];[.N5:.N34];[.R5:.R34];[.V5:.V34];[.Z5:.Z34];[.AD5:.AD34];[.AH5:.AH34])" office:value-type="float" office:value="90" calcext:value-type="float">
            <text:p>90</text:p>
          </table:table-cell>
          <table:table-cell table:style-name="Default" table:formula="of:=2*[.C40]/SQRT([.D40])" office:value-type="float" office:value="48.2743671528239" calcext:value-type="float">
            <text:p>48,274367152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)" office:value-type="float" office:value="2.01111111111111" calcext:value-type="float">
            <text:p>2,0111111111</text:p>
          </table:table-cell>
          <table:table-cell table:formula="of:=STDEV([.C5:.C34];[.G5:.G34];[.K5:.K34];[.O5:.O34];[.S5:.S34];[.W5:.W34];[.AA5:.AA34];[.AE5:.AE34];[.AI5:.AI34])" office:value-type="float" office:value="4.1366936926266" calcext:value-type="float">
            <text:p>4,1366936926</text:p>
          </table:table-cell>
          <table:table-cell table:style-name="ce17" table:formula="of:=COUNT([.C5:.C34];[.G5:.G34];[.K5:.K34];[.O5:.O34];[.S5:.S34];[.W5:.W34];[.AA5:.AA34];[.AE5:.AE34];[.AI5:.AI34])" office:value-type="float" office:value="90" calcext:value-type="float">
            <text:p>90</text:p>
          </table:table-cell>
          <table:table-cell table:style-name="Default" table:formula="of:=2*[.C41]/SQRT([.D41])" office:value-type="float" office:value="0.87209160341017" calcext:value-type="float">
            <text:p>0,872091603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)" office:value-type="float" office:value="174.624198188889" calcext:value-type="float">
            <text:p>174,6241981889</text:p>
          </table:table-cell>
          <table:table-cell table:formula="of:=STDEV([.D5:.D34];[.H5:.H34];[.L5:.L34];[.P5:.P34];[.T5:.T34];[.X5:.X34];[.AB5:.AB34];[.AF5:.AF34];[.AJ5:.AJ34])" office:value-type="float" office:value="274.734319146673" calcext:value-type="float">
            <text:p>274,7343191467</text:p>
          </table:table-cell>
          <table:table-cell table:style-name="Default" table:formula="of:=COUNT([.D5:.D34];[.H5:.H34];[.L5:.L34];[.P5:.P34];[.T5:.T34];[.X5:.X34];[.AB5:.AB34];[.AF5:.AF34];[.AJ5:.AJ34])" office:value-type="float" office:value="90" calcext:value-type="float">
            <text:p>90</text:p>
          </table:table-cell>
          <table:table-cell table:style-name="Default" table:formula="of:=2*[.C42]/SQRT([.D42])" office:value-type="float" office:value="57.9190799946062" calcext:value-type="float">
            <text:p>57,919079994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15356" calcext:value-type="float">
            <text:p>115356</text:p>
          </table:table-cell>
          <table:table-cell office:value-type="float" office:value="918.265015" calcext:value-type="float">
            <text:p>918,265015</text:p>
          </table:table-cell>
          <table:table-cell office:value-type="float" office:value="4" calcext:value-type="float">
            <text:p>4</text:p>
          </table:table-cell>
          <table:table-cell office:value-type="float" office:value="428.175995" calcext:value-type="float">
            <text:p>428,175995</text:p>
          </table:table-cell>
          <table:table-cell office:value-type="float" office:value="115356" calcext:value-type="float">
            <text:p>115356</text:p>
          </table:table-cell>
          <table:table-cell office:value-type="float" office:value="1142.80603" calcext:value-type="float">
            <text:p>1142,80603</text:p>
          </table:table-cell>
          <table:table-cell office:value-type="float" office:value="3" calcext:value-type="float">
            <text:p>3</text:p>
          </table:table-cell>
          <table:table-cell office:value-type="float" office:value="183.231995" calcext:value-type="float">
            <text:p>183,231995</text:p>
          </table:table-cell>
          <table:table-cell office:value-type="float" office:value="115356" calcext:value-type="float">
            <text:p>115356</text:p>
          </table:table-cell>
          <table:table-cell office:value-type="float" office:value="821.453979" calcext:value-type="float">
            <text:p>821,453979</text:p>
          </table:table-cell>
          <table:table-cell office:value-type="float" office:value="3" calcext:value-type="float">
            <text:p>3</text:p>
          </table:table-cell>
          <table:table-cell office:value-type="float" office:value="564.300049" calcext:value-type="float">
            <text:p>564,300049</text:p>
          </table:table-cell>
          <table:table-cell office:value-type="float" office:value="115356" calcext:value-type="float">
            <text:p>115356</text:p>
          </table:table-cell>
          <table:table-cell office:value-type="float" office:value="970.009033" calcext:value-type="float">
            <text:p>970,009033</text:p>
          </table:table-cell>
          <table:table-cell office:value-type="float" office:value="2" calcext:value-type="float">
            <text:p>2</text:p>
          </table:table-cell>
          <table:table-cell office:value-type="float" office:value="262.580994" calcext:value-type="float">
            <text:p>262,580994</text:p>
          </table:table-cell>
        </table:table-row>
        <table:table-row table:style-name="ro1">
          <table:table-cell office:value-type="float" office:value="115538" calcext:value-type="float">
            <text:p>115538</text:p>
          </table:table-cell>
          <table:table-cell office:value-type="float" office:value="1501.243896" calcext:value-type="float">
            <text:p>1501,243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538" calcext:value-type="float">
            <text:p>115538</text:p>
          </table:table-cell>
          <table:table-cell office:value-type="float" office:value="1419.999023" calcext:value-type="float">
            <text:p>1419,999023</text:p>
          </table:table-cell>
          <table:table-cell office:value-type="float" office:value="3" calcext:value-type="float">
            <text:p>3</text:p>
          </table:table-cell>
          <table:table-cell office:value-type="float" office:value="130.363998" calcext:value-type="float">
            <text:p>130,363998</text:p>
          </table:table-cell>
          <table:table-cell office:value-type="float" office:value="115538" calcext:value-type="float">
            <text:p>115538</text:p>
          </table:table-cell>
          <table:table-cell office:value-type="float" office:value="1237.329956" calcext:value-type="float">
            <text:p>1237,329956</text:p>
          </table:table-cell>
          <table:table-cell office:value-type="float" office:value="1" calcext:value-type="float">
            <text:p>1</text:p>
          </table:table-cell>
          <table:table-cell office:value-type="float" office:value="13.594" calcext:value-type="float">
            <text:p>13,594</text:p>
          </table:table-cell>
          <table:table-cell office:value-type="float" office:value="115538" calcext:value-type="float">
            <text:p>115538</text:p>
          </table:table-cell>
          <table:table-cell office:value-type="float" office:value="1373.720093" calcext:value-type="float">
            <text:p>1373,720093</text:p>
          </table:table-cell>
          <table:table-cell office:value-type="float" office:value="1" calcext:value-type="float">
            <text:p>1</text:p>
          </table:table-cell>
          <table:table-cell office:value-type="float" office:value="75.594002" calcext:value-type="float">
            <text:p>75,594002</text:p>
          </table:table-cell>
        </table:table-row>
        <table:table-row table:style-name="ro1">
          <table:table-cell office:value-type="float" office:value="115724" calcext:value-type="float">
            <text:p>115724</text:p>
          </table:table-cell>
          <table:table-cell office:value-type="float" office:value="1061.406982" calcext:value-type="float">
            <text:p>1061,406982</text:p>
          </table:table-cell>
          <table:table-cell office:value-type="float" office:value="2" calcext:value-type="float">
            <text:p>2</text:p>
          </table:table-cell>
          <table:table-cell office:value-type="float" office:value="86.632004" calcext:value-type="float">
            <text:p>86,632004</text:p>
          </table:table-cell>
          <table:table-cell office:value-type="float" office:value="115724" calcext:value-type="float">
            <text:p>115724</text:p>
          </table:table-cell>
          <table:table-cell office:value-type="float" office:value="1250.740967" calcext:value-type="float">
            <text:p>1250,740967</text:p>
          </table:table-cell>
          <table:table-cell office:value-type="float" office:value="6" calcext:value-type="float">
            <text:p>6</text:p>
          </table:table-cell>
          <table:table-cell office:value-type="float" office:value="1338.422119" calcext:value-type="float">
            <text:p>1338,422119</text:p>
          </table:table-cell>
          <table:table-cell office:value-type="float" office:value="115724" calcext:value-type="float">
            <text:p>115724</text:p>
          </table:table-cell>
          <table:table-cell office:value-type="float" office:value="946.219971" calcext:value-type="float">
            <text:p>946,219971</text:p>
          </table:table-cell>
          <table:table-cell office:value-type="float" office:value="43" calcext:value-type="float">
            <text:p>43</text:p>
          </table:table-cell>
          <table:table-cell office:value-type="float" office:value="2750.369385" calcext:value-type="float">
            <text:p>2750,369385</text:p>
          </table:table-cell>
          <table:table-cell office:value-type="float" office:value="115724" calcext:value-type="float">
            <text:p>115724</text:p>
          </table:table-cell>
          <table:table-cell office:value-type="float" office:value="1123.895996" calcext:value-type="float">
            <text:p>1123,895996</text:p>
          </table:table-cell>
          <table:table-cell office:value-type="float" office:value="18" calcext:value-type="float">
            <text:p>18</text:p>
          </table:table-cell>
          <table:table-cell office:value-type="float" office:value="1641.662964" calcext:value-type="float">
            <text:p>1641,662964</text:p>
          </table:table-cell>
        </table:table-row>
        <table:table-row table:style-name="ro1">
          <table:table-cell office:value-type="float" office:value="121947" calcext:value-type="float">
            <text:p>121947</text:p>
          </table:table-cell>
          <table:table-cell office:value-type="float" office:value="1115.633911" calcext:value-type="float">
            <text:p>1115,633911</text:p>
          </table:table-cell>
          <table:table-cell office:value-type="float" office:value="1" calcext:value-type="float">
            <text:p>1</text:p>
          </table:table-cell>
          <table:table-cell office:value-type="float" office:value="1.555" calcext:value-type="float">
            <text:p>1,555</text:p>
          </table:table-cell>
          <table:table-cell office:value-type="float" office:value="121947" calcext:value-type="float">
            <text:p>121947</text:p>
          </table:table-cell>
          <table:table-cell office:value-type="float" office:value="1378.656982" calcext:value-type="float">
            <text:p>1378,656982</text:p>
          </table:table-cell>
          <table:table-cell office:value-type="float" office:value="2" calcext:value-type="float">
            <text:p>2</text:p>
          </table:table-cell>
          <table:table-cell office:value-type="float" office:value="106.331001" calcext:value-type="float">
            <text:p>106,331001</text:p>
          </table:table-cell>
          <table:table-cell office:value-type="float" office:value="121947" calcext:value-type="float">
            <text:p>121947</text:p>
          </table:table-cell>
          <table:table-cell office:value-type="float" office:value="1248.582031" calcext:value-type="float">
            <text:p>1248,582031</text:p>
          </table:table-cell>
          <table:table-cell office:value-type="float" office:value="3" calcext:value-type="float">
            <text:p>3</text:p>
          </table:table-cell>
          <table:table-cell office:value-type="float" office:value="343.550995" calcext:value-type="float">
            <text:p>343,550995</text:p>
          </table:table-cell>
          <table:table-cell office:value-type="float" office:value="121947" calcext:value-type="float">
            <text:p>121947</text:p>
          </table:table-cell>
          <table:table-cell office:value-type="float" office:value="1192.242065" calcext:value-type="float">
            <text:p>1192,242065</text:p>
          </table:table-cell>
          <table:table-cell office:value-type="float" office:value="1" calcext:value-type="float">
            <text:p>1</text:p>
          </table:table-cell>
          <table:table-cell office:value-type="float" office:value="233.843002" calcext:value-type="float">
            <text:p>233,843002</text:p>
          </table:table-cell>
        </table:table-row>
        <table:table-row table:style-name="ro1">
          <table:table-cell office:value-type="float" office:value="122135" calcext:value-type="float">
            <text:p>122135</text:p>
          </table:table-cell>
          <table:table-cell office:value-type="float" office:value="1467.06604" calcext:value-type="float">
            <text:p>1467,06604</text:p>
          </table:table-cell>
          <table:table-cell office:value-type="float" office:value="3" calcext:value-type="float">
            <text:p>3</text:p>
          </table:table-cell>
          <table:table-cell office:value-type="float" office:value="356.25" calcext:value-type="float">
            <text:p>356,25</text:p>
          </table:table-cell>
          <table:table-cell office:value-type="float" office:value="122135" calcext:value-type="float">
            <text:p>122135</text:p>
          </table:table-cell>
          <table:table-cell office:value-type="float" office:value="1167.546997" calcext:value-type="float">
            <text:p>1167,546997</text:p>
          </table:table-cell>
          <table:table-cell office:value-type="float" office:value="1" calcext:value-type="float">
            <text:p>1</text:p>
          </table:table-cell>
          <table:table-cell office:value-type="float" office:value="198.751007" calcext:value-type="float">
            <text:p>198,751007</text:p>
          </table:table-cell>
          <table:table-cell office:value-type="float" office:value="122135" calcext:value-type="float">
            <text:p>122135</text:p>
          </table:table-cell>
          <table:table-cell office:value-type="float" office:value="1224.510986" calcext:value-type="float">
            <text:p>1224,510986</text:p>
          </table:table-cell>
          <table:table-cell office:value-type="float" office:value="1" calcext:value-type="float">
            <text:p>1</text:p>
          </table:table-cell>
          <table:table-cell office:value-type="float" office:value="40.173" calcext:value-type="float">
            <text:p>40,173</text:p>
          </table:table-cell>
          <table:table-cell office:value-type="float" office:value="122135" calcext:value-type="float">
            <text:p>122135</text:p>
          </table:table-cell>
          <table:table-cell office:value-type="float" office:value="1281.928955" calcext:value-type="float">
            <text:p>1281,928955</text:p>
          </table:table-cell>
          <table:table-cell office:value-type="float" office:value="1" calcext:value-type="float">
            <text:p>1</text:p>
          </table:table-cell>
          <table:table-cell office:value-type="float" office:value="95.106995" calcext:value-type="float">
            <text:p>95,106995</text:p>
          </table:table-cell>
        </table:table-row>
        <table:table-row table:style-name="ro1">
          <table:table-cell office:value-type="float" office:value="122348" calcext:value-type="float">
            <text:p>122348</text:p>
          </table:table-cell>
          <table:table-cell office:value-type="float" office:value="1517.27002" calcext:value-type="float">
            <text:p>1517,27002</text:p>
          </table:table-cell>
          <table:table-cell office:value-type="float" office:value="1" calcext:value-type="float">
            <text:p>1</text:p>
          </table:table-cell>
          <table:table-cell office:value-type="float" office:value="188.335007" calcext:value-type="float">
            <text:p>188,335007</text:p>
          </table:table-cell>
          <table:table-cell office:value-type="float" office:value="122348" calcext:value-type="float">
            <text:p>122348</text:p>
          </table:table-cell>
          <table:table-cell office:value-type="float" office:value="1593.711914" calcext:value-type="float">
            <text:p>1593,711914</text:p>
          </table:table-cell>
          <table:table-cell office:value-type="float" office:value="2" calcext:value-type="float">
            <text:p>2</text:p>
          </table:table-cell>
          <table:table-cell office:value-type="float" office:value="178.686005" calcext:value-type="float">
            <text:p>178,686005</text:p>
          </table:table-cell>
          <table:table-cell office:value-type="float" office:value="122348" calcext:value-type="float">
            <text:p>122348</text:p>
          </table:table-cell>
          <table:table-cell office:value-type="float" office:value="1517.947998" calcext:value-type="float">
            <text:p>1517,947998</text:p>
          </table:table-cell>
          <table:table-cell office:value-type="float" office:value="2" calcext:value-type="float">
            <text:p>2</text:p>
          </table:table-cell>
          <table:table-cell office:value-type="float" office:value="604.575989" calcext:value-type="float">
            <text:p>604,575989</text:p>
          </table:table-cell>
          <table:table-cell office:value-type="float" office:value="122348" calcext:value-type="float">
            <text:p>122348</text:p>
          </table:table-cell>
          <table:table-cell office:value-type="float" office:value="1462.334961" calcext:value-type="float">
            <text:p>1462,334961</text:p>
          </table:table-cell>
          <table:table-cell office:value-type="float" office:value="6" calcext:value-type="float">
            <text:p>6</text:p>
          </table:table-cell>
          <table:table-cell office:value-type="float" office:value="644.859985" calcext:value-type="float">
            <text:p>644,859985</text:p>
          </table:table-cell>
        </table:table-row>
        <table:table-row table:style-name="ro1">
          <table:table-cell office:value-type="float" office:value="122814" calcext:value-type="float">
            <text:p>122814</text:p>
          </table:table-cell>
          <table:table-cell office:value-type="float" office:value="1478.502075" calcext:value-type="float">
            <text:p>1478,502075</text:p>
          </table:table-cell>
          <table:table-cell office:value-type="float" office:value="4" calcext:value-type="float">
            <text:p>4</text:p>
          </table:table-cell>
          <table:table-cell office:value-type="float" office:value="1347.602051" calcext:value-type="float">
            <text:p>1347,602051</text:p>
          </table:table-cell>
          <table:table-cell office:value-type="float" office:value="122814" calcext:value-type="float">
            <text:p>122814</text:p>
          </table:table-cell>
          <table:table-cell office:value-type="float" office:value="1420.969971" calcext:value-type="float">
            <text:p>1420,969971</text:p>
          </table:table-cell>
          <table:table-cell office:value-type="float" office:value="2" calcext:value-type="float">
            <text:p>2</text:p>
          </table:table-cell>
          <table:table-cell office:value-type="float" office:value="162.893005" calcext:value-type="float">
            <text:p>162,893005</text:p>
          </table:table-cell>
          <table:table-cell office:value-type="float" office:value="122814" calcext:value-type="float">
            <text:p>122814</text:p>
          </table:table-cell>
          <table:table-cell office:value-type="float" office:value="1210.755005" calcext:value-type="float">
            <text:p>1210,755005</text:p>
          </table:table-cell>
          <table:table-cell office:value-type="float" office:value="3" calcext:value-type="float">
            <text:p>3</text:p>
          </table:table-cell>
          <table:table-cell office:value-type="float" office:value="395.34201" calcext:value-type="float">
            <text:p>395,34201</text:p>
          </table:table-cell>
          <table:table-cell office:value-type="float" office:value="122814" calcext:value-type="float">
            <text:p>122814</text:p>
          </table:table-cell>
          <table:table-cell office:value-type="float" office:value="1522.192017" calcext:value-type="float">
            <text:p>1522,192017</text:p>
          </table:table-cell>
          <table:table-cell office:value-type="float" office:value="5" calcext:value-type="float">
            <text:p>5</text:p>
          </table:table-cell>
          <table:table-cell office:value-type="float" office:value="1266.782104" calcext:value-type="float">
            <text:p>1266,782104</text:p>
          </table:table-cell>
        </table:table-row>
        <table:table-row table:style-name="ro1">
          <table:table-cell office:value-type="float" office:value="130342" calcext:value-type="float">
            <text:p>130342</text:p>
          </table:table-cell>
          <table:table-cell office:value-type="float" office:value="1146.638062" calcext:value-type="float">
            <text:p>1146,638062</text:p>
          </table:table-cell>
          <table:table-cell office:value-type="float" office:value="1" calcext:value-type="float">
            <text:p>1</text:p>
          </table:table-cell>
          <table:table-cell office:value-type="float" office:value="224.44101" calcext:value-type="float">
            <text:p>224,44101</text:p>
          </table:table-cell>
          <table:table-cell office:value-type="float" office:value="130342" calcext:value-type="float">
            <text:p>130342</text:p>
          </table:table-cell>
          <table:table-cell office:value-type="float" office:value="1072.125" calcext:value-type="float">
            <text:p>1072,125</text:p>
          </table:table-cell>
          <table:table-cell office:value-type="float" office:value="1" calcext:value-type="float">
            <text:p>1</text:p>
          </table:table-cell>
          <table:table-cell office:value-type="float" office:value="62.530003" calcext:value-type="float">
            <text:p>62,530003</text:p>
          </table:table-cell>
          <table:table-cell office:value-type="float" office:value="130342" calcext:value-type="float">
            <text:p>130342</text:p>
          </table:table-cell>
          <table:table-cell office:value-type="float" office:value="912.742004" calcext:value-type="float">
            <text:p>912,742004</text:p>
          </table:table-cell>
          <table:table-cell office:value-type="float" office:value="2" calcext:value-type="float">
            <text:p>2</text:p>
          </table:table-cell>
          <table:table-cell office:value-type="float" office:value="99.495003" calcext:value-type="float">
            <text:p>99,495003</text:p>
          </table:table-cell>
          <table:table-cell office:value-type="float" office:value="130342" calcext:value-type="float">
            <text:p>130342</text:p>
          </table:table-cell>
          <table:table-cell office:value-type="float" office:value="968.064026" calcext:value-type="float">
            <text:p>968,064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26" calcext:value-type="float">
            <text:p>134626</text:p>
          </table:table-cell>
          <table:table-cell office:value-type="float" office:value="1355.24292" calcext:value-type="float">
            <text:p>1355,24292</text:p>
          </table:table-cell>
          <table:table-cell office:value-type="float" office:value="6" calcext:value-type="float">
            <text:p>6</text:p>
          </table:table-cell>
          <table:table-cell office:value-type="float" office:value="977.607056" calcext:value-type="float">
            <text:p>977,607056</text:p>
          </table:table-cell>
          <table:table-cell office:value-type="float" office:value="134626" calcext:value-type="float">
            <text:p>134626</text:p>
          </table:table-cell>
          <table:table-cell office:value-type="float" office:value="1411.378052" calcext:value-type="float">
            <text:p>1411,378052</text:p>
          </table:table-cell>
          <table:table-cell office:value-type="float" office:value="2" calcext:value-type="float">
            <text:p>2</text:p>
          </table:table-cell>
          <table:table-cell office:value-type="float" office:value="223.136993" calcext:value-type="float">
            <text:p>223,136993</text:p>
          </table:table-cell>
          <table:table-cell office:value-type="float" office:value="134626" calcext:value-type="float">
            <text:p>134626</text:p>
          </table:table-cell>
          <table:table-cell office:value-type="float" office:value="1243.995972" calcext:value-type="float">
            <text:p>1243,995972</text:p>
          </table:table-cell>
          <table:table-cell office:value-type="float" office:value="1" calcext:value-type="float">
            <text:p>1</text:p>
          </table:table-cell>
          <table:table-cell office:value-type="float" office:value="55.250999" calcext:value-type="float">
            <text:p>55,250999</text:p>
          </table:table-cell>
          <table:table-cell office:value-type="float" office:value="134626" calcext:value-type="float">
            <text:p>134626</text:p>
          </table:table-cell>
          <table:table-cell office:value-type="float" office:value="1373.898071" calcext:value-type="float">
            <text:p>1373,898071</text:p>
          </table:table-cell>
          <table:table-cell office:value-type="float" office:value="2" calcext:value-type="float">
            <text:p>2</text:p>
          </table:table-cell>
          <table:table-cell office:value-type="float" office:value="86.361" calcext:value-type="float">
            <text:p>86,361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1012.238037" calcext:value-type="float">
            <text:p>1012,238037</text:p>
          </table:table-cell>
          <table:table-cell office:value-type="float" office:value="1" calcext:value-type="float">
            <text:p>1</text:p>
          </table:table-cell>
          <table:table-cell office:value-type="float" office:value="79.223999" calcext:value-type="float">
            <text:p>79,223999</text:p>
          </table:table-cell>
          <table:table-cell office:value-type="float" office:value="135000" calcext:value-type="float">
            <text:p>135000</text:p>
          </table:table-cell>
          <table:table-cell office:value-type="float" office:value="1150.098022" calcext:value-type="float">
            <text:p>1150,098022</text:p>
          </table:table-cell>
          <table:table-cell office:value-type="float" office:value="1" calcext:value-type="float">
            <text:p>1</text:p>
          </table:table-cell>
          <table:table-cell office:value-type="float" office:value="54.346001" calcext:value-type="float">
            <text:p>54,346001</text:p>
          </table:table-cell>
          <table:table-cell office:value-type="float" office:value="135000" calcext:value-type="float">
            <text:p>135000</text:p>
          </table:table-cell>
          <table:table-cell office:value-type="float" office:value="987.234985" calcext:value-type="float">
            <text:p>987,234985</text:p>
          </table:table-cell>
          <table:table-cell office:value-type="float" office:value="4" calcext:value-type="float">
            <text:p>4</text:p>
          </table:table-cell>
          <table:table-cell office:value-type="float" office:value="221.226013" calcext:value-type="float">
            <text:p>221,226013</text:p>
          </table:table-cell>
          <table:table-cell office:value-type="float" office:value="135000" calcext:value-type="float">
            <text:p>135000</text:p>
          </table:table-cell>
          <table:table-cell office:value-type="float" office:value="1014.593933" calcext:value-type="float">
            <text:p>1014,593933</text:p>
          </table:table-cell>
          <table:table-cell office:value-type="float" office:value="1" calcext:value-type="float">
            <text:p>1</text:p>
          </table:table-cell>
          <table:table-cell office:value-type="float" office:value="69.153" calcext:value-type="float">
            <text:p>69,153</text:p>
          </table:table-cell>
        </table:table-row>
        <table:table-row table:style-name="ro1">
          <table:table-cell office:value-type="float" office:value="135141" calcext:value-type="float">
            <text:p>135141</text:p>
          </table:table-cell>
          <table:table-cell office:value-type="float" office:value="1321.683105" calcext:value-type="float">
            <text:p>1321,683105</text:p>
          </table:table-cell>
          <table:table-cell office:value-type="float" office:value="2" calcext:value-type="float">
            <text:p>2</text:p>
          </table:table-cell>
          <table:table-cell office:value-type="float" office:value="1582.008911" calcext:value-type="float">
            <text:p>1582,008911</text:p>
          </table:table-cell>
          <table:table-cell office:value-type="float" office:value="135141" calcext:value-type="float">
            <text:p>135141</text:p>
          </table:table-cell>
          <table:table-cell office:value-type="float" office:value="1305.94397" calcext:value-type="float">
            <text:p>1305,94397</text:p>
          </table:table-cell>
          <table:table-cell office:value-type="float" office:value="4" calcext:value-type="float">
            <text:p>4</text:p>
          </table:table-cell>
          <table:table-cell office:value-type="float" office:value="760.689026" calcext:value-type="float">
            <text:p>760,689026</text:p>
          </table:table-cell>
          <table:table-cell office:value-type="float" office:value="135141" calcext:value-type="float">
            <text:p>135141</text:p>
          </table:table-cell>
          <table:table-cell office:value-type="float" office:value="1478.657959" calcext:value-type="float">
            <text:p>1478,657959</text:p>
          </table:table-cell>
          <table:table-cell office:value-type="float" office:value="2" calcext:value-type="float">
            <text:p>2</text:p>
          </table:table-cell>
          <table:table-cell office:value-type="float" office:value="1136.395996" calcext:value-type="float">
            <text:p>1136,395996</text:p>
          </table:table-cell>
          <table:table-cell office:value-type="float" office:value="135141" calcext:value-type="float">
            <text:p>135141</text:p>
          </table:table-cell>
          <table:table-cell office:value-type="float" office:value="1402.7229" calcext:value-type="float">
            <text:p>1402,7229</text:p>
          </table:table-cell>
          <table:table-cell office:value-type="float" office:value="3" calcext:value-type="float">
            <text:p>3</text:p>
          </table:table-cell>
          <table:table-cell office:value-type="float" office:value="163.438995" calcext:value-type="float">
            <text:p>163,438995</text:p>
          </table:table-cell>
        </table:table-row>
        <table:table-row table:style-name="ro1">
          <table:table-cell office:value-type="float" office:value="135321" calcext:value-type="float">
            <text:p>135321</text:p>
          </table:table-cell>
          <table:table-cell office:value-type="float" office:value="927.397034" calcext:value-type="float">
            <text:p>927,397034</text:p>
          </table:table-cell>
          <table:table-cell office:value-type="float" office:value="2" calcext:value-type="float">
            <text:p>2</text:p>
          </table:table-cell>
          <table:table-cell office:value-type="float" office:value="80.584" calcext:value-type="float">
            <text:p>80,584</text:p>
          </table:table-cell>
          <table:table-cell office:value-type="float" office:value="135321" calcext:value-type="float">
            <text:p>135321</text:p>
          </table:table-cell>
          <table:table-cell office:value-type="float" office:value="929.643005" calcext:value-type="float">
            <text:p>929,643005</text:p>
          </table:table-cell>
          <table:table-cell office:value-type="float" office:value="1" calcext:value-type="float">
            <text:p>1</text:p>
          </table:table-cell>
          <table:table-cell office:value-type="float" office:value="24.380001" calcext:value-type="float">
            <text:p>24,380001</text:p>
          </table:table-cell>
          <table:table-cell office:value-type="float" office:value="135321" calcext:value-type="float">
            <text:p>135321</text:p>
          </table:table-cell>
          <table:table-cell office:value-type="float" office:value="956.336975" calcext:value-type="float">
            <text:p>956,336975</text:p>
          </table:table-cell>
          <table:table-cell office:value-type="float" office:value="2" calcext:value-type="float">
            <text:p>2</text:p>
          </table:table-cell>
          <table:table-cell office:value-type="float" office:value="152.584" calcext:value-type="float">
            <text:p>152,584</text:p>
          </table:table-cell>
          <table:table-cell office:value-type="float" office:value="135321" calcext:value-type="float">
            <text:p>135321</text:p>
          </table:table-cell>
          <table:table-cell office:value-type="float" office:value="898.070007" calcext:value-type="float">
            <text:p>898,070007</text:p>
          </table:table-cell>
          <table:table-cell office:value-type="float" office:value="1" calcext:value-type="float">
            <text:p>1</text:p>
          </table:table-cell>
          <table:table-cell office:value-type="float" office:value="49.924999" calcext:value-type="float">
            <text:p>49,924999</text:p>
          </table:table-cell>
        </table:table-row>
        <table:table-row table:style-name="ro1">
          <table:table-cell office:value-type="float" office:value="140456" calcext:value-type="float">
            <text:p>140456</text:p>
          </table:table-cell>
          <table:table-cell office:value-type="float" office:value="1373.842896" calcext:value-type="float">
            <text:p>1373,842896</text:p>
          </table:table-cell>
          <table:table-cell office:value-type="float" office:value="6" calcext:value-type="float">
            <text:p>6</text:p>
          </table:table-cell>
          <table:table-cell office:value-type="float" office:value="525.014038" calcext:value-type="float">
            <text:p>525,014038</text:p>
          </table:table-cell>
          <table:table-cell office:value-type="float" office:value="140456" calcext:value-type="float">
            <text:p>140456</text:p>
          </table:table-cell>
          <table:table-cell office:value-type="float" office:value="1201.290039" calcext:value-type="float">
            <text:p>1201,290039</text:p>
          </table:table-cell>
          <table:table-cell office:value-type="float" office:value="3" calcext:value-type="float">
            <text:p>3</text:p>
          </table:table-cell>
          <table:table-cell office:value-type="float" office:value="356.587006" calcext:value-type="float">
            <text:p>356,587006</text:p>
          </table:table-cell>
          <table:table-cell office:value-type="float" office:value="140456" calcext:value-type="float">
            <text:p>140456</text:p>
          </table:table-cell>
          <table:table-cell office:value-type="float" office:value="1677.119019" calcext:value-type="float">
            <text:p>1677,119019</text:p>
          </table:table-cell>
          <table:table-cell office:value-type="float" office:value="3" calcext:value-type="float">
            <text:p>3</text:p>
          </table:table-cell>
          <table:table-cell office:value-type="float" office:value="347.177002" calcext:value-type="float">
            <text:p>347,177002</text:p>
          </table:table-cell>
          <table:table-cell office:value-type="float" office:value="140456" calcext:value-type="float">
            <text:p>140456</text:p>
          </table:table-cell>
          <table:table-cell office:value-type="float" office:value="1323.285034" calcext:value-type="float">
            <text:p>1323,285034</text:p>
          </table:table-cell>
          <table:table-cell office:value-type="float" office:value="3" calcext:value-type="float">
            <text:p>3</text:p>
          </table:table-cell>
          <table:table-cell office:value-type="float" office:value="228.796005" calcext:value-type="float">
            <text:p>228,796005</text:p>
          </table:table-cell>
        </table:table-row>
        <table:table-row table:style-name="ro1">
          <table:table-cell office:value-type="float" office:value="141236" calcext:value-type="float">
            <text:p>141236</text:p>
          </table:table-cell>
          <table:table-cell office:value-type="float" office:value="1120.679932" calcext:value-type="float">
            <text:p>1120,679932</text:p>
          </table:table-cell>
          <table:table-cell office:value-type="float" office:value="4" calcext:value-type="float">
            <text:p>4</text:p>
          </table:table-cell>
          <table:table-cell office:value-type="float" office:value="829.323975" calcext:value-type="float">
            <text:p>829,323975</text:p>
          </table:table-cell>
          <table:table-cell office:value-type="float" office:value="141236" calcext:value-type="float">
            <text:p>141236</text:p>
          </table:table-cell>
          <table:table-cell office:value-type="float" office:value="1254.833008" calcext:value-type="float">
            <text:p>1254,833008</text:p>
          </table:table-cell>
          <table:table-cell office:value-type="float" office:value="3" calcext:value-type="float">
            <text:p>3</text:p>
          </table:table-cell>
          <table:table-cell office:value-type="float" office:value="298.447998" calcext:value-type="float">
            <text:p>298,447998</text:p>
          </table:table-cell>
          <table:table-cell office:value-type="float" office:value="141236" calcext:value-type="float">
            <text:p>141236</text:p>
          </table:table-cell>
          <table:table-cell office:value-type="float" office:value="1013.630981" calcext:value-type="float">
            <text:p>1013,630981</text:p>
          </table:table-cell>
          <table:table-cell office:value-type="float" office:value="4" calcext:value-type="float">
            <text:p>4</text:p>
          </table:table-cell>
          <table:table-cell office:value-type="float" office:value="232.636002" calcext:value-type="float">
            <text:p>232,636002</text:p>
          </table:table-cell>
          <table:table-cell office:value-type="float" office:value="141236" calcext:value-type="float">
            <text:p>141236</text:p>
          </table:table-cell>
          <table:table-cell office:value-type="float" office:value="908.072998" calcext:value-type="float">
            <text:p>908,072998</text:p>
          </table:table-cell>
          <table:table-cell office:value-type="float" office:value="6" calcext:value-type="float">
            <text:p>6</text:p>
          </table:table-cell>
          <table:table-cell office:value-type="float" office:value="675.700012" calcext:value-type="float">
            <text:p>675,700012</text:p>
          </table:table-cell>
        </table:table-row>
        <table:table-row table:style-name="ro1">
          <table:table-cell office:value-type="float" office:value="141552" calcext:value-type="float">
            <text:p>141552</text:p>
          </table:table-cell>
          <table:table-cell office:value-type="float" office:value="969.112976" calcext:value-type="float">
            <text:p>969,112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52" calcext:value-type="float">
            <text:p>141552</text:p>
          </table:table-cell>
          <table:table-cell office:value-type="float" office:value="1515.51001" calcext:value-type="float">
            <text:p>1515,51001</text:p>
          </table:table-cell>
          <table:table-cell office:value-type="float" office:value="2" calcext:value-type="float">
            <text:p>2</text:p>
          </table:table-cell>
          <table:table-cell office:value-type="float" office:value="296.072998" calcext:value-type="float">
            <text:p>296,072998</text:p>
          </table:table-cell>
          <table:table-cell office:value-type="float" office:value="141552" calcext:value-type="float">
            <text:p>141552</text:p>
          </table:table-cell>
          <table:table-cell office:value-type="float" office:value="1316.822998" calcext:value-type="float">
            <text:p>1316,82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52" calcext:value-type="float">
            <text:p>141552</text:p>
          </table:table-cell>
          <table:table-cell office:value-type="float" office:value="1270.540894" calcext:value-type="float">
            <text:p>1270,540894</text:p>
          </table:table-cell>
          <table:table-cell office:value-type="float" office:value="5" calcext:value-type="float">
            <text:p>5</text:p>
          </table:table-cell>
          <table:table-cell office:value-type="float" office:value="447.48999" calcext:value-type="float">
            <text:p>447,48999</text:p>
          </table:table-cell>
        </table:table-row>
        <table:table-row table:style-name="ro1">
          <table:table-cell office:value-type="float" office:value="142110" calcext:value-type="float">
            <text:p>142110</text:p>
          </table:table-cell>
          <table:table-cell office:value-type="float" office:value="1321.550049" calcext:value-type="float">
            <text:p>1321,550049</text:p>
          </table:table-cell>
          <table:table-cell office:value-type="float" office:value="1" calcext:value-type="float">
            <text:p>1</text:p>
          </table:table-cell>
          <table:table-cell office:value-type="float" office:value="285.268982" calcext:value-type="float">
            <text:p>285,268982</text:p>
          </table:table-cell>
          <table:table-cell office:value-type="float" office:value="142110" calcext:value-type="float">
            <text:p>142110</text:p>
          </table:table-cell>
          <table:table-cell office:value-type="float" office:value="1423.12207" calcext:value-type="float">
            <text:p>1423,12207</text:p>
          </table:table-cell>
          <table:table-cell office:value-type="float" office:value="4" calcext:value-type="float">
            <text:p>4</text:p>
          </table:table-cell>
          <table:table-cell office:value-type="float" office:value="535.049988" calcext:value-type="float">
            <text:p>535,049988</text:p>
          </table:table-cell>
          <table:table-cell office:value-type="float" office:value="142110" calcext:value-type="float">
            <text:p>142110</text:p>
          </table:table-cell>
          <table:table-cell office:value-type="float" office:value="1270.171997" calcext:value-type="float">
            <text:p>1270,171997</text:p>
          </table:table-cell>
          <table:table-cell office:value-type="float" office:value="5" calcext:value-type="float">
            <text:p>5</text:p>
          </table:table-cell>
          <table:table-cell office:value-type="float" office:value="526.890015" calcext:value-type="float">
            <text:p>526,890015</text:p>
          </table:table-cell>
          <table:table-cell office:value-type="float" office:value="142110" calcext:value-type="float">
            <text:p>142110</text:p>
          </table:table-cell>
          <table:table-cell office:value-type="float" office:value="1315.557007" calcext:value-type="float">
            <text:p>1315,557007</text:p>
          </table:table-cell>
          <table:table-cell office:value-type="float" office:value="5" calcext:value-type="float">
            <text:p>5</text:p>
          </table:table-cell>
          <table:table-cell office:value-type="float" office:value="759.195007" calcext:value-type="float">
            <text:p>759,195007</text:p>
          </table:table-cell>
        </table:table-row>
        <table:table-row table:style-name="ro1">
          <table:table-cell office:value-type="float" office:value="144415" calcext:value-type="float">
            <text:p>144415</text:p>
          </table:table-cell>
          <table:table-cell office:value-type="float" office:value="1556.95105" calcext:value-type="float">
            <text:p>1556,95105</text:p>
          </table:table-cell>
          <table:table-cell office:value-type="float" office:value="7" calcext:value-type="float">
            <text:p>7</text:p>
          </table:table-cell>
          <table:table-cell office:value-type="float" office:value="260.147003" calcext:value-type="float">
            <text:p>260,147003</text:p>
          </table:table-cell>
          <table:table-cell office:value-type="float" office:value="144415" calcext:value-type="float">
            <text:p>144415</text:p>
          </table:table-cell>
          <table:table-cell office:value-type="float" office:value="1513.520996" calcext:value-type="float">
            <text:p>1513,520996</text:p>
          </table:table-cell>
          <table:table-cell office:value-type="float" office:value="1" calcext:value-type="float">
            <text:p>1</text:p>
          </table:table-cell>
          <table:table-cell office:value-type="float" office:value="91.393997" calcext:value-type="float">
            <text:p>91,393997</text:p>
          </table:table-cell>
          <table:table-cell office:value-type="float" office:value="144415" calcext:value-type="float">
            <text:p>144415</text:p>
          </table:table-cell>
          <table:table-cell office:value-type="float" office:value="1761.461914" calcext:value-type="float">
            <text:p>1761,461914</text:p>
          </table:table-cell>
          <table:table-cell office:value-type="float" office:value="12" calcext:value-type="float">
            <text:p>12</text:p>
          </table:table-cell>
          <table:table-cell office:value-type="float" office:value="264.910004" calcext:value-type="float">
            <text:p>264,910004</text:p>
          </table:table-cell>
          <table:table-cell office:value-type="float" office:value="144415" calcext:value-type="float">
            <text:p>144415</text:p>
          </table:table-cell>
          <table:table-cell office:value-type="float" office:value="1362.5" calcext:value-type="float">
            <text:p>1362,5</text:p>
          </table:table-cell>
          <table:table-cell office:value-type="float" office:value="21" calcext:value-type="float">
            <text:p>21</text:p>
          </table:table-cell>
          <table:table-cell office:value-type="float" office:value="490.864014" calcext:value-type="float">
            <text:p>490,864014</text:p>
          </table:table-cell>
        </table:table-row>
        <table:table-row table:style-name="ro1">
          <table:table-cell office:value-type="float" office:value="144607" calcext:value-type="float">
            <text:p>144607</text:p>
          </table:table-cell>
          <table:table-cell office:value-type="float" office:value="992.727966" calcext:value-type="float">
            <text:p>992,727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975.386047" calcext:value-type="float">
            <text:p>975,386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900.416992" calcext:value-type="float">
            <text:p>900,41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1091.209961" calcext:value-type="float">
            <text:p>1091,209961</text:p>
          </table:table-cell>
          <table:table-cell office:value-type="float" office:value="1" calcext:value-type="float">
            <text:p>1</text:p>
          </table:table-cell>
          <table:table-cell office:value-type="float" office:value="59.032997" calcext:value-type="float">
            <text:p>59,032997</text:p>
          </table:table-cell>
        </table:table-row>
        <table:table-row table:style-name="ro1">
          <table:table-cell office:value-type="float" office:value="150650" calcext:value-type="float">
            <text:p>150650</text:p>
          </table:table-cell>
          <table:table-cell office:value-type="float" office:value="1518.015015" calcext:value-type="float">
            <text:p>1518,015015</text:p>
          </table:table-cell>
          <table:table-cell office:value-type="float" office:value="64" calcext:value-type="float">
            <text:p>64</text:p>
          </table:table-cell>
          <table:table-cell office:value-type="float" office:value="2023.956909" calcext:value-type="float">
            <text:p>2023,956909</text:p>
          </table:table-cell>
          <table:table-cell office:value-type="float" office:value="150650" calcext:value-type="float">
            <text:p>150650</text:p>
          </table:table-cell>
          <table:table-cell office:value-type="float" office:value="1374.062988" calcext:value-type="float">
            <text:p>1374,062988</text:p>
          </table:table-cell>
          <table:table-cell office:value-type="float" office:value="1" calcext:value-type="float">
            <text:p>1</text:p>
          </table:table-cell>
          <table:table-cell office:value-type="float" office:value="283.708984" calcext:value-type="float">
            <text:p>283,708984</text:p>
          </table:table-cell>
          <table:table-cell office:value-type="float" office:value="150650" calcext:value-type="float">
            <text:p>150650</text:p>
          </table:table-cell>
          <table:table-cell office:value-type="float" office:value="1606.758057" calcext:value-type="float">
            <text:p>1606,758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650" calcext:value-type="float">
            <text:p>150650</text:p>
          </table:table-cell>
          <table:table-cell office:value-type="float" office:value="1479.393066" calcext:value-type="float">
            <text:p>1479,393066</text:p>
          </table:table-cell>
          <table:table-cell office:value-type="float" office:value="72" calcext:value-type="float">
            <text:p>72</text:p>
          </table:table-cell>
          <table:table-cell office:value-type="float" office:value="2284.619385" calcext:value-type="float">
            <text:p>2284,619385</text:p>
          </table:table-cell>
        </table:table-row>
        <table:table-row table:style-name="ro1">
          <table:table-cell office:value-type="float" office:value="150835" calcext:value-type="float">
            <text:p>150835</text:p>
          </table:table-cell>
          <table:table-cell office:value-type="float" office:value="1414.621948" calcext:value-type="float">
            <text:p>1414,621948</text:p>
          </table:table-cell>
          <table:table-cell office:value-type="float" office:value="1" calcext:value-type="float">
            <text:p>1</text:p>
          </table:table-cell>
          <table:table-cell office:value-type="float" office:value="175.805008" calcext:value-type="float">
            <text:p>175,805008</text:p>
          </table:table-cell>
          <table:table-cell office:value-type="float" office:value="150835" calcext:value-type="float">
            <text:p>150835</text:p>
          </table:table-cell>
          <table:table-cell office:value-type="float" office:value="1510.373047" calcext:value-type="float">
            <text:p>1510,373047</text:p>
          </table:table-cell>
          <table:table-cell office:value-type="float" office:value="1" calcext:value-type="float">
            <text:p>1</text:p>
          </table:table-cell>
          <table:table-cell office:value-type="float" office:value="118.598" calcext:value-type="float">
            <text:p>118,598</text:p>
          </table:table-cell>
          <table:table-cell office:value-type="float" office:value="150835" calcext:value-type="float">
            <text:p>150835</text:p>
          </table:table-cell>
          <table:table-cell office:value-type="float" office:value="1408.249023" calcext:value-type="float">
            <text:p>1408,249023</text:p>
          </table:table-cell>
          <table:table-cell office:value-type="float" office:value="2" calcext:value-type="float">
            <text:p>2</text:p>
          </table:table-cell>
          <table:table-cell office:value-type="float" office:value="194.470001" calcext:value-type="float">
            <text:p>194,470001</text:p>
          </table:table-cell>
          <table:table-cell office:value-type="float" office:value="150835" calcext:value-type="float">
            <text:p>150835</text:p>
          </table:table-cell>
          <table:table-cell office:value-type="float" office:value="1325.420044" calcext:value-type="float">
            <text:p>1325,420044</text:p>
          </table:table-cell>
          <table:table-cell office:value-type="float" office:value="1" calcext:value-type="float">
            <text:p>1</text:p>
          </table:table-cell>
          <table:table-cell office:value-type="float" office:value="68.741005" calcext:value-type="float">
            <text:p>68,741005</text:p>
          </table:table-cell>
        </table:table-row>
        <table:table-row table:style-name="ro1">
          <table:table-cell office:value-type="float" office:value="151231" calcext:value-type="float">
            <text:p>151231</text:p>
          </table:table-cell>
          <table:table-cell office:value-type="float" office:value="1621.462036" calcext:value-type="float">
            <text:p>1621,462036</text:p>
          </table:table-cell>
          <table:table-cell office:value-type="float" office:value="4" calcext:value-type="float">
            <text:p>4</text:p>
          </table:table-cell>
          <table:table-cell office:value-type="float" office:value="700.671997" calcext:value-type="float">
            <text:p>700,671997</text:p>
          </table:table-cell>
          <table:table-cell office:value-type="float" office:value="151231" calcext:value-type="float">
            <text:p>151231</text:p>
          </table:table-cell>
          <table:table-cell office:value-type="float" office:value="1326.426025" calcext:value-type="float">
            <text:p>1326,426025</text:p>
          </table:table-cell>
          <table:table-cell office:value-type="float" office:value="4" calcext:value-type="float">
            <text:p>4</text:p>
          </table:table-cell>
          <table:table-cell office:value-type="float" office:value="463.119995" calcext:value-type="float">
            <text:p>463,119995</text:p>
          </table:table-cell>
          <table:table-cell office:value-type="float" office:value="151231" calcext:value-type="float">
            <text:p>151231</text:p>
          </table:table-cell>
          <table:table-cell office:value-type="float" office:value="1212.928101" calcext:value-type="float">
            <text:p>1212,928101</text:p>
          </table:table-cell>
          <table:table-cell office:value-type="float" office:value="7" calcext:value-type="float">
            <text:p>7</text:p>
          </table:table-cell>
          <table:table-cell office:value-type="float" office:value="745.426025" calcext:value-type="float">
            <text:p>745,426025</text:p>
          </table:table-cell>
          <table:table-cell office:value-type="float" office:value="151231" calcext:value-type="float">
            <text:p>151231</text:p>
          </table:table-cell>
          <table:table-cell office:value-type="float" office:value="1326.320068" calcext:value-type="float">
            <text:p>1326,320068</text:p>
          </table:table-cell>
          <table:table-cell office:value-type="float" office:value="2" calcext:value-type="float">
            <text:p>2</text:p>
          </table:table-cell>
          <table:table-cell office:value-type="float" office:value="197.154007" calcext:value-type="float">
            <text:p>197,154007</text:p>
          </table:table-cell>
        </table:table-row>
        <table:table-row table:style-name="ro1">
          <table:table-cell office:value-type="float" office:value="151830" calcext:value-type="float">
            <text:p>151830</text:p>
          </table:table-cell>
          <table:table-cell office:value-type="float" office:value="1391.927002" calcext:value-type="float">
            <text:p>1391,927002</text:p>
          </table:table-cell>
          <table:table-cell office:value-type="float" office:value="31" calcext:value-type="float">
            <text:p>31</text:p>
          </table:table-cell>
          <table:table-cell office:value-type="float" office:value="1593.333008" calcext:value-type="float">
            <text:p>1593,333008</text:p>
          </table:table-cell>
          <table:table-cell office:value-type="float" office:value="151830" calcext:value-type="float">
            <text:p>151830</text:p>
          </table:table-cell>
          <table:table-cell office:value-type="float" office:value="1408.882935" calcext:value-type="float">
            <text:p>1408,882935</text:p>
          </table:table-cell>
          <table:table-cell office:value-type="float" office:value="3" calcext:value-type="float">
            <text:p>3</text:p>
          </table:table-cell>
          <table:table-cell office:value-type="float" office:value="120.279999" calcext:value-type="float">
            <text:p>120,279999</text:p>
          </table:table-cell>
          <table:table-cell office:value-type="float" office:value="151830" calcext:value-type="float">
            <text:p>151830</text:p>
          </table:table-cell>
          <table:table-cell office:value-type="float" office:value="1357.119019" calcext:value-type="float">
            <text:p>1357,119019</text:p>
          </table:table-cell>
          <table:table-cell office:value-type="float" office:value="37" calcext:value-type="float">
            <text:p>37</text:p>
          </table:table-cell>
          <table:table-cell office:value-type="float" office:value="1325.549805" calcext:value-type="float">
            <text:p>1325,549805</text:p>
          </table:table-cell>
          <table:table-cell office:value-type="float" office:value="151830" calcext:value-type="float">
            <text:p>151830</text:p>
          </table:table-cell>
          <table:table-cell office:value-type="float" office:value="1452.26709" calcext:value-type="float">
            <text:p>1452,26709</text:p>
          </table:table-cell>
          <table:table-cell office:value-type="float" office:value="38" calcext:value-type="float">
            <text:p>38</text:p>
          </table:table-cell>
          <table:table-cell office:value-type="float" office:value="1564.471436" calcext:value-type="float">
            <text:p>1564,471436</text:p>
          </table:table-cell>
        </table:table-row>
        <table:table-row table:style-name="ro1">
          <table:table-cell office:value-type="float" office:value="152024" calcext:value-type="float">
            <text:p>152024</text:p>
          </table:table-cell>
          <table:table-cell office:value-type="float" office:value="1125.781982" calcext:value-type="float">
            <text:p>1125,781982</text:p>
          </table:table-cell>
          <table:table-cell office:value-type="float" office:value="2" calcext:value-type="float">
            <text:p>2</text:p>
          </table:table-cell>
          <table:table-cell office:value-type="float" office:value="220.903" calcext:value-type="float">
            <text:p>220,903</text:p>
          </table:table-cell>
          <table:table-cell office:value-type="float" office:value="152024" calcext:value-type="float">
            <text:p>152024</text:p>
          </table:table-cell>
          <table:table-cell office:value-type="float" office:value="929.945984" calcext:value-type="float">
            <text:p>929,945984</text:p>
          </table:table-cell>
          <table:table-cell office:value-type="float" office:value="2" calcext:value-type="float">
            <text:p>2</text:p>
          </table:table-cell>
          <table:table-cell office:value-type="float" office:value="186.132996" calcext:value-type="float">
            <text:p>186,132996</text:p>
          </table:table-cell>
          <table:table-cell office:value-type="float" office:value="152024" calcext:value-type="float">
            <text:p>152024</text:p>
          </table:table-cell>
          <table:table-cell office:value-type="float" office:value="1080.744995" calcext:value-type="float">
            <text:p>1080,744995</text:p>
          </table:table-cell>
          <table:table-cell office:value-type="float" office:value="7" calcext:value-type="float">
            <text:p>7</text:p>
          </table:table-cell>
          <table:table-cell office:value-type="float" office:value="166.787003" calcext:value-type="float">
            <text:p>166,787003</text:p>
          </table:table-cell>
          <table:table-cell office:value-type="float" office:value="152024" calcext:value-type="float">
            <text:p>152024</text:p>
          </table:table-cell>
          <table:table-cell office:value-type="float" office:value="1120.473022" calcext:value-type="float">
            <text:p>1120,473022</text:p>
          </table:table-cell>
          <table:table-cell office:value-type="float" office:value="56" calcext:value-type="float">
            <text:p>56</text:p>
          </table:table-cell>
          <table:table-cell office:value-type="float" office:value="2189.918945" calcext:value-type="float">
            <text:p>2189,918945</text:p>
          </table:table-cell>
        </table:table-row>
        <table:table-row table:style-name="ro1">
          <table:table-cell office:value-type="float" office:value="152207" calcext:value-type="float">
            <text:p>152207</text:p>
          </table:table-cell>
          <table:table-cell office:value-type="float" office:value="1932.237061" calcext:value-type="float">
            <text:p>1932,237061</text:p>
          </table:table-cell>
          <table:table-cell office:value-type="float" office:value="25" calcext:value-type="float">
            <text:p>25</text:p>
          </table:table-cell>
          <table:table-cell office:value-type="float" office:value="627.067017" calcext:value-type="float">
            <text:p>627,067017</text:p>
          </table:table-cell>
          <table:table-cell office:value-type="float" office:value="152207" calcext:value-type="float">
            <text:p>152207</text:p>
          </table:table-cell>
          <table:table-cell office:value-type="float" office:value="1450.721924" calcext:value-type="float">
            <text:p>1450,721924</text:p>
          </table:table-cell>
          <table:table-cell office:value-type="float" office:value="1" calcext:value-type="float">
            <text:p>1</text:p>
          </table:table-cell>
          <table:table-cell office:value-type="float" office:value="182.106995" calcext:value-type="float">
            <text:p>182,106995</text:p>
          </table:table-cell>
          <table:table-cell office:value-type="float" office:value="152207" calcext:value-type="float">
            <text:p>152207</text:p>
          </table:table-cell>
          <table:table-cell office:value-type="float" office:value="1791.725098" calcext:value-type="float">
            <text:p>1791,725098</text:p>
          </table:table-cell>
          <table:table-cell office:value-type="float" office:value="42" calcext:value-type="float">
            <text:p>42</text:p>
          </table:table-cell>
          <table:table-cell office:value-type="float" office:value="1736.997925" calcext:value-type="float">
            <text:p>1736,997925</text:p>
          </table:table-cell>
          <table:table-cell office:value-type="float" office:value="152207" calcext:value-type="float">
            <text:p>152207</text:p>
          </table:table-cell>
          <table:table-cell office:value-type="float" office:value="1775.534058" calcext:value-type="float">
            <text:p>1775,534058</text:p>
          </table:table-cell>
          <table:table-cell office:value-type="float" office:value="80" calcext:value-type="float">
            <text:p>80</text:p>
          </table:table-cell>
          <table:table-cell office:value-type="float" office:value="3763.364014" calcext:value-type="float">
            <text:p>3763,364014</text:p>
          </table:table-cell>
        </table:table-row>
        <table:table-row table:style-name="ro1">
          <table:table-cell office:value-type="float" office:value="152354" calcext:value-type="float">
            <text:p>152354</text:p>
          </table:table-cell>
          <table:table-cell office:value-type="float" office:value="1129.726074" calcext:value-type="float">
            <text:p>1129,726074</text:p>
          </table:table-cell>
          <table:table-cell office:value-type="float" office:value="2" calcext:value-type="float">
            <text:p>2</text:p>
          </table:table-cell>
          <table:table-cell office:value-type="float" office:value="164.272003" calcext:value-type="float">
            <text:p>164,272003</text:p>
          </table:table-cell>
          <table:table-cell office:value-type="float" office:value="152354" calcext:value-type="float">
            <text:p>152354</text:p>
          </table:table-cell>
          <table:table-cell office:value-type="float" office:value="1136.876953" calcext:value-type="float">
            <text:p>1136,876953</text:p>
          </table:table-cell>
          <table:table-cell office:value-type="float" office:value="5" calcext:value-type="float">
            <text:p>5</text:p>
          </table:table-cell>
          <table:table-cell office:value-type="float" office:value="377.133026" calcext:value-type="float">
            <text:p>377,133026</text:p>
          </table:table-cell>
          <table:table-cell office:value-type="float" office:value="152354" calcext:value-type="float">
            <text:p>152354</text:p>
          </table:table-cell>
          <table:table-cell office:value-type="float" office:value="1096.145996" calcext:value-type="float">
            <text:p>1096,145996</text:p>
          </table:table-cell>
          <table:table-cell office:value-type="float" office:value="1" calcext:value-type="float">
            <text:p>1</text:p>
          </table:table-cell>
          <table:table-cell office:value-type="float" office:value="413.325012" calcext:value-type="float">
            <text:p>413,325012</text:p>
          </table:table-cell>
          <table:table-cell office:value-type="float" office:value="152354" calcext:value-type="float">
            <text:p>152354</text:p>
          </table:table-cell>
          <table:table-cell office:value-type="float" office:value="1344.744019" calcext:value-type="float">
            <text:p>1344,744019</text:p>
          </table:table-cell>
          <table:table-cell office:value-type="float" office:value="1" calcext:value-type="float">
            <text:p>1</text:p>
          </table:table-cell>
          <table:table-cell office:value-type="float" office:value="36.737" calcext:value-type="float">
            <text:p>36,737</text:p>
          </table:table-cell>
        </table:table-row>
        <table:table-row table:style-name="ro1">
          <table:table-cell office:value-type="float" office:value="152539" calcext:value-type="float">
            <text:p>152539</text:p>
          </table:table-cell>
          <table:table-cell office:value-type="float" office:value="1086.774048" calcext:value-type="float">
            <text:p>1086,774048</text:p>
          </table:table-cell>
          <table:table-cell office:value-type="float" office:value="2" calcext:value-type="float">
            <text:p>2</text:p>
          </table:table-cell>
          <table:table-cell office:value-type="float" office:value="335.031982" calcext:value-type="float">
            <text:p>335,031982</text:p>
          </table:table-cell>
          <table:table-cell office:value-type="float" office:value="152539" calcext:value-type="float">
            <text:p>152539</text:p>
          </table:table-cell>
          <table:table-cell office:value-type="float" office:value="1221.284058" calcext:value-type="float">
            <text:p>1221,284058</text:p>
          </table:table-cell>
          <table:table-cell office:value-type="float" office:value="3" calcext:value-type="float">
            <text:p>3</text:p>
          </table:table-cell>
          <table:table-cell office:value-type="float" office:value="164.470001" calcext:value-type="float">
            <text:p>164,470001</text:p>
          </table:table-cell>
          <table:table-cell office:value-type="float" office:value="152539" calcext:value-type="float">
            <text:p>152539</text:p>
          </table:table-cell>
          <table:table-cell office:value-type="float" office:value="1377.29895" calcext:value-type="float">
            <text:p>1377,29895</text:p>
          </table:table-cell>
          <table:table-cell office:value-type="float" office:value="1" calcext:value-type="float">
            <text:p>1</text:p>
          </table:table-cell>
          <table:table-cell office:value-type="float" office:value="28.434" calcext:value-type="float">
            <text:p>28,434</text:p>
          </table:table-cell>
          <table:table-cell office:value-type="float" office:value="152539" calcext:value-type="float">
            <text:p>152539</text:p>
          </table:table-cell>
          <table:table-cell office:value-type="float" office:value="1103.244995" calcext:value-type="float">
            <text:p>1103,244995</text:p>
          </table:table-cell>
          <table:table-cell office:value-type="float" office:value="5" calcext:value-type="float">
            <text:p>5</text:p>
          </table:table-cell>
          <table:table-cell office:value-type="float" office:value="227.334" calcext:value-type="float">
            <text:p>227,334</text:p>
          </table:table-cell>
        </table:table-row>
        <table:table-row table:style-name="ro1">
          <table:table-cell office:value-type="float" office:value="152944" calcext:value-type="float">
            <text:p>152944</text:p>
          </table:table-cell>
          <table:table-cell office:value-type="float" office:value="1193.630005" calcext:value-type="float">
            <text:p>1193,630005</text:p>
          </table:table-cell>
          <table:table-cell office:value-type="float" office:value="14" calcext:value-type="float">
            <text:p>14</text:p>
          </table:table-cell>
          <table:table-cell office:value-type="float" office:value="294.39801" calcext:value-type="float">
            <text:p>294,39801</text:p>
          </table:table-cell>
          <table:table-cell office:value-type="float" office:value="152944" calcext:value-type="float">
            <text:p>152944</text:p>
          </table:table-cell>
          <table:table-cell office:value-type="float" office:value="1068.740967" calcext:value-type="float">
            <text:p>1068,740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944" calcext:value-type="float">
            <text:p>152944</text:p>
          </table:table-cell>
          <table:table-cell office:value-type="float" office:value="1348.48291" calcext:value-type="float">
            <text:p>1348,48291</text:p>
          </table:table-cell>
          <table:table-cell office:value-type="float" office:value="1" calcext:value-type="float">
            <text:p>1</text:p>
          </table:table-cell>
          <table:table-cell office:value-type="float" office:value="233.210999" calcext:value-type="float">
            <text:p>233,210999</text:p>
          </table:table-cell>
          <table:table-cell office:value-type="float" office:value="152944" calcext:value-type="float">
            <text:p>152944</text:p>
          </table:table-cell>
          <table:table-cell office:value-type="float" office:value="1115.531006" calcext:value-type="float">
            <text:p>1115,531006</text:p>
          </table:table-cell>
          <table:table-cell office:value-type="float" office:value="2" calcext:value-type="float">
            <text:p>2</text:p>
          </table:table-cell>
          <table:table-cell office:value-type="float" office:value="118.897003" calcext:value-type="float">
            <text:p>118,897003</text:p>
          </table:table-cell>
        </table:table-row>
        <table:table-row table:style-name="ro1">
          <table:table-cell office:value-type="float" office:value="111643" calcext:value-type="float">
            <text:p>111643</text:p>
          </table:table-cell>
          <table:table-cell office:value-type="float" office:value="974.630981" calcext:value-type="float">
            <text:p>974,630981</text:p>
          </table:table-cell>
          <table:table-cell office:value-type="float" office:value="1" calcext:value-type="float">
            <text:p>1</text:p>
          </table:table-cell>
          <table:table-cell office:value-type="float" office:value="38.398003" calcext:value-type="float">
            <text:p>38,398003</text:p>
          </table:table-cell>
          <table:table-cell office:value-type="float" office:value="111643" calcext:value-type="float">
            <text:p>111643</text:p>
          </table:table-cell>
          <table:table-cell office:value-type="float" office:value="1111.351074" calcext:value-type="float">
            <text:p>1111,351074</text:p>
          </table:table-cell>
          <table:table-cell office:value-type="float" office:value="1" calcext:value-type="float">
            <text:p>1</text:p>
          </table:table-cell>
          <table:table-cell office:value-type="float" office:value="34.404999" calcext:value-type="float">
            <text:p>34,404999</text:p>
          </table:table-cell>
          <table:table-cell office:value-type="float" office:value="111643" calcext:value-type="float">
            <text:p>111643</text:p>
          </table:table-cell>
          <table:table-cell office:value-type="float" office:value="1020.971985" calcext:value-type="float">
            <text:p>1020,97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643" calcext:value-type="float">
            <text:p>111643</text:p>
          </table:table-cell>
          <table:table-cell office:value-type="float" office:value="1045.412964" calcext:value-type="float">
            <text:p>1045,41296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2322" calcext:value-type="float">
            <text:p>112322</text:p>
          </table:table-cell>
          <table:table-cell office:value-type="float" office:value="948.299988" calcext:value-type="float">
            <text:p>948,299988</text:p>
          </table:table-cell>
          <table:table-cell office:value-type="float" office:value="1" calcext:value-type="float">
            <text:p>1</text:p>
          </table:table-cell>
          <table:table-cell office:value-type="float" office:value="290.901001" calcext:value-type="float">
            <text:p>290,901001</text:p>
          </table:table-cell>
          <table:table-cell office:value-type="float" office:value="112322" calcext:value-type="float">
            <text:p>112322</text:p>
          </table:table-cell>
          <table:table-cell office:value-type="float" office:value="1144.454956" calcext:value-type="float">
            <text:p>1144,454956</text:p>
          </table:table-cell>
          <table:table-cell office:value-type="float" office:value="4" calcext:value-type="float">
            <text:p>4</text:p>
          </table:table-cell>
          <table:table-cell office:value-type="float" office:value="760.356018" calcext:value-type="float">
            <text:p>760,356018</text:p>
          </table:table-cell>
          <table:table-cell office:value-type="float" office:value="112322" calcext:value-type="float">
            <text:p>112322</text:p>
          </table:table-cell>
          <table:table-cell office:value-type="float" office:value="1238.822021" calcext:value-type="float">
            <text:p>1238,822021</text:p>
          </table:table-cell>
          <table:table-cell office:value-type="float" office:value="2" calcext:value-type="float">
            <text:p>2</text:p>
          </table:table-cell>
          <table:table-cell office:value-type="float" office:value="993.975037" calcext:value-type="float">
            <text:p>993,975037</text:p>
          </table:table-cell>
          <table:table-cell office:value-type="float" office:value="112322" calcext:value-type="float">
            <text:p>112322</text:p>
          </table:table-cell>
          <table:table-cell office:value-type="float" office:value="1169.944092" calcext:value-type="float">
            <text:p>1169,944092</text:p>
          </table:table-cell>
          <table:table-cell office:value-type="float" office:value="3" calcext:value-type="float">
            <text:p>3</text:p>
          </table:table-cell>
          <table:table-cell office:value-type="float" office:value="1076.47998" calcext:value-type="float">
            <text:p>1076,47998</text:p>
          </table:table-cell>
        </table:table-row>
        <table:table-row table:style-name="ro1">
          <table:table-cell office:value-type="float" office:value="112506" calcext:value-type="float">
            <text:p>112506</text:p>
          </table:table-cell>
          <table:table-cell office:value-type="float" office:value="1156.98999" calcext:value-type="float">
            <text:p>1156,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002.868042" calcext:value-type="float">
            <text:p>1002,868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091.542969" calcext:value-type="float">
            <text:p>1091,54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190.001953" calcext:value-type="float">
            <text:p>1190,001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1255.0516032" calcext:value-type="float">
            <text:p>1255,0516032</text:p>
          </table:table-cell>
          <table:table-cell table:style-name="ce1" table:formula="of:=AVERAGE([C4.C5:.C34])" office:value-type="float" office:value="6.4" calcext:value-type="float">
            <text:p>6,4</text:p>
          </table:table-cell>
          <table:table-cell table:style-name="ce15" table:formula="of:=AVERAGE([C4.D5:.D34])" office:value-type="float" office:value="457.2302323" calcext:value-type="float">
            <text:p>457,230232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260.44236853333" calcext:value-type="float">
            <text:p>1260,4423685333</text:p>
          </table:table-cell>
          <table:table-cell table:style-name="ce1" table:formula="of:=AVERAGE([C4.G5:.G34])" office:value-type="float" office:value="2.2" calcext:value-type="float">
            <text:p>2,2</text:p>
          </table:table-cell>
          <table:table-cell table:style-name="ce15" table:formula="of:=AVERAGE([C4.H5:.H34])" office:value-type="float" office:value="256.3874718" calcext:value-type="float">
            <text:p>256,387471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1245.2060282" calcext:value-type="float">
            <text:p>1245,2060282</text:p>
          </table:table-cell>
          <table:table-cell table:style-name="ce1" table:formula="of:=AVERAGE([C4.K5:.K34])" office:value-type="float" office:value="6.36666666666667" calcext:value-type="float">
            <text:p>6,3666666667</text:p>
          </table:table-cell>
          <table:table-cell table:style-name="ce15" table:formula="of:=AVERAGE([C4.L5:.L34])" office:value-type="float" office:value="452.888208966667" calcext:value-type="float">
            <text:p>452,8882089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1243.4374776" calcext:value-type="float">
            <text:p>1243,4374776</text:p>
          </table:table-cell>
          <table:table-cell table:style-name="ce1" table:formula="of:=AVERAGE([C4.O5:.O34])" office:value-type="float" office:value="11.4333333333333" calcext:value-type="float">
            <text:p>11,4333333333</text:p>
          </table:table-cell>
          <table:table-cell table:style-name="ce15" table:formula="of:=AVERAGE([C4.P5:.P34])" office:value-type="float" office:value="626.970094666667" calcext:value-type="float">
            <text:p>626,9700946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1175.3099975" calcext:value-type="float">
            <text:p>1175,3099975</text:p>
          </table:table-cell>
          <table:table-cell table:style-name="ce1" table:formula="of:=MEDIAN([C4.C5:.C34])" office:value-type="float" office:value="2" calcext:value-type="float">
            <text:p>2</text:p>
          </table:table-cell>
          <table:table-cell table:style-name="ce15" table:formula="of:=MEDIAN([C4.D5:.D34])" office:value-type="float" office:value="272.7079925" calcext:value-type="float">
            <text:p>272,70799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252.7869875" calcext:value-type="float">
            <text:p>1252,7869875</text:p>
          </table:table-cell>
          <table:table-cell table:style-name="ce1" table:formula="of:=MEDIAN([C4.G5:.G34])" office:value-type="float" office:value="2" calcext:value-type="float">
            <text:p>2</text:p>
          </table:table-cell>
          <table:table-cell table:style-name="ce15" table:formula="of:=MEDIAN([C4.H5:.H34])" office:value-type="float" office:value="180.3965" calcext:value-type="float">
            <text:p>180,39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1238.0759885" calcext:value-type="float">
            <text:p>1238,0759885</text:p>
          </table:table-cell>
          <table:table-cell table:style-name="ce1" table:formula="of:=MEDIAN([C4.K5:.K34])" office:value-type="float" office:value="2" calcext:value-type="float">
            <text:p>2</text:p>
          </table:table-cell>
          <table:table-cell table:style-name="ce15" table:formula="of:=MEDIAN([C4.L5:.L34])" office:value-type="float" office:value="232.9235005" calcext:value-type="float">
            <text:p>232,923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1276.2349245" calcext:value-type="float">
            <text:p>1276,2349245</text:p>
          </table:table-cell>
          <table:table-cell table:style-name="ce1" table:formula="of:=MEDIAN([C4.O5:.O34])" office:value-type="float" office:value="2.5" calcext:value-type="float">
            <text:p>2,5</text:p>
          </table:table-cell>
          <table:table-cell table:style-name="ce15" table:formula="of:=MEDIAN([C4.P5:.P34])" office:value-type="float" office:value="228.0650025" calcext:value-type="float">
            <text:p>228,06500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250.413736601259" calcext:value-type="float">
            <text:p>250,4137366013</text:p>
          </table:table-cell>
          <table:table-cell table:style-name="ce11" table:formula="of:=STDEV([C4.C5:.C34])" office:value-type="float" office:value="12.9657373422257" calcext:value-type="float">
            <text:p>12,9657373422</text:p>
          </table:table-cell>
          <table:table-cell table:style-name="ce16" table:formula="of:=STDEV([C4.D5:.D34])" office:value-type="float" office:value="539.556933177865" calcext:value-type="float">
            <text:p>539,556933177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87.900137661072" calcext:value-type="float">
            <text:p>187,9001376611</text:p>
          </table:table-cell>
          <table:table-cell table:style-name="ce11" table:formula="of:=STDEV([C4.G5:.G34])" office:value-type="float" office:value="1.51771152590407" calcext:value-type="float">
            <text:p>1,5177115259</text:p>
          </table:table-cell>
          <table:table-cell table:style-name="ce16" table:formula="of:=STDEV([C4.H5:.H34])" office:value-type="float" office:value="284.877842278053" calcext:value-type="float">
            <text:p>284,87784227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256.787735970964" calcext:value-type="float">
            <text:p>256,787735971</text:p>
          </table:table-cell>
          <table:table-cell table:style-name="ce11" table:formula="of:=STDEV([C4.K5:.K34])" office:value-type="float" office:value="11.9351215509848" calcext:value-type="float">
            <text:p>11,935121551</text:p>
          </table:table-cell>
          <table:table-cell table:style-name="ce16" table:formula="of:=STDEV([C4.L5:.L34])" office:value-type="float" office:value="612.511520083473" calcext:value-type="float">
            <text:p>612,511520083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202.792555498669" calcext:value-type="float">
            <text:p>202,7925554987</text:p>
          </table:table-cell>
          <table:table-cell table:style-name="ce11" table:formula="of:=STDEV([C4.O5:.O34])" office:value-type="float" office:value="21.3601035341242" calcext:value-type="float">
            <text:p>21,3601035341</text:p>
          </table:table-cell>
          <table:table-cell table:style-name="ce16" table:formula="of:=STDEV([C4.P5:.P34])" office:value-type="float" office:value="881.396757051203" calcext:value-type="float">
            <text:p>881,396757051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1251.03436938333" calcext:value-type="float">
            <text:p>1251,0343693833</text:p>
          </table:table-cell>
          <table:table-cell table:formula="of:=STDEV([.B5:.B34];[.F5:.F34];[.J5:.J34];[.N5:.N34];[.R5:.R34];[.V5:.V34];[.Z5:.Z34];[.AD5:.AD34];[.AH5:.AH34])" office:value-type="float" office:value="223.666159519466" calcext:value-type="float">
            <text:p>223,6661595195</text:p>
          </table:table-cell>
          <table:table-cell table:style-name="Default" table:formula="of:=COUNT([.B5:.B34];[.F5:.F34];[.J5:.J34];[.N5:.N34];[.R5:.R34];[.V5:.V34];[.Z5:.Z34];[.AD5:.AD34];[.AH5:.AH34])" office:value-type="float" office:value="120" calcext:value-type="float">
            <text:p>120</text:p>
          </table:table-cell>
          <table:table-cell table:style-name="Default" table:formula="of:=2*[.C40]/SQRT([.D40])" office:value-type="float" office:value="40.8356669731202" calcext:value-type="float">
            <text:p>40,835666973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6.6" calcext:value-type="float">
            <text:p>6,6</text:p>
          </table:table-cell>
          <table:table-cell table:formula="of:=STDEV([.C5:.C34];[.G5:.G34];[.K5:.K34];[.O5:.O34];[.S5:.S34];[.W5:.W34];[.AA5:.AA34];[.AE5:.AE34];[.AI5:.AI34])" office:value-type="float" office:value="14.07924749708" calcext:value-type="float">
            <text:p>14,0792474971</text:p>
          </table:table-cell>
          <table:table-cell table:style-name="ce17" table:formula="of:=COUNT([.C5:.C34];[.G5:.G34];[.K5:.K34];[.O5:.O34];[.S5:.S34];[.W5:.W34];[.AA5:.AA34];[.AE5:.AE34];[.AI5:.AI34])" office:value-type="float" office:value="120" calcext:value-type="float">
            <text:p>120</text:p>
          </table:table-cell>
          <table:table-cell table:style-name="Default" table:formula="of:=2*[.C41]/SQRT([.D41])" office:value-type="float" office:value="2.57050714894962" calcext:value-type="float">
            <text:p>2,570507148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448.369001933333" calcext:value-type="float">
            <text:p>448,3690019333</text:p>
          </table:table-cell>
          <table:table-cell table:formula="of:=STDEV([.D5:.D34];[.H5:.H34];[.L5:.L34];[.P5:.P34];[.T5:.T34];[.X5:.X34];[.AB5:.AB34];[.AF5:.AF34];[.AJ5:.AJ34])" office:value-type="float" office:value="623.56085504624" calcext:value-type="float">
            <text:p>623,5608550462</text:p>
          </table:table-cell>
          <table:table-cell table:style-name="Default" table:formula="of:=COUNT([.D5:.D34];[.H5:.H34];[.L5:.L34];[.P5:.P34];[.T5:.T34];[.X5:.X34];[.AB5:.AB34];[.AF5:.AF34];[.AJ5:.AJ34])" office:value-type="float" office:value="120" calcext:value-type="float">
            <text:p>120</text:p>
          </table:table-cell>
          <table:table-cell table:style-name="Default" table:formula="of:=2*[.C42]/SQRT([.D42])" office:value-type="float" office:value="113.846115428678" calcext:value-type="float">
            <text:p>113,846115428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92847" calcext:value-type="float">
            <text:p>92847</text:p>
          </table:table-cell>
          <table:table-cell office:value-type="float" office:value="1125.859009" calcext:value-type="float">
            <text:p>1125,859009</text:p>
          </table:table-cell>
          <table:table-cell office:value-type="float" office:value="3" calcext:value-type="float">
            <text:p>3</text:p>
          </table:table-cell>
          <table:table-cell office:value-type="float" office:value="264.763" calcext:value-type="float">
            <text:p>264,763</text:p>
          </table:table-cell>
          <table:table-cell office:value-type="float" office:value="92847" calcext:value-type="float">
            <text:p>92847</text:p>
          </table:table-cell>
          <table:table-cell office:value-type="float" office:value="1196.800903" calcext:value-type="float">
            <text:p>1196,800903</text:p>
          </table:table-cell>
          <table:table-cell office:value-type="float" office:value="1" calcext:value-type="float">
            <text:p>1</text:p>
          </table:table-cell>
          <table:table-cell office:value-type="float" office:value="7.993" calcext:value-type="float">
            <text:p>7,993</text:p>
          </table:table-cell>
          <table:table-cell office:value-type="float" office:value="92847" calcext:value-type="float">
            <text:p>92847</text:p>
          </table:table-cell>
          <table:table-cell office:value-type="float" office:value="1399.447998" calcext:value-type="float">
            <text:p>1399,447998</text:p>
          </table:table-cell>
          <table:table-cell office:value-type="float" office:value="1" calcext:value-type="float">
            <text:p>1</text:p>
          </table:table-cell>
          <table:table-cell office:value-type="float" office:value="62.228001" calcext:value-type="float">
            <text:p>62,228001</text:p>
          </table:table-cell>
          <table:table-cell office:value-type="float" office:value="92847" calcext:value-type="float">
            <text:p>92847</text:p>
          </table:table-cell>
          <table:table-cell office:value-type="float" office:value="1279.271973" calcext:value-type="float">
            <text:p>1279,271973</text:p>
          </table:table-cell>
          <table:table-cell office:value-type="float" office:value="1" calcext:value-type="float">
            <text:p>1</text:p>
          </table:table-cell>
          <table:table-cell office:value-type="float" office:value="296.531006" calcext:value-type="float">
            <text:p>296,531006</text:p>
          </table:table-cell>
          <table:table-cell office:value-type="float" office:value="92847" calcext:value-type="float">
            <text:p>92847</text:p>
          </table:table-cell>
          <table:table-cell office:value-type="float" office:value="1313.274048" calcext:value-type="float">
            <text:p>1313,274048</text:p>
          </table:table-cell>
          <table:table-cell office:value-type="float" office:value="2" calcext:value-type="float">
            <text:p>2</text:p>
          </table:table-cell>
          <table:table-cell office:value-type="float" office:value="120.725998" calcext:value-type="float">
            <text:p>120,725998</text:p>
          </table:table-cell>
        </table:table-row>
        <table:table-row table:style-name="ro1">
          <table:table-cell office:value-type="float" office:value="93032" calcext:value-type="float">
            <text:p>93032</text:p>
          </table:table-cell>
          <table:table-cell office:value-type="float" office:value="1105.36499" calcext:value-type="float">
            <text:p>1105,36499</text:p>
          </table:table-cell>
          <table:table-cell office:value-type="float" office:value="5" calcext:value-type="float">
            <text:p>5</text:p>
          </table:table-cell>
          <table:table-cell office:value-type="float" office:value="753.377014" calcext:value-type="float">
            <text:p>753,377014</text:p>
          </table:table-cell>
          <table:table-cell office:value-type="float" office:value="93032" calcext:value-type="float">
            <text:p>93032</text:p>
          </table:table-cell>
          <table:table-cell office:value-type="float" office:value="1708.026978" calcext:value-type="float">
            <text:p>1708,026978</text:p>
          </table:table-cell>
          <table:table-cell office:value-type="float" office:value="3" calcext:value-type="float">
            <text:p>3</text:p>
          </table:table-cell>
          <table:table-cell office:value-type="float" office:value="461.394012" calcext:value-type="float">
            <text:p>461,394012</text:p>
          </table:table-cell>
          <table:table-cell office:value-type="float" office:value="93032" calcext:value-type="float">
            <text:p>93032</text:p>
          </table:table-cell>
          <table:table-cell office:value-type="float" office:value="1501.911987" calcext:value-type="float">
            <text:p>1501,911987</text:p>
          </table:table-cell>
          <table:table-cell office:value-type="float" office:value="3" calcext:value-type="float">
            <text:p>3</text:p>
          </table:table-cell>
          <table:table-cell office:value-type="float" office:value="645.658997" calcext:value-type="float">
            <text:p>645,658997</text:p>
          </table:table-cell>
          <table:table-cell office:value-type="float" office:value="93032" calcext:value-type="float">
            <text:p>93032</text:p>
          </table:table-cell>
          <table:table-cell office:value-type="float" office:value="1367.880005" calcext:value-type="float">
            <text:p>1367,880005</text:p>
          </table:table-cell>
          <table:table-cell office:value-type="float" office:value="2" calcext:value-type="float">
            <text:p>2</text:p>
          </table:table-cell>
          <table:table-cell office:value-type="float" office:value="305.938019" calcext:value-type="float">
            <text:p>305,938019</text:p>
          </table:table-cell>
          <table:table-cell office:value-type="float" office:value="93032" calcext:value-type="float">
            <text:p>93032</text:p>
          </table:table-cell>
          <table:table-cell office:value-type="float" office:value="1155.10498" calcext:value-type="float">
            <text:p>1155,10498</text:p>
          </table:table-cell>
          <table:table-cell office:value-type="float" office:value="2" calcext:value-type="float">
            <text:p>2</text:p>
          </table:table-cell>
          <table:table-cell office:value-type="float" office:value="106.358002" calcext:value-type="float">
            <text:p>106,358002</text:p>
          </table:table-cell>
        </table:table-row>
        <table:table-row table:style-name="ro1">
          <table:table-cell office:value-type="float" office:value="93335" calcext:value-type="float">
            <text:p>93335</text:p>
          </table:table-cell>
          <table:table-cell office:value-type="float" office:value="1130.937012" calcext:value-type="float">
            <text:p>1130,937012</text:p>
          </table:table-cell>
          <table:table-cell office:value-type="float" office:value="2" calcext:value-type="float">
            <text:p>2</text:p>
          </table:table-cell>
          <table:table-cell office:value-type="float" office:value="115.456001" calcext:value-type="float">
            <text:p>115,456001</text:p>
          </table:table-cell>
          <table:table-cell office:value-type="float" office:value="93335" calcext:value-type="float">
            <text:p>93335</text:p>
          </table:table-cell>
          <table:table-cell office:value-type="float" office:value="1193.515991" calcext:value-type="float">
            <text:p>1193,515991</text:p>
          </table:table-cell>
          <table:table-cell office:value-type="float" office:value="2" calcext:value-type="float">
            <text:p>2</text:p>
          </table:table-cell>
          <table:table-cell office:value-type="float" office:value="138.856003" calcext:value-type="float">
            <text:p>138,856003</text:p>
          </table:table-cell>
          <table:table-cell office:value-type="float" office:value="93335" calcext:value-type="float">
            <text:p>93335</text:p>
          </table:table-cell>
          <table:table-cell office:value-type="float" office:value="1108.770996" calcext:value-type="float">
            <text:p>1108,770996</text:p>
          </table:table-cell>
          <table:table-cell office:value-type="float" office:value="1" calcext:value-type="float">
            <text:p>1</text:p>
          </table:table-cell>
          <table:table-cell office:value-type="float" office:value="83.075005" calcext:value-type="float">
            <text:p>83,075005</text:p>
          </table:table-cell>
          <table:table-cell office:value-type="float" office:value="93335" calcext:value-type="float">
            <text:p>93335</text:p>
          </table:table-cell>
          <table:table-cell office:value-type="float" office:value="1122.059937" calcext:value-type="float">
            <text:p>1122,059937</text:p>
          </table:table-cell>
          <table:table-cell office:value-type="float" office:value="2" calcext:value-type="float">
            <text:p>2</text:p>
          </table:table-cell>
          <table:table-cell office:value-type="float" office:value="294.169006" calcext:value-type="float">
            <text:p>294,169006</text:p>
          </table:table-cell>
          <table:table-cell office:value-type="float" office:value="93335" calcext:value-type="float">
            <text:p>93335</text:p>
          </table:table-cell>
          <table:table-cell office:value-type="float" office:value="1059.166992" calcext:value-type="float">
            <text:p>1059,166992</text:p>
          </table:table-cell>
          <table:table-cell office:value-type="float" office:value="4" calcext:value-type="float">
            <text:p>4</text:p>
          </table:table-cell>
          <table:table-cell office:value-type="float" office:value="611.924011" calcext:value-type="float">
            <text:p>611,924011</text:p>
          </table:table-cell>
        </table:table-row>
        <table:table-row table:style-name="ro1">
          <table:table-cell office:value-type="float" office:value="93518" calcext:value-type="float">
            <text:p>93518</text:p>
          </table:table-cell>
          <table:table-cell office:value-type="float" office:value="1524.447021" calcext:value-type="float">
            <text:p>1524,447021</text:p>
          </table:table-cell>
          <table:table-cell office:value-type="float" office:value="2" calcext:value-type="float">
            <text:p>2</text:p>
          </table:table-cell>
          <table:table-cell office:value-type="float" office:value="101.018005" calcext:value-type="float">
            <text:p>101,018005</text:p>
          </table:table-cell>
          <table:table-cell office:value-type="float" office:value="93518" calcext:value-type="float">
            <text:p>93518</text:p>
          </table:table-cell>
          <table:table-cell office:value-type="float" office:value="1210.85498" calcext:value-type="float">
            <text:p>1210,85498</text:p>
          </table:table-cell>
          <table:table-cell office:value-type="float" office:value="3" calcext:value-type="float">
            <text:p>3</text:p>
          </table:table-cell>
          <table:table-cell office:value-type="float" office:value="593.175964" calcext:value-type="float">
            <text:p>593,175964</text:p>
          </table:table-cell>
          <table:table-cell office:value-type="float" office:value="93518" calcext:value-type="float">
            <text:p>93518</text:p>
          </table:table-cell>
          <table:table-cell office:value-type="float" office:value="1213.981079" calcext:value-type="float">
            <text:p>1213,981079</text:p>
          </table:table-cell>
          <table:table-cell office:value-type="float" office:value="4" calcext:value-type="float">
            <text:p>4</text:p>
          </table:table-cell>
          <table:table-cell office:value-type="float" office:value="225.867004" calcext:value-type="float">
            <text:p>225,867004</text:p>
          </table:table-cell>
          <table:table-cell office:value-type="float" office:value="93518" calcext:value-type="float">
            <text:p>93518</text:p>
          </table:table-cell>
          <table:table-cell office:value-type="float" office:value="1261.348022" calcext:value-type="float">
            <text:p>1261,348022</text:p>
          </table:table-cell>
          <table:table-cell office:value-type="float" office:value="4" calcext:value-type="float">
            <text:p>4</text:p>
          </table:table-cell>
          <table:table-cell office:value-type="float" office:value="995.745972" calcext:value-type="float">
            <text:p>995,745972</text:p>
          </table:table-cell>
          <table:table-cell office:value-type="float" office:value="93518" calcext:value-type="float">
            <text:p>93518</text:p>
          </table:table-cell>
          <table:table-cell office:value-type="float" office:value="1440.166016" calcext:value-type="float">
            <text:p>1440,166016</text:p>
          </table:table-cell>
          <table:table-cell office:value-type="float" office:value="3" calcext:value-type="float">
            <text:p>3</text:p>
          </table:table-cell>
          <table:table-cell office:value-type="float" office:value="225.731003" calcext:value-type="float">
            <text:p>225,731003</text:p>
          </table:table-cell>
        </table:table-row>
        <table:table-row table:style-name="ro1">
          <table:table-cell office:value-type="float" office:value="93728" calcext:value-type="float">
            <text:p>93728</text:p>
          </table:table-cell>
          <table:table-cell office:value-type="float" office:value="1196.825928" calcext:value-type="float">
            <text:p>1196,82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28" calcext:value-type="float">
            <text:p>93728</text:p>
          </table:table-cell>
          <table:table-cell office:value-type="float" office:value="965.875977" calcext:value-type="float">
            <text:p>965,875977</text:p>
          </table:table-cell>
          <table:table-cell office:value-type="float" office:value="2" calcext:value-type="float">
            <text:p>2</text:p>
          </table:table-cell>
          <table:table-cell office:value-type="float" office:value="75.417999" calcext:value-type="float">
            <text:p>75,417999</text:p>
          </table:table-cell>
          <table:table-cell office:value-type="float" office:value="93728" calcext:value-type="float">
            <text:p>93728</text:p>
          </table:table-cell>
          <table:table-cell office:value-type="float" office:value="925.980957" calcext:value-type="float">
            <text:p>925,980957</text:p>
          </table:table-cell>
          <table:table-cell office:value-type="float" office:value="1" calcext:value-type="float">
            <text:p>1</text:p>
          </table:table-cell>
          <table:table-cell office:value-type="float" office:value="24.622999" calcext:value-type="float">
            <text:p>24,622999</text:p>
          </table:table-cell>
          <table:table-cell office:value-type="float" office:value="93728" calcext:value-type="float">
            <text:p>93728</text:p>
          </table:table-cell>
          <table:table-cell office:value-type="float" office:value="1078.588013" calcext:value-type="float">
            <text:p>1078,588013</text:p>
          </table:table-cell>
          <table:table-cell office:value-type="float" office:value="2" calcext:value-type="float">
            <text:p>2</text:p>
          </table:table-cell>
          <table:table-cell office:value-type="float" office:value="115.161003" calcext:value-type="float">
            <text:p>115,161003</text:p>
          </table:table-cell>
          <table:table-cell office:value-type="float" office:value="93728" calcext:value-type="float">
            <text:p>93728</text:p>
          </table:table-cell>
          <table:table-cell office:value-type="float" office:value="1105.411987" calcext:value-type="float">
            <text:p>1105,411987</text:p>
          </table:table-cell>
          <table:table-cell office:value-type="float" office:value="2" calcext:value-type="float">
            <text:p>2</text:p>
          </table:table-cell>
          <table:table-cell office:value-type="float" office:value="133.962006" calcext:value-type="float">
            <text:p>133,962006</text:p>
          </table:table-cell>
        </table:table-row>
        <table:table-row table:style-name="ro1">
          <table:table-cell office:value-type="float" office:value="93913" calcext:value-type="float">
            <text:p>93913</text:p>
          </table:table-cell>
          <table:table-cell office:value-type="float" office:value="1221.902954" calcext:value-type="float">
            <text:p>1221,902954</text:p>
          </table:table-cell>
          <table:table-cell office:value-type="float" office:value="9" calcext:value-type="float">
            <text:p>9</text:p>
          </table:table-cell>
          <table:table-cell office:value-type="float" office:value="2079.195068" calcext:value-type="float">
            <text:p>2079,195068</text:p>
          </table:table-cell>
          <table:table-cell office:value-type="float" office:value="93913" calcext:value-type="float">
            <text:p>93913</text:p>
          </table:table-cell>
          <table:table-cell office:value-type="float" office:value="1237.180054" calcext:value-type="float">
            <text:p>1237,180054</text:p>
          </table:table-cell>
          <table:table-cell office:value-type="float" office:value="6" calcext:value-type="float">
            <text:p>6</text:p>
          </table:table-cell>
          <table:table-cell office:value-type="float" office:value="864.327942" calcext:value-type="float">
            <text:p>864,327942</text:p>
          </table:table-cell>
          <table:table-cell office:value-type="float" office:value="93913" calcext:value-type="float">
            <text:p>93913</text:p>
          </table:table-cell>
          <table:table-cell office:value-type="float" office:value="1243.190063" calcext:value-type="float">
            <text:p>1243,190063</text:p>
          </table:table-cell>
          <table:table-cell office:value-type="float" office:value="6" calcext:value-type="float">
            <text:p>6</text:p>
          </table:table-cell>
          <table:table-cell office:value-type="float" office:value="830.088013" calcext:value-type="float">
            <text:p>830,088013</text:p>
          </table:table-cell>
          <table:table-cell office:value-type="float" office:value="93913" calcext:value-type="float">
            <text:p>93913</text:p>
          </table:table-cell>
          <table:table-cell office:value-type="float" office:value="1775.115967" calcext:value-type="float">
            <text:p>1775,115967</text:p>
          </table:table-cell>
          <table:table-cell office:value-type="float" office:value="13" calcext:value-type="float">
            <text:p>13</text:p>
          </table:table-cell>
          <table:table-cell office:value-type="float" office:value="2050.275146" calcext:value-type="float">
            <text:p>2050,275146</text:p>
          </table:table-cell>
          <table:table-cell office:value-type="float" office:value="93913" calcext:value-type="float">
            <text:p>93913</text:p>
          </table:table-cell>
          <table:table-cell office:value-type="float" office:value="1437.461914" calcext:value-type="float">
            <text:p>1437,461914</text:p>
          </table:table-cell>
          <table:table-cell office:value-type="float" office:value="4" calcext:value-type="float">
            <text:p>4</text:p>
          </table:table-cell>
          <table:table-cell office:value-type="float" office:value="934.602966" calcext:value-type="float">
            <text:p>934,602966</text:p>
          </table:table-cell>
        </table:table-row>
        <table:table-row table:style-name="ro1">
          <table:table-cell office:value-type="float" office:value="94604" calcext:value-type="float">
            <text:p>94604</text:p>
          </table:table-cell>
          <table:table-cell office:value-type="float" office:value="1372.0271" calcext:value-type="float">
            <text:p>1372,0271</text:p>
          </table:table-cell>
          <table:table-cell office:value-type="float" office:value="5" calcext:value-type="float">
            <text:p>5</text:p>
          </table:table-cell>
          <table:table-cell office:value-type="float" office:value="429.165039" calcext:value-type="float">
            <text:p>429,165039</text:p>
          </table:table-cell>
          <table:table-cell office:value-type="float" office:value="94604" calcext:value-type="float">
            <text:p>94604</text:p>
          </table:table-cell>
          <table:table-cell office:value-type="float" office:value="1322.190063" calcext:value-type="float">
            <text:p>1322,190063</text:p>
          </table:table-cell>
          <table:table-cell office:value-type="float" office:value="15" calcext:value-type="float">
            <text:p>15</text:p>
          </table:table-cell>
          <table:table-cell office:value-type="float" office:value="876.973999" calcext:value-type="float">
            <text:p>876,973999</text:p>
          </table:table-cell>
          <table:table-cell office:value-type="float" office:value="94604" calcext:value-type="float">
            <text:p>94604</text:p>
          </table:table-cell>
          <table:table-cell office:value-type="float" office:value="1345.633057" calcext:value-type="float">
            <text:p>1345,633057</text:p>
          </table:table-cell>
          <table:table-cell office:value-type="float" office:value="3" calcext:value-type="float">
            <text:p>3</text:p>
          </table:table-cell>
          <table:table-cell office:value-type="float" office:value="370.522003" calcext:value-type="float">
            <text:p>370,522003</text:p>
          </table:table-cell>
          <table:table-cell office:value-type="float" office:value="94604" calcext:value-type="float">
            <text:p>94604</text:p>
          </table:table-cell>
          <table:table-cell office:value-type="float" office:value="1409.660034" calcext:value-type="float">
            <text:p>1409,660034</text:p>
          </table:table-cell>
          <table:table-cell office:value-type="float" office:value="3" calcext:value-type="float">
            <text:p>3</text:p>
          </table:table-cell>
          <table:table-cell office:value-type="float" office:value="329.459015" calcext:value-type="float">
            <text:p>329,459015</text:p>
          </table:table-cell>
          <table:table-cell office:value-type="float" office:value="94604" calcext:value-type="float">
            <text:p>94604</text:p>
          </table:table-cell>
          <table:table-cell office:value-type="float" office:value="1297.060913" calcext:value-type="float">
            <text:p>1297,060913</text:p>
          </table:table-cell>
          <table:table-cell office:value-type="float" office:value="14" calcext:value-type="float">
            <text:p>14</text:p>
          </table:table-cell>
          <table:table-cell office:value-type="float" office:value="456.281006" calcext:value-type="float">
            <text:p>456,281006</text:p>
          </table:table-cell>
        </table:table-row>
        <table:table-row table:style-name="ro1">
          <table:table-cell office:value-type="float" office:value="94748" calcext:value-type="float">
            <text:p>94748</text:p>
          </table:table-cell>
          <table:table-cell office:value-type="float" office:value="1387.590088" calcext:value-type="float">
            <text:p>1387,590088</text:p>
          </table:table-cell>
          <table:table-cell office:value-type="float" office:value="4" calcext:value-type="float">
            <text:p>4</text:p>
          </table:table-cell>
          <table:table-cell office:value-type="float" office:value="363.502991" calcext:value-type="float">
            <text:p>363,502991</text:p>
          </table:table-cell>
          <table:table-cell office:value-type="float" office:value="94748" calcext:value-type="float">
            <text:p>94748</text:p>
          </table:table-cell>
          <table:table-cell office:value-type="float" office:value="1120.463989" calcext:value-type="float">
            <text:p>1120,463989</text:p>
          </table:table-cell>
          <table:table-cell office:value-type="float" office:value="1" calcext:value-type="float">
            <text:p>1</text:p>
          </table:table-cell>
          <table:table-cell office:value-type="float" office:value="43.888" calcext:value-type="float">
            <text:p>43,888</text:p>
          </table:table-cell>
          <table:table-cell office:value-type="float" office:value="94748" calcext:value-type="float">
            <text:p>94748</text:p>
          </table:table-cell>
          <table:table-cell office:value-type="float" office:value="1198.000977" calcext:value-type="float">
            <text:p>1198,000977</text:p>
          </table:table-cell>
          <table:table-cell office:value-type="float" office:value="5" calcext:value-type="float">
            <text:p>5</text:p>
          </table:table-cell>
          <table:table-cell office:value-type="float" office:value="653.288025" calcext:value-type="float">
            <text:p>653,288025</text:p>
          </table:table-cell>
          <table:table-cell office:value-type="float" office:value="94748" calcext:value-type="float">
            <text:p>94748</text:p>
          </table:table-cell>
          <table:table-cell office:value-type="float" office:value="1047.289917" calcext:value-type="float">
            <text:p>1047,289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48" calcext:value-type="float">
            <text:p>94748</text:p>
          </table:table-cell>
          <table:table-cell office:value-type="float" office:value="1231.646973" calcext:value-type="float">
            <text:p>1231,646973</text:p>
          </table:table-cell>
          <table:table-cell office:value-type="float" office:value="2" calcext:value-type="float">
            <text:p>2</text:p>
          </table:table-cell>
          <table:table-cell office:value-type="float" office:value="333.791016" calcext:value-type="float">
            <text:p>333,791016</text:p>
          </table:table-cell>
        </table:table-row>
        <table:table-row table:style-name="ro1">
          <table:table-cell office:value-type="float" office:value="94950" calcext:value-type="float">
            <text:p>94950</text:p>
          </table:table-cell>
          <table:table-cell office:value-type="float" office:value="1301.61499" calcext:value-type="float">
            <text:p>1301,61499</text:p>
          </table:table-cell>
          <table:table-cell office:value-type="float" office:value="6" calcext:value-type="float">
            <text:p>6</text:p>
          </table:table-cell>
          <table:table-cell office:value-type="float" office:value="307.377991" calcext:value-type="float">
            <text:p>307,377991</text:p>
          </table:table-cell>
          <table:table-cell office:value-type="float" office:value="94950" calcext:value-type="float">
            <text:p>94950</text:p>
          </table:table-cell>
          <table:table-cell office:value-type="float" office:value="1212.089966" calcext:value-type="float">
            <text:p>1212,089966</text:p>
          </table:table-cell>
          <table:table-cell office:value-type="float" office:value="6" calcext:value-type="float">
            <text:p>6</text:p>
          </table:table-cell>
          <table:table-cell office:value-type="float" office:value="439.992981" calcext:value-type="float">
            <text:p>439,992981</text:p>
          </table:table-cell>
          <table:table-cell office:value-type="float" office:value="94950" calcext:value-type="float">
            <text:p>94950</text:p>
          </table:table-cell>
          <table:table-cell office:value-type="float" office:value="1382.477051" calcext:value-type="float">
            <text:p>1382,477051</text:p>
          </table:table-cell>
          <table:table-cell office:value-type="float" office:value="4" calcext:value-type="float">
            <text:p>4</text:p>
          </table:table-cell>
          <table:table-cell office:value-type="float" office:value="604.97699" calcext:value-type="float">
            <text:p>604,97699</text:p>
          </table:table-cell>
          <table:table-cell office:value-type="float" office:value="94950" calcext:value-type="float">
            <text:p>94950</text:p>
          </table:table-cell>
          <table:table-cell office:value-type="float" office:value="1119.434937" calcext:value-type="float">
            <text:p>1119,434937</text:p>
          </table:table-cell>
          <table:table-cell office:value-type="float" office:value="4" calcext:value-type="float">
            <text:p>4</text:p>
          </table:table-cell>
          <table:table-cell office:value-type="float" office:value="446.096008" calcext:value-type="float">
            <text:p>446,096008</text:p>
          </table:table-cell>
          <table:table-cell office:value-type="float" office:value="94950" calcext:value-type="float">
            <text:p>94950</text:p>
          </table:table-cell>
          <table:table-cell office:value-type="float" office:value="1171.231934" calcext:value-type="float">
            <text:p>1171,231934</text:p>
          </table:table-cell>
          <table:table-cell office:value-type="float" office:value="3" calcext:value-type="float">
            <text:p>3</text:p>
          </table:table-cell>
          <table:table-cell office:value-type="float" office:value="241.630005" calcext:value-type="float">
            <text:p>241,630005</text:p>
          </table:table-cell>
        </table:table-row>
        <table:table-row table:style-name="ro1">
          <table:table-cell office:value-type="float" office:value="95232" calcext:value-type="float">
            <text:p>95232</text:p>
          </table:table-cell>
          <table:table-cell office:value-type="float" office:value="1176.113037" calcext:value-type="float">
            <text:p>1176,113037</text:p>
          </table:table-cell>
          <table:table-cell office:value-type="float" office:value="7" calcext:value-type="float">
            <text:p>7</text:p>
          </table:table-cell>
          <table:table-cell office:value-type="float" office:value="766.070984" calcext:value-type="float">
            <text:p>766,070984</text:p>
          </table:table-cell>
          <table:table-cell office:value-type="float" office:value="95232" calcext:value-type="float">
            <text:p>95232</text:p>
          </table:table-cell>
          <table:table-cell office:value-type="float" office:value="1121.132935" calcext:value-type="float">
            <text:p>1121,132935</text:p>
          </table:table-cell>
          <table:table-cell office:value-type="float" office:value="2" calcext:value-type="float">
            <text:p>2</text:p>
          </table:table-cell>
          <table:table-cell office:value-type="float" office:value="262.237" calcext:value-type="float">
            <text:p>262,237</text:p>
          </table:table-cell>
          <table:table-cell office:value-type="float" office:value="95232" calcext:value-type="float">
            <text:p>95232</text:p>
          </table:table-cell>
          <table:table-cell office:value-type="float" office:value="1145.499023" calcext:value-type="float">
            <text:p>1145,499023</text:p>
          </table:table-cell>
          <table:table-cell office:value-type="float" office:value="3" calcext:value-type="float">
            <text:p>3</text:p>
          </table:table-cell>
          <table:table-cell office:value-type="float" office:value="429.278015" calcext:value-type="float">
            <text:p>429,278015</text:p>
          </table:table-cell>
          <table:table-cell office:value-type="float" office:value="95232" calcext:value-type="float">
            <text:p>95232</text:p>
          </table:table-cell>
          <table:table-cell office:value-type="float" office:value="1232.322998" calcext:value-type="float">
            <text:p>1232,322998</text:p>
          </table:table-cell>
          <table:table-cell office:value-type="float" office:value="3" calcext:value-type="float">
            <text:p>3</text:p>
          </table:table-cell>
          <table:table-cell office:value-type="float" office:value="622.042969" calcext:value-type="float">
            <text:p>622,042969</text:p>
          </table:table-cell>
          <table:table-cell office:value-type="float" office:value="95232" calcext:value-type="float">
            <text:p>95232</text:p>
          </table:table-cell>
          <table:table-cell office:value-type="float" office:value="1048.098022" calcext:value-type="float">
            <text:p>1048,098022</text:p>
          </table:table-cell>
          <table:table-cell office:value-type="float" office:value="4" calcext:value-type="float">
            <text:p>4</text:p>
          </table:table-cell>
          <table:table-cell office:value-type="float" office:value="527.333984" calcext:value-type="float">
            <text:p>527,333984</text:p>
          </table:table-cell>
        </table:table-row>
        <table:table-row table:style-name="ro1">
          <table:table-cell office:value-type="float" office:value="95413" calcext:value-type="float">
            <text:p>95413</text:p>
          </table:table-cell>
          <table:table-cell office:value-type="float" office:value="1500.607056" calcext:value-type="float">
            <text:p>1500,607056</text:p>
          </table:table-cell>
          <table:table-cell office:value-type="float" office:value="16" calcext:value-type="float">
            <text:p>16</text:p>
          </table:table-cell>
          <table:table-cell office:value-type="float" office:value="2670.039307" calcext:value-type="float">
            <text:p>2670,039307</text:p>
          </table:table-cell>
          <table:table-cell office:value-type="float" office:value="95413" calcext:value-type="float">
            <text:p>95413</text:p>
          </table:table-cell>
          <table:table-cell office:value-type="float" office:value="1246.786987" calcext:value-type="float">
            <text:p>1246,786987</text:p>
          </table:table-cell>
          <table:table-cell office:value-type="float" office:value="5" calcext:value-type="float">
            <text:p>5</text:p>
          </table:table-cell>
          <table:table-cell office:value-type="float" office:value="713.71698" calcext:value-type="float">
            <text:p>713,71698</text:p>
          </table:table-cell>
          <table:table-cell office:value-type="float" office:value="95413" calcext:value-type="float">
            <text:p>95413</text:p>
          </table:table-cell>
          <table:table-cell office:value-type="float" office:value="1242.678101" calcext:value-type="float">
            <text:p>1242,678101</text:p>
          </table:table-cell>
          <table:table-cell office:value-type="float" office:value="2" calcext:value-type="float">
            <text:p>2</text:p>
          </table:table-cell>
          <table:table-cell office:value-type="float" office:value="111.819" calcext:value-type="float">
            <text:p>111,819</text:p>
          </table:table-cell>
          <table:table-cell office:value-type="float" office:value="95413" calcext:value-type="float">
            <text:p>95413</text:p>
          </table:table-cell>
          <table:table-cell office:value-type="float" office:value="1059.887085" calcext:value-type="float">
            <text:p>1059,887085</text:p>
          </table:table-cell>
          <table:table-cell office:value-type="float" office:value="2" calcext:value-type="float">
            <text:p>2</text:p>
          </table:table-cell>
          <table:table-cell office:value-type="float" office:value="205.64299" calcext:value-type="float">
            <text:p>205,64299</text:p>
          </table:table-cell>
          <table:table-cell office:value-type="float" office:value="95413" calcext:value-type="float">
            <text:p>95413</text:p>
          </table:table-cell>
          <table:table-cell office:value-type="float" office:value="1325.114014" calcext:value-type="float">
            <text:p>1325,114014</text:p>
          </table:table-cell>
          <table:table-cell office:value-type="float" office:value="2" calcext:value-type="float">
            <text:p>2</text:p>
          </table:table-cell>
          <table:table-cell office:value-type="float" office:value="344.333008" calcext:value-type="float">
            <text:p>344,333008</text:p>
          </table:table-cell>
        </table:table-row>
        <table:table-row table:style-name="ro1">
          <table:table-cell office:value-type="float" office:value="95619" calcext:value-type="float">
            <text:p>95619</text:p>
          </table:table-cell>
          <table:table-cell office:value-type="float" office:value="1183.882935" calcext:value-type="float">
            <text:p>1183,882935</text:p>
          </table:table-cell>
          <table:table-cell office:value-type="float" office:value="1" calcext:value-type="float">
            <text:p>1</text:p>
          </table:table-cell>
          <table:table-cell office:value-type="float" office:value="23.316" calcext:value-type="float">
            <text:p>23,316</text:p>
          </table:table-cell>
          <table:table-cell office:value-type="float" office:value="95619" calcext:value-type="float">
            <text:p>95619</text:p>
          </table:table-cell>
          <table:table-cell office:value-type="float" office:value="1039.360962" calcext:value-type="float">
            <text:p>1039,360962</text:p>
          </table:table-cell>
          <table:table-cell office:value-type="float" office:value="1" calcext:value-type="float">
            <text:p>1</text:p>
          </table:table-cell>
          <table:table-cell office:value-type="float" office:value="50.797001" calcext:value-type="float">
            <text:p>50,797001</text:p>
          </table:table-cell>
          <table:table-cell office:value-type="float" office:value="95619" calcext:value-type="float">
            <text:p>95619</text:p>
          </table:table-cell>
          <table:table-cell office:value-type="float" office:value="1336.276978" calcext:value-type="float">
            <text:p>1336,27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619" calcext:value-type="float">
            <text:p>95619</text:p>
          </table:table-cell>
          <table:table-cell office:value-type="float" office:value="990.25" calcext:value-type="float">
            <text:p>990,25</text:p>
          </table:table-cell>
          <table:table-cell office:value-type="float" office:value="2" calcext:value-type="float">
            <text:p>2</text:p>
          </table:table-cell>
          <table:table-cell office:value-type="float" office:value="103.653999" calcext:value-type="float">
            <text:p>103,653999</text:p>
          </table:table-cell>
          <table:table-cell office:value-type="float" office:value="95619" calcext:value-type="float">
            <text:p>95619</text:p>
          </table:table-cell>
          <table:table-cell office:value-type="float" office:value="1136.422974" calcext:value-type="float">
            <text:p>1136,422974</text:p>
          </table:table-cell>
          <table:table-cell office:value-type="float" office:value="1" calcext:value-type="float">
            <text:p>1</text:p>
          </table:table-cell>
          <table:table-cell office:value-type="float" office:value="250.692993" calcext:value-type="float">
            <text:p>250,692993</text:p>
          </table:table-cell>
        </table:table-row>
        <table:table-row table:style-name="ro1">
          <table:table-cell office:value-type="float" office:value="100906" calcext:value-type="float">
            <text:p>100906</text:p>
          </table:table-cell>
          <table:table-cell office:value-type="float" office:value="1076.400024" calcext:value-type="float">
            <text:p>1076,400024</text:p>
          </table:table-cell>
          <table:table-cell office:value-type="float" office:value="4" calcext:value-type="float">
            <text:p>4</text:p>
          </table:table-cell>
          <table:table-cell office:value-type="float" office:value="555.085022" calcext:value-type="float">
            <text:p>555,085022</text:p>
          </table:table-cell>
          <table:table-cell office:value-type="float" office:value="100906" calcext:value-type="float">
            <text:p>100906</text:p>
          </table:table-cell>
          <table:table-cell office:value-type="float" office:value="1306.00293" calcext:value-type="float">
            <text:p>1306,00293</text:p>
          </table:table-cell>
          <table:table-cell office:value-type="float" office:value="2" calcext:value-type="float">
            <text:p>2</text:p>
          </table:table-cell>
          <table:table-cell office:value-type="float" office:value="275.717987" calcext:value-type="float">
            <text:p>275,717987</text:p>
          </table:table-cell>
          <table:table-cell office:value-type="float" office:value="100906" calcext:value-type="float">
            <text:p>100906</text:p>
          </table:table-cell>
          <table:table-cell office:value-type="float" office:value="1130.555054" calcext:value-type="float">
            <text:p>1130,555054</text:p>
          </table:table-cell>
          <table:table-cell office:value-type="float" office:value="3" calcext:value-type="float">
            <text:p>3</text:p>
          </table:table-cell>
          <table:table-cell office:value-type="float" office:value="220.94899" calcext:value-type="float">
            <text:p>220,94899</text:p>
          </table:table-cell>
          <table:table-cell office:value-type="float" office:value="100906" calcext:value-type="float">
            <text:p>100906</text:p>
          </table:table-cell>
          <table:table-cell office:value-type="float" office:value="1343.160034" calcext:value-type="float">
            <text:p>1343,160034</text:p>
          </table:table-cell>
          <table:table-cell office:value-type="float" office:value="1" calcext:value-type="float">
            <text:p>1</text:p>
          </table:table-cell>
          <table:table-cell office:value-type="float" office:value="48.424999" calcext:value-type="float">
            <text:p>48,424999</text:p>
          </table:table-cell>
          <table:table-cell office:value-type="float" office:value="100906" calcext:value-type="float">
            <text:p>100906</text:p>
          </table:table-cell>
          <table:table-cell office:value-type="float" office:value="1256.587036" calcext:value-type="float">
            <text:p>1256,587036</text:p>
          </table:table-cell>
          <table:table-cell office:value-type="float" office:value="2" calcext:value-type="float">
            <text:p>2</text:p>
          </table:table-cell>
          <table:table-cell office:value-type="float" office:value="144.109009" calcext:value-type="float">
            <text:p>144,109009</text:p>
          </table:table-cell>
        </table:table-row>
        <table:table-row table:style-name="ro1">
          <table:table-cell office:value-type="float" office:value="101438" calcext:value-type="float">
            <text:p>101438</text:p>
          </table:table-cell>
          <table:table-cell office:value-type="float" office:value="1090.677002" calcext:value-type="float">
            <text:p>1090,677002</text:p>
          </table:table-cell>
          <table:table-cell office:value-type="float" office:value="3" calcext:value-type="float">
            <text:p>3</text:p>
          </table:table-cell>
          <table:table-cell office:value-type="float" office:value="448.651978" calcext:value-type="float">
            <text:p>448,651978</text:p>
          </table:table-cell>
          <table:table-cell office:value-type="float" office:value="101438" calcext:value-type="float">
            <text:p>101438</text:p>
          </table:table-cell>
          <table:table-cell office:value-type="float" office:value="1177.686035" calcext:value-type="float">
            <text:p>1177,686035</text:p>
          </table:table-cell>
          <table:table-cell office:value-type="float" office:value="1" calcext:value-type="float">
            <text:p>1</text:p>
          </table:table-cell>
          <table:table-cell office:value-type="float" office:value="56.407001" calcext:value-type="float">
            <text:p>56,407001</text:p>
          </table:table-cell>
          <table:table-cell office:value-type="float" office:value="101438" calcext:value-type="float">
            <text:p>101438</text:p>
          </table:table-cell>
          <table:table-cell office:value-type="float" office:value="1381.093994" calcext:value-type="float">
            <text:p>1381,093994</text:p>
          </table:table-cell>
          <table:table-cell office:value-type="float" office:value="2" calcext:value-type="float">
            <text:p>2</text:p>
          </table:table-cell>
          <table:table-cell office:value-type="float" office:value="265.333984" calcext:value-type="float">
            <text:p>265,333984</text:p>
          </table:table-cell>
          <table:table-cell office:value-type="float" office:value="101438" calcext:value-type="float">
            <text:p>101438</text:p>
          </table:table-cell>
          <table:table-cell office:value-type="float" office:value="1172.723999" calcext:value-type="float">
            <text:p>1172,723999</text:p>
          </table:table-cell>
          <table:table-cell office:value-type="float" office:value="2" calcext:value-type="float">
            <text:p>2</text:p>
          </table:table-cell>
          <table:table-cell office:value-type="float" office:value="69.113007" calcext:value-type="float">
            <text:p>69,113007</text:p>
          </table:table-cell>
          <table:table-cell office:value-type="float" office:value="101438" calcext:value-type="float">
            <text:p>101438</text:p>
          </table:table-cell>
          <table:table-cell office:value-type="float" office:value="1060.452026" calcext:value-type="float">
            <text:p>1060,452026</text:p>
          </table:table-cell>
          <table:table-cell office:value-type="float" office:value="3" calcext:value-type="float">
            <text:p>3</text:p>
          </table:table-cell>
          <table:table-cell office:value-type="float" office:value="414.936981" calcext:value-type="float">
            <text:p>414,936981</text:p>
          </table:table-cell>
        </table:table-row>
        <table:table-row table:style-name="ro1">
          <table:table-cell office:value-type="float" office:value="101756" calcext:value-type="float">
            <text:p>101756</text:p>
          </table:table-cell>
          <table:table-cell office:value-type="float" office:value="1393.628052" calcext:value-type="float">
            <text:p>1393,628052</text:p>
          </table:table-cell>
          <table:table-cell office:value-type="float" office:value="4" calcext:value-type="float">
            <text:p>4</text:p>
          </table:table-cell>
          <table:table-cell office:value-type="float" office:value="117.283005" calcext:value-type="float">
            <text:p>117,283005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18.01001" calcext:value-type="float">
            <text:p>1118,01001</text:p>
          </table:table-cell>
          <table:table-cell office:value-type="float" office:value="5" calcext:value-type="float">
            <text:p>5</text:p>
          </table:table-cell>
          <table:table-cell office:value-type="float" office:value="130.587997" calcext:value-type="float">
            <text:p>130,587997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97.296021" calcext:value-type="float">
            <text:p>1197,296021</text:p>
          </table:table-cell>
          <table:table-cell office:value-type="float" office:value="3" calcext:value-type="float">
            <text:p>3</text:p>
          </table:table-cell>
          <table:table-cell office:value-type="float" office:value="202.613998" calcext:value-type="float">
            <text:p>202,613998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93.861938" calcext:value-type="float">
            <text:p>1193,861938</text:p>
          </table:table-cell>
          <table:table-cell office:value-type="float" office:value="5" calcext:value-type="float">
            <text:p>5</text:p>
          </table:table-cell>
          <table:table-cell office:value-type="float" office:value="603.22699" calcext:value-type="float">
            <text:p>603,22699</text:p>
          </table:table-cell>
          <table:table-cell office:value-type="float" office:value="101756" calcext:value-type="float">
            <text:p>101756</text:p>
          </table:table-cell>
          <table:table-cell office:value-type="float" office:value="1410.113037" calcext:value-type="float">
            <text:p>1410,113037</text:p>
          </table:table-cell>
          <table:table-cell office:value-type="float" office:value="5" calcext:value-type="float">
            <text:p>5</text:p>
          </table:table-cell>
          <table:table-cell office:value-type="float" office:value="390.081024" calcext:value-type="float">
            <text:p>390,081024</text:p>
          </table:table-cell>
        </table:table-row>
        <table:table-row table:style-name="ro1">
          <table:table-cell office:value-type="float" office:value="102054" calcext:value-type="float">
            <text:p>102054</text:p>
          </table:table-cell>
          <table:table-cell office:value-type="float" office:value="1315.920044" calcext:value-type="float">
            <text:p>1315,920044</text:p>
          </table:table-cell>
          <table:table-cell office:value-type="float" office:value="3" calcext:value-type="float">
            <text:p>3</text:p>
          </table:table-cell>
          <table:table-cell office:value-type="float" office:value="172.535995" calcext:value-type="float">
            <text:p>172,535995</text:p>
          </table:table-cell>
          <table:table-cell office:value-type="float" office:value="102054" calcext:value-type="float">
            <text:p>102054</text:p>
          </table:table-cell>
          <table:table-cell office:value-type="float" office:value="1239.015015" calcext:value-type="float">
            <text:p>1239,015015</text:p>
          </table:table-cell>
          <table:table-cell office:value-type="float" office:value="4" calcext:value-type="float">
            <text:p>4</text:p>
          </table:table-cell>
          <table:table-cell office:value-type="float" office:value="252.798981" calcext:value-type="float">
            <text:p>252,798981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54.588013" calcext:value-type="float">
            <text:p>1354,588013</text:p>
          </table:table-cell>
          <table:table-cell office:value-type="float" office:value="3" calcext:value-type="float">
            <text:p>3</text:p>
          </table:table-cell>
          <table:table-cell office:value-type="float" office:value="431.667023" calcext:value-type="float">
            <text:p>431,667023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81.477051" calcext:value-type="float">
            <text:p>1381,477051</text:p>
          </table:table-cell>
          <table:table-cell office:value-type="float" office:value="3" calcext:value-type="float">
            <text:p>3</text:p>
          </table:table-cell>
          <table:table-cell office:value-type="float" office:value="766.248047" calcext:value-type="float">
            <text:p>766,248047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52.88501" calcext:value-type="float">
            <text:p>1352,88501</text:p>
          </table:table-cell>
          <table:table-cell office:value-type="float" office:value="4" calcext:value-type="float">
            <text:p>4</text:p>
          </table:table-cell>
          <table:table-cell office:value-type="float" office:value="684.099976" calcext:value-type="float">
            <text:p>684,099976</text:p>
          </table:table-cell>
        </table:table-row>
        <table:table-row table:style-name="ro1">
          <table:table-cell office:value-type="float" office:value="102440" calcext:value-type="float">
            <text:p>102440</text:p>
          </table:table-cell>
          <table:table-cell office:value-type="float" office:value="1206.233032" calcext:value-type="float">
            <text:p>1206,233032</text:p>
          </table:table-cell>
          <table:table-cell office:value-type="float" office:value="5" calcext:value-type="float">
            <text:p>5</text:p>
          </table:table-cell>
          <table:table-cell office:value-type="float" office:value="742.312012" calcext:value-type="float">
            <text:p>742,312012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58.406006" calcext:value-type="float">
            <text:p>1158,406006</text:p>
          </table:table-cell>
          <table:table-cell office:value-type="float" office:value="5" calcext:value-type="float">
            <text:p>5</text:p>
          </table:table-cell>
          <table:table-cell office:value-type="float" office:value="428.252014" calcext:value-type="float">
            <text:p>428,252014</text:p>
          </table:table-cell>
          <table:table-cell office:value-type="float" office:value="102440" calcext:value-type="float">
            <text:p>102440</text:p>
          </table:table-cell>
          <table:table-cell office:value-type="float" office:value="1079.880981" calcext:value-type="float">
            <text:p>1079,880981</text:p>
          </table:table-cell>
          <table:table-cell office:value-type="float" office:value="5" calcext:value-type="float">
            <text:p>5</text:p>
          </table:table-cell>
          <table:table-cell office:value-type="float" office:value="691.142029" calcext:value-type="float">
            <text:p>691,142029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39.572998" calcext:value-type="float">
            <text:p>1139,572998</text:p>
          </table:table-cell>
          <table:table-cell office:value-type="float" office:value="4" calcext:value-type="float">
            <text:p>4</text:p>
          </table:table-cell>
          <table:table-cell office:value-type="float" office:value="479.84201" calcext:value-type="float">
            <text:p>479,84201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58.033936" calcext:value-type="float">
            <text:p>1158,033936</text:p>
          </table:table-cell>
          <table:table-cell office:value-type="float" office:value="2" calcext:value-type="float">
            <text:p>2</text:p>
          </table:table-cell>
          <table:table-cell office:value-type="float" office:value="56.593002" calcext:value-type="float">
            <text:p>56,593002</text:p>
          </table:table-cell>
        </table:table-row>
        <table:table-row table:style-name="ro1">
          <table:table-cell office:value-type="float" office:value="103130" calcext:value-type="float">
            <text:p>103130</text:p>
          </table:table-cell>
          <table:table-cell office:value-type="float" office:value="1380.061035" calcext:value-type="float">
            <text:p>1380,061035</text:p>
          </table:table-cell>
          <table:table-cell office:value-type="float" office:value="5" calcext:value-type="float">
            <text:p>5</text:p>
          </table:table-cell>
          <table:table-cell office:value-type="float" office:value="630.771973" calcext:value-type="float">
            <text:p>630,771973</text:p>
          </table:table-cell>
          <table:table-cell office:value-type="float" office:value="103130" calcext:value-type="float">
            <text:p>103130</text:p>
          </table:table-cell>
          <table:table-cell office:value-type="float" office:value="1357.247925" calcext:value-type="float">
            <text:p>1357,247925</text:p>
          </table:table-cell>
          <table:table-cell office:value-type="float" office:value="3" calcext:value-type="float">
            <text:p>3</text:p>
          </table:table-cell>
          <table:table-cell office:value-type="float" office:value="789.795959" calcext:value-type="float">
            <text:p>789,795959</text:p>
          </table:table-cell>
          <table:table-cell office:value-type="float" office:value="103130" calcext:value-type="float">
            <text:p>103130</text:p>
          </table:table-cell>
          <table:table-cell office:value-type="float" office:value="1368.166992" calcext:value-type="float">
            <text:p>1368,166992</text:p>
          </table:table-cell>
          <table:table-cell office:value-type="float" office:value="4" calcext:value-type="float">
            <text:p>4</text:p>
          </table:table-cell>
          <table:table-cell office:value-type="float" office:value="520.783997" calcext:value-type="float">
            <text:p>520,783997</text:p>
          </table:table-cell>
          <table:table-cell office:value-type="float" office:value="103130" calcext:value-type="float">
            <text:p>103130</text:p>
          </table:table-cell>
          <table:table-cell office:value-type="float" office:value="1906.852051" calcext:value-type="float">
            <text:p>1906,852051</text:p>
          </table:table-cell>
          <table:table-cell office:value-type="float" office:value="3" calcext:value-type="float">
            <text:p>3</text:p>
          </table:table-cell>
          <table:table-cell office:value-type="float" office:value="583.460999" calcext:value-type="float">
            <text:p>583,460999</text:p>
          </table:table-cell>
          <table:table-cell office:value-type="float" office:value="103130" calcext:value-type="float">
            <text:p>103130</text:p>
          </table:table-cell>
          <table:table-cell office:value-type="float" office:value="1536.334961" calcext:value-type="float">
            <text:p>1536,334961</text:p>
          </table:table-cell>
          <table:table-cell office:value-type="float" office:value="5" calcext:value-type="float">
            <text:p>5</text:p>
          </table:table-cell>
          <table:table-cell office:value-type="float" office:value="1217.415039" calcext:value-type="float">
            <text:p>1217,415039</text:p>
          </table:table-cell>
        </table:table-row>
        <table:table-row table:style-name="ro1">
          <table:table-cell office:value-type="float" office:value="104551" calcext:value-type="float">
            <text:p>104551</text:p>
          </table:table-cell>
          <table:table-cell office:value-type="float" office:value="1241.541016" calcext:value-type="float">
            <text:p>1241,54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26.894897" calcext:value-type="float">
            <text:p>1126,894897</text:p>
          </table:table-cell>
          <table:table-cell office:value-type="float" office:value="3" calcext:value-type="float">
            <text:p>3</text:p>
          </table:table-cell>
          <table:table-cell office:value-type="float" office:value="219.637985" calcext:value-type="float">
            <text:p>219,637985</text:p>
          </table:table-cell>
          <table:table-cell office:value-type="float" office:value="104551" calcext:value-type="float">
            <text:p>104551</text:p>
          </table:table-cell>
          <table:table-cell office:value-type="float" office:value="1222.715942" calcext:value-type="float">
            <text:p>1222,715942</text:p>
          </table:table-cell>
          <table:table-cell office:value-type="float" office:value="1" calcext:value-type="float">
            <text:p>1</text:p>
          </table:table-cell>
          <table:table-cell office:value-type="float" office:value="52.421001" calcext:value-type="float">
            <text:p>52,421001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32.163086" calcext:value-type="float">
            <text:p>1132,163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95.502075" calcext:value-type="float">
            <text:p>1195,502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46" calcext:value-type="float">
            <text:p>105546</text:p>
          </table:table-cell>
          <table:table-cell office:value-type="float" office:value="1047.244995" calcext:value-type="float">
            <text:p>1047,244995</text:p>
          </table:table-cell>
          <table:table-cell office:value-type="float" office:value="6" calcext:value-type="float">
            <text:p>6</text:p>
          </table:table-cell>
          <table:table-cell office:value-type="float" office:value="789.519958" calcext:value-type="float">
            <text:p>789,519958</text:p>
          </table:table-cell>
          <table:table-cell office:value-type="float" office:value="105546" calcext:value-type="float">
            <text:p>105546</text:p>
          </table:table-cell>
          <table:table-cell office:value-type="float" office:value="1333.019043" calcext:value-type="float">
            <text:p>1333,019043</text:p>
          </table:table-cell>
          <table:table-cell office:value-type="float" office:value="5" calcext:value-type="float">
            <text:p>5</text:p>
          </table:table-cell>
          <table:table-cell office:value-type="float" office:value="1293.938965" calcext:value-type="float">
            <text:p>1293,938965</text:p>
          </table:table-cell>
          <table:table-cell office:value-type="float" office:value="105546" calcext:value-type="float">
            <text:p>105546</text:p>
          </table:table-cell>
          <table:table-cell office:value-type="float" office:value="1195.526001" calcext:value-type="float">
            <text:p>1195,526001</text:p>
          </table:table-cell>
          <table:table-cell office:value-type="float" office:value="4" calcext:value-type="float">
            <text:p>4</text:p>
          </table:table-cell>
          <table:table-cell office:value-type="float" office:value="505.433014" calcext:value-type="float">
            <text:p>505,433014</text:p>
          </table:table-cell>
          <table:table-cell office:value-type="float" office:value="105546" calcext:value-type="float">
            <text:p>105546</text:p>
          </table:table-cell>
          <table:table-cell office:value-type="float" office:value="1158.901001" calcext:value-type="float">
            <text:p>1158,901001</text:p>
          </table:table-cell>
          <table:table-cell office:value-type="float" office:value="2" calcext:value-type="float">
            <text:p>2</text:p>
          </table:table-cell>
          <table:table-cell office:value-type="float" office:value="255.255005" calcext:value-type="float">
            <text:p>255,255005</text:p>
          </table:table-cell>
          <table:table-cell office:value-type="float" office:value="105546" calcext:value-type="float">
            <text:p>105546</text:p>
          </table:table-cell>
          <table:table-cell office:value-type="float" office:value="1012.047058" calcext:value-type="float">
            <text:p>1012,047058</text:p>
          </table:table-cell>
          <table:table-cell office:value-type="float" office:value="1" calcext:value-type="float">
            <text:p>1</text:p>
          </table:table-cell>
          <table:table-cell office:value-type="float" office:value="562.531982" calcext:value-type="float">
            <text:p>562,531982</text:p>
          </table:table-cell>
        </table:table-row>
        <table:table-row table:style-name="ro1">
          <table:table-cell office:value-type="float" office:value="105748" calcext:value-type="float">
            <text:p>105748</text:p>
          </table:table-cell>
          <table:table-cell office:value-type="float" office:value="1351.578979" calcext:value-type="float">
            <text:p>1351,578979</text:p>
          </table:table-cell>
          <table:table-cell office:value-type="float" office:value="2" calcext:value-type="float">
            <text:p>2</text:p>
          </table:table-cell>
          <table:table-cell office:value-type="float" office:value="580.39801" calcext:value-type="float">
            <text:p>580,39801</text:p>
          </table:table-cell>
          <table:table-cell office:value-type="float" office:value="105748" calcext:value-type="float">
            <text:p>105748</text:p>
          </table:table-cell>
          <table:table-cell office:value-type="float" office:value="1158.916016" calcext:value-type="float">
            <text:p>1158,916016</text:p>
          </table:table-cell>
          <table:table-cell office:value-type="float" office:value="2" calcext:value-type="float">
            <text:p>2</text:p>
          </table:table-cell>
          <table:table-cell office:value-type="float" office:value="547.945007" calcext:value-type="float">
            <text:p>547,945007</text:p>
          </table:table-cell>
          <table:table-cell office:value-type="float" office:value="105748" calcext:value-type="float">
            <text:p>105748</text:p>
          </table:table-cell>
          <table:table-cell office:value-type="float" office:value="1511.744995" calcext:value-type="float">
            <text:p>1511,744995</text:p>
          </table:table-cell>
          <table:table-cell office:value-type="float" office:value="5" calcext:value-type="float">
            <text:p>5</text:p>
          </table:table-cell>
          <table:table-cell office:value-type="float" office:value="487.284973" calcext:value-type="float">
            <text:p>487,284973</text:p>
          </table:table-cell>
          <table:table-cell office:value-type="float" office:value="105748" calcext:value-type="float">
            <text:p>105748</text:p>
          </table:table-cell>
          <table:table-cell office:value-type="float" office:value="1166.910034" calcext:value-type="float">
            <text:p>1166,910034</text:p>
          </table:table-cell>
          <table:table-cell office:value-type="float" office:value="1" calcext:value-type="float">
            <text:p>1</text:p>
          </table:table-cell>
          <table:table-cell office:value-type="float" office:value="625.059021" calcext:value-type="float">
            <text:p>625,059021</text:p>
          </table:table-cell>
          <table:table-cell office:value-type="float" office:value="105748" calcext:value-type="float">
            <text:p>105748</text:p>
          </table:table-cell>
          <table:table-cell office:value-type="float" office:value="1249.490967" calcext:value-type="float">
            <text:p>1249,490967</text:p>
          </table:table-cell>
          <table:table-cell office:value-type="float" office:value="4" calcext:value-type="float">
            <text:p>4</text:p>
          </table:table-cell>
          <table:table-cell office:value-type="float" office:value="295.688995" calcext:value-type="float">
            <text:p>295,688995</text:p>
          </table:table-cell>
        </table:table-row>
        <table:table-row table:style-name="ro1">
          <table:table-cell office:value-type="float" office:value="110313" calcext:value-type="float">
            <text:p>110313</text:p>
          </table:table-cell>
          <table:table-cell office:value-type="float" office:value="1045.356934" calcext:value-type="float">
            <text:p>1045,356934</text:p>
          </table:table-cell>
          <table:table-cell office:value-type="float" office:value="2" calcext:value-type="float">
            <text:p>2</text:p>
          </table:table-cell>
          <table:table-cell office:value-type="float" office:value="118.82" calcext:value-type="float">
            <text:p>118,82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25.653076" calcext:value-type="float">
            <text:p>1125,653076</text:p>
          </table:table-cell>
          <table:table-cell office:value-type="float" office:value="6" calcext:value-type="float">
            <text:p>6</text:p>
          </table:table-cell>
          <table:table-cell office:value-type="float" office:value="426.039001" calcext:value-type="float">
            <text:p>426,039001</text:p>
          </table:table-cell>
          <table:table-cell office:value-type="float" office:value="110313" calcext:value-type="float">
            <text:p>110313</text:p>
          </table:table-cell>
          <table:table-cell office:value-type="float" office:value="1073.661987" calcext:value-type="float">
            <text:p>1073,661987</text:p>
          </table:table-cell>
          <table:table-cell office:value-type="float" office:value="1" calcext:value-type="float">
            <text:p>1</text:p>
          </table:table-cell>
          <table:table-cell office:value-type="float" office:value="16.701" calcext:value-type="float">
            <text:p>16,701</text:p>
          </table:table-cell>
          <table:table-cell office:value-type="float" office:value="110313" calcext:value-type="float">
            <text:p>110313</text:p>
          </table:table-cell>
          <table:table-cell office:value-type="float" office:value="1308.401001" calcext:value-type="float">
            <text:p>1308,4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55.226929" calcext:value-type="float">
            <text:p>1155,226929</text:p>
          </table:table-cell>
          <table:table-cell office:value-type="float" office:value="2" calcext:value-type="float">
            <text:p>2</text:p>
          </table:table-cell>
          <table:table-cell office:value-type="float" office:value="102.739998" calcext:value-type="float">
            <text:p>102,739998</text:p>
          </table:table-cell>
        </table:table-row>
        <table:table-row table:style-name="ro1">
          <table:table-cell office:value-type="float" office:value="110458" calcext:value-type="float">
            <text:p>110458</text:p>
          </table:table-cell>
          <table:table-cell office:value-type="float" office:value="915.724976" calcext:value-type="float">
            <text:p>915,724976</text:p>
          </table:table-cell>
          <table:table-cell office:value-type="float" office:value="4" calcext:value-type="float">
            <text:p>4</text:p>
          </table:table-cell>
          <table:table-cell office:value-type="float" office:value="790.674011" calcext:value-type="float">
            <text:p>790,674011</text:p>
          </table:table-cell>
          <table:table-cell office:value-type="float" office:value="110458" calcext:value-type="float">
            <text:p>110458</text:p>
          </table:table-cell>
          <table:table-cell office:value-type="float" office:value="1057.685059" calcext:value-type="float">
            <text:p>1057,685059</text:p>
          </table:table-cell>
          <table:table-cell office:value-type="float" office:value="2" calcext:value-type="float">
            <text:p>2</text:p>
          </table:table-cell>
          <table:table-cell office:value-type="float" office:value="428.229004" calcext:value-type="float">
            <text:p>428,229004</text:p>
          </table:table-cell>
          <table:table-cell office:value-type="float" office:value="110458" calcext:value-type="float">
            <text:p>110458</text:p>
          </table:table-cell>
          <table:table-cell office:value-type="float" office:value="1125.643921" calcext:value-type="float">
            <text:p>1125,643921</text:p>
          </table:table-cell>
          <table:table-cell office:value-type="float" office:value="3" calcext:value-type="float">
            <text:p>3</text:p>
          </table:table-cell>
          <table:table-cell office:value-type="float" office:value="240.329987" calcext:value-type="float">
            <text:p>240,329987</text:p>
          </table:table-cell>
          <table:table-cell office:value-type="float" office:value="110458" calcext:value-type="float">
            <text:p>110458</text:p>
          </table:table-cell>
          <table:table-cell office:value-type="float" office:value="1033.185059" calcext:value-type="float">
            <text:p>1033,185059</text:p>
          </table:table-cell>
          <table:table-cell office:value-type="float" office:value="2" calcext:value-type="float">
            <text:p>2</text:p>
          </table:table-cell>
          <table:table-cell office:value-type="float" office:value="543.955994" calcext:value-type="float">
            <text:p>543,955994</text:p>
          </table:table-cell>
          <table:table-cell office:value-type="float" office:value="110458" calcext:value-type="float">
            <text:p>110458</text:p>
          </table:table-cell>
          <table:table-cell office:value-type="float" office:value="876.143982" calcext:value-type="float">
            <text:p>876,143982</text:p>
          </table:table-cell>
          <table:table-cell office:value-type="float" office:value="7" calcext:value-type="float">
            <text:p>7</text:p>
          </table:table-cell>
          <table:table-cell office:value-type="float" office:value="881.989014" calcext:value-type="float">
            <text:p>881,989014</text:p>
          </table:table-cell>
        </table:table-row>
        <table:table-row table:style-name="ro1">
          <table:table-cell office:value-type="float" office:value="114119" calcext:value-type="float">
            <text:p>114119</text:p>
          </table:table-cell>
          <table:table-cell office:value-type="float" office:value="992.104004" calcext:value-type="float">
            <text:p>992,104004</text:p>
          </table:table-cell>
          <table:table-cell office:value-type="float" office:value="3" calcext:value-type="float">
            <text:p>3</text:p>
          </table:table-cell>
          <table:table-cell office:value-type="float" office:value="192.378998" calcext:value-type="float">
            <text:p>192,378998</text:p>
          </table:table-cell>
          <table:table-cell office:value-type="float" office:value="114119" calcext:value-type="float">
            <text:p>114119</text:p>
          </table:table-cell>
          <table:table-cell office:value-type="float" office:value="991.987" calcext:value-type="float">
            <text:p>991,987</text:p>
          </table:table-cell>
          <table:table-cell office:value-type="float" office:value="4" calcext:value-type="float">
            <text:p>4</text:p>
          </table:table-cell>
          <table:table-cell office:value-type="float" office:value="277.838989" calcext:value-type="float">
            <text:p>277,838989</text:p>
          </table:table-cell>
          <table:table-cell office:value-type="float" office:value="114119" calcext:value-type="float">
            <text:p>114119</text:p>
          </table:table-cell>
          <table:table-cell office:value-type="float" office:value="893.10498" calcext:value-type="float">
            <text:p>893,10498</text:p>
          </table:table-cell>
          <table:table-cell office:value-type="float" office:value="3" calcext:value-type="float">
            <text:p>3</text:p>
          </table:table-cell>
          <table:table-cell office:value-type="float" office:value="311.903015" calcext:value-type="float">
            <text:p>311,903015</text:p>
          </table:table-cell>
          <table:table-cell office:value-type="float" office:value="114119" calcext:value-type="float">
            <text:p>114119</text:p>
          </table:table-cell>
          <table:table-cell office:value-type="float" office:value="813.315002" calcext:value-type="float">
            <text:p>813,315002</text:p>
          </table:table-cell>
          <table:table-cell office:value-type="float" office:value="3" calcext:value-type="float">
            <text:p>3</text:p>
          </table:table-cell>
          <table:table-cell office:value-type="float" office:value="283.792999" calcext:value-type="float">
            <text:p>283,792999</text:p>
          </table:table-cell>
          <table:table-cell office:value-type="float" office:value="114119" calcext:value-type="float">
            <text:p>114119</text:p>
          </table:table-cell>
          <table:table-cell office:value-type="float" office:value="1021.921021" calcext:value-type="float">
            <text:p>1021,921021</text:p>
          </table:table-cell>
          <table:table-cell office:value-type="float" office:value="5" calcext:value-type="float">
            <text:p>5</text:p>
          </table:table-cell>
          <table:table-cell office:value-type="float" office:value="388.75" calcext:value-type="float">
            <text:p>388,75</text:p>
          </table:table-cell>
        </table:table-row>
        <table:table-row table:style-name="ro1">
          <table:table-cell office:value-type="float" office:value="114446" calcext:value-type="float">
            <text:p>114446</text:p>
          </table:table-cell>
          <table:table-cell office:value-type="float" office:value="1447.208984" calcext:value-type="float">
            <text:p>1447,208984</text:p>
          </table:table-cell>
          <table:table-cell office:value-type="float" office:value="3" calcext:value-type="float">
            <text:p>3</text:p>
          </table:table-cell>
          <table:table-cell office:value-type="float" office:value="701.361023" calcext:value-type="float">
            <text:p>701,361023</text:p>
          </table:table-cell>
          <table:table-cell office:value-type="float" office:value="114446" calcext:value-type="float">
            <text:p>114446</text:p>
          </table:table-cell>
          <table:table-cell office:value-type="float" office:value="1421.888916" calcext:value-type="float">
            <text:p>1421,888916</text:p>
          </table:table-cell>
          <table:table-cell office:value-type="float" office:value="3" calcext:value-type="float">
            <text:p>3</text:p>
          </table:table-cell>
          <table:table-cell office:value-type="float" office:value="260.653992" calcext:value-type="float">
            <text:p>260,653992</text:p>
          </table:table-cell>
          <table:table-cell office:value-type="float" office:value="114446" calcext:value-type="float">
            <text:p>114446</text:p>
          </table:table-cell>
          <table:table-cell office:value-type="float" office:value="1382.401978" calcext:value-type="float">
            <text:p>1382,401978</text:p>
          </table:table-cell>
          <table:table-cell office:value-type="float" office:value="4" calcext:value-type="float">
            <text:p>4</text:p>
          </table:table-cell>
          <table:table-cell office:value-type="float" office:value="315.829987" calcext:value-type="float">
            <text:p>315,829987</text:p>
          </table:table-cell>
          <table:table-cell office:value-type="float" office:value="114446" calcext:value-type="float">
            <text:p>114446</text:p>
          </table:table-cell>
          <table:table-cell office:value-type="float" office:value="1397.838013" calcext:value-type="float">
            <text:p>1397,838013</text:p>
          </table:table-cell>
          <table:table-cell office:value-type="float" office:value="6" calcext:value-type="float">
            <text:p>6</text:p>
          </table:table-cell>
          <table:table-cell office:value-type="float" office:value="656.588989" calcext:value-type="float">
            <text:p>656,588989</text:p>
          </table:table-cell>
          <table:table-cell office:value-type="float" office:value="114446" calcext:value-type="float">
            <text:p>114446</text:p>
          </table:table-cell>
          <table:table-cell office:value-type="float" office:value="1506.533936" calcext:value-type="float">
            <text:p>1506,533936</text:p>
          </table:table-cell>
          <table:table-cell office:value-type="float" office:value="3" calcext:value-type="float">
            <text:p>3</text:p>
          </table:table-cell>
          <table:table-cell office:value-type="float" office:value="632.721008" calcext:value-type="float">
            <text:p>632,721008</text:p>
          </table:table-cell>
        </table:table-row>
        <table:table-row table:style-name="ro1">
          <table:table-cell office:value-type="float" office:value="114634" calcext:value-type="float">
            <text:p>114634</text:p>
          </table:table-cell>
          <table:table-cell office:value-type="float" office:value="1426.633911" calcext:value-type="float">
            <text:p>1426,633911</text:p>
          </table:table-cell>
          <table:table-cell office:value-type="float" office:value="6" calcext:value-type="float">
            <text:p>6</text:p>
          </table:table-cell>
          <table:table-cell office:value-type="float" office:value="684.489014" calcext:value-type="float">
            <text:p>684,489014</text:p>
          </table:table-cell>
          <table:table-cell office:value-type="float" office:value="114634" calcext:value-type="float">
            <text:p>114634</text:p>
          </table:table-cell>
          <table:table-cell office:value-type="float" office:value="1102.314941" calcext:value-type="float">
            <text:p>1102,314941</text:p>
          </table:table-cell>
          <table:table-cell office:value-type="float" office:value="4" calcext:value-type="float">
            <text:p>4</text:p>
          </table:table-cell>
          <table:table-cell office:value-type="float" office:value="1014.226013" calcext:value-type="float">
            <text:p>1014,226013</text:p>
          </table:table-cell>
          <table:table-cell office:value-type="float" office:value="114634" calcext:value-type="float">
            <text:p>114634</text:p>
          </table:table-cell>
          <table:table-cell office:value-type="float" office:value="1060.41394" calcext:value-type="float">
            <text:p>1060,41394</text:p>
          </table:table-cell>
          <table:table-cell office:value-type="float" office:value="3" calcext:value-type="float">
            <text:p>3</text:p>
          </table:table-cell>
          <table:table-cell office:value-type="float" office:value="786.315979" calcext:value-type="float">
            <text:p>786,315979</text:p>
          </table:table-cell>
          <table:table-cell office:value-type="float" office:value="114634" calcext:value-type="float">
            <text:p>114634</text:p>
          </table:table-cell>
          <table:table-cell office:value-type="float" office:value="1413.264038" calcext:value-type="float">
            <text:p>1413,264038</text:p>
          </table:table-cell>
          <table:table-cell office:value-type="float" office:value="4" calcext:value-type="float">
            <text:p>4</text:p>
          </table:table-cell>
          <table:table-cell office:value-type="float" office:value="1003.497986" calcext:value-type="float">
            <text:p>1003,497986</text:p>
          </table:table-cell>
          <table:table-cell office:value-type="float" office:value="114634" calcext:value-type="float">
            <text:p>114634</text:p>
          </table:table-cell>
          <table:table-cell office:value-type="float" office:value="1159.471069" calcext:value-type="float">
            <text:p>1159,471069</text:p>
          </table:table-cell>
          <table:table-cell office:value-type="float" office:value="2" calcext:value-type="float">
            <text:p>2</text:p>
          </table:table-cell>
          <table:table-cell office:value-type="float" office:value="1213.784058" calcext:value-type="float">
            <text:p>1213,784058</text:p>
          </table:table-cell>
        </table:table-row>
        <table:table-row table:style-name="ro1">
          <table:table-cell office:value-type="float" office:value="114823" calcext:value-type="float">
            <text:p>114823</text:p>
          </table:table-cell>
          <table:table-cell office:value-type="float" office:value="1146.18689" calcext:value-type="float">
            <text:p>1146,18689</text:p>
          </table:table-cell>
          <table:table-cell office:value-type="float" office:value="41" calcext:value-type="float">
            <text:p>41</text:p>
          </table:table-cell>
          <table:table-cell office:value-type="float" office:value="2328.367676" calcext:value-type="float">
            <text:p>2328,367676</text:p>
          </table:table-cell>
          <table:table-cell office:value-type="float" office:value="114823" calcext:value-type="float">
            <text:p>114823</text:p>
          </table:table-cell>
          <table:table-cell office:value-type="float" office:value="1014.996033" calcext:value-type="float">
            <text:p>1014,99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23" calcext:value-type="float">
            <text:p>114823</text:p>
          </table:table-cell>
          <table:table-cell office:value-type="float" office:value="1227.26001" calcext:value-type="float">
            <text:p>1227,26001</text:p>
          </table:table-cell>
          <table:table-cell office:value-type="float" office:value="6" calcext:value-type="float">
            <text:p>6</text:p>
          </table:table-cell>
          <table:table-cell office:value-type="float" office:value="349.117981" calcext:value-type="float">
            <text:p>349,117981</text:p>
          </table:table-cell>
          <table:table-cell office:value-type="float" office:value="114823" calcext:value-type="float">
            <text:p>114823</text:p>
          </table:table-cell>
          <table:table-cell office:value-type="float" office:value="1189.043091" calcext:value-type="float">
            <text:p>1189,043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23" calcext:value-type="float">
            <text:p>114823</text:p>
          </table:table-cell>
          <table:table-cell office:value-type="float" office:value="1355.641968" calcext:value-type="float">
            <text:p>1355,641968</text:p>
          </table:table-cell>
          <table:table-cell office:value-type="float" office:value="1" calcext:value-type="float">
            <text:p>1</text:p>
          </table:table-cell>
          <table:table-cell office:value-type="float" office:value="399.459991" calcext:value-type="float">
            <text:p>399,459991</text:p>
          </table:table-cell>
        </table:table-row>
        <table:table-row table:style-name="ro1">
          <table:table-cell office:value-type="float" office:value="115018" calcext:value-type="float">
            <text:p>115018</text:p>
          </table:table-cell>
          <table:table-cell office:value-type="float" office:value="933.597961" calcext:value-type="float">
            <text:p>933,597961</text:p>
          </table:table-cell>
          <table:table-cell office:value-type="float" office:value="87" calcext:value-type="float">
            <text:p>87</text:p>
          </table:table-cell>
          <table:table-cell office:value-type="float" office:value="2528.112549" calcext:value-type="float">
            <text:p>2528,112549</text:p>
          </table:table-cell>
          <table:table-cell office:value-type="float" office:value="115018" calcext:value-type="float">
            <text:p>115018</text:p>
          </table:table-cell>
          <table:table-cell office:value-type="float" office:value="1167.676025" calcext:value-type="float">
            <text:p>1167,676025</text:p>
          </table:table-cell>
          <table:table-cell office:value-type="float" office:value="91" calcext:value-type="float">
            <text:p>91</text:p>
          </table:table-cell>
          <table:table-cell office:value-type="float" office:value="3243.879883" calcext:value-type="float">
            <text:p>3243,879883</text:p>
          </table:table-cell>
          <table:table-cell office:value-type="float" office:value="115018" calcext:value-type="float">
            <text:p>115018</text:p>
          </table:table-cell>
          <table:table-cell office:value-type="float" office:value="1131.994995" calcext:value-type="float">
            <text:p>1131,994995</text:p>
          </table:table-cell>
          <table:table-cell office:value-type="float" office:value="77" calcext:value-type="float">
            <text:p>77</text:p>
          </table:table-cell>
          <table:table-cell office:value-type="float" office:value="3367.388916" calcext:value-type="float">
            <text:p>3367,388916</text:p>
          </table:table-cell>
          <table:table-cell office:value-type="float" office:value="115018" calcext:value-type="float">
            <text:p>115018</text:p>
          </table:table-cell>
          <table:table-cell office:value-type="float" office:value="939.755981" calcext:value-type="float">
            <text:p>939,755981</text:p>
          </table:table-cell>
          <table:table-cell office:value-type="float" office:value="2" calcext:value-type="float">
            <text:p>2</text:p>
          </table:table-cell>
          <table:table-cell office:value-type="float" office:value="58.73" calcext:value-type="float">
            <text:p>58,73</text:p>
          </table:table-cell>
          <table:table-cell office:value-type="float" office:value="115018" calcext:value-type="float">
            <text:p>115018</text:p>
          </table:table-cell>
          <table:table-cell office:value-type="float" office:value="904.901001" calcext:value-type="float">
            <text:p>904,901001</text:p>
          </table:table-cell>
          <table:table-cell office:value-type="float" office:value="72" calcext:value-type="float">
            <text:p>72</text:p>
          </table:table-cell>
          <table:table-cell office:value-type="float" office:value="3321.009277" calcext:value-type="float">
            <text:p>3321,009277</text:p>
          </table:table-cell>
        </table:table-row>
        <table:table-row table:style-name="ro1">
          <table:table-cell office:value-type="float" office:value="115212" calcext:value-type="float">
            <text:p>115212</text:p>
          </table:table-cell>
          <table:table-cell office:value-type="float" office:value="922.330994" calcext:value-type="float">
            <text:p>922,330994</text:p>
          </table:table-cell>
          <table:table-cell office:value-type="float" office:value="1" calcext:value-type="float">
            <text:p>1</text:p>
          </table:table-cell>
          <table:table-cell office:value-type="float" office:value="17.284" calcext:value-type="float">
            <text:p>17,284</text:p>
          </table:table-cell>
          <table:table-cell office:value-type="float" office:value="115212" calcext:value-type="float">
            <text:p>115212</text:p>
          </table:table-cell>
          <table:table-cell office:value-type="float" office:value="887.338989" calcext:value-type="float">
            <text:p>887,338989</text:p>
          </table:table-cell>
          <table:table-cell office:value-type="float" office:value="2" calcext:value-type="float">
            <text:p>2</text:p>
          </table:table-cell>
          <table:table-cell office:value-type="float" office:value="135.020004" calcext:value-type="float">
            <text:p>135,020004</text:p>
          </table:table-cell>
          <table:table-cell office:value-type="float" office:value="115212" calcext:value-type="float">
            <text:p>115212</text:p>
          </table:table-cell>
          <table:table-cell office:value-type="float" office:value="985.830994" calcext:value-type="float">
            <text:p>985,830994</text:p>
          </table:table-cell>
          <table:table-cell office:value-type="float" office:value="4" calcext:value-type="float">
            <text:p>4</text:p>
          </table:table-cell>
          <table:table-cell office:value-type="float" office:value="164.16301" calcext:value-type="float">
            <text:p>164,16301</text:p>
          </table:table-cell>
          <table:table-cell office:value-type="float" office:value="115212" calcext:value-type="float">
            <text:p>115212</text:p>
          </table:table-cell>
          <table:table-cell office:value-type="float" office:value="1064.164062" calcext:value-type="float">
            <text:p>1064,164062</text:p>
          </table:table-cell>
          <table:table-cell office:value-type="float" office:value="1" calcext:value-type="float">
            <text:p>1</text:p>
          </table:table-cell>
          <table:table-cell office:value-type="float" office:value="69.590004" calcext:value-type="float">
            <text:p>69,590004</text:p>
          </table:table-cell>
          <table:table-cell office:value-type="float" office:value="115212" calcext:value-type="float">
            <text:p>115212</text:p>
          </table:table-cell>
          <table:table-cell office:value-type="float" office:value="993.185974" calcext:value-type="float">
            <text:p>993,185974</text:p>
          </table:table-cell>
          <table:table-cell office:value-type="float" office:value="3" calcext:value-type="float">
            <text:p>3</text:p>
          </table:table-cell>
          <table:table-cell office:value-type="float" office:value="406.138" calcext:value-type="float">
            <text:p>406,138</text:p>
          </table:table-cell>
        </table:table-row>
        <table:table-row table:style-name="ro1">
          <table:table-cell office:value-type="float" office:value="124410" calcext:value-type="float">
            <text:p>124410</text:p>
          </table:table-cell>
          <table:table-cell office:value-type="float" office:value="992.992981" calcext:value-type="float">
            <text:p>992,992981</text:p>
          </table:table-cell>
          <table:table-cell office:value-type="float" office:value="2" calcext:value-type="float">
            <text:p>2</text:p>
          </table:table-cell>
          <table:table-cell office:value-type="float" office:value="166.155014" calcext:value-type="float">
            <text:p>166,155014</text:p>
          </table:table-cell>
          <table:table-cell office:value-type="float" office:value="124410" calcext:value-type="float">
            <text:p>124410</text:p>
          </table:table-cell>
          <table:table-cell office:value-type="float" office:value="946.075989" calcext:value-type="float">
            <text:p>946,075989</text:p>
          </table:table-cell>
          <table:table-cell office:value-type="float" office:value="3" calcext:value-type="float">
            <text:p>3</text:p>
          </table:table-cell>
          <table:table-cell office:value-type="float" office:value="338.970001" calcext:value-type="float">
            <text:p>338,970001</text:p>
          </table:table-cell>
          <table:table-cell office:value-type="float" office:value="124410" calcext:value-type="float">
            <text:p>124410</text:p>
          </table:table-cell>
          <table:table-cell office:value-type="float" office:value="965.395996" calcext:value-type="float">
            <text:p>965,395996</text:p>
          </table:table-cell>
          <table:table-cell office:value-type="float" office:value="2" calcext:value-type="float">
            <text:p>2</text:p>
          </table:table-cell>
          <table:table-cell office:value-type="float" office:value="51.625" calcext:value-type="float">
            <text:p>51,625</text:p>
          </table:table-cell>
          <table:table-cell office:value-type="float" office:value="124410" calcext:value-type="float">
            <text:p>124410</text:p>
          </table:table-cell>
          <table:table-cell office:value-type="float" office:value="879.294983" calcext:value-type="float">
            <text:p>879,294983</text:p>
          </table:table-cell>
          <table:table-cell office:value-type="float" office:value="1" calcext:value-type="float">
            <text:p>1</text:p>
          </table:table-cell>
          <table:table-cell office:value-type="float" office:value="118.124001" calcext:value-type="float">
            <text:p>118,124001</text:p>
          </table:table-cell>
          <table:table-cell office:value-type="float" office:value="124410" calcext:value-type="float">
            <text:p>124410</text:p>
          </table:table-cell>
          <table:table-cell office:value-type="float" office:value="1045.43103" calcext:value-type="float">
            <text:p>1045,43103</text:p>
          </table:table-cell>
          <table:table-cell office:value-type="float" office:value="1" calcext:value-type="float">
            <text:p>1</text:p>
          </table:table-cell>
          <table:table-cell office:value-type="float" office:value="59.938999" calcext:value-type="float">
            <text:p>59,938999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268.74150796667" calcext:value-type="float">
            <text:p>1268,7415079667</text:p>
          </table:table-cell>
          <table:table-cell table:style-name="ce1" table:formula="of:=AVERAGE([C6.C5:.C34])" office:value-type="float" office:value="15.4666666666667" calcext:value-type="float">
            <text:p>15,4666666667</text:p>
          </table:table-cell>
          <table:table-cell table:style-name="ce15" table:formula="of:=AVERAGE([C6.D5:.D34])" office:value-type="float" office:value="2191.41316533333" calcext:value-type="float">
            <text:p>2191,413165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244.92194823333" calcext:value-type="float">
            <text:p>1244,9219482333</text:p>
          </table:table-cell>
          <table:table-cell table:style-name="ce1" table:formula="of:=AVERAGE([C6.G5:.G34])" office:value-type="float" office:value="13.3" calcext:value-type="float">
            <text:p>13,3</text:p>
          </table:table-cell>
          <table:table-cell table:style-name="ce15" table:formula="of:=AVERAGE([C6.H5:.H34])" office:value-type="float" office:value="1963.550594" calcext:value-type="float">
            <text:p>1963,55059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301.22962846667" calcext:value-type="float">
            <text:p>1301,2296284667</text:p>
          </table:table-cell>
          <table:table-cell table:style-name="ce1" table:formula="of:=AVERAGE([C6.K5:.K34])" office:value-type="float" office:value="12.8" calcext:value-type="float">
            <text:p>12,8</text:p>
          </table:table-cell>
          <table:table-cell table:style-name="ce15" table:formula="of:=AVERAGE([C6.L5:.L34])" office:value-type="float" office:value="2530.5754436" calcext:value-type="float">
            <text:p>2530,5754436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316.7790466" calcext:value-type="float">
            <text:p>1316,7790466</text:p>
          </table:table-cell>
          <table:table-cell table:style-name="ce1" table:formula="of:=AVERAGE([C6.O5:.O34])" office:value-type="float" office:value="16.3666666666667" calcext:value-type="float">
            <text:p>16,3666666667</text:p>
          </table:table-cell>
          <table:table-cell table:style-name="ce15" table:formula="of:=AVERAGE([C6.P5:.P34])" office:value-type="float" office:value="2015.87187393333" calcext:value-type="float">
            <text:p>2015,871873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321.38828323333" calcext:value-type="float">
            <text:p>1321,3882832333</text:p>
          </table:table-cell>
          <table:table-cell table:style-name="ce1" table:formula="of:=AVERAGE([C6.S5:.S34])" office:value-type="float" office:value="15.2333333333333" calcext:value-type="float">
            <text:p>15,2333333333</text:p>
          </table:table-cell>
          <table:table-cell table:style-name="ce15" table:formula="of:=AVERAGE([C6.T5:.T34])" office:value-type="float" office:value="2514.84084063333" calcext:value-type="float">
            <text:p>2514,8408406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237.6170655" calcext:value-type="float">
            <text:p>1237,6170655</text:p>
          </table:table-cell>
          <table:table-cell table:style-name="ce1" table:formula="of:=MEDIAN([C6.C5:.C34])" office:value-type="float" office:value="7" calcext:value-type="float">
            <text:p>7</text:p>
          </table:table-cell>
          <table:table-cell table:style-name="ce15" table:formula="of:=MEDIAN([C6.D5:.D34])" office:value-type="float" office:value="1651.9030765" calcext:value-type="float">
            <text:p>1651,90307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84.7905275" calcext:value-type="float">
            <text:p>1184,7905275</text:p>
          </table:table-cell>
          <table:table-cell table:style-name="ce1" table:formula="of:=MEDIAN([C6.G5:.G34])" office:value-type="float" office:value="7" calcext:value-type="float">
            <text:p>7</text:p>
          </table:table-cell>
          <table:table-cell table:style-name="ce15" table:formula="of:=MEDIAN([C6.H5:.H34])" office:value-type="float" office:value="1591.036499" calcext:value-type="float">
            <text:p>1591,0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261.2730105" calcext:value-type="float">
            <text:p>1261,2730105</text:p>
          </table:table-cell>
          <table:table-cell table:style-name="ce1" table:formula="of:=MEDIAN([C6.K5:.K34])" office:value-type="float" office:value="6" calcext:value-type="float">
            <text:p>6</text:p>
          </table:table-cell>
          <table:table-cell table:style-name="ce15" table:formula="of:=MEDIAN([C6.L5:.L34])" office:value-type="float" office:value="1129.25" calcext:value-type="float">
            <text:p>1129,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991455" calcext:value-type="float">
            <text:p>1291,991455</text:p>
          </table:table-cell>
          <table:table-cell table:style-name="ce1" table:formula="of:=MEDIAN([C6.O5:.O34])" office:value-type="float" office:value="7" calcext:value-type="float">
            <text:p>7</text:p>
          </table:table-cell>
          <table:table-cell table:style-name="ce15" table:formula="of:=MEDIAN([C6.P5:.P34])" office:value-type="float" office:value="1276.081909" calcext:value-type="float">
            <text:p>1276,08190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1301.1870725" calcext:value-type="float">
            <text:p>1301,1870725</text:p>
          </table:table-cell>
          <table:table-cell table:style-name="ce1" table:formula="of:=MEDIAN([C6.S5:.S34])" office:value-type="float" office:value="6.5" calcext:value-type="float">
            <text:p>6,5</text:p>
          </table:table-cell>
          <table:table-cell table:style-name="ce15" table:formula="of:=MEDIAN([C6.T5:.T34])" office:value-type="float" office:value="1179.84198" calcext:value-type="float">
            <text:p>1179,84198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234.247178315315" calcext:value-type="float">
            <text:p>234,2471783153</text:p>
          </table:table-cell>
          <table:table-cell table:style-name="ce11" table:formula="of:=STDEV([C6.C5:.C34])" office:value-type="float" office:value="31.3981476867811" calcext:value-type="float">
            <text:p>31,3981476868</text:p>
          </table:table-cell>
          <table:table-cell table:style-name="ce16" table:formula="of:=STDEV([C6.D5:.D34])" office:value-type="float" office:value="1954.80474374425" calcext:value-type="float">
            <text:p>1954,80474374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90.928532373417" calcext:value-type="float">
            <text:p>190,9285323734</text:p>
          </table:table-cell>
          <table:table-cell table:style-name="ce11" table:formula="of:=STDEV([C6.G5:.G34])" office:value-type="float" office:value="26.2168016671594" calcext:value-type="float">
            <text:p>26,2168016672</text:p>
          </table:table-cell>
          <table:table-cell table:style-name="ce16" table:formula="of:=STDEV([C6.H5:.H34])" office:value-type="float" office:value="1585.65460031927" calcext:value-type="float">
            <text:p>1585,654600319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200.348479544629" calcext:value-type="float">
            <text:p>200,3484795446</text:p>
          </table:table-cell>
          <table:table-cell table:style-name="ce11" table:formula="of:=STDEV([C6.K5:.K34])" office:value-type="float" office:value="23.921423092254" calcext:value-type="float">
            <text:p>23,9214230923</text:p>
          </table:table-cell>
          <table:table-cell table:style-name="ce16" table:formula="of:=STDEV([C6.L5:.L34])" office:value-type="float" office:value="3490.80958834881" calcext:value-type="float">
            <text:p>3490,8095883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239.362879226471" calcext:value-type="float">
            <text:p>239,3628792265</text:p>
          </table:table-cell>
          <table:table-cell table:style-name="ce11" table:formula="of:=STDEV([C6.O5:.O34])" office:value-type="float" office:value="35.1131013306639" calcext:value-type="float">
            <text:p>35,1131013307</text:p>
          </table:table-cell>
          <table:table-cell table:style-name="ce16" table:formula="of:=STDEV([C6.P5:.P34])" office:value-type="float" office:value="1923.43383856263" calcext:value-type="float">
            <text:p>1923,43383856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250.588746740111" calcext:value-type="float">
            <text:p>250,5887467401</text:p>
          </table:table-cell>
          <table:table-cell table:style-name="ce11" table:formula="of:=STDEV([C6.S5:.S34])" office:value-type="float" office:value="32.0502658371173" calcext:value-type="float">
            <text:p>32,0502658371</text:p>
          </table:table-cell>
          <table:table-cell table:style-name="ce16" table:formula="of:=STDEV([C6.T5:.T34])" office:value-type="float" office:value="2823.75651570148" calcext:value-type="float">
            <text:p>2823,7565157015</text:p>
          </table:table-cell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1290.6120829" calcext:value-type="float">
            <text:p>1290,6120829</text:p>
          </table:table-cell>
          <table:table-cell table:formula="of:=STDEV([.B5:.B34];[.F5:.F34];[.J5:.J34];[.N5:.N34];[.R5:.R34];[.V5:.V34];[.Z5:.Z34];[.AD5:.AD34];[.AH5:.AH34])" office:value-type="float" office:value="180.684588440374" calcext:value-type="float">
            <text:p>180,6845884404</text:p>
          </table:table-cell>
          <table:table-cell table:formula="of:=COUNT([.B5:.B34];[.F5:.F34];[.J5:.J34];[.N5:.N34];[.R5:.R34];[.V5:.V34];[.Z5:.Z34];[.AD5:.AD34];[.AH5:.AH34])" office:value-type="float" office:value="150" calcext:value-type="float">
            <text:p>150</text:p>
          </table:table-cell>
          <table:table-cell table:formula="of:=2*[.C40]/SQRT([.D40])" office:value-type="float" office:value="29.5056697375797" calcext:value-type="float">
            <text:p>29,5056697376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14.6333333333333" calcext:value-type="float">
            <text:p>14,6333333333</text:p>
          </table:table-cell>
          <table:table-cell table:formula="of:=STDEV([.C5:.C34];[.G5:.G34];[.K5:.K34];[.O5:.O34];[.S5:.S34];[.W5:.W34];[.AA5:.AA34];[.AE5:.AE34];[.AI5:.AI34])" office:value-type="float" office:value="13.3148686463424" calcext:value-type="float">
            <text:p>13,3148686463</text:p>
          </table:table-cell>
          <table:table-cell table:style-name="ce17" table:formula="of:=COUNT([.C5:.C34];[.G5:.G34];[.K5:.K34];[.O5:.O34];[.S5:.S34];[.W5:.W34];[.AA5:.AA34];[.AE5:.AE34];[.AI5:.AI34])" office:value-type="float" office:value="150" calcext:value-type="float">
            <text:p>150</text:p>
          </table:table-cell>
          <table:table-cell table:formula="of:=2*[.C41]/SQRT([.D41])" office:value-type="float" office:value="2.17430894504807" calcext:value-type="float">
            <text:p>2,17430894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2243.2503835" calcext:value-type="float">
            <text:p>2243,2503835</text:p>
          </table:table-cell>
          <table:table-cell table:formula="of:=STDEV([.D5:.D34];[.H5:.H34];[.L5:.L34];[.P5:.P34];[.T5:.T34];[.X5:.X34];[.AB5:.AB34];[.AF5:.AF34];[.AJ5:.AJ34])" office:value-type="float" office:value="610.134164284775" calcext:value-type="float">
            <text:p>610,1341642848</text:p>
          </table:table-cell>
          <table:table-cell table:formula="of:=COUNT([.D5:.D34];[.H5:.H34];[.L5:.L34];[.P5:.P34];[.T5:.T34];[.X5:.X34];[.AB5:.AB34];[.AF5:.AF34];[.AJ5:.AJ34])" office:value-type="float" office:value="150" calcext:value-type="float">
            <text:p>150</text:p>
          </table:table-cell>
          <table:table-cell table:formula="of:=2*[.C42]/SQRT([.D42])" office:value-type="float" office:value="99.6344918091429" calcext:value-type="float">
            <text:p>99,6344918091</text:p>
          </table:table-cell>
          <table:table-cell table:number-columns-repeated="15"/>
        </table:table-row>
      </table:table>
      <table:table table:name="C6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6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81852" calcext:value-type="float">
            <text:p>181852</text:p>
          </table:table-cell>
          <table:table-cell office:value-type="float" office:value="1249.753052" calcext:value-type="float">
            <text:p>1249,753052</text:p>
          </table:table-cell>
          <table:table-cell office:value-type="float" office:value="5" calcext:value-type="float">
            <text:p>5</text:p>
          </table:table-cell>
          <table:table-cell office:value-type="float" office:value="2834.302979" calcext:value-type="float">
            <text:p>2834,302979</text:p>
          </table:table-cell>
          <table:table-cell office:value-type="float" office:value="181852" calcext:value-type="float">
            <text:p>181852</text:p>
          </table:table-cell>
          <table:table-cell office:value-type="float" office:value="1167.199951" calcext:value-type="float">
            <text:p>1167,199951</text:p>
          </table:table-cell>
          <table:table-cell office:value-type="float" office:value="5" calcext:value-type="float">
            <text:p>5</text:p>
          </table:table-cell>
          <table:table-cell office:value-type="float" office:value="3516.978271" calcext:value-type="float">
            <text:p>3516,978271</text:p>
          </table:table-cell>
          <table:table-cell office:value-type="float" office:value="181852" calcext:value-type="float">
            <text:p>181852</text:p>
          </table:table-cell>
          <table:table-cell office:value-type="float" office:value="1290.761963" calcext:value-type="float">
            <text:p>1290,761963</text:p>
          </table:table-cell>
          <table:table-cell office:value-type="float" office:value="6" calcext:value-type="float">
            <text:p>6</text:p>
          </table:table-cell>
          <table:table-cell office:value-type="float" office:value="1555.018066" calcext:value-type="float">
            <text:p>1555,018066</text:p>
          </table:table-cell>
          <table:table-cell office:value-type="float" office:value="181852" calcext:value-type="float">
            <text:p>181852</text:p>
          </table:table-cell>
          <table:table-cell office:value-type="float" office:value="1274.464966" calcext:value-type="float">
            <text:p>1274,464966</text:p>
          </table:table-cell>
          <table:table-cell office:value-type="float" office:value="21" calcext:value-type="float">
            <text:p>21</text:p>
          </table:table-cell>
          <table:table-cell office:value-type="float" office:value="5811.300781" calcext:value-type="float">
            <text:p>5811,300781</text:p>
          </table:table-cell>
          <table:table-cell office:value-type="float" office:value="181852" calcext:value-type="float">
            <text:p>181852</text:p>
          </table:table-cell>
          <table:table-cell office:value-type="float" office:value="1097.18396" calcext:value-type="float">
            <text:p>1097,18396</text:p>
          </table:table-cell>
          <table:table-cell office:value-type="float" office:value="6" calcext:value-type="float">
            <text:p>6</text:p>
          </table:table-cell>
          <table:table-cell office:value-type="float" office:value="6246.973145" calcext:value-type="float">
            <text:p>6246,973145</text:p>
          </table:table-cell>
          <table:table-cell office:value-type="float" office:value="181852" calcext:value-type="float">
            <text:p>181852</text:p>
          </table:table-cell>
          <table:table-cell office:value-type="float" office:value="1328.963013" calcext:value-type="float">
            <text:p>1328,963013</text:p>
          </table:table-cell>
          <table:table-cell office:value-type="float" office:value="6" calcext:value-type="float">
            <text:p>6</text:p>
          </table:table-cell>
          <table:table-cell office:value-type="float" office:value="2714.38208" calcext:value-type="float">
            <text:p>2714,38208</text:p>
          </table:table-cell>
        </table:table-row>
        <table:table-row table:style-name="ro1">
          <table:table-cell office:value-type="float" office:value="182048" calcext:value-type="float">
            <text:p>182048</text:p>
          </table:table-cell>
          <table:table-cell office:value-type="float" office:value="1091.209106" calcext:value-type="float">
            <text:p>1091,209106</text:p>
          </table:table-cell>
          <table:table-cell office:value-type="float" office:value="4" calcext:value-type="float">
            <text:p>4</text:p>
          </table:table-cell>
          <table:table-cell office:value-type="float" office:value="750.984009" calcext:value-type="float">
            <text:p>750,984009</text:p>
          </table:table-cell>
          <table:table-cell office:value-type="float" office:value="182048" calcext:value-type="float">
            <text:p>182048</text:p>
          </table:table-cell>
          <table:table-cell office:value-type="float" office:value="1106.386963" calcext:value-type="float">
            <text:p>1106,386963</text:p>
          </table:table-cell>
          <table:table-cell office:value-type="float" office:value="5" calcext:value-type="float">
            <text:p>5</text:p>
          </table:table-cell>
          <table:table-cell office:value-type="float" office:value="645.937988" calcext:value-type="float">
            <text:p>645,937988</text:p>
          </table:table-cell>
          <table:table-cell office:value-type="float" office:value="182048" calcext:value-type="float">
            <text:p>182048</text:p>
          </table:table-cell>
          <table:table-cell office:value-type="float" office:value="1305.71106" calcext:value-type="float">
            <text:p>1305,71106</text:p>
          </table:table-cell>
          <table:table-cell office:value-type="float" office:value="4" calcext:value-type="float">
            <text:p>4</text:p>
          </table:table-cell>
          <table:table-cell office:value-type="float" office:value="372.546997" calcext:value-type="float">
            <text:p>372,546997</text:p>
          </table:table-cell>
          <table:table-cell office:value-type="float" office:value="182048" calcext:value-type="float">
            <text:p>182048</text:p>
          </table:table-cell>
          <table:table-cell office:value-type="float" office:value="982.209045" calcext:value-type="float">
            <text:p>982,209045</text:p>
          </table:table-cell>
          <table:table-cell office:value-type="float" office:value="3" calcext:value-type="float">
            <text:p>3</text:p>
          </table:table-cell>
          <table:table-cell office:value-type="float" office:value="251.78801" calcext:value-type="float">
            <text:p>251,78801</text:p>
          </table:table-cell>
          <table:table-cell office:value-type="float" office:value="182048" calcext:value-type="float">
            <text:p>182048</text:p>
          </table:table-cell>
          <table:table-cell office:value-type="float" office:value="1236.281982" calcext:value-type="float">
            <text:p>1236,281982</text:p>
          </table:table-cell>
          <table:table-cell office:value-type="float" office:value="3" calcext:value-type="float">
            <text:p>3</text:p>
          </table:table-cell>
          <table:table-cell office:value-type="float" office:value="155.591003" calcext:value-type="float">
            <text:p>155,591003</text:p>
          </table:table-cell>
          <table:table-cell office:value-type="float" office:value="182048" calcext:value-type="float">
            <text:p>182048</text:p>
          </table:table-cell>
          <table:table-cell office:value-type="float" office:value="1307.767944" calcext:value-type="float">
            <text:p>1307,767944</text:p>
          </table:table-cell>
          <table:table-cell office:value-type="float" office:value="6" calcext:value-type="float">
            <text:p>6</text:p>
          </table:table-cell>
          <table:table-cell office:value-type="float" office:value="966.39801" calcext:value-type="float">
            <text:p>966,39801</text:p>
          </table:table-cell>
        </table:table-row>
        <table:table-row table:style-name="ro1">
          <table:table-cell office:value-type="float" office:value="182512" calcext:value-type="float">
            <text:p>182512</text:p>
          </table:table-cell>
          <table:table-cell office:value-type="float" office:value="1241.371094" calcext:value-type="float">
            <text:p>1241,371094</text:p>
          </table:table-cell>
          <table:table-cell office:value-type="float" office:value="5" calcext:value-type="float">
            <text:p>5</text:p>
          </table:table-cell>
          <table:table-cell office:value-type="float" office:value="2661.052734" calcext:value-type="float">
            <text:p>2661,052734</text:p>
          </table:table-cell>
          <table:table-cell office:value-type="float" office:value="182512" calcext:value-type="float">
            <text:p>182512</text:p>
          </table:table-cell>
          <table:table-cell office:value-type="float" office:value="1322.999023" calcext:value-type="float">
            <text:p>1322,999023</text:p>
          </table:table-cell>
          <table:table-cell office:value-type="float" office:value="6" calcext:value-type="float">
            <text:p>6</text:p>
          </table:table-cell>
          <table:table-cell office:value-type="float" office:value="2470.908936" calcext:value-type="float">
            <text:p>2470,908936</text:p>
          </table:table-cell>
          <table:table-cell office:value-type="float" office:value="182512" calcext:value-type="float">
            <text:p>182512</text:p>
          </table:table-cell>
          <table:table-cell office:value-type="float" office:value="1501.286011" calcext:value-type="float">
            <text:p>1501,286011</text:p>
          </table:table-cell>
          <table:table-cell office:value-type="float" office:value="6" calcext:value-type="float">
            <text:p>6</text:p>
          </table:table-cell>
          <table:table-cell office:value-type="float" office:value="837.223999" calcext:value-type="float">
            <text:p>837,223999</text:p>
          </table:table-cell>
          <table:table-cell office:value-type="float" office:value="182512" calcext:value-type="float">
            <text:p>182512</text:p>
          </table:table-cell>
          <table:table-cell office:value-type="float" office:value="1184.827026" calcext:value-type="float">
            <text:p>1184,827026</text:p>
          </table:table-cell>
          <table:table-cell office:value-type="float" office:value="4" calcext:value-type="float">
            <text:p>4</text:p>
          </table:table-cell>
          <table:table-cell office:value-type="float" office:value="1202.410034" calcext:value-type="float">
            <text:p>1202,410034</text:p>
          </table:table-cell>
          <table:table-cell office:value-type="float" office:value="182512" calcext:value-type="float">
            <text:p>182512</text:p>
          </table:table-cell>
          <table:table-cell office:value-type="float" office:value="1299.195068" calcext:value-type="float">
            <text:p>1299,195068</text:p>
          </table:table-cell>
          <table:table-cell office:value-type="float" office:value="8" calcext:value-type="float">
            <text:p>8</text:p>
          </table:table-cell>
          <table:table-cell office:value-type="float" office:value="3287.450928" calcext:value-type="float">
            <text:p>3287,450928</text:p>
          </table:table-cell>
          <table:table-cell office:value-type="float" office:value="182512" calcext:value-type="float">
            <text:p>182512</text:p>
          </table:table-cell>
          <table:table-cell office:value-type="float" office:value="1411.352051" calcext:value-type="float">
            <text:p>1411,352051</text:p>
          </table:table-cell>
          <table:table-cell office:value-type="float" office:value="8" calcext:value-type="float">
            <text:p>8</text:p>
          </table:table-cell>
          <table:table-cell office:value-type="float" office:value="1780.671021" calcext:value-type="float">
            <text:p>1780,671021</text:p>
          </table:table-cell>
        </table:table-row>
        <table:table-row table:style-name="ro1">
          <table:table-cell office:value-type="float" office:value="184502" calcext:value-type="float">
            <text:p>184502</text:p>
          </table:table-cell>
          <table:table-cell office:value-type="float" office:value="1364.527954" calcext:value-type="float">
            <text:p>1364,527954</text:p>
          </table:table-cell>
          <table:table-cell office:value-type="float" office:value="8" calcext:value-type="float">
            <text:p>8</text:p>
          </table:table-cell>
          <table:table-cell office:value-type="float" office:value="1599.9021" calcext:value-type="float">
            <text:p>1599,9021</text:p>
          </table:table-cell>
          <table:table-cell office:value-type="float" office:value="184502" calcext:value-type="float">
            <text:p>184502</text:p>
          </table:table-cell>
          <table:table-cell office:value-type="float" office:value="1528.221069" calcext:value-type="float">
            <text:p>1528,221069</text:p>
          </table:table-cell>
          <table:table-cell office:value-type="float" office:value="7" calcext:value-type="float">
            <text:p>7</text:p>
          </table:table-cell>
          <table:table-cell office:value-type="float" office:value="2399.439941" calcext:value-type="float">
            <text:p>2399,439941</text:p>
          </table:table-cell>
          <table:table-cell office:value-type="float" office:value="184502" calcext:value-type="float">
            <text:p>184502</text:p>
          </table:table-cell>
          <table:table-cell office:value-type="float" office:value="1186.947998" calcext:value-type="float">
            <text:p>1186,947998</text:p>
          </table:table-cell>
          <table:table-cell office:value-type="float" office:value="4" calcext:value-type="float">
            <text:p>4</text:p>
          </table:table-cell>
          <table:table-cell office:value-type="float" office:value="592.253967" calcext:value-type="float">
            <text:p>592,253967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76.323975" calcext:value-type="float">
            <text:p>1076,323975</text:p>
          </table:table-cell>
          <table:table-cell office:value-type="float" office:value="10" calcext:value-type="float">
            <text:p>10</text:p>
          </table:table-cell>
          <table:table-cell office:value-type="float" office:value="2206.156982" calcext:value-type="float">
            <text:p>2206,156982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97.061035" calcext:value-type="float">
            <text:p>1097,061035</text:p>
          </table:table-cell>
          <table:table-cell office:value-type="float" office:value="4" calcext:value-type="float">
            <text:p>4</text:p>
          </table:table-cell>
          <table:table-cell office:value-type="float" office:value="584.759949" calcext:value-type="float">
            <text:p>584,759949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46.927002" calcext:value-type="float">
            <text:p>1046,927002</text:p>
          </table:table-cell>
          <table:table-cell office:value-type="float" office:value="6" calcext:value-type="float">
            <text:p>6</text:p>
          </table:table-cell>
          <table:table-cell office:value-type="float" office:value="848.763977" calcext:value-type="float">
            <text:p>848,763977</text:p>
          </table:table-cell>
        </table:table-row>
        <table:table-row table:style-name="ro1">
          <table:table-cell office:value-type="float" office:value="184648" calcext:value-type="float">
            <text:p>184648</text:p>
          </table:table-cell>
          <table:table-cell office:value-type="float" office:value="1629.613037" calcext:value-type="float">
            <text:p>1629,613037</text:p>
          </table:table-cell>
          <table:table-cell office:value-type="float" office:value="4" calcext:value-type="float">
            <text:p>4</text:p>
          </table:table-cell>
          <table:table-cell office:value-type="float" office:value="326.768005" calcext:value-type="float">
            <text:p>326,768005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11.540039" calcext:value-type="float">
            <text:p>1411,540039</text:p>
          </table:table-cell>
          <table:table-cell office:value-type="float" office:value="5" calcext:value-type="float">
            <text:p>5</text:p>
          </table:table-cell>
          <table:table-cell office:value-type="float" office:value="856.050049" calcext:value-type="float">
            <text:p>856,05004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279.530029" calcext:value-type="float">
            <text:p>1279,530029</text:p>
          </table:table-cell>
          <table:table-cell office:value-type="float" office:value="3" calcext:value-type="float">
            <text:p>3</text:p>
          </table:table-cell>
          <table:table-cell office:value-type="float" office:value="330.201996" calcext:value-type="float">
            <text:p>330,201996</text:p>
          </table:table-cell>
          <table:table-cell office:value-type="float" office:value="184648" calcext:value-type="float">
            <text:p>184648</text:p>
          </table:table-cell>
          <table:table-cell office:value-type="float" office:value="1206.114014" calcext:value-type="float">
            <text:p>1206,114014</text:p>
          </table:table-cell>
          <table:table-cell office:value-type="float" office:value="4" calcext:value-type="float">
            <text:p>4</text:p>
          </table:table-cell>
          <table:table-cell office:value-type="float" office:value="354.23999" calcext:value-type="float">
            <text:p>354,2399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87.848999" calcext:value-type="float">
            <text:p>1487,848999</text:p>
          </table:table-cell>
          <table:table-cell office:value-type="float" office:value="5" calcext:value-type="float">
            <text:p>5</text:p>
          </table:table-cell>
          <table:table-cell office:value-type="float" office:value="772.167969" calcext:value-type="float">
            <text:p>772,16796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06.593018" calcext:value-type="float">
            <text:p>1406,593018</text:p>
          </table:table-cell>
          <table:table-cell office:value-type="float" office:value="4" calcext:value-type="float">
            <text:p>4</text:p>
          </table:table-cell>
          <table:table-cell office:value-type="float" office:value="247.804993" calcext:value-type="float">
            <text:p>247,804993</text:p>
          </table:table-cell>
        </table:table-row>
        <table:table-row table:style-name="ro1">
          <table:table-cell office:value-type="float" office:value="184919" calcext:value-type="float">
            <text:p>184919</text:p>
          </table:table-cell>
          <table:table-cell office:value-type="float" office:value="1216.468018" calcext:value-type="float">
            <text:p>1216,468018</text:p>
          </table:table-cell>
          <table:table-cell office:value-type="float" office:value="7" calcext:value-type="float">
            <text:p>7</text:p>
          </table:table-cell>
          <table:table-cell office:value-type="float" office:value="2695.85791" calcext:value-type="float">
            <text:p>2695,85791</text:p>
          </table:table-cell>
          <table:table-cell office:value-type="float" office:value="184919" calcext:value-type="float">
            <text:p>184919</text:p>
          </table:table-cell>
          <table:table-cell office:value-type="float" office:value="1030.925049" calcext:value-type="float">
            <text:p>1030,925049</text:p>
          </table:table-cell>
          <table:table-cell office:value-type="float" office:value="9" calcext:value-type="float">
            <text:p>9</text:p>
          </table:table-cell>
          <table:table-cell office:value-type="float" office:value="1575.703003" calcext:value-type="float">
            <text:p>1575,70300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256.20105" calcext:value-type="float">
            <text:p>1256,20105</text:p>
          </table:table-cell>
          <table:table-cell office:value-type="float" office:value="5" calcext:value-type="float">
            <text:p>5</text:p>
          </table:table-cell>
          <table:table-cell office:value-type="float" office:value="848.580933" calcext:value-type="float">
            <text:p>848,58093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400.047974" calcext:value-type="float">
            <text:p>1400,047974</text:p>
          </table:table-cell>
          <table:table-cell office:value-type="float" office:value="8" calcext:value-type="float">
            <text:p>8</text:p>
          </table:table-cell>
          <table:table-cell office:value-type="float" office:value="2192.866943" calcext:value-type="float">
            <text:p>2192,86694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522.946045" calcext:value-type="float">
            <text:p>1522,946045</text:p>
          </table:table-cell>
          <table:table-cell office:value-type="float" office:value="7" calcext:value-type="float">
            <text:p>7</text:p>
          </table:table-cell>
          <table:table-cell office:value-type="float" office:value="1148.598999" calcext:value-type="float">
            <text:p>1148,598999</text:p>
          </table:table-cell>
          <table:table-cell office:value-type="float" office:value="184919" calcext:value-type="float">
            <text:p>184919</text:p>
          </table:table-cell>
          <table:table-cell office:value-type="float" office:value="1099.706055" calcext:value-type="float">
            <text:p>1099,706055</text:p>
          </table:table-cell>
          <table:table-cell office:value-type="float" office:value="6" calcext:value-type="float">
            <text:p>6</text:p>
          </table:table-cell>
          <table:table-cell office:value-type="float" office:value="1554.001953" calcext:value-type="float">
            <text:p>1554,001953</text:p>
          </table:table-cell>
        </table:table-row>
        <table:table-row table:style-name="ro1">
          <table:table-cell office:value-type="float" office:value="185906" calcext:value-type="float">
            <text:p>185906</text:p>
          </table:table-cell>
          <table:table-cell office:value-type="float" office:value="1314.089966" calcext:value-type="float">
            <text:p>1314,089966</text:p>
          </table:table-cell>
          <table:table-cell office:value-type="float" office:value="3" calcext:value-type="float">
            <text:p>3</text:p>
          </table:table-cell>
          <table:table-cell office:value-type="float" office:value="548.231018" calcext:value-type="float">
            <text:p>548,231018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08.026978" calcext:value-type="float">
            <text:p>1108,026978</text:p>
          </table:table-cell>
          <table:table-cell office:value-type="float" office:value="7" calcext:value-type="float">
            <text:p>7</text:p>
          </table:table-cell>
          <table:table-cell office:value-type="float" office:value="609.405029" calcext:value-type="float">
            <text:p>609,405029</text:p>
          </table:table-cell>
          <table:table-cell office:value-type="float" office:value="185906" calcext:value-type="float">
            <text:p>185906</text:p>
          </table:table-cell>
          <table:table-cell office:value-type="float" office:value="1485.106934" calcext:value-type="float">
            <text:p>1485,106934</text:p>
          </table:table-cell>
          <table:table-cell office:value-type="float" office:value="6" calcext:value-type="float">
            <text:p>6</text:p>
          </table:table-cell>
          <table:table-cell office:value-type="float" office:value="641.235962" calcext:value-type="float">
            <text:p>641,235962</text:p>
          </table:table-cell>
          <table:table-cell office:value-type="float" office:value="185906" calcext:value-type="float">
            <text:p>185906</text:p>
          </table:table-cell>
          <table:table-cell office:value-type="float" office:value="1234.437012" calcext:value-type="float">
            <text:p>1234,437012</text:p>
          </table:table-cell>
          <table:table-cell office:value-type="float" office:value="4" calcext:value-type="float">
            <text:p>4</text:p>
          </table:table-cell>
          <table:table-cell office:value-type="float" office:value="323.487" calcext:value-type="float">
            <text:p>323,487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89.707031" calcext:value-type="float">
            <text:p>1189,707031</text:p>
          </table:table-cell>
          <table:table-cell office:value-type="float" office:value="4" calcext:value-type="float">
            <text:p>4</text:p>
          </table:table-cell>
          <table:table-cell office:value-type="float" office:value="742.880981" calcext:value-type="float">
            <text:p>742,880981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38.110962" calcext:value-type="float">
            <text:p>1138,110962</text:p>
          </table:table-cell>
          <table:table-cell office:value-type="float" office:value="22" calcext:value-type="float">
            <text:p>22</text:p>
          </table:table-cell>
          <table:table-cell office:value-type="float" office:value="2088.408936" calcext:value-type="float">
            <text:p>2088,408936</text:p>
          </table:table-cell>
        </table:table-row>
        <table:table-row table:style-name="ro1">
          <table:table-cell office:value-type="float" office:value="190242" calcext:value-type="float">
            <text:p>190242</text:p>
          </table:table-cell>
          <table:table-cell office:value-type="float" office:value="1071.964966" calcext:value-type="float">
            <text:p>1071,964966</text:p>
          </table:table-cell>
          <table:table-cell office:value-type="float" office:value="8" calcext:value-type="float">
            <text:p>8</text:p>
          </table:table-cell>
          <table:table-cell office:value-type="float" office:value="3681.941895" calcext:value-type="float">
            <text:p>3681,941895</text:p>
          </table:table-cell>
          <table:table-cell office:value-type="float" office:value="190242" calcext:value-type="float">
            <text:p>190242</text:p>
          </table:table-cell>
          <table:table-cell office:value-type="float" office:value="949.657959" calcext:value-type="float">
            <text:p>949,657959</text:p>
          </table:table-cell>
          <table:table-cell office:value-type="float" office:value="10" calcext:value-type="float">
            <text:p>10</text:p>
          </table:table-cell>
          <table:table-cell office:value-type="float" office:value="5449.307617" calcext:value-type="float">
            <text:p>5449,307617</text:p>
          </table:table-cell>
          <table:table-cell office:value-type="float" office:value="190242" calcext:value-type="float">
            <text:p>190242</text:p>
          </table:table-cell>
          <table:table-cell office:value-type="float" office:value="1088.843994" calcext:value-type="float">
            <text:p>1088,843994</text:p>
          </table:table-cell>
          <table:table-cell office:value-type="float" office:value="13" calcext:value-type="float">
            <text:p>13</text:p>
          </table:table-cell>
          <table:table-cell office:value-type="float" office:value="4600.946289" calcext:value-type="float">
            <text:p>4600,946289</text:p>
          </table:table-cell>
          <table:table-cell office:value-type="float" office:value="190242" calcext:value-type="float">
            <text:p>190242</text:p>
          </table:table-cell>
          <table:table-cell office:value-type="float" office:value="1187.48999" calcext:value-type="float">
            <text:p>1187,48999</text:p>
          </table:table-cell>
          <table:table-cell office:value-type="float" office:value="12" calcext:value-type="float">
            <text:p>12</text:p>
          </table:table-cell>
          <table:table-cell office:value-type="float" office:value="3552.003174" calcext:value-type="float">
            <text:p>3552,003174</text:p>
          </table:table-cell>
          <table:table-cell office:value-type="float" office:value="190242" calcext:value-type="float">
            <text:p>190242</text:p>
          </table:table-cell>
          <table:table-cell office:value-type="float" office:value="1371.70105" calcext:value-type="float">
            <text:p>1371,70105</text:p>
          </table:table-cell>
          <table:table-cell office:value-type="float" office:value="9" calcext:value-type="float">
            <text:p>9</text:p>
          </table:table-cell>
          <table:table-cell office:value-type="float" office:value="3248.304199" calcext:value-type="float">
            <text:p>3248,304199</text:p>
          </table:table-cell>
          <table:table-cell office:value-type="float" office:value="190242" calcext:value-type="float">
            <text:p>190242</text:p>
          </table:table-cell>
          <table:table-cell office:value-type="float" office:value="1030.097046" calcext:value-type="float">
            <text:p>1030,097046</text:p>
          </table:table-cell>
          <table:table-cell office:value-type="float" office:value="24" calcext:value-type="float">
            <text:p>24</text:p>
          </table:table-cell>
          <table:table-cell office:value-type="float" office:value="6648.196777" calcext:value-type="float">
            <text:p>6648,196777</text:p>
          </table:table-cell>
        </table:table-row>
        <table:table-row table:style-name="ro1">
          <table:table-cell office:value-type="float" office:value="190424" calcext:value-type="float">
            <text:p>190424</text:p>
          </table:table-cell>
          <table:table-cell office:value-type="float" office:value="1510.348022" calcext:value-type="float">
            <text:p>1510,348022</text:p>
          </table:table-cell>
          <table:table-cell office:value-type="float" office:value="162" calcext:value-type="float">
            <text:p>162</text:p>
          </table:table-cell>
          <table:table-cell office:value-type="float" office:value="5441.669434" calcext:value-type="float">
            <text:p>5441,669434</text:p>
          </table:table-cell>
          <table:table-cell office:value-type="float" office:value="190424" calcext:value-type="float">
            <text:p>190424</text:p>
          </table:table-cell>
          <table:table-cell office:value-type="float" office:value="1466.651001" calcext:value-type="float">
            <text:p>1466,651001</text:p>
          </table:table-cell>
          <table:table-cell office:value-type="float" office:value="77" calcext:value-type="float">
            <text:p>77</text:p>
          </table:table-cell>
          <table:table-cell office:value-type="float" office:value="2761.267578" calcext:value-type="float">
            <text:p>2761,267578</text:p>
          </table:table-cell>
          <table:table-cell office:value-type="float" office:value="190424" calcext:value-type="float">
            <text:p>190424</text:p>
          </table:table-cell>
          <table:table-cell office:value-type="float" office:value="1502.984985" calcext:value-type="float">
            <text:p>1502,984985</text:p>
          </table:table-cell>
          <table:table-cell office:value-type="float" office:value="134" calcext:value-type="float">
            <text:p>134</text:p>
          </table:table-cell>
          <table:table-cell office:value-type="float" office:value="4215.256348" calcext:value-type="float">
            <text:p>4215,256348</text:p>
          </table:table-cell>
          <table:table-cell office:value-type="float" office:value="190424" calcext:value-type="float">
            <text:p>190424</text:p>
          </table:table-cell>
          <table:table-cell office:value-type="float" office:value="1550.562988" calcext:value-type="float">
            <text:p>1550,562988</text:p>
          </table:table-cell>
          <table:table-cell office:value-type="float" office:value="168" calcext:value-type="float">
            <text:p>168</text:p>
          </table:table-cell>
          <table:table-cell office:value-type="float" office:value="5195.538086" calcext:value-type="float">
            <text:p>5195,538086</text:p>
          </table:table-cell>
          <table:table-cell office:value-type="float" office:value="190424" calcext:value-type="float">
            <text:p>190424</text:p>
          </table:table-cell>
          <table:table-cell office:value-type="float" office:value="1355.415039" calcext:value-type="float">
            <text:p>1355,415039</text:p>
          </table:table-cell>
          <table:table-cell office:value-type="float" office:value="166" calcext:value-type="float">
            <text:p>166</text:p>
          </table:table-cell>
          <table:table-cell office:value-type="float" office:value="4613.800781" calcext:value-type="float">
            <text:p>4613,800781</text:p>
          </table:table-cell>
          <table:table-cell office:value-type="float" office:value="190424" calcext:value-type="float">
            <text:p>190424</text:p>
          </table:table-cell>
          <table:table-cell office:value-type="float" office:value="1353.113037" calcext:value-type="float">
            <text:p>1353,113037</text:p>
          </table:table-cell>
          <table:table-cell office:value-type="float" office:value="135" calcext:value-type="float">
            <text:p>135</text:p>
          </table:table-cell>
          <table:table-cell office:value-type="float" office:value="4680.15918" calcext:value-type="float">
            <text:p>4680,15918</text:p>
          </table:table-cell>
        </table:table-row>
        <table:table-row table:style-name="ro1">
          <table:table-cell office:value-type="float" office:value="191446" calcext:value-type="float">
            <text:p>191446</text:p>
          </table:table-cell>
          <table:table-cell office:value-type="float" office:value="1871.793945" calcext:value-type="float">
            <text:p>1871,793945</text:p>
          </table:table-cell>
          <table:table-cell office:value-type="float" office:value="80" calcext:value-type="float">
            <text:p>80</text:p>
          </table:table-cell>
          <table:table-cell office:value-type="float" office:value="3699.449219" calcext:value-type="float">
            <text:p>3699,449219</text:p>
          </table:table-cell>
          <table:table-cell office:value-type="float" office:value="191446" calcext:value-type="float">
            <text:p>191446</text:p>
          </table:table-cell>
          <table:table-cell office:value-type="float" office:value="1566.607056" calcext:value-type="float">
            <text:p>1566,607056</text:p>
          </table:table-cell>
          <table:table-cell office:value-type="float" office:value="133" calcext:value-type="float">
            <text:p>133</text:p>
          </table:table-cell>
          <table:table-cell office:value-type="float" office:value="5094.899902" calcext:value-type="float">
            <text:p>5094,899902</text:p>
          </table:table-cell>
          <table:table-cell office:value-type="float" office:value="191446" calcext:value-type="float">
            <text:p>191446</text:p>
          </table:table-cell>
          <table:table-cell office:value-type="float" office:value="1749.577026" calcext:value-type="float">
            <text:p>1749,577026</text:p>
          </table:table-cell>
          <table:table-cell office:value-type="float" office:value="1" calcext:value-type="float">
            <text:p>1</text:p>
          </table:table-cell>
          <table:table-cell office:value-type="float" office:value="422.299011" calcext:value-type="float">
            <text:p>422,299011</text:p>
          </table:table-cell>
          <table:table-cell office:value-type="float" office:value="191446" calcext:value-type="float">
            <text:p>191446</text:p>
          </table:table-cell>
          <table:table-cell office:value-type="float" office:value="1651.455078" calcext:value-type="float">
            <text:p>1651,455078</text:p>
          </table:table-cell>
          <table:table-cell office:value-type="float" office:value="116" calcext:value-type="float">
            <text:p>116</text:p>
          </table:table-cell>
          <table:table-cell office:value-type="float" office:value="4435.789062" calcext:value-type="float">
            <text:p>4435,789062</text:p>
          </table:table-cell>
          <table:table-cell office:value-type="float" office:value="191446" calcext:value-type="float">
            <text:p>191446</text:p>
          </table:table-cell>
          <table:table-cell office:value-type="float" office:value="1990.664062" calcext:value-type="float">
            <text:p>1990,664062</text:p>
          </table:table-cell>
          <table:table-cell office:value-type="float" office:value="83" calcext:value-type="float">
            <text:p>83</text:p>
          </table:table-cell>
          <table:table-cell office:value-type="float" office:value="3798.364258" calcext:value-type="float">
            <text:p>3798,364258</text:p>
          </table:table-cell>
          <table:table-cell office:value-type="float" office:value="191446" calcext:value-type="float">
            <text:p>191446</text:p>
          </table:table-cell>
          <table:table-cell office:value-type="float" office:value="1574.77002" calcext:value-type="float">
            <text:p>1574,77002</text:p>
          </table:table-cell>
          <table:table-cell office:value-type="float" office:value="66" calcext:value-type="float">
            <text:p>66</text:p>
          </table:table-cell>
          <table:table-cell office:value-type="float" office:value="3619.424561" calcext:value-type="float">
            <text:p>3619,424561</text:p>
          </table:table-cell>
        </table:table-row>
        <table:table-row table:style-name="ro1">
          <table:table-cell office:value-type="float" office:value="191715" calcext:value-type="float">
            <text:p>191715</text:p>
          </table:table-cell>
          <table:table-cell office:value-type="float" office:value="1504.179932" calcext:value-type="float">
            <text:p>1504,179932</text:p>
          </table:table-cell>
          <table:table-cell office:value-type="float" office:value="18" calcext:value-type="float">
            <text:p>18</text:p>
          </table:table-cell>
          <table:table-cell office:value-type="float" office:value="8013.8125" calcext:value-type="float">
            <text:p>8013,8125</text:p>
          </table:table-cell>
          <table:table-cell office:value-type="float" office:value="191715" calcext:value-type="float">
            <text:p>191715</text:p>
          </table:table-cell>
          <table:table-cell office:value-type="float" office:value="1319.839966" calcext:value-type="float">
            <text:p>1319,839966</text:p>
          </table:table-cell>
          <table:table-cell office:value-type="float" office:value="15" calcext:value-type="float">
            <text:p>15</text:p>
          </table:table-cell>
          <table:table-cell office:value-type="float" office:value="4786.729004" calcext:value-type="float">
            <text:p>4786,729004</text:p>
          </table:table-cell>
          <table:table-cell office:value-type="float" office:value="191715" calcext:value-type="float">
            <text:p>191715</text:p>
          </table:table-cell>
          <table:table-cell office:value-type="float" office:value="1668.761963" calcext:value-type="float">
            <text:p>1668,761963</text:p>
          </table:table-cell>
          <table:table-cell office:value-type="float" office:value="21" calcext:value-type="float">
            <text:p>21</text:p>
          </table:table-cell>
          <table:table-cell office:value-type="float" office:value="17288.554688" calcext:value-type="float">
            <text:p>17288,554688</text:p>
          </table:table-cell>
          <table:table-cell office:value-type="float" office:value="191715" calcext:value-type="float">
            <text:p>191715</text:p>
          </table:table-cell>
          <table:table-cell office:value-type="float" office:value="1744.743896" calcext:value-type="float">
            <text:p>1744,743896</text:p>
          </table:table-cell>
          <table:table-cell office:value-type="float" office:value="13" calcext:value-type="float">
            <text:p>13</text:p>
          </table:table-cell>
          <table:table-cell office:value-type="float" office:value="5691.318359" calcext:value-type="float">
            <text:p>5691,318359</text:p>
          </table:table-cell>
          <table:table-cell office:value-type="float" office:value="191715" calcext:value-type="float">
            <text:p>191715</text:p>
          </table:table-cell>
          <table:table-cell office:value-type="float" office:value="1645.303955" calcext:value-type="float">
            <text:p>1645,303955</text:p>
          </table:table-cell>
          <table:table-cell office:value-type="float" office:value="13" calcext:value-type="float">
            <text:p>13</text:p>
          </table:table-cell>
          <table:table-cell office:value-type="float" office:value="5864.501953" calcext:value-type="float">
            <text:p>5864,501953</text:p>
          </table:table-cell>
          <table:table-cell office:value-type="float" office:value="191715" calcext:value-type="float">
            <text:p>191715</text:p>
          </table:table-cell>
          <table:table-cell office:value-type="float" office:value="1444.473999" calcext:value-type="float">
            <text:p>1444,473999</text:p>
          </table:table-cell>
          <table:table-cell office:value-type="float" office:value="12" calcext:value-type="float">
            <text:p>12</text:p>
          </table:table-cell>
          <table:table-cell office:value-type="float" office:value="6561.208496" calcext:value-type="float">
            <text:p>6561,208496</text:p>
          </table:table-cell>
        </table:table-row>
        <table:table-row table:style-name="ro1">
          <table:table-cell office:value-type="float" office:value="191908" calcext:value-type="float">
            <text:p>191908</text:p>
          </table:table-cell>
          <table:table-cell office:value-type="float" office:value="1385.885986" calcext:value-type="float">
            <text:p>1385,885986</text:p>
          </table:table-cell>
          <table:table-cell office:value-type="float" office:value="12" calcext:value-type="float">
            <text:p>12</text:p>
          </table:table-cell>
          <table:table-cell office:value-type="float" office:value="3786.667725" calcext:value-type="float">
            <text:p>3786,667725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32.533936" calcext:value-type="float">
            <text:p>1432,533936</text:p>
          </table:table-cell>
          <table:table-cell office:value-type="float" office:value="13" calcext:value-type="float">
            <text:p>13</text:p>
          </table:table-cell>
          <table:table-cell office:value-type="float" office:value="2093.790039" calcext:value-type="float">
            <text:p>2093,790039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06.765015" calcext:value-type="float">
            <text:p>1406,765015</text:p>
          </table:table-cell>
          <table:table-cell office:value-type="float" office:value="9" calcext:value-type="float">
            <text:p>9</text:p>
          </table:table-cell>
          <table:table-cell office:value-type="float" office:value="1924.846924" calcext:value-type="float">
            <text:p>1924,846924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58.088013" calcext:value-type="float">
            <text:p>1458,088013</text:p>
          </table:table-cell>
          <table:table-cell office:value-type="float" office:value="7" calcext:value-type="float">
            <text:p>7</text:p>
          </table:table-cell>
          <table:table-cell office:value-type="float" office:value="1771.792847" calcext:value-type="float">
            <text:p>1771,792847</text:p>
          </table:table-cell>
          <table:table-cell office:value-type="float" office:value="191908" calcext:value-type="float">
            <text:p>191908</text:p>
          </table:table-cell>
          <table:table-cell office:value-type="float" office:value="1348.569946" calcext:value-type="float">
            <text:p>1348,569946</text:p>
          </table:table-cell>
          <table:table-cell office:value-type="float" office:value="18" calcext:value-type="float">
            <text:p>18</text:p>
          </table:table-cell>
          <table:table-cell office:value-type="float" office:value="3806.562012" calcext:value-type="float">
            <text:p>3806,562012</text:p>
          </table:table-cell>
          <table:table-cell office:value-type="float" office:value="191908" calcext:value-type="float">
            <text:p>191908</text:p>
          </table:table-cell>
          <table:table-cell office:value-type="float" office:value="1291.505005" calcext:value-type="float">
            <text:p>1291,505005</text:p>
          </table:table-cell>
          <table:table-cell office:value-type="float" office:value="11" calcext:value-type="float">
            <text:p>11</text:p>
          </table:table-cell>
          <table:table-cell office:value-type="float" office:value="2097.119873" calcext:value-type="float">
            <text:p>2097,119873</text:p>
          </table:table-cell>
        </table:table-row>
        <table:table-row table:style-name="ro1">
          <table:table-cell office:value-type="float" office:value="192221" calcext:value-type="float">
            <text:p>192221</text:p>
          </table:table-cell>
          <table:table-cell office:value-type="float" office:value="1674.44104" calcext:value-type="float">
            <text:p>1674,44104</text:p>
          </table:table-cell>
          <table:table-cell office:value-type="float" office:value="15" calcext:value-type="float">
            <text:p>15</text:p>
          </table:table-cell>
          <table:table-cell office:value-type="float" office:value="4849.710449" calcext:value-type="float">
            <text:p>4849,710449</text:p>
          </table:table-cell>
          <table:table-cell office:value-type="float" office:value="192221" calcext:value-type="float">
            <text:p>192221</text:p>
          </table:table-cell>
          <table:table-cell office:value-type="float" office:value="1599.789062" calcext:value-type="float">
            <text:p>1599,789062</text:p>
          </table:table-cell>
          <table:table-cell office:value-type="float" office:value="9" calcext:value-type="float">
            <text:p>9</text:p>
          </table:table-cell>
          <table:table-cell office:value-type="float" office:value="5117.632324" calcext:value-type="float">
            <text:p>5117,632324</text:p>
          </table:table-cell>
          <table:table-cell office:value-type="float" office:value="192221" calcext:value-type="float">
            <text:p>192221</text:p>
          </table:table-cell>
          <table:table-cell office:value-type="float" office:value="1682.345947" calcext:value-type="float">
            <text:p>1682,345947</text:p>
          </table:table-cell>
          <table:table-cell office:value-type="float" office:value="18" calcext:value-type="float">
            <text:p>18</text:p>
          </table:table-cell>
          <table:table-cell office:value-type="float" office:value="7379.077148" calcext:value-type="float">
            <text:p>7379,077148</text:p>
          </table:table-cell>
          <table:table-cell office:value-type="float" office:value="192221" calcext:value-type="float">
            <text:p>192221</text:p>
          </table:table-cell>
          <table:table-cell office:value-type="float" office:value="1912.523071" calcext:value-type="float">
            <text:p>1912,523071</text:p>
          </table:table-cell>
          <table:table-cell office:value-type="float" office:value="11" calcext:value-type="float">
            <text:p>11</text:p>
          </table:table-cell>
          <table:table-cell office:value-type="float" office:value="6812.172852" calcext:value-type="float">
            <text:p>6812,172852</text:p>
          </table:table-cell>
          <table:table-cell office:value-type="float" office:value="192221" calcext:value-type="float">
            <text:p>192221</text:p>
          </table:table-cell>
          <table:table-cell office:value-type="float" office:value="1714.552002" calcext:value-type="float">
            <text:p>1714,552002</text:p>
          </table:table-cell>
          <table:table-cell office:value-type="float" office:value="12" calcext:value-type="float">
            <text:p>12</text:p>
          </table:table-cell>
          <table:table-cell office:value-type="float" office:value="5257.719238" calcext:value-type="float">
            <text:p>5257,719238</text:p>
          </table:table-cell>
          <table:table-cell office:value-type="float" office:value="192221" calcext:value-type="float">
            <text:p>192221</text:p>
          </table:table-cell>
          <table:table-cell office:value-type="float" office:value="1543.509033" calcext:value-type="float">
            <text:p>1543,509033</text:p>
          </table:table-cell>
          <table:table-cell office:value-type="float" office:value="14" calcext:value-type="float">
            <text:p>14</text:p>
          </table:table-cell>
          <table:table-cell office:value-type="float" office:value="5860.072754" calcext:value-type="float">
            <text:p>5860,072754</text:p>
          </table:table-cell>
        </table:table-row>
        <table:table-row table:style-name="ro1">
          <table:table-cell office:value-type="float" office:value="192900" calcext:value-type="float">
            <text:p>192900</text:p>
          </table:table-cell>
          <table:table-cell office:value-type="float" office:value="1464.164062" calcext:value-type="float">
            <text:p>1464,164062</text:p>
          </table:table-cell>
          <table:table-cell office:value-type="float" office:value="7" calcext:value-type="float">
            <text:p>7</text:p>
          </table:table-cell>
          <table:table-cell office:value-type="float" office:value="659.933044" calcext:value-type="float">
            <text:p>659,933044</text:p>
          </table:table-cell>
          <table:table-cell office:value-type="float" office:value="192900" calcext:value-type="float">
            <text:p>192900</text:p>
          </table:table-cell>
          <table:table-cell office:value-type="float" office:value="1307.368042" calcext:value-type="float">
            <text:p>1307,368042</text:p>
          </table:table-cell>
          <table:table-cell office:value-type="float" office:value="6" calcext:value-type="float">
            <text:p>6</text:p>
          </table:table-cell>
          <table:table-cell office:value-type="float" office:value="847.289001" calcext:value-type="float">
            <text:p>847,289001</text:p>
          </table:table-cell>
          <table:table-cell office:value-type="float" office:value="192900" calcext:value-type="float">
            <text:p>192900</text:p>
          </table:table-cell>
          <table:table-cell office:value-type="float" office:value="1540.817017" calcext:value-type="float">
            <text:p>1540,817017</text:p>
          </table:table-cell>
          <table:table-cell office:value-type="float" office:value="4" calcext:value-type="float">
            <text:p>4</text:p>
          </table:table-cell>
          <table:table-cell office:value-type="float" office:value="758.683044" calcext:value-type="float">
            <text:p>758,683044</text:p>
          </table:table-cell>
          <table:table-cell office:value-type="float" office:value="192900" calcext:value-type="float">
            <text:p>192900</text:p>
          </table:table-cell>
          <table:table-cell office:value-type="float" office:value="1390.395996" calcext:value-type="float">
            <text:p>1390,395996</text:p>
          </table:table-cell>
          <table:table-cell office:value-type="float" office:value="4" calcext:value-type="float">
            <text:p>4</text:p>
          </table:table-cell>
          <table:table-cell office:value-type="float" office:value="228.998993" calcext:value-type="float">
            <text:p>228,998993</text:p>
          </table:table-cell>
          <table:table-cell office:value-type="float" office:value="192900" calcext:value-type="float">
            <text:p>192900</text:p>
          </table:table-cell>
          <table:table-cell office:value-type="float" office:value="1436.661011" calcext:value-type="float">
            <text:p>1436,661011</text:p>
          </table:table-cell>
          <table:table-cell office:value-type="float" office:value="3" calcext:value-type="float">
            <text:p>3</text:p>
          </table:table-cell>
          <table:table-cell office:value-type="float" office:value="366.038025" calcext:value-type="float">
            <text:p>366,038025</text:p>
          </table:table-cell>
          <table:table-cell office:value-type="float" office:value="192900" calcext:value-type="float">
            <text:p>192900</text:p>
          </table:table-cell>
          <table:table-cell office:value-type="float" office:value="1274.182007" calcext:value-type="float">
            <text:p>1274,182007</text:p>
          </table:table-cell>
          <table:table-cell office:value-type="float" office:value="12" calcext:value-type="float">
            <text:p>12</text:p>
          </table:table-cell>
          <table:table-cell office:value-type="float" office:value="673.956055" calcext:value-type="float">
            <text:p>673,956055</text:p>
          </table:table-cell>
        </table:table-row>
        <table:table-row table:style-name="ro1">
          <table:table-cell office:value-type="float" office:value="193121" calcext:value-type="float">
            <text:p>193121</text:p>
          </table:table-cell>
          <table:table-cell office:value-type="float" office:value="1389.140991" calcext:value-type="float">
            <text:p>1389,140991</text:p>
          </table:table-cell>
          <table:table-cell office:value-type="float" office:value="12" calcext:value-type="float">
            <text:p>12</text:p>
          </table:table-cell>
          <table:table-cell office:value-type="float" office:value="2481.013916" calcext:value-type="float">
            <text:p>2481,013916</text:p>
          </table:table-cell>
          <table:table-cell office:value-type="float" office:value="193121" calcext:value-type="float">
            <text:p>193121</text:p>
          </table:table-cell>
          <table:table-cell office:value-type="float" office:value="1164.033081" calcext:value-type="float">
            <text:p>1164,033081</text:p>
          </table:table-cell>
          <table:table-cell office:value-type="float" office:value="9" calcext:value-type="float">
            <text:p>9</text:p>
          </table:table-cell>
          <table:table-cell office:value-type="float" office:value="3659.325195" calcext:value-type="float">
            <text:p>3659,325195</text:p>
          </table:table-cell>
          <table:table-cell office:value-type="float" office:value="193121" calcext:value-type="float">
            <text:p>193121</text:p>
          </table:table-cell>
          <table:table-cell office:value-type="float" office:value="1431.517944" calcext:value-type="float">
            <text:p>1431,517944</text:p>
          </table:table-cell>
          <table:table-cell office:value-type="float" office:value="12" calcext:value-type="float">
            <text:p>12</text:p>
          </table:table-cell>
          <table:table-cell office:value-type="float" office:value="4899.552246" calcext:value-type="float">
            <text:p>4899,552246</text:p>
          </table:table-cell>
          <table:table-cell office:value-type="float" office:value="193121" calcext:value-type="float">
            <text:p>193121</text:p>
          </table:table-cell>
          <table:table-cell office:value-type="float" office:value="1688.428101" calcext:value-type="float">
            <text:p>1688,428101</text:p>
          </table:table-cell>
          <table:table-cell office:value-type="float" office:value="14" calcext:value-type="float">
            <text:p>14</text:p>
          </table:table-cell>
          <table:table-cell office:value-type="float" office:value="3648.038574" calcext:value-type="float">
            <text:p>3648,038574</text:p>
          </table:table-cell>
          <table:table-cell office:value-type="float" office:value="193121" calcext:value-type="float">
            <text:p>193121</text:p>
          </table:table-cell>
          <table:table-cell office:value-type="float" office:value="1098.875977" calcext:value-type="float">
            <text:p>1098,875977</text:p>
          </table:table-cell>
          <table:table-cell office:value-type="float" office:value="8" calcext:value-type="float">
            <text:p>8</text:p>
          </table:table-cell>
          <table:table-cell office:value-type="float" office:value="3829" calcext:value-type="float">
            <text:p>3829</text:p>
          </table:table-cell>
          <table:table-cell office:value-type="float" office:value="193121" calcext:value-type="float">
            <text:p>193121</text:p>
          </table:table-cell>
          <table:table-cell office:value-type="float" office:value="1179.31604" calcext:value-type="float">
            <text:p>1179,31604</text:p>
          </table:table-cell>
          <table:table-cell office:value-type="float" office:value="14" calcext:value-type="float">
            <text:p>14</text:p>
          </table:table-cell>
          <table:table-cell office:value-type="float" office:value="5904.893066" calcext:value-type="float">
            <text:p>5904,893066</text:p>
          </table:table-cell>
        </table:table-row>
        <table:table-row table:style-name="ro1">
          <table:table-cell office:value-type="float" office:value="193312" calcext:value-type="float">
            <text:p>193312</text:p>
          </table:table-cell>
          <table:table-cell office:value-type="float" office:value="1278.93396" calcext:value-type="float">
            <text:p>1278,93396</text:p>
          </table:table-cell>
          <table:table-cell office:value-type="float" office:value="8" calcext:value-type="float">
            <text:p>8</text:p>
          </table:table-cell>
          <table:table-cell office:value-type="float" office:value="1541.760132" calcext:value-type="float">
            <text:p>1541,760132</text:p>
          </table:table-cell>
          <table:table-cell office:value-type="float" office:value="193312" calcext:value-type="float">
            <text:p>193312</text:p>
          </table:table-cell>
          <table:table-cell office:value-type="float" office:value="1181.743042" calcext:value-type="float">
            <text:p>1181,743042</text:p>
          </table:table-cell>
          <table:table-cell office:value-type="float" office:value="12" calcext:value-type="float">
            <text:p>12</text:p>
          </table:table-cell>
          <table:table-cell office:value-type="float" office:value="1313.570068" calcext:value-type="float">
            <text:p>1313,570068</text:p>
          </table:table-cell>
          <table:table-cell office:value-type="float" office:value="193312" calcext:value-type="float">
            <text:p>193312</text:p>
          </table:table-cell>
          <table:table-cell office:value-type="float" office:value="1048.552979" calcext:value-type="float">
            <text:p>1048,552979</text:p>
          </table:table-cell>
          <table:table-cell office:value-type="float" office:value="10" calcext:value-type="float">
            <text:p>10</text:p>
          </table:table-cell>
          <table:table-cell office:value-type="float" office:value="2387.289062" calcext:value-type="float">
            <text:p>2387,289062</text:p>
          </table:table-cell>
          <table:table-cell office:value-type="float" office:value="193312" calcext:value-type="float">
            <text:p>193312</text:p>
          </table:table-cell>
          <table:table-cell office:value-type="float" office:value="1309.517944" calcext:value-type="float">
            <text:p>1309,517944</text:p>
          </table:table-cell>
          <table:table-cell office:value-type="float" office:value="9" calcext:value-type="float">
            <text:p>9</text:p>
          </table:table-cell>
          <table:table-cell office:value-type="float" office:value="1038.375854" calcext:value-type="float">
            <text:p>1038,375854</text:p>
          </table:table-cell>
          <table:table-cell office:value-type="float" office:value="193312" calcext:value-type="float">
            <text:p>193312</text:p>
          </table:table-cell>
          <table:table-cell office:value-type="float" office:value="1405.917969" calcext:value-type="float">
            <text:p>1405,917969</text:p>
          </table:table-cell>
          <table:table-cell office:value-type="float" office:value="7" calcext:value-type="float">
            <text:p>7</text:p>
          </table:table-cell>
          <table:table-cell office:value-type="float" office:value="624.984985" calcext:value-type="float">
            <text:p>624,984985</text:p>
          </table:table-cell>
          <table:table-cell office:value-type="float" office:value="193312" calcext:value-type="float">
            <text:p>193312</text:p>
          </table:table-cell>
          <table:table-cell office:value-type="float" office:value="1104.438965" calcext:value-type="float">
            <text:p>1104,438965</text:p>
          </table:table-cell>
          <table:table-cell office:value-type="float" office:value="16" calcext:value-type="float">
            <text:p>16</text:p>
          </table:table-cell>
          <table:table-cell office:value-type="float" office:value="1989.522095" calcext:value-type="float">
            <text:p>1989,522095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1131.041992" calcext:value-type="float">
            <text:p>1131,041992</text:p>
          </table:table-cell>
          <table:table-cell office:value-type="float" office:value="6" calcext:value-type="float">
            <text:p>6</text:p>
          </table:table-cell>
          <table:table-cell office:value-type="float" office:value="1349.144897" calcext:value-type="float">
            <text:p>1349,144897</text:p>
          </table:table-cell>
          <table:table-cell office:value-type="float" office:value="193500" calcext:value-type="float">
            <text:p>193500</text:p>
          </table:table-cell>
          <table:table-cell office:value-type="float" office:value="1187.838013" calcext:value-type="float">
            <text:p>1187,838013</text:p>
          </table:table-cell>
          <table:table-cell office:value-type="float" office:value="4" calcext:value-type="float">
            <text:p>4</text:p>
          </table:table-cell>
          <table:table-cell office:value-type="float" office:value="1067.633911" calcext:value-type="float">
            <text:p>1067,633911</text:p>
          </table:table-cell>
          <table:table-cell office:value-type="float" office:value="193500" calcext:value-type="float">
            <text:p>193500</text:p>
          </table:table-cell>
          <table:table-cell office:value-type="float" office:value="1206.93396" calcext:value-type="float">
            <text:p>1206,93396</text:p>
          </table:table-cell>
          <table:table-cell office:value-type="float" office:value="9" calcext:value-type="float">
            <text:p>9</text:p>
          </table:table-cell>
          <table:table-cell office:value-type="float" office:value="1955.203857" calcext:value-type="float">
            <text:p>1955,203857</text:p>
          </table:table-cell>
          <table:table-cell office:value-type="float" office:value="193500" calcext:value-type="float">
            <text:p>193500</text:p>
          </table:table-cell>
          <table:table-cell office:value-type="float" office:value="1261.149048" calcext:value-type="float">
            <text:p>1261,149048</text:p>
          </table:table-cell>
          <table:table-cell office:value-type="float" office:value="8" calcext:value-type="float">
            <text:p>8</text:p>
          </table:table-cell>
          <table:table-cell office:value-type="float" office:value="2394.36499" calcext:value-type="float">
            <text:p>2394,36499</text:p>
          </table:table-cell>
          <table:table-cell office:value-type="float" office:value="193500" calcext:value-type="float">
            <text:p>193500</text:p>
          </table:table-cell>
          <table:table-cell office:value-type="float" office:value="1001.584045" calcext:value-type="float">
            <text:p>1001,584045</text:p>
          </table:table-cell>
          <table:table-cell office:value-type="float" office:value="5" calcext:value-type="float">
            <text:p>5</text:p>
          </table:table-cell>
          <table:table-cell office:value-type="float" office:value="1056.29895" calcext:value-type="float">
            <text:p>1056,29895</text:p>
          </table:table-cell>
          <table:table-cell office:value-type="float" office:value="193500" calcext:value-type="float">
            <text:p>193500</text:p>
          </table:table-cell>
          <table:table-cell office:value-type="float" office:value="1117.380981" calcext:value-type="float">
            <text:p>1117,380981</text:p>
          </table:table-cell>
          <table:table-cell office:value-type="float" office:value="9" calcext:value-type="float">
            <text:p>9</text:p>
          </table:table-cell>
          <table:table-cell office:value-type="float" office:value="2034.383057" calcext:value-type="float">
            <text:p>2034,383057</text:p>
          </table:table-cell>
        </table:table-row>
        <table:table-row table:style-name="ro1">
          <table:table-cell office:value-type="float" office:value="194002" calcext:value-type="float">
            <text:p>194002</text:p>
          </table:table-cell>
          <table:table-cell office:value-type="float" office:value="1494.843018" calcext:value-type="float">
            <text:p>1494,843018</text:p>
          </table:table-cell>
          <table:table-cell office:value-type="float" office:value="37" calcext:value-type="float">
            <text:p>37</text:p>
          </table:table-cell>
          <table:table-cell office:value-type="float" office:value="6005.862305" calcext:value-type="float">
            <text:p>6005,862305</text:p>
          </table:table-cell>
          <table:table-cell office:value-type="float" office:value="194002" calcext:value-type="float">
            <text:p>194002</text:p>
          </table:table-cell>
          <table:table-cell office:value-type="float" office:value="1493.262085" calcext:value-type="float">
            <text:p>1493,262085</text:p>
          </table:table-cell>
          <table:table-cell office:value-type="float" office:value="12" calcext:value-type="float">
            <text:p>12</text:p>
          </table:table-cell>
          <table:table-cell office:value-type="float" office:value="2376.950928" calcext:value-type="float">
            <text:p>2376,950928</text:p>
          </table:table-cell>
          <table:table-cell office:value-type="float" office:value="194002" calcext:value-type="float">
            <text:p>194002</text:p>
          </table:table-cell>
          <table:table-cell office:value-type="float" office:value="1266.344971" calcext:value-type="float">
            <text:p>1266,344971</text:p>
          </table:table-cell>
          <table:table-cell office:value-type="float" office:value="21" calcext:value-type="float">
            <text:p>21</text:p>
          </table:table-cell>
          <table:table-cell office:value-type="float" office:value="7485.698242" calcext:value-type="float">
            <text:p>7485,698242</text:p>
          </table:table-cell>
          <table:table-cell office:value-type="float" office:value="194002" calcext:value-type="float">
            <text:p>194002</text:p>
          </table:table-cell>
          <table:table-cell office:value-type="float" office:value="1447.458984" calcext:value-type="float">
            <text:p>1447,458984</text:p>
          </table:table-cell>
          <table:table-cell office:value-type="float" office:value="10" calcext:value-type="float">
            <text:p>10</text:p>
          </table:table-cell>
          <table:table-cell office:value-type="float" office:value="1065.505005" calcext:value-type="float">
            <text:p>1065,505005</text:p>
          </table:table-cell>
          <table:table-cell office:value-type="float" office:value="194002" calcext:value-type="float">
            <text:p>194002</text:p>
          </table:table-cell>
          <table:table-cell office:value-type="float" office:value="1628.349976" calcext:value-type="float">
            <text:p>1628,349976</text:p>
          </table:table-cell>
          <table:table-cell office:value-type="float" office:value="27" calcext:value-type="float">
            <text:p>27</text:p>
          </table:table-cell>
          <table:table-cell office:value-type="float" office:value="13949.691406" calcext:value-type="float">
            <text:p>13949,691406</text:p>
          </table:table-cell>
          <table:table-cell office:value-type="float" office:value="194002" calcext:value-type="float">
            <text:p>194002</text:p>
          </table:table-cell>
          <table:table-cell office:value-type="float" office:value="1063.062012" calcext:value-type="float">
            <text:p>1063,062012</text:p>
          </table:table-cell>
          <table:table-cell office:value-type="float" office:value="12" calcext:value-type="float">
            <text:p>12</text:p>
          </table:table-cell>
          <table:table-cell office:value-type="float" office:value="2266.085938" calcext:value-type="float">
            <text:p>2266,085938</text:p>
          </table:table-cell>
        </table:table-row>
        <table:table-row table:style-name="ro1">
          <table:table-cell office:value-type="float" office:value="194204" calcext:value-type="float">
            <text:p>194204</text:p>
          </table:table-cell>
          <table:table-cell office:value-type="float" office:value="1213.801025" calcext:value-type="float">
            <text:p>1213,801025</text:p>
          </table:table-cell>
          <table:table-cell office:value-type="float" office:value="4" calcext:value-type="float">
            <text:p>4</text:p>
          </table:table-cell>
          <table:table-cell office:value-type="float" office:value="795.072937" calcext:value-type="float">
            <text:p>795,072937</text:p>
          </table:table-cell>
          <table:table-cell office:value-type="float" office:value="194204" calcext:value-type="float">
            <text:p>194204</text:p>
          </table:table-cell>
          <table:table-cell office:value-type="float" office:value="1062.379028" calcext:value-type="float">
            <text:p>1062,379028</text:p>
          </table:table-cell>
          <table:table-cell office:value-type="float" office:value="8" calcext:value-type="float">
            <text:p>8</text:p>
          </table:table-cell>
          <table:table-cell office:value-type="float" office:value="816.733032" calcext:value-type="float">
            <text:p>816,733032</text:p>
          </table:table-cell>
          <table:table-cell office:value-type="float" office:value="194204" calcext:value-type="float">
            <text:p>194204</text:p>
          </table:table-cell>
          <table:table-cell office:value-type="float" office:value="1136.401978" calcext:value-type="float">
            <text:p>1136,401978</text:p>
          </table:table-cell>
          <table:table-cell office:value-type="float" office:value="7" calcext:value-type="float">
            <text:p>7</text:p>
          </table:table-cell>
          <table:table-cell office:value-type="float" office:value="1233.524048" calcext:value-type="float">
            <text:p>1233,524048</text:p>
          </table:table-cell>
          <table:table-cell office:value-type="float" office:value="194204" calcext:value-type="float">
            <text:p>194204</text:p>
          </table:table-cell>
          <table:table-cell office:value-type="float" office:value="1203.582031" calcext:value-type="float">
            <text:p>1203,582031</text:p>
          </table:table-cell>
          <table:table-cell office:value-type="float" office:value="5" calcext:value-type="float">
            <text:p>5</text:p>
          </table:table-cell>
          <table:table-cell office:value-type="float" office:value="960.976013" calcext:value-type="float">
            <text:p>960,976013</text:p>
          </table:table-cell>
          <table:table-cell office:value-type="float" office:value="194204" calcext:value-type="float">
            <text:p>194204</text:p>
          </table:table-cell>
          <table:table-cell office:value-type="float" office:value="1107.022095" calcext:value-type="float">
            <text:p>1107,022095</text:p>
          </table:table-cell>
          <table:table-cell office:value-type="float" office:value="5" calcext:value-type="float">
            <text:p>5</text:p>
          </table:table-cell>
          <table:table-cell office:value-type="float" office:value="2825.069092" calcext:value-type="float">
            <text:p>2825,069092</text:p>
          </table:table-cell>
          <table:table-cell office:value-type="float" office:value="194204" calcext:value-type="float">
            <text:p>194204</text:p>
          </table:table-cell>
          <table:table-cell office:value-type="float" office:value="1247.208008" calcext:value-type="float">
            <text:p>1247,208008</text:p>
          </table:table-cell>
          <table:table-cell office:value-type="float" office:value="9" calcext:value-type="float">
            <text:p>9</text:p>
          </table:table-cell>
          <table:table-cell office:value-type="float" office:value="2688.355225" calcext:value-type="float">
            <text:p>2688,355225</text:p>
          </table:table-cell>
        </table:table-row>
        <table:table-row table:style-name="ro1">
          <table:table-cell office:value-type="float" office:value="194349" calcext:value-type="float">
            <text:p>194349</text:p>
          </table:table-cell>
          <table:table-cell office:value-type="float" office:value="979.439026" calcext:value-type="float">
            <text:p>979,439026</text:p>
          </table:table-cell>
          <table:table-cell office:value-type="float" office:value="12" calcext:value-type="float">
            <text:p>12</text:p>
          </table:table-cell>
          <table:table-cell office:value-type="float" office:value="2770.993896" calcext:value-type="float">
            <text:p>2770,993896</text:p>
          </table:table-cell>
          <table:table-cell office:value-type="float" office:value="194349" calcext:value-type="float">
            <text:p>194349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7" calcext:value-type="float">
            <text:p>7</text:p>
          </table:table-cell>
          <table:table-cell office:value-type="float" office:value="2071.01001" calcext:value-type="float">
            <text:p>2071,01001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88.958008" calcext:value-type="float">
            <text:p>1088,958008</text:p>
          </table:table-cell>
          <table:table-cell office:value-type="float" office:value="15" calcext:value-type="float">
            <text:p>15</text:p>
          </table:table-cell>
          <table:table-cell office:value-type="float" office:value="2722.250732" calcext:value-type="float">
            <text:p>2722,250732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15.982971" calcext:value-type="float">
            <text:p>1015,982971</text:p>
          </table:table-cell>
          <table:table-cell office:value-type="float" office:value="12" calcext:value-type="float">
            <text:p>12</text:p>
          </table:table-cell>
          <table:table-cell office:value-type="float" office:value="1212.258911" calcext:value-type="float">
            <text:p>1212,258911</text:p>
          </table:table-cell>
          <table:table-cell office:value-type="float" office:value="194349" calcext:value-type="float">
            <text:p>194349</text:p>
          </table:table-cell>
          <table:table-cell office:value-type="float" office:value="968.082031" calcext:value-type="float">
            <text:p>968,082031</text:p>
          </table:table-cell>
          <table:table-cell office:value-type="float" office:value="12" calcext:value-type="float">
            <text:p>12</text:p>
          </table:table-cell>
          <table:table-cell office:value-type="float" office:value="2861.768066" calcext:value-type="float">
            <text:p>2861,768066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60.560913" calcext:value-type="float">
            <text:p>1060,560913</text:p>
          </table:table-cell>
          <table:table-cell office:value-type="float" office:value="11" calcext:value-type="float">
            <text:p>11</text:p>
          </table:table-cell>
          <table:table-cell office:value-type="float" office:value="2846.051025" calcext:value-type="float">
            <text:p>2846,051025</text:p>
          </table:table-cell>
        </table:table-row>
        <table:table-row table:style-name="ro1">
          <table:table-cell office:value-type="float" office:value="194539" calcext:value-type="float">
            <text:p>194539</text:p>
          </table:table-cell>
          <table:table-cell office:value-type="float" office:value="1041.463013" calcext:value-type="float">
            <text:p>1041,463013</text:p>
          </table:table-cell>
          <table:table-cell office:value-type="float" office:value="8" calcext:value-type="float">
            <text:p>8</text:p>
          </table:table-cell>
          <table:table-cell office:value-type="float" office:value="1703.904053" calcext:value-type="float">
            <text:p>1703,904053</text:p>
          </table:table-cell>
          <table:table-cell office:value-type="float" office:value="194539" calcext:value-type="float">
            <text:p>194539</text:p>
          </table:table-cell>
          <table:table-cell office:value-type="float" office:value="946.789001" calcext:value-type="float">
            <text:p>946,789001</text:p>
          </table:table-cell>
          <table:table-cell office:value-type="float" office:value="7" calcext:value-type="float">
            <text:p>7</text:p>
          </table:table-cell>
          <table:table-cell office:value-type="float" office:value="1606.369995" calcext:value-type="float">
            <text:p>1606,369995</text:p>
          </table:table-cell>
          <table:table-cell office:value-type="float" office:value="194539" calcext:value-type="float">
            <text:p>194539</text:p>
          </table:table-cell>
          <table:table-cell office:value-type="float" office:value="1194.736938" calcext:value-type="float">
            <text:p>1194,736938</text:p>
          </table:table-cell>
          <table:table-cell office:value-type="float" office:value="6" calcext:value-type="float">
            <text:p>6</text:p>
          </table:table-cell>
          <table:table-cell office:value-type="float" office:value="785.426025" calcext:value-type="float">
            <text:p>785,426025</text:p>
          </table:table-cell>
          <table:table-cell office:value-type="float" office:value="194539" calcext:value-type="float">
            <text:p>194539</text:p>
          </table:table-cell>
          <table:table-cell office:value-type="float" office:value="1010.26001" calcext:value-type="float">
            <text:p>1010,26001</text:p>
          </table:table-cell>
          <table:table-cell office:value-type="float" office:value="5" calcext:value-type="float">
            <text:p>5</text:p>
          </table:table-cell>
          <table:table-cell office:value-type="float" office:value="910.393982" calcext:value-type="float">
            <text:p>910,393982</text:p>
          </table:table-cell>
          <table:table-cell office:value-type="float" office:value="194539" calcext:value-type="float">
            <text:p>194539</text:p>
          </table:table-cell>
          <table:table-cell office:value-type="float" office:value="1080.078979" calcext:value-type="float">
            <text:p>1080,078979</text:p>
          </table:table-cell>
          <table:table-cell office:value-type="float" office:value="6" calcext:value-type="float">
            <text:p>6</text:p>
          </table:table-cell>
          <table:table-cell office:value-type="float" office:value="1211.084961" calcext:value-type="float">
            <text:p>1211,084961</text:p>
          </table:table-cell>
          <table:table-cell office:value-type="float" office:value="194539" calcext:value-type="float">
            <text:p>194539</text:p>
          </table:table-cell>
          <table:table-cell office:value-type="float" office:value="1300.71106" calcext:value-type="float">
            <text:p>1300,71106</text:p>
          </table:table-cell>
          <table:table-cell office:value-type="float" office:value="8" calcext:value-type="float">
            <text:p>8</text:p>
          </table:table-cell>
          <table:table-cell office:value-type="float" office:value="941.47699" calcext:value-type="float">
            <text:p>941,47699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1382.776978" calcext:value-type="float">
            <text:p>1382,77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00" calcext:value-type="float">
            <text:p>85900</text:p>
          </table:table-cell>
          <table:table-cell office:value-type="float" office:value="1382.276001" calcext:value-type="float">
            <text:p>1382,276001</text:p>
          </table:table-cell>
          <table:table-cell office:value-type="float" office:value="3" calcext:value-type="float">
            <text:p>3</text:p>
          </table:table-cell>
          <table:table-cell office:value-type="float" office:value="512.744995" calcext:value-type="float">
            <text:p>512,744995</text:p>
          </table:table-cell>
          <table:table-cell office:value-type="float" office:value="85900" calcext:value-type="float">
            <text:p>85900</text:p>
          </table:table-cell>
          <table:table-cell office:value-type="float" office:value="1393.113037" calcext:value-type="float">
            <text:p>1393,113037</text:p>
          </table:table-cell>
          <table:table-cell office:value-type="float" office:value="6" calcext:value-type="float">
            <text:p>6</text:p>
          </table:table-cell>
          <table:table-cell office:value-type="float" office:value="805.805969" calcext:value-type="float">
            <text:p>805,805969</text:p>
          </table:table-cell>
          <table:table-cell office:value-type="float" office:value="85900" calcext:value-type="float">
            <text:p>85900</text:p>
          </table:table-cell>
          <table:table-cell office:value-type="float" office:value="1369.204102" calcext:value-type="float">
            <text:p>1369,204102</text:p>
          </table:table-cell>
          <table:table-cell office:value-type="float" office:value="7" calcext:value-type="float">
            <text:p>7</text:p>
          </table:table-cell>
          <table:table-cell office:value-type="float" office:value="636.284973" calcext:value-type="float">
            <text:p>636,284973</text:p>
          </table:table-cell>
          <table:table-cell office:value-type="float" office:value="85900" calcext:value-type="float">
            <text:p>85900</text:p>
          </table:table-cell>
          <table:table-cell office:value-type="float" office:value="1724.645996" calcext:value-type="float">
            <text:p>1724,645996</text:p>
          </table:table-cell>
          <table:table-cell office:value-type="float" office:value="5" calcext:value-type="float">
            <text:p>5</text:p>
          </table:table-cell>
          <table:table-cell office:value-type="float" office:value="869.932983" calcext:value-type="float">
            <text:p>869,932983</text:p>
          </table:table-cell>
          <table:table-cell office:value-type="float" office:value="85900" calcext:value-type="float">
            <text:p>85900</text:p>
          </table:table-cell>
          <table:table-cell office:value-type="float" office:value="1237.58606" calcext:value-type="float">
            <text:p>1237,58606</text:p>
          </table:table-cell>
          <table:table-cell office:value-type="float" office:value="4" calcext:value-type="float">
            <text:p>4</text:p>
          </table:table-cell>
          <table:table-cell office:value-type="float" office:value="300.752991" calcext:value-type="float">
            <text:p>300,752991</text:p>
          </table:table-cell>
        </table:table-row>
        <table:table-row table:style-name="ro1">
          <table:table-cell office:value-type="float" office:value="90049" calcext:value-type="float">
            <text:p>90049</text:p>
          </table:table-cell>
          <table:table-cell office:value-type="float" office:value="889.751953" calcext:value-type="float">
            <text:p>889,751953</text:p>
          </table:table-cell>
          <table:table-cell office:value-type="float" office:value="1" calcext:value-type="float">
            <text:p>1</text:p>
          </table:table-cell>
          <table:table-cell office:value-type="float" office:value="15.966" calcext:value-type="float">
            <text:p>15,966</text:p>
          </table:table-cell>
          <table:table-cell office:value-type="float" office:value="90049" calcext:value-type="float">
            <text:p>90049</text:p>
          </table:table-cell>
          <table:table-cell office:value-type="float" office:value="1068.339966" calcext:value-type="float">
            <text:p>1068,33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49" calcext:value-type="float">
            <text:p>90049</text:p>
          </table:table-cell>
          <table:table-cell office:value-type="float" office:value="960.455017" calcext:value-type="float">
            <text:p>960,455017</text:p>
          </table:table-cell>
          <table:table-cell office:value-type="float" office:value="1" calcext:value-type="float">
            <text:p>1</text:p>
          </table:table-cell>
          <table:table-cell office:value-type="float" office:value="3.413" calcext:value-type="float">
            <text:p>3,413</text:p>
          </table:table-cell>
          <table:table-cell office:value-type="float" office:value="90049" calcext:value-type="float">
            <text:p>90049</text:p>
          </table:table-cell>
          <table:table-cell office:value-type="float" office:value="938.996033" calcext:value-type="float">
            <text:p>938,99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49" calcext:value-type="float">
            <text:p>90049</text:p>
          </table:table-cell>
          <table:table-cell office:value-type="float" office:value="1037.376099" calcext:value-type="float">
            <text:p>1037,376099</text:p>
          </table:table-cell>
          <table:table-cell office:value-type="float" office:value="1" calcext:value-type="float">
            <text:p>1</text:p>
          </table:table-cell>
          <table:table-cell office:value-type="float" office:value="3.487" calcext:value-type="float">
            <text:p>3,487</text:p>
          </table:table-cell>
          <table:table-cell office:value-type="float" office:value="90049" calcext:value-type="float">
            <text:p>90049</text:p>
          </table:table-cell>
          <table:table-cell office:value-type="float" office:value="1077.227051" calcext:value-type="float">
            <text:p>1077,227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18" calcext:value-type="float">
            <text:p>90318</text:p>
          </table:table-cell>
          <table:table-cell office:value-type="float" office:value="1077.669067" calcext:value-type="float">
            <text:p>1077,669067</text:p>
          </table:table-cell>
          <table:table-cell office:value-type="float" office:value="3" calcext:value-type="float">
            <text:p>3</text:p>
          </table:table-cell>
          <table:table-cell office:value-type="float" office:value="836.39502" calcext:value-type="float">
            <text:p>836,39502</text:p>
          </table:table-cell>
          <table:table-cell office:value-type="float" office:value="90318" calcext:value-type="float">
            <text:p>90318</text:p>
          </table:table-cell>
          <table:table-cell office:value-type="float" office:value="1088.340088" calcext:value-type="float">
            <text:p>1088,340088</text:p>
          </table:table-cell>
          <table:table-cell office:value-type="float" office:value="3" calcext:value-type="float">
            <text:p>3</text:p>
          </table:table-cell>
          <table:table-cell office:value-type="float" office:value="880.98999" calcext:value-type="float">
            <text:p>880,98999</text:p>
          </table:table-cell>
          <table:table-cell office:value-type="float" office:value="90318" calcext:value-type="float">
            <text:p>90318</text:p>
          </table:table-cell>
          <table:table-cell office:value-type="float" office:value="1349.426025" calcext:value-type="float">
            <text:p>1349,426025</text:p>
          </table:table-cell>
          <table:table-cell office:value-type="float" office:value="6" calcext:value-type="float">
            <text:p>6</text:p>
          </table:table-cell>
          <table:table-cell office:value-type="float" office:value="778.007996" calcext:value-type="float">
            <text:p>778,007996</text:p>
          </table:table-cell>
          <table:table-cell office:value-type="float" office:value="90318" calcext:value-type="float">
            <text:p>90318</text:p>
          </table:table-cell>
          <table:table-cell office:value-type="float" office:value="1205.890991" calcext:value-type="float">
            <text:p>1205,890991</text:p>
          </table:table-cell>
          <table:table-cell office:value-type="float" office:value="2" calcext:value-type="float">
            <text:p>2</text:p>
          </table:table-cell>
          <table:table-cell office:value-type="float" office:value="113.166" calcext:value-type="float">
            <text:p>113,166</text:p>
          </table:table-cell>
          <table:table-cell office:value-type="float" office:value="90318" calcext:value-type="float">
            <text:p>90318</text:p>
          </table:table-cell>
          <table:table-cell office:value-type="float" office:value="1204.136963" calcext:value-type="float">
            <text:p>1204,136963</text:p>
          </table:table-cell>
          <table:table-cell office:value-type="float" office:value="5" calcext:value-type="float">
            <text:p>5</text:p>
          </table:table-cell>
          <table:table-cell office:value-type="float" office:value="569.85199" calcext:value-type="float">
            <text:p>569,85199</text:p>
          </table:table-cell>
          <table:table-cell office:value-type="float" office:value="90318" calcext:value-type="float">
            <text:p>90318</text:p>
          </table:table-cell>
          <table:table-cell office:value-type="float" office:value="1193.13501" calcext:value-type="float">
            <text:p>1193,13501</text:p>
          </table:table-cell>
          <table:table-cell office:value-type="float" office:value="4" calcext:value-type="float">
            <text:p>4</text:p>
          </table:table-cell>
          <table:table-cell office:value-type="float" office:value="1156.061035" calcext:value-type="float">
            <text:p>1156,061035</text:p>
          </table:table-cell>
        </table:table-row>
        <table:table-row table:style-name="ro1">
          <table:table-cell office:value-type="float" office:value="90503" calcext:value-type="float">
            <text:p>90503</text:p>
          </table:table-cell>
          <table:table-cell office:value-type="float" office:value="1233.863037" calcext:value-type="float">
            <text:p>1233,863037</text:p>
          </table:table-cell>
          <table:table-cell office:value-type="float" office:value="11" calcext:value-type="float">
            <text:p>11</text:p>
          </table:table-cell>
          <table:table-cell office:value-type="float" office:value="1912.217896" calcext:value-type="float">
            <text:p>1912,217896</text:p>
          </table:table-cell>
          <table:table-cell office:value-type="float" office:value="90503" calcext:value-type="float">
            <text:p>90503</text:p>
          </table:table-cell>
          <table:table-cell office:value-type="float" office:value="1431.835083" calcext:value-type="float">
            <text:p>1431,835083</text:p>
          </table:table-cell>
          <table:table-cell office:value-type="float" office:value="8" calcext:value-type="float">
            <text:p>8</text:p>
          </table:table-cell>
          <table:table-cell office:value-type="float" office:value="2681.083008" calcext:value-type="float">
            <text:p>2681,083008</text:p>
          </table:table-cell>
          <table:table-cell office:value-type="float" office:value="90503" calcext:value-type="float">
            <text:p>90503</text:p>
          </table:table-cell>
          <table:table-cell office:value-type="float" office:value="1100.664062" calcext:value-type="float">
            <text:p>1100,664062</text:p>
          </table:table-cell>
          <table:table-cell office:value-type="float" office:value="5" calcext:value-type="float">
            <text:p>5</text:p>
          </table:table-cell>
          <table:table-cell office:value-type="float" office:value="2028.79895" calcext:value-type="float">
            <text:p>2028,79895</text:p>
          </table:table-cell>
          <table:table-cell office:value-type="float" office:value="90503" calcext:value-type="float">
            <text:p>90503</text:p>
          </table:table-cell>
          <table:table-cell office:value-type="float" office:value="1310.564941" calcext:value-type="float">
            <text:p>1310,564941</text:p>
          </table:table-cell>
          <table:table-cell office:value-type="float" office:value="12" calcext:value-type="float">
            <text:p>12</text:p>
          </table:table-cell>
          <table:table-cell office:value-type="float" office:value="1663.201172" calcext:value-type="float">
            <text:p>1663,201172</text:p>
          </table:table-cell>
          <table:table-cell office:value-type="float" office:value="90503" calcext:value-type="float">
            <text:p>90503</text:p>
          </table:table-cell>
          <table:table-cell office:value-type="float" office:value="1303.179077" calcext:value-type="float">
            <text:p>1303,179077</text:p>
          </table:table-cell>
          <table:table-cell office:value-type="float" office:value="10" calcext:value-type="float">
            <text:p>10</text:p>
          </table:table-cell>
          <table:table-cell office:value-type="float" office:value="2324.23877" calcext:value-type="float">
            <text:p>2324,23877</text:p>
          </table:table-cell>
          <table:table-cell office:value-type="float" office:value="90503" calcext:value-type="float">
            <text:p>90503</text:p>
          </table:table-cell>
          <table:table-cell office:value-type="float" office:value="1250.635986" calcext:value-type="float">
            <text:p>1250,635986</text:p>
          </table:table-cell>
          <table:table-cell office:value-type="float" office:value="8" calcext:value-type="float">
            <text:p>8</text:p>
          </table:table-cell>
          <table:table-cell office:value-type="float" office:value="2170.51416" calcext:value-type="float">
            <text:p>2170,51416</text:p>
          </table:table-cell>
        </table:table-row>
        <table:table-row table:style-name="ro1">
          <table:table-cell office:value-type="float" office:value="90808" calcext:value-type="float">
            <text:p>90808</text:p>
          </table:table-cell>
          <table:table-cell office:value-type="float" office:value="1175.27002" calcext:value-type="float">
            <text:p>1175,27002</text:p>
          </table:table-cell>
          <table:table-cell office:value-type="float" office:value="6" calcext:value-type="float">
            <text:p>6</text:p>
          </table:table-cell>
          <table:table-cell office:value-type="float" office:value="464.506042" calcext:value-type="float">
            <text:p>464,506042</text:p>
          </table:table-cell>
          <table:table-cell office:value-type="float" office:value="90808" calcext:value-type="float">
            <text:p>90808</text:p>
          </table:table-cell>
          <table:table-cell office:value-type="float" office:value="1011.684998" calcext:value-type="float">
            <text:p>1011,684998</text:p>
          </table:table-cell>
          <table:table-cell office:value-type="float" office:value="5" calcext:value-type="float">
            <text:p>5</text:p>
          </table:table-cell>
          <table:table-cell office:value-type="float" office:value="708.53595" calcext:value-type="float">
            <text:p>708,53595</text:p>
          </table:table-cell>
          <table:table-cell office:value-type="float" office:value="90808" calcext:value-type="float">
            <text:p>90808</text:p>
          </table:table-cell>
          <table:table-cell office:value-type="float" office:value="1243.314941" calcext:value-type="float">
            <text:p>1243,314941</text:p>
          </table:table-cell>
          <table:table-cell office:value-type="float" office:value="2" calcext:value-type="float">
            <text:p>2</text:p>
          </table:table-cell>
          <table:table-cell office:value-type="float" office:value="264.061005" calcext:value-type="float">
            <text:p>264,061005</text:p>
          </table:table-cell>
          <table:table-cell office:value-type="float" office:value="90808" calcext:value-type="float">
            <text:p>90808</text:p>
          </table:table-cell>
          <table:table-cell office:value-type="float" office:value="1388.541016" calcext:value-type="float">
            <text:p>1388,541016</text:p>
          </table:table-cell>
          <table:table-cell office:value-type="float" office:value="7" calcext:value-type="float">
            <text:p>7</text:p>
          </table:table-cell>
          <table:table-cell office:value-type="float" office:value="1874.937012" calcext:value-type="float">
            <text:p>1874,937012</text:p>
          </table:table-cell>
          <table:table-cell office:value-type="float" office:value="90808" calcext:value-type="float">
            <text:p>90808</text:p>
          </table:table-cell>
          <table:table-cell office:value-type="float" office:value="1421.857056" calcext:value-type="float">
            <text:p>1421,857056</text:p>
          </table:table-cell>
          <table:table-cell office:value-type="float" office:value="5" calcext:value-type="float">
            <text:p>5</text:p>
          </table:table-cell>
          <table:table-cell office:value-type="float" office:value="776.72998" calcext:value-type="float">
            <text:p>776,72998</text:p>
          </table:table-cell>
          <table:table-cell office:value-type="float" office:value="90808" calcext:value-type="float">
            <text:p>90808</text:p>
          </table:table-cell>
          <table:table-cell office:value-type="float" office:value="1016.584045" calcext:value-type="float">
            <text:p>1016,584045</text:p>
          </table:table-cell>
          <table:table-cell office:value-type="float" office:value="6" calcext:value-type="float">
            <text:p>6</text:p>
          </table:table-cell>
          <table:table-cell office:value-type="float" office:value="735.692993" calcext:value-type="float">
            <text:p>735,692993</text:p>
          </table:table-cell>
        </table:table-row>
        <table:table-row table:style-name="ro1">
          <table:table-cell office:value-type="float" office:value="91023" calcext:value-type="float">
            <text:p>91023</text:p>
          </table:table-cell>
          <table:table-cell office:value-type="float" office:value="1072.828979" calcext:value-type="float">
            <text:p>1072,828979</text:p>
          </table:table-cell>
          <table:table-cell office:value-type="float" office:value="7" calcext:value-type="float">
            <text:p>7</text:p>
          </table:table-cell>
          <table:table-cell office:value-type="float" office:value="1128.083008" calcext:value-type="float">
            <text:p>1128,083008</text:p>
          </table:table-cell>
          <table:table-cell office:value-type="float" office:value="91023" calcext:value-type="float">
            <text:p>91023</text:p>
          </table:table-cell>
          <table:table-cell office:value-type="float" office:value="1160.286987" calcext:value-type="float">
            <text:p>1160,286987</text:p>
          </table:table-cell>
          <table:table-cell office:value-type="float" office:value="6" calcext:value-type="float">
            <text:p>6</text:p>
          </table:table-cell>
          <table:table-cell office:value-type="float" office:value="752.054993" calcext:value-type="float">
            <text:p>752,054993</text:p>
          </table:table-cell>
          <table:table-cell office:value-type="float" office:value="91023" calcext:value-type="float">
            <text:p>91023</text:p>
          </table:table-cell>
          <table:table-cell office:value-type="float" office:value="1218.358032" calcext:value-type="float">
            <text:p>1218,358032</text:p>
          </table:table-cell>
          <table:table-cell office:value-type="float" office:value="9" calcext:value-type="float">
            <text:p>9</text:p>
          </table:table-cell>
          <table:table-cell office:value-type="float" office:value="1024.975952" calcext:value-type="float">
            <text:p>1024,975952</text:p>
          </table:table-cell>
          <table:table-cell office:value-type="float" office:value="91023" calcext:value-type="float">
            <text:p>91023</text:p>
          </table:table-cell>
          <table:table-cell office:value-type="float" office:value="1310.473022" calcext:value-type="float">
            <text:p>1310,473022</text:p>
          </table:table-cell>
          <table:table-cell office:value-type="float" office:value="5" calcext:value-type="float">
            <text:p>5</text:p>
          </table:table-cell>
          <table:table-cell office:value-type="float" office:value="1339.904907" calcext:value-type="float">
            <text:p>1339,904907</text:p>
          </table:table-cell>
          <table:table-cell office:value-type="float" office:value="91023" calcext:value-type="float">
            <text:p>91023</text:p>
          </table:table-cell>
          <table:table-cell office:value-type="float" office:value="1446.804077" calcext:value-type="float">
            <text:p>1446,804077</text:p>
          </table:table-cell>
          <table:table-cell office:value-type="float" office:value="7" calcext:value-type="float">
            <text:p>7</text:p>
          </table:table-cell>
          <table:table-cell office:value-type="float" office:value="1129.81604" calcext:value-type="float">
            <text:p>1129,81604</text:p>
          </table:table-cell>
          <table:table-cell office:value-type="float" office:value="91023" calcext:value-type="float">
            <text:p>91023</text:p>
          </table:table-cell>
          <table:table-cell office:value-type="float" office:value="1601.356934" calcext:value-type="float">
            <text:p>1601,356934</text:p>
          </table:table-cell>
          <table:table-cell office:value-type="float" office:value="5" calcext:value-type="float">
            <text:p>5</text:p>
          </table:table-cell>
          <table:table-cell office:value-type="float" office:value="1248.379883" calcext:value-type="float">
            <text:p>1248,379883</text:p>
          </table:table-cell>
        </table:table-row>
        <table:table-row table:style-name="ro1">
          <table:table-cell office:value-type="float" office:value="91210" calcext:value-type="float">
            <text:p>91210</text:p>
          </table:table-cell>
          <table:table-cell office:value-type="float" office:value="1194.185059" calcext:value-type="float">
            <text:p>1194,185059</text:p>
          </table:table-cell>
          <table:table-cell office:value-type="float" office:value="3" calcext:value-type="float">
            <text:p>3</text:p>
          </table:table-cell>
          <table:table-cell office:value-type="float" office:value="2323.630859" calcext:value-type="float">
            <text:p>2323,630859</text:p>
          </table:table-cell>
          <table:table-cell office:value-type="float" office:value="91210" calcext:value-type="float">
            <text:p>91210</text:p>
          </table:table-cell>
          <table:table-cell office:value-type="float" office:value="1405.874023" calcext:value-type="float">
            <text:p>1405,874023</text:p>
          </table:table-cell>
          <table:table-cell office:value-type="float" office:value="5" calcext:value-type="float">
            <text:p>5</text:p>
          </table:table-cell>
          <table:table-cell office:value-type="float" office:value="2022.909058" calcext:value-type="float">
            <text:p>2022,909058</text:p>
          </table:table-cell>
          <table:table-cell office:value-type="float" office:value="91210" calcext:value-type="float">
            <text:p>91210</text:p>
          </table:table-cell>
          <table:table-cell office:value-type="float" office:value="1189.522949" calcext:value-type="float">
            <text:p>1189,522949</text:p>
          </table:table-cell>
          <table:table-cell office:value-type="float" office:value="8" calcext:value-type="float">
            <text:p>8</text:p>
          </table:table-cell>
          <table:table-cell office:value-type="float" office:value="1843.06897" calcext:value-type="float">
            <text:p>1843,06897</text:p>
          </table:table-cell>
          <table:table-cell office:value-type="float" office:value="91210" calcext:value-type="float">
            <text:p>91210</text:p>
          </table:table-cell>
          <table:table-cell office:value-type="float" office:value="1600.190063" calcext:value-type="float">
            <text:p>1600,190063</text:p>
          </table:table-cell>
          <table:table-cell office:value-type="float" office:value="6" calcext:value-type="float">
            <text:p>6</text:p>
          </table:table-cell>
          <table:table-cell office:value-type="float" office:value="3101.053711" calcext:value-type="float">
            <text:p>3101,053711</text:p>
          </table:table-cell>
          <table:table-cell office:value-type="float" office:value="91210" calcext:value-type="float">
            <text:p>91210</text:p>
          </table:table-cell>
          <table:table-cell office:value-type="float" office:value="1046.05896" calcext:value-type="float">
            <text:p>1046,05896</text:p>
          </table:table-cell>
          <table:table-cell office:value-type="float" office:value="7" calcext:value-type="float">
            <text:p>7</text:p>
          </table:table-cell>
          <table:table-cell office:value-type="float" office:value="2894.216553" calcext:value-type="float">
            <text:p>2894,216553</text:p>
          </table:table-cell>
          <table:table-cell office:value-type="float" office:value="91210" calcext:value-type="float">
            <text:p>91210</text:p>
          </table:table-cell>
          <table:table-cell office:value-type="float" office:value="1320.662964" calcext:value-type="float">
            <text:p>1320,662964</text:p>
          </table:table-cell>
          <table:table-cell office:value-type="float" office:value="38" calcext:value-type="float">
            <text:p>38</text:p>
          </table:table-cell>
          <table:table-cell office:value-type="float" office:value="5890.459961" calcext:value-type="float">
            <text:p>5890,459961</text:p>
          </table:table-cell>
        </table:table-row>
        <table:table-row table:style-name="ro1">
          <table:table-cell office:value-type="float" office:value="91524" calcext:value-type="float">
            <text:p>91524</text:p>
          </table:table-cell>
          <table:table-cell office:value-type="float" office:value="1057.278931" calcext:value-type="float">
            <text:p>1057,278931</text:p>
          </table:table-cell>
          <table:table-cell office:value-type="float" office:value="7" calcext:value-type="float">
            <text:p>7</text:p>
          </table:table-cell>
          <table:table-cell office:value-type="float" office:value="849.427979" calcext:value-type="float">
            <text:p>849,427979</text:p>
          </table:table-cell>
          <table:table-cell office:value-type="float" office:value="91524" calcext:value-type="float">
            <text:p>91524</text:p>
          </table:table-cell>
          <table:table-cell office:value-type="float" office:value="1105.79895" calcext:value-type="float">
            <text:p>1105,79895</text:p>
          </table:table-cell>
          <table:table-cell office:value-type="float" office:value="2" calcext:value-type="float">
            <text:p>2</text:p>
          </table:table-cell>
          <table:table-cell office:value-type="float" office:value="177.794006" calcext:value-type="float">
            <text:p>177,794006</text:p>
          </table:table-cell>
          <table:table-cell office:value-type="float" office:value="91524" calcext:value-type="float">
            <text:p>91524</text:p>
          </table:table-cell>
          <table:table-cell office:value-type="float" office:value="1223.330078" calcext:value-type="float">
            <text:p>1223,330078</text:p>
          </table:table-cell>
          <table:table-cell office:value-type="float" office:value="32" calcext:value-type="float">
            <text:p>32</text:p>
          </table:table-cell>
          <table:table-cell office:value-type="float" office:value="5908.504883" calcext:value-type="float">
            <text:p>5908,504883</text:p>
          </table:table-cell>
          <table:table-cell office:value-type="float" office:value="91524" calcext:value-type="float">
            <text:p>91524</text:p>
          </table:table-cell>
          <table:table-cell office:value-type="float" office:value="1061.040039" calcext:value-type="float">
            <text:p>1061,040039</text:p>
          </table:table-cell>
          <table:table-cell office:value-type="float" office:value="2" calcext:value-type="float">
            <text:p>2</text:p>
          </table:table-cell>
          <table:table-cell office:value-type="float" office:value="371.210999" calcext:value-type="float">
            <text:p>371,210999</text:p>
          </table:table-cell>
          <table:table-cell office:value-type="float" office:value="91524" calcext:value-type="float">
            <text:p>91524</text:p>
          </table:table-cell>
          <table:table-cell office:value-type="float" office:value="1298.61499" calcext:value-type="float">
            <text:p>1298,61499</text:p>
          </table:table-cell>
          <table:table-cell office:value-type="float" office:value="3" calcext:value-type="float">
            <text:p>3</text:p>
          </table:table-cell>
          <table:table-cell office:value-type="float" office:value="456.052002" calcext:value-type="float">
            <text:p>456,052002</text:p>
          </table:table-cell>
          <table:table-cell office:value-type="float" office:value="91524" calcext:value-type="float">
            <text:p>91524</text:p>
          </table:table-cell>
          <table:table-cell office:value-type="float" office:value="1061.916992" calcext:value-type="float">
            <text:p>1061,916992</text:p>
          </table:table-cell>
          <table:table-cell office:value-type="float" office:value="1" calcext:value-type="float">
            <text:p>1</text:p>
          </table:table-cell>
          <table:table-cell office:value-type="float" office:value="73.458" calcext:value-type="float">
            <text:p>73,458</text:p>
          </table:table-cell>
        </table:table-row>
        <table:table-row table:style-name="ro1">
          <table:table-cell office:value-type="float" office:value="91818" calcext:value-type="float">
            <text:p>91818</text:p>
          </table:table-cell>
          <table:table-cell office:value-type="float" office:value="860.14801" calcext:value-type="float">
            <text:p>860,14801</text:p>
          </table:table-cell>
          <table:table-cell office:value-type="float" office:value="1" calcext:value-type="float">
            <text:p>1</text:p>
          </table:table-cell>
          <table:table-cell office:value-type="float" office:value="14.132999" calcext:value-type="float">
            <text:p>14,132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076.177979" calcext:value-type="float">
            <text:p>1076,177979</text:p>
          </table:table-cell>
          <table:table-cell office:value-type="float" office:value="1" calcext:value-type="float">
            <text:p>1</text:p>
          </table:table-cell>
          <table:table-cell office:value-type="float" office:value="33.473999" calcext:value-type="float">
            <text:p>33,473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039.616943" calcext:value-type="float">
            <text:p>1039,616943</text:p>
          </table:table-cell>
          <table:table-cell office:value-type="float" office:value="1" calcext:value-type="float">
            <text:p>1</text:p>
          </table:table-cell>
          <table:table-cell office:value-type="float" office:value="24.956999" calcext:value-type="float">
            <text:p>24,956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128.409058" calcext:value-type="float">
            <text:p>1128,409058</text:p>
          </table:table-cell>
          <table:table-cell office:value-type="float" office:value="2" calcext:value-type="float">
            <text:p>2</text:p>
          </table:table-cell>
          <table:table-cell office:value-type="float" office:value="116.621002" calcext:value-type="float">
            <text:p>116,621002</text:p>
          </table:table-cell>
          <table:table-cell office:value-type="float" office:value="91818" calcext:value-type="float">
            <text:p>91818</text:p>
          </table:table-cell>
          <table:table-cell office:value-type="float" office:value="1075.973022" calcext:value-type="float">
            <text:p>1075,973022</text:p>
          </table:table-cell>
          <table:table-cell office:value-type="float" office:value="3" calcext:value-type="float">
            <text:p>3</text:p>
          </table:table-cell>
          <table:table-cell office:value-type="float" office:value="169.289001" calcext:value-type="float">
            <text:p>169,289001</text:p>
          </table:table-cell>
          <table:table-cell office:value-type="float" office:value="91818" calcext:value-type="float">
            <text:p>91818</text:p>
          </table:table-cell>
          <table:table-cell office:value-type="float" office:value="1014.085083" calcext:value-type="float">
            <text:p>1014,085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268.74150796667" calcext:value-type="float">
            <text:p>1268,7415079667</text:p>
          </table:table-cell>
          <table:table-cell table:style-name="ce1" table:formula="of:=AVERAGE([C6.C5:.C34])" office:value-type="float" office:value="15.4666666666667" calcext:value-type="float">
            <text:p>15,4666666667</text:p>
          </table:table-cell>
          <table:table-cell table:style-name="ce15" table:formula="of:=AVERAGE([C6.D5:.D34])" office:value-type="float" office:value="2191.41316533333" calcext:value-type="float">
            <text:p>2191,413165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244.92194823333" calcext:value-type="float">
            <text:p>1244,9219482333</text:p>
          </table:table-cell>
          <table:table-cell table:style-name="ce1" table:formula="of:=AVERAGE([C6.G5:.G34])" office:value-type="float" office:value="13.3" calcext:value-type="float">
            <text:p>13,3</text:p>
          </table:table-cell>
          <table:table-cell table:style-name="ce15" table:formula="of:=AVERAGE([C6.H5:.H34])" office:value-type="float" office:value="1963.550594" calcext:value-type="float">
            <text:p>1963,55059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301.22962846667" calcext:value-type="float">
            <text:p>1301,2296284667</text:p>
          </table:table-cell>
          <table:table-cell table:style-name="ce1" table:formula="of:=AVERAGE([C6.K5:.K34])" office:value-type="float" office:value="12.8" calcext:value-type="float">
            <text:p>12,8</text:p>
          </table:table-cell>
          <table:table-cell table:style-name="ce15" table:formula="of:=AVERAGE([C6.L5:.L34])" office:value-type="float" office:value="2530.5754436" calcext:value-type="float">
            <text:p>2530,5754436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316.7790466" calcext:value-type="float">
            <text:p>1316,7790466</text:p>
          </table:table-cell>
          <table:table-cell table:style-name="ce1" table:formula="of:=AVERAGE([C6.O5:.O34])" office:value-type="float" office:value="16.3666666666667" calcext:value-type="float">
            <text:p>16,3666666667</text:p>
          </table:table-cell>
          <table:table-cell table:style-name="ce15" table:formula="of:=AVERAGE([C6.P5:.P34])" office:value-type="float" office:value="2015.87187393333" calcext:value-type="float">
            <text:p>2015,871873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321.38828323333" calcext:value-type="float">
            <text:p>1321,3882832333</text:p>
          </table:table-cell>
          <table:table-cell table:style-name="ce1" table:formula="of:=AVERAGE([C6.S5:.S34])" office:value-type="float" office:value="15.2333333333333" calcext:value-type="float">
            <text:p>15,2333333333</text:p>
          </table:table-cell>
          <table:table-cell table:style-name="ce15" table:formula="of:=AVERAGE([C6.T5:.T34])" office:value-type="float" office:value="2514.84084063333" calcext:value-type="float">
            <text:p>2514,84084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1236.56460986667" calcext:value-type="float">
            <text:p>1236,5646098667</text:p>
          </table:table-cell>
          <table:table-cell table:style-name="ce1" table:formula="of:=AVERAGE([C6.W5:.W34])" office:value-type="float" office:value="15.9" calcext:value-type="float">
            <text:p>15,9</text:p>
          </table:table-cell>
          <table:table-cell table:style-name="ce15" table:formula="of:=AVERAGE([C6.X5:.X34])" office:value-type="float" office:value="2352.88850283333" calcext:value-type="float">
            <text:p>2352,8885028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237.6170655" calcext:value-type="float">
            <text:p>1237,6170655</text:p>
          </table:table-cell>
          <table:table-cell table:style-name="ce1" table:formula="of:=MEDIAN([C6.C5:.C34])" office:value-type="float" office:value="7" calcext:value-type="float">
            <text:p>7</text:p>
          </table:table-cell>
          <table:table-cell table:style-name="ce15" table:formula="of:=MEDIAN([C6.D5:.D34])" office:value-type="float" office:value="1651.9030765" calcext:value-type="float">
            <text:p>1651,90307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84.7905275" calcext:value-type="float">
            <text:p>1184,7905275</text:p>
          </table:table-cell>
          <table:table-cell table:style-name="ce1" table:formula="of:=MEDIAN([C6.G5:.G34])" office:value-type="float" office:value="7" calcext:value-type="float">
            <text:p>7</text:p>
          </table:table-cell>
          <table:table-cell table:style-name="ce15" table:formula="of:=MEDIAN([C6.H5:.H34])" office:value-type="float" office:value="1591.036499" calcext:value-type="float">
            <text:p>1591,0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261.2730105" calcext:value-type="float">
            <text:p>1261,2730105</text:p>
          </table:table-cell>
          <table:table-cell table:style-name="ce1" table:formula="of:=MEDIAN([C6.K5:.K34])" office:value-type="float" office:value="6" calcext:value-type="float">
            <text:p>6</text:p>
          </table:table-cell>
          <table:table-cell table:style-name="ce15" table:formula="of:=MEDIAN([C6.L5:.L34])" office:value-type="float" office:value="1129.25" calcext:value-type="float">
            <text:p>1129,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991455" calcext:value-type="float">
            <text:p>1291,991455</text:p>
          </table:table-cell>
          <table:table-cell table:style-name="ce1" table:formula="of:=MEDIAN([C6.O5:.O34])" office:value-type="float" office:value="7" calcext:value-type="float">
            <text:p>7</text:p>
          </table:table-cell>
          <table:table-cell table:style-name="ce15" table:formula="of:=MEDIAN([C6.P5:.P34])" office:value-type="float" office:value="1276.081909" calcext:value-type="float">
            <text:p>1276,08190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1301.1870725" calcext:value-type="float">
            <text:p>1301,1870725</text:p>
          </table:table-cell>
          <table:table-cell table:style-name="ce1" table:formula="of:=MEDIAN([C6.S5:.S34])" office:value-type="float" office:value="6.5" calcext:value-type="float">
            <text:p>6,5</text:p>
          </table:table-cell>
          <table:table-cell table:style-name="ce15" table:formula="of:=MEDIAN([C6.T5:.T34])" office:value-type="float" office:value="1179.84198" calcext:value-type="float">
            <text:p>1179,8419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1242.397034" calcext:value-type="float">
            <text:p>1242,397034</text:p>
          </table:table-cell>
          <table:table-cell table:style-name="ce1" table:formula="of:=MEDIAN([C6.W5:.W34])" office:value-type="float" office:value="8.5" calcext:value-type="float">
            <text:p>8,5</text:p>
          </table:table-cell>
          <table:table-cell table:style-name="ce15" table:formula="of:=MEDIAN([C6.X5:.X34])" office:value-type="float" office:value="2011.952576" calcext:value-type="float">
            <text:p>2011,952576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234.247178315315" calcext:value-type="float">
            <text:p>234,2471783153</text:p>
          </table:table-cell>
          <table:table-cell table:style-name="ce11" table:formula="of:=STDEV([C6.C5:.C34])" office:value-type="float" office:value="31.3981476867811" calcext:value-type="float">
            <text:p>31,3981476868</text:p>
          </table:table-cell>
          <table:table-cell table:style-name="ce16" table:formula="of:=STDEV([C6.D5:.D34])" office:value-type="float" office:value="1954.80474374425" calcext:value-type="float">
            <text:p>1954,80474374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90.928532373417" calcext:value-type="float">
            <text:p>190,9285323734</text:p>
          </table:table-cell>
          <table:table-cell table:style-name="ce11" table:formula="of:=STDEV([C6.G5:.G34])" office:value-type="float" office:value="26.2168016671594" calcext:value-type="float">
            <text:p>26,2168016672</text:p>
          </table:table-cell>
          <table:table-cell table:style-name="ce16" table:formula="of:=STDEV([C6.H5:.H34])" office:value-type="float" office:value="1585.65460031927" calcext:value-type="float">
            <text:p>1585,654600319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200.348479544629" calcext:value-type="float">
            <text:p>200,3484795446</text:p>
          </table:table-cell>
          <table:table-cell table:style-name="ce11" table:formula="of:=STDEV([C6.K5:.K34])" office:value-type="float" office:value="23.921423092254" calcext:value-type="float">
            <text:p>23,9214230923</text:p>
          </table:table-cell>
          <table:table-cell table:style-name="ce16" table:formula="of:=STDEV([C6.L5:.L34])" office:value-type="float" office:value="3490.80958834881" calcext:value-type="float">
            <text:p>3490,8095883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239.362879226471" calcext:value-type="float">
            <text:p>239,3628792265</text:p>
          </table:table-cell>
          <table:table-cell table:style-name="ce11" table:formula="of:=STDEV([C6.O5:.O34])" office:value-type="float" office:value="35.1131013306639" calcext:value-type="float">
            <text:p>35,1131013307</text:p>
          </table:table-cell>
          <table:table-cell table:style-name="ce16" table:formula="of:=STDEV([C6.P5:.P34])" office:value-type="float" office:value="1923.43383856263" calcext:value-type="float">
            <text:p>1923,43383856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250.588746740111" calcext:value-type="float">
            <text:p>250,5887467401</text:p>
          </table:table-cell>
          <table:table-cell table:style-name="ce11" table:formula="of:=STDEV([C6.S5:.S34])" office:value-type="float" office:value="32.0502658371173" calcext:value-type="float">
            <text:p>32,0502658371</text:p>
          </table:table-cell>
          <table:table-cell table:style-name="ce16" table:formula="of:=STDEV([C6.T5:.T34])" office:value-type="float" office:value="2823.75651570148" calcext:value-type="float">
            <text:p>2823,756515701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70.817638762213" calcext:value-type="float">
            <text:p>170,8176387622</text:p>
          </table:table-cell>
          <table:table-cell table:style-name="ce11" table:formula="of:=STDEV([C6.W5:.W34])" office:value-type="float" office:value="25.8848244717061" calcext:value-type="float">
            <text:p>25,8848244717</text:p>
          </table:table-cell>
          <table:table-cell table:style-name="ce16" table:formula="of:=STDEV([C6.X5:.X34])" office:value-type="float" office:value="2048.10300081633" calcext:value-type="float">
            <text:p>2048,103000816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1281.60417072778" calcext:value-type="float">
            <text:p>1281,6041707278</text:p>
          </table:table-cell>
          <table:table-cell table:formula="of:=STDEV([.B5:.B34];[.F5:.F34];[.J5:.J34];[.N5:.N34];[.R5:.R34];[.V5:.V34];[.Z5:.Z34];[.AD5:.AD34];[.AH5:.AH34])" office:value-type="float" office:value="215.89878495" calcext:value-type="float">
            <text:p>215,89878495</text:p>
          </table:table-cell>
          <table:table-cell table:style-name="Default" table:formula="of:=COUNT([.B5:.B34];[.F5:.F34];[.J5:.J34];[.N5:.N34];[.R5:.R34];[.V5:.V34];[.Z5:.Z34];[.AD5:.AD34];[.AH5:.AH34])" office:value-type="float" office:value="180" calcext:value-type="float">
            <text:p>180</text:p>
          </table:table-cell>
          <table:table-cell table:style-name="Default" table:formula="of:=2*[.C40]/SQRT([.D40])" office:value-type="float" office:value="32.1842906271872" calcext:value-type="float">
            <text:p>32,184290627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14.8444444444444" calcext:value-type="float">
            <text:p>14,8444444444</text:p>
          </table:table-cell>
          <table:table-cell table:formula="of:=STDEV([.C5:.C34];[.G5:.G34];[.K5:.K34];[.O5:.O34];[.S5:.S34];[.W5:.W34];[.AA5:.AA34];[.AE5:.AE34];[.AI5:.AI34])" office:value-type="float" office:value="28.9873449988214" calcext:value-type="float">
            <text:p>28,9873449988</text:p>
          </table:table-cell>
          <table:table-cell table:style-name="ce17" table:formula="of:=COUNT([.C5:.C34];[.G5:.G34];[.K5:.K34];[.O5:.O34];[.S5:.S34];[.W5:.W34];[.AA5:.AA34];[.AE5:.AE34];[.AI5:.AI34])" office:value-type="float" office:value="180" calcext:value-type="float">
            <text:p>180</text:p>
          </table:table-cell>
          <table:table-cell table:style-name="Default" table:formula="of:=2*[.C41]/SQRT([.D41])" office:value-type="float" office:value="4.32117826030688" calcext:value-type="float">
            <text:p>4,321178260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2261.52340338889" calcext:value-type="float">
            <text:p>2261,5234033889</text:p>
          </table:table-cell>
          <table:table-cell table:formula="of:=STDEV([.D5:.D34];[.H5:.H34];[.L5:.L34];[.P5:.P34];[.T5:.T34];[.X5:.X34];[.AB5:.AB34];[.AF5:.AF34];[.AJ5:.AJ34])" office:value-type="float" office:value="2370.97973011072" calcext:value-type="float">
            <text:p>2370,9797301107</text:p>
          </table:table-cell>
          <table:table-cell table:style-name="Default" table:formula="of:=COUNT([.D5:.D34];[.H5:.H34];[.L5:.L34];[.P5:.P34];[.T5:.T34];[.X5:.X34];[.AB5:.AB34];[.AF5:.AF34];[.AJ5:.AJ34])" office:value-type="float" office:value="180" calcext:value-type="float">
            <text:p>180</text:p>
          </table:table-cell>
          <table:table-cell table:style-name="Default" table:formula="of:=2*[.C42]/SQRT([.D42])" office:value-type="float" office:value="353.444789986779" calcext:value-type="float">
            <text:p>353,444789986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24658" calcext:value-type="float">
            <text:p>124658</text:p>
          </table:table-cell>
          <table:table-cell office:value-type="float" office:value="1483.629028" calcext:value-type="float">
            <text:p>1483,629028</text:p>
          </table:table-cell>
          <table:table-cell office:value-type="float" office:value="31" calcext:value-type="float">
            <text:p>31</text:p>
          </table:table-cell>
          <table:table-cell office:value-type="float" office:value="7431.493164" calcext:value-type="float">
            <text:p>7431,493164</text:p>
          </table:table-cell>
          <table:table-cell office:value-type="float" office:value="124658" calcext:value-type="float">
            <text:p>124658</text:p>
          </table:table-cell>
          <table:table-cell office:value-type="float" office:value="1312.515991" calcext:value-type="float">
            <text:p>1312,515991</text:p>
          </table:table-cell>
          <table:table-cell office:value-type="float" office:value="15" calcext:value-type="float">
            <text:p>15</text:p>
          </table:table-cell>
          <table:table-cell office:value-type="float" office:value="7240.28125" calcext:value-type="float">
            <text:p>7240,28125</text:p>
          </table:table-cell>
          <table:table-cell office:value-type="float" office:value="124658" calcext:value-type="float">
            <text:p>124658</text:p>
          </table:table-cell>
          <table:table-cell office:value-type="float" office:value="1515.020996" calcext:value-type="float">
            <text:p>1515,020996</text:p>
          </table:table-cell>
          <table:table-cell office:value-type="float" office:value="11" calcext:value-type="float">
            <text:p>11</text:p>
          </table:table-cell>
          <table:table-cell office:value-type="float" office:value="6575.311523" calcext:value-type="float">
            <text:p>6575,311523</text:p>
          </table:table-cell>
          <table:table-cell office:value-type="float" office:value="124658" calcext:value-type="float">
            <text:p>124658</text:p>
          </table:table-cell>
          <table:table-cell office:value-type="float" office:value="1453.010986" calcext:value-type="float">
            <text:p>1453,010986</text:p>
          </table:table-cell>
          <table:table-cell office:value-type="float" office:value="17" calcext:value-type="float">
            <text:p>17</text:p>
          </table:table-cell>
          <table:table-cell office:value-type="float" office:value="11797.773438" calcext:value-type="float">
            <text:p>11797,773438</text:p>
          </table:table-cell>
          <table:table-cell office:value-type="float" office:value="124658" calcext:value-type="float">
            <text:p>124658</text:p>
          </table:table-cell>
          <table:table-cell office:value-type="float" office:value="1344.802002" calcext:value-type="float">
            <text:p>1344,802002</text:p>
          </table:table-cell>
          <table:table-cell office:value-type="float" office:value="16" calcext:value-type="float">
            <text:p>16</text:p>
          </table:table-cell>
          <table:table-cell office:value-type="float" office:value="6226.522461" calcext:value-type="float">
            <text:p>6226,522461</text:p>
          </table:table-cell>
          <table:table-cell office:value-type="float" office:value="124658" calcext:value-type="float">
            <text:p>124658</text:p>
          </table:table-cell>
          <table:table-cell office:value-type="float" office:value="1515.440918" calcext:value-type="float">
            <text:p>1515,440918</text:p>
          </table:table-cell>
          <table:table-cell office:value-type="float" office:value="20" calcext:value-type="float">
            <text:p>20</text:p>
          </table:table-cell>
          <table:table-cell office:value-type="float" office:value="13443.05957" calcext:value-type="float">
            <text:p>13443,05957</text:p>
          </table:table-cell>
          <table:table-cell office:value-type="float" office:value="124658" calcext:value-type="float">
            <text:p>124658</text:p>
          </table:table-cell>
          <table:table-cell office:value-type="float" office:value="1537.919067" calcext:value-type="float">
            <text:p>1537,919067</text:p>
          </table:table-cell>
          <table:table-cell office:value-type="float" office:value="19" calcext:value-type="float">
            <text:p>19</text:p>
          </table:table-cell>
          <table:table-cell office:value-type="float" office:value="8529.421875" calcext:value-type="float">
            <text:p>8529,421875</text:p>
          </table:table-cell>
        </table:table-row>
        <table:table-row table:style-name="ro1">
          <table:table-cell office:value-type="float" office:value="125017" calcext:value-type="float">
            <text:p>125017</text:p>
          </table:table-cell>
          <table:table-cell office:value-type="float" office:value="1263.86499" calcext:value-type="float">
            <text:p>1263,86499</text:p>
          </table:table-cell>
          <table:table-cell office:value-type="float" office:value="22" calcext:value-type="float">
            <text:p>22</text:p>
          </table:table-cell>
          <table:table-cell office:value-type="float" office:value="23402.017578" calcext:value-type="float">
            <text:p>23402,017578</text:p>
          </table:table-cell>
          <table:table-cell office:value-type="float" office:value="125017" calcext:value-type="float">
            <text:p>125017</text:p>
          </table:table-cell>
          <table:table-cell office:value-type="float" office:value="1598.74292" calcext:value-type="float">
            <text:p>1598,74292</text:p>
          </table:table-cell>
          <table:table-cell office:value-type="float" office:value="28" calcext:value-type="float">
            <text:p>28</text:p>
          </table:table-cell>
          <table:table-cell office:value-type="float" office:value="14974.958008" calcext:value-type="float">
            <text:p>14974,958008</text:p>
          </table:table-cell>
          <table:table-cell office:value-type="float" office:value="125017" calcext:value-type="float">
            <text:p>125017</text:p>
          </table:table-cell>
          <table:table-cell office:value-type="float" office:value="1512.041992" calcext:value-type="float">
            <text:p>1512,041992</text:p>
          </table:table-cell>
          <table:table-cell office:value-type="float" office:value="16" calcext:value-type="float">
            <text:p>16</text:p>
          </table:table-cell>
          <table:table-cell office:value-type="float" office:value="22078.195312" calcext:value-type="float">
            <text:p>22078,195312</text:p>
          </table:table-cell>
          <table:table-cell office:value-type="float" office:value="125017" calcext:value-type="float">
            <text:p>125017</text:p>
          </table:table-cell>
          <table:table-cell office:value-type="float" office:value="1766.785034" calcext:value-type="float">
            <text:p>1766,785034</text:p>
          </table:table-cell>
          <table:table-cell office:value-type="float" office:value="20" calcext:value-type="float">
            <text:p>20</text:p>
          </table:table-cell>
          <table:table-cell office:value-type="float" office:value="24908.039062" calcext:value-type="float">
            <text:p>24908,039062</text:p>
          </table:table-cell>
          <table:table-cell office:value-type="float" office:value="125017" calcext:value-type="float">
            <text:p>125017</text:p>
          </table:table-cell>
          <table:table-cell office:value-type="float" office:value="1543.875" calcext:value-type="float">
            <text:p>1543,875</text:p>
          </table:table-cell>
          <table:table-cell office:value-type="float" office:value="16" calcext:value-type="float">
            <text:p>16</text:p>
          </table:table-cell>
          <table:table-cell office:value-type="float" office:value="11987.457031" calcext:value-type="float">
            <text:p>11987,457031</text:p>
          </table:table-cell>
          <table:table-cell office:value-type="float" office:value="125017" calcext:value-type="float">
            <text:p>125017</text:p>
          </table:table-cell>
          <table:table-cell office:value-type="float" office:value="1427.988037" calcext:value-type="float">
            <text:p>1427,988037</text:p>
          </table:table-cell>
          <table:table-cell office:value-type="float" office:value="17" calcext:value-type="float">
            <text:p>17</text:p>
          </table:table-cell>
          <table:table-cell office:value-type="float" office:value="20435.589844" calcext:value-type="float">
            <text:p>20435,589844</text:p>
          </table:table-cell>
          <table:table-cell office:value-type="float" office:value="125017" calcext:value-type="float">
            <text:p>125017</text:p>
          </table:table-cell>
          <table:table-cell office:value-type="float" office:value="1729.38208" calcext:value-type="float">
            <text:p>1729,38208</text:p>
          </table:table-cell>
          <table:table-cell office:value-type="float" office:value="17" calcext:value-type="float">
            <text:p>17</text:p>
          </table:table-cell>
          <table:table-cell office:value-type="float" office:value="15039.831055" calcext:value-type="float">
            <text:p>15039,831055</text:p>
          </table:table-cell>
        </table:table-row>
        <table:table-row table:style-name="ro1">
          <table:table-cell office:value-type="float" office:value="125352" calcext:value-type="float">
            <text:p>125352</text:p>
          </table:table-cell>
          <table:table-cell office:value-type="float" office:value="1260.739014" calcext:value-type="float">
            <text:p>1260,739014</text:p>
          </table:table-cell>
          <table:table-cell office:value-type="float" office:value="17" calcext:value-type="float">
            <text:p>17</text:p>
          </table:table-cell>
          <table:table-cell office:value-type="float" office:value="19913.5625" calcext:value-type="float">
            <text:p>19913,5625</text:p>
          </table:table-cell>
          <table:table-cell office:value-type="float" office:value="125352" calcext:value-type="float">
            <text:p>125352</text:p>
          </table:table-cell>
          <table:table-cell office:value-type="float" office:value="1122.182983" calcext:value-type="float">
            <text:p>1122,182983</text:p>
          </table:table-cell>
          <table:table-cell office:value-type="float" office:value="15" calcext:value-type="float">
            <text:p>15</text:p>
          </table:table-cell>
          <table:table-cell office:value-type="float" office:value="5710.29248" calcext:value-type="float">
            <text:p>5710,29248</text:p>
          </table:table-cell>
          <table:table-cell office:value-type="float" office:value="125352" calcext:value-type="float">
            <text:p>125352</text:p>
          </table:table-cell>
          <table:table-cell office:value-type="float" office:value="1370.043091" calcext:value-type="float">
            <text:p>1370,043091</text:p>
          </table:table-cell>
          <table:table-cell office:value-type="float" office:value="10" calcext:value-type="float">
            <text:p>10</text:p>
          </table:table-cell>
          <table:table-cell office:value-type="float" office:value="20077.089844" calcext:value-type="float">
            <text:p>20077,089844</text:p>
          </table:table-cell>
          <table:table-cell office:value-type="float" office:value="125352" calcext:value-type="float">
            <text:p>125352</text:p>
          </table:table-cell>
          <table:table-cell office:value-type="float" office:value="1266.721069" calcext:value-type="float">
            <text:p>1266,721069</text:p>
          </table:table-cell>
          <table:table-cell office:value-type="float" office:value="15" calcext:value-type="float">
            <text:p>15</text:p>
          </table:table-cell>
          <table:table-cell office:value-type="float" office:value="7996.64209" calcext:value-type="float">
            <text:p>7996,64209</text:p>
          </table:table-cell>
          <table:table-cell office:value-type="float" office:value="125352" calcext:value-type="float">
            <text:p>125352</text:p>
          </table:table-cell>
          <table:table-cell office:value-type="float" office:value="1221.892944" calcext:value-type="float">
            <text:p>1221,892944</text:p>
          </table:table-cell>
          <table:table-cell office:value-type="float" office:value="12" calcext:value-type="float">
            <text:p>12</text:p>
          </table:table-cell>
          <table:table-cell office:value-type="float" office:value="8706.174805" calcext:value-type="float">
            <text:p>8706,174805</text:p>
          </table:table-cell>
          <table:table-cell office:value-type="float" office:value="125352" calcext:value-type="float">
            <text:p>125352</text:p>
          </table:table-cell>
          <table:table-cell office:value-type="float" office:value="1329.831909" calcext:value-type="float">
            <text:p>1329,831909</text:p>
          </table:table-cell>
          <table:table-cell office:value-type="float" office:value="8" calcext:value-type="float">
            <text:p>8</text:p>
          </table:table-cell>
          <table:table-cell office:value-type="float" office:value="8838.510742" calcext:value-type="float">
            <text:p>8838,510742</text:p>
          </table:table-cell>
          <table:table-cell office:value-type="float" office:value="125352" calcext:value-type="float">
            <text:p>125352</text:p>
          </table:table-cell>
          <table:table-cell office:value-type="float" office:value="1360.653076" calcext:value-type="float">
            <text:p>1360,653076</text:p>
          </table:table-cell>
          <table:table-cell office:value-type="float" office:value="19" calcext:value-type="float">
            <text:p>19</text:p>
          </table:table-cell>
          <table:table-cell office:value-type="float" office:value="10268.916992" calcext:value-type="float">
            <text:p>10268,916992</text:p>
          </table:table-cell>
        </table:table-row>
        <table:table-row table:style-name="ro1">
          <table:table-cell office:value-type="float" office:value="125558" calcext:value-type="float">
            <text:p>125558</text:p>
          </table:table-cell>
          <table:table-cell office:value-type="float" office:value="1703.328979" calcext:value-type="float">
            <text:p>1703,328979</text:p>
          </table:table-cell>
          <table:table-cell office:value-type="float" office:value="146" calcext:value-type="float">
            <text:p>146</text:p>
          </table:table-cell>
          <table:table-cell office:value-type="float" office:value="5600.410645" calcext:value-type="float">
            <text:p>5600,410645</text:p>
          </table:table-cell>
          <table:table-cell office:value-type="float" office:value="125558" calcext:value-type="float">
            <text:p>125558</text:p>
          </table:table-cell>
          <table:table-cell office:value-type="float" office:value="1647.30896" calcext:value-type="float">
            <text:p>1647,30896</text:p>
          </table:table-cell>
          <table:table-cell office:value-type="float" office:value="112" calcext:value-type="float">
            <text:p>112</text:p>
          </table:table-cell>
          <table:table-cell office:value-type="float" office:value="4578.65625" calcext:value-type="float">
            <text:p>4578,65625</text:p>
          </table:table-cell>
          <table:table-cell office:value-type="float" office:value="125558" calcext:value-type="float">
            <text:p>125558</text:p>
          </table:table-cell>
          <table:table-cell office:value-type="float" office:value="1811.856079" calcext:value-type="float">
            <text:p>1811,856079</text:p>
          </table:table-cell>
          <table:table-cell office:value-type="float" office:value="151" calcext:value-type="float">
            <text:p>151</text:p>
          </table:table-cell>
          <table:table-cell office:value-type="float" office:value="6416.566406" calcext:value-type="float">
            <text:p>6416,566406</text:p>
          </table:table-cell>
          <table:table-cell office:value-type="float" office:value="125558" calcext:value-type="float">
            <text:p>125558</text:p>
          </table:table-cell>
          <table:table-cell office:value-type="float" office:value="1462.121948" calcext:value-type="float">
            <text:p>1462,121948</text:p>
          </table:table-cell>
          <table:table-cell office:value-type="float" office:value="145" calcext:value-type="float">
            <text:p>145</text:p>
          </table:table-cell>
          <table:table-cell office:value-type="float" office:value="5759.696289" calcext:value-type="float">
            <text:p>5759,696289</text:p>
          </table:table-cell>
          <table:table-cell office:value-type="float" office:value="125558" calcext:value-type="float">
            <text:p>125558</text:p>
          </table:table-cell>
          <table:table-cell office:value-type="float" office:value="1320.06897" calcext:value-type="float">
            <text:p>1320,06897</text:p>
          </table:table-cell>
          <table:table-cell office:value-type="float" office:value="114" calcext:value-type="float">
            <text:p>114</text:p>
          </table:table-cell>
          <table:table-cell office:value-type="float" office:value="5263.172852" calcext:value-type="float">
            <text:p>5263,172852</text:p>
          </table:table-cell>
          <table:table-cell office:value-type="float" office:value="125558" calcext:value-type="float">
            <text:p>125558</text:p>
          </table:table-cell>
          <table:table-cell office:value-type="float" office:value="1378.234009" calcext:value-type="float">
            <text:p>1378,234009</text:p>
          </table:table-cell>
          <table:table-cell office:value-type="float" office:value="159" calcext:value-type="float">
            <text:p>159</text:p>
          </table:table-cell>
          <table:table-cell office:value-type="float" office:value="6404.280762" calcext:value-type="float">
            <text:p>6404,280762</text:p>
          </table:table-cell>
          <table:table-cell office:value-type="float" office:value="125558" calcext:value-type="float">
            <text:p>125558</text:p>
          </table:table-cell>
          <table:table-cell office:value-type="float" office:value="1755.131958" calcext:value-type="float">
            <text:p>1755,131958</text:p>
          </table:table-cell>
          <table:table-cell office:value-type="float" office:value="160" calcext:value-type="float">
            <text:p>160</text:p>
          </table:table-cell>
          <table:table-cell office:value-type="float" office:value="6832.375488" calcext:value-type="float">
            <text:p>6832,375488</text:p>
          </table:table-cell>
        </table:table-row>
        <table:table-row table:style-name="ro1">
          <table:table-cell office:value-type="float" office:value="125830" calcext:value-type="float">
            <text:p>125830</text:p>
          </table:table-cell>
          <table:table-cell office:value-type="float" office:value="1340.567993" calcext:value-type="float">
            <text:p>1340,567993</text:p>
          </table:table-cell>
          <table:table-cell office:value-type="float" office:value="7" calcext:value-type="float">
            <text:p>7</text:p>
          </table:table-cell>
          <table:table-cell office:value-type="float" office:value="9511.950195" calcext:value-type="float">
            <text:p>9511,950195</text:p>
          </table:table-cell>
          <table:table-cell office:value-type="float" office:value="125830" calcext:value-type="float">
            <text:p>125830</text:p>
          </table:table-cell>
          <table:table-cell office:value-type="float" office:value="1479.254028" calcext:value-type="float">
            <text:p>1479,254028</text:p>
          </table:table-cell>
          <table:table-cell office:value-type="float" office:value="10" calcext:value-type="float">
            <text:p>10</text:p>
          </table:table-cell>
          <table:table-cell office:value-type="float" office:value="16601.152344" calcext:value-type="float">
            <text:p>16601,152344</text:p>
          </table:table-cell>
          <table:table-cell office:value-type="float" office:value="125830" calcext:value-type="float">
            <text:p>125830</text:p>
          </table:table-cell>
          <table:table-cell office:value-type="float" office:value="1590.49707" calcext:value-type="float">
            <text:p>1590,49707</text:p>
          </table:table-cell>
          <table:table-cell office:value-type="float" office:value="11" calcext:value-type="float">
            <text:p>11</text:p>
          </table:table-cell>
          <table:table-cell office:value-type="float" office:value="17005.285156" calcext:value-type="float">
            <text:p>17005,285156</text:p>
          </table:table-cell>
          <table:table-cell office:value-type="float" office:value="125830" calcext:value-type="float">
            <text:p>125830</text:p>
          </table:table-cell>
          <table:table-cell office:value-type="float" office:value="1487.733032" calcext:value-type="float">
            <text:p>1487,733032</text:p>
          </table:table-cell>
          <table:table-cell office:value-type="float" office:value="18" calcext:value-type="float">
            <text:p>18</text:p>
          </table:table-cell>
          <table:table-cell office:value-type="float" office:value="12365.828125" calcext:value-type="float">
            <text:p>12365,828125</text:p>
          </table:table-cell>
          <table:table-cell office:value-type="float" office:value="125830" calcext:value-type="float">
            <text:p>125830</text:p>
          </table:table-cell>
          <table:table-cell office:value-type="float" office:value="1105.582031" calcext:value-type="float">
            <text:p>1105,582031</text:p>
          </table:table-cell>
          <table:table-cell office:value-type="float" office:value="11" calcext:value-type="float">
            <text:p>11</text:p>
          </table:table-cell>
          <table:table-cell office:value-type="float" office:value="15190.051758" calcext:value-type="float">
            <text:p>15190,051758</text:p>
          </table:table-cell>
          <table:table-cell office:value-type="float" office:value="125830" calcext:value-type="float">
            <text:p>125830</text:p>
          </table:table-cell>
          <table:table-cell office:value-type="float" office:value="2029.023926" calcext:value-type="float">
            <text:p>2029,023926</text:p>
          </table:table-cell>
          <table:table-cell office:value-type="float" office:value="25" calcext:value-type="float">
            <text:p>25</text:p>
          </table:table-cell>
          <table:table-cell office:value-type="float" office:value="24692.054688" calcext:value-type="float">
            <text:p>24692,054688</text:p>
          </table:table-cell>
          <table:table-cell office:value-type="float" office:value="125830" calcext:value-type="float">
            <text:p>125830</text:p>
          </table:table-cell>
          <table:table-cell office:value-type="float" office:value="1185.737915" calcext:value-type="float">
            <text:p>1185,737915</text:p>
          </table:table-cell>
          <table:table-cell office:value-type="float" office:value="14" calcext:value-type="float">
            <text:p>14</text:p>
          </table:table-cell>
          <table:table-cell office:value-type="float" office:value="14400.129883" calcext:value-type="float">
            <text:p>14400,129883</text:p>
          </table:table-cell>
        </table:table-row>
        <table:table-row table:style-name="ro1">
          <table:table-cell office:value-type="float" office:value="130041" calcext:value-type="float">
            <text:p>130041</text:p>
          </table:table-cell>
          <table:table-cell office:value-type="float" office:value="1719.917969" calcext:value-type="float">
            <text:p>1719,917969</text:p>
          </table:table-cell>
          <table:table-cell office:value-type="float" office:value="19" calcext:value-type="float">
            <text:p>19</text:p>
          </table:table-cell>
          <table:table-cell office:value-type="float" office:value="28809.111328" calcext:value-type="float">
            <text:p>28809,111328</text:p>
          </table:table-cell>
          <table:table-cell office:value-type="float" office:value="130041" calcext:value-type="float">
            <text:p>130041</text:p>
          </table:table-cell>
          <table:table-cell office:value-type="float" office:value="1522.665039" calcext:value-type="float">
            <text:p>1522,665039</text:p>
          </table:table-cell>
          <table:table-cell office:value-type="float" office:value="10" calcext:value-type="float">
            <text:p>10</text:p>
          </table:table-cell>
          <table:table-cell office:value-type="float" office:value="12489.62207" calcext:value-type="float">
            <text:p>12489,62207</text:p>
          </table:table-cell>
          <table:table-cell office:value-type="float" office:value="130041" calcext:value-type="float">
            <text:p>130041</text:p>
          </table:table-cell>
          <table:table-cell office:value-type="float" office:value="1597.020996" calcext:value-type="float">
            <text:p>1597,020996</text:p>
          </table:table-cell>
          <table:table-cell office:value-type="float" office:value="12" calcext:value-type="float">
            <text:p>12</text:p>
          </table:table-cell>
          <table:table-cell office:value-type="float" office:value="16040.449219" calcext:value-type="float">
            <text:p>16040,449219</text:p>
          </table:table-cell>
          <table:table-cell office:value-type="float" office:value="130041" calcext:value-type="float">
            <text:p>130041</text:p>
          </table:table-cell>
          <table:table-cell office:value-type="float" office:value="1268.557007" calcext:value-type="float">
            <text:p>1268,557007</text:p>
          </table:table-cell>
          <table:table-cell office:value-type="float" office:value="30" calcext:value-type="float">
            <text:p>30</text:p>
          </table:table-cell>
          <table:table-cell office:value-type="float" office:value="25167.957031" calcext:value-type="float">
            <text:p>25167,957031</text:p>
          </table:table-cell>
          <table:table-cell office:value-type="float" office:value="130041" calcext:value-type="float">
            <text:p>130041</text:p>
          </table:table-cell>
          <table:table-cell office:value-type="float" office:value="1666.285034" calcext:value-type="float">
            <text:p>1666,285034</text:p>
          </table:table-cell>
          <table:table-cell office:value-type="float" office:value="19" calcext:value-type="float">
            <text:p>19</text:p>
          </table:table-cell>
          <table:table-cell office:value-type="float" office:value="16529.201172" calcext:value-type="float">
            <text:p>16529,201172</text:p>
          </table:table-cell>
          <table:table-cell office:value-type="float" office:value="130041" calcext:value-type="float">
            <text:p>130041</text:p>
          </table:table-cell>
          <table:table-cell office:value-type="float" office:value="1277.907959" calcext:value-type="float">
            <text:p>1277,907959</text:p>
          </table:table-cell>
          <table:table-cell office:value-type="float" office:value="12" calcext:value-type="float">
            <text:p>12</text:p>
          </table:table-cell>
          <table:table-cell office:value-type="float" office:value="14149.913086" calcext:value-type="float">
            <text:p>14149,913086</text:p>
          </table:table-cell>
          <table:table-cell office:value-type="float" office:value="130041" calcext:value-type="float">
            <text:p>130041</text:p>
          </table:table-cell>
          <table:table-cell office:value-type="float" office:value="1583.920044" calcext:value-type="float">
            <text:p>1583,920044</text:p>
          </table:table-cell>
          <table:table-cell office:value-type="float" office:value="18" calcext:value-type="float">
            <text:p>18</text:p>
          </table:table-cell>
          <table:table-cell office:value-type="float" office:value="13493.136719" calcext:value-type="float">
            <text:p>13493,136719</text:p>
          </table:table-cell>
        </table:table-row>
        <table:table-row table:style-name="ro1">
          <table:table-cell office:value-type="float" office:value="130234" calcext:value-type="float">
            <text:p>130234</text:p>
          </table:table-cell>
          <table:table-cell office:value-type="float" office:value="1213.76709" calcext:value-type="float">
            <text:p>1213,76709</text:p>
          </table:table-cell>
          <table:table-cell office:value-type="float" office:value="14" calcext:value-type="float">
            <text:p>14</text:p>
          </table:table-cell>
          <table:table-cell office:value-type="float" office:value="5862.433594" calcext:value-type="float">
            <text:p>5862,433594</text:p>
          </table:table-cell>
          <table:table-cell office:value-type="float" office:value="130234" calcext:value-type="float">
            <text:p>130234</text:p>
          </table:table-cell>
          <table:table-cell office:value-type="float" office:value="1679.728027" calcext:value-type="float">
            <text:p>1679,728027</text:p>
          </table:table-cell>
          <table:table-cell office:value-type="float" office:value="13" calcext:value-type="float">
            <text:p>13</text:p>
          </table:table-cell>
          <table:table-cell office:value-type="float" office:value="5504.197266" calcext:value-type="float">
            <text:p>5504,197266</text:p>
          </table:table-cell>
          <table:table-cell office:value-type="float" office:value="130234" calcext:value-type="float">
            <text:p>130234</text:p>
          </table:table-cell>
          <table:table-cell office:value-type="float" office:value="1798.766968" calcext:value-type="float">
            <text:p>1798,766968</text:p>
          </table:table-cell>
          <table:table-cell office:value-type="float" office:value="23" calcext:value-type="float">
            <text:p>23</text:p>
          </table:table-cell>
          <table:table-cell office:value-type="float" office:value="8203.094727" calcext:value-type="float">
            <text:p>8203,094727</text:p>
          </table:table-cell>
          <table:table-cell office:value-type="float" office:value="130234" calcext:value-type="float">
            <text:p>130234</text:p>
          </table:table-cell>
          <table:table-cell office:value-type="float" office:value="1336.477051" calcext:value-type="float">
            <text:p>1336,477051</text:p>
          </table:table-cell>
          <table:table-cell office:value-type="float" office:value="17" calcext:value-type="float">
            <text:p>17</text:p>
          </table:table-cell>
          <table:table-cell office:value-type="float" office:value="3996.706055" calcext:value-type="float">
            <text:p>3996,706055</text:p>
          </table:table-cell>
          <table:table-cell office:value-type="float" office:value="130234" calcext:value-type="float">
            <text:p>130234</text:p>
          </table:table-cell>
          <table:table-cell office:value-type="float" office:value="1431.427979" calcext:value-type="float">
            <text:p>1431,427979</text:p>
          </table:table-cell>
          <table:table-cell office:value-type="float" office:value="16" calcext:value-type="float">
            <text:p>16</text:p>
          </table:table-cell>
          <table:table-cell office:value-type="float" office:value="8284.290039" calcext:value-type="float">
            <text:p>8284,290039</text:p>
          </table:table-cell>
          <table:table-cell office:value-type="float" office:value="130234" calcext:value-type="float">
            <text:p>130234</text:p>
          </table:table-cell>
          <table:table-cell office:value-type="float" office:value="1576.317993" calcext:value-type="float">
            <text:p>1576,317993</text:p>
          </table:table-cell>
          <table:table-cell office:value-type="float" office:value="12" calcext:value-type="float">
            <text:p>12</text:p>
          </table:table-cell>
          <table:table-cell office:value-type="float" office:value="5493.208496" calcext:value-type="float">
            <text:p>5493,208496</text:p>
          </table:table-cell>
          <table:table-cell office:value-type="float" office:value="130234" calcext:value-type="float">
            <text:p>130234</text:p>
          </table:table-cell>
          <table:table-cell office:value-type="float" office:value="1623.335938" calcext:value-type="float">
            <text:p>1623,335938</text:p>
          </table:table-cell>
          <table:table-cell office:value-type="float" office:value="12" calcext:value-type="float">
            <text:p>12</text:p>
          </table:table-cell>
          <table:table-cell office:value-type="float" office:value="5681.005371" calcext:value-type="float">
            <text:p>5681,005371</text:p>
          </table:table-cell>
        </table:table-row>
        <table:table-row table:style-name="ro1">
          <table:table-cell office:value-type="float" office:value="130430" calcext:value-type="float">
            <text:p>130430</text:p>
          </table:table-cell>
          <table:table-cell office:value-type="float" office:value="1901.00708" calcext:value-type="float">
            <text:p>1901,00708</text:p>
          </table:table-cell>
          <table:table-cell office:value-type="float" office:value="168" calcext:value-type="float">
            <text:p>168</text:p>
          </table:table-cell>
          <table:table-cell office:value-type="float" office:value="5892.91748" calcext:value-type="float">
            <text:p>5892,91748</text:p>
          </table:table-cell>
          <table:table-cell office:value-type="float" office:value="130430" calcext:value-type="float">
            <text:p>130430</text:p>
          </table:table-cell>
          <table:table-cell office:value-type="float" office:value="1897.958008" calcext:value-type="float">
            <text:p>1897,958008</text:p>
          </table:table-cell>
          <table:table-cell office:value-type="float" office:value="156" calcext:value-type="float">
            <text:p>156</text:p>
          </table:table-cell>
          <table:table-cell office:value-type="float" office:value="5821.503906" calcext:value-type="float">
            <text:p>5821,503906</text:p>
          </table:table-cell>
          <table:table-cell office:value-type="float" office:value="130430" calcext:value-type="float">
            <text:p>130430</text:p>
          </table:table-cell>
          <table:table-cell office:value-type="float" office:value="1557.47998" calcext:value-type="float">
            <text:p>1557,47998</text:p>
          </table:table-cell>
          <table:table-cell office:value-type="float" office:value="31" calcext:value-type="float">
            <text:p>31</text:p>
          </table:table-cell>
          <table:table-cell office:value-type="float" office:value="1870.159058" calcext:value-type="float">
            <text:p>1870,159058</text:p>
          </table:table-cell>
          <table:table-cell office:value-type="float" office:value="130430" calcext:value-type="float">
            <text:p>130430</text:p>
          </table:table-cell>
          <table:table-cell office:value-type="float" office:value="1418.573975" calcext:value-type="float">
            <text:p>1418,573975</text:p>
          </table:table-cell>
          <table:table-cell office:value-type="float" office:value="127" calcext:value-type="float">
            <text:p>127</text:p>
          </table:table-cell>
          <table:table-cell office:value-type="float" office:value="5374.395996" calcext:value-type="float">
            <text:p>5374,395996</text:p>
          </table:table-cell>
          <table:table-cell office:value-type="float" office:value="130430" calcext:value-type="float">
            <text:p>130430</text:p>
          </table:table-cell>
          <table:table-cell office:value-type="float" office:value="1615.389893" calcext:value-type="float">
            <text:p>1615,389893</text:p>
          </table:table-cell>
          <table:table-cell office:value-type="float" office:value="130" calcext:value-type="float">
            <text:p>130</text:p>
          </table:table-cell>
          <table:table-cell office:value-type="float" office:value="5595.361328" calcext:value-type="float">
            <text:p>5595,361328</text:p>
          </table:table-cell>
          <table:table-cell office:value-type="float" office:value="130430" calcext:value-type="float">
            <text:p>130430</text:p>
          </table:table-cell>
          <table:table-cell office:value-type="float" office:value="1852.848022" calcext:value-type="float">
            <text:p>1852,848022</text:p>
          </table:table-cell>
          <table:table-cell office:value-type="float" office:value="148" calcext:value-type="float">
            <text:p>148</text:p>
          </table:table-cell>
          <table:table-cell office:value-type="float" office:value="5326.146484" calcext:value-type="float">
            <text:p>5326,146484</text:p>
          </table:table-cell>
          <table:table-cell office:value-type="float" office:value="130430" calcext:value-type="float">
            <text:p>130430</text:p>
          </table:table-cell>
          <table:table-cell office:value-type="float" office:value="1645.827026" calcext:value-type="float">
            <text:p>1645,827026</text:p>
          </table:table-cell>
          <table:table-cell office:value-type="float" office:value="171" calcext:value-type="float">
            <text:p>171</text:p>
          </table:table-cell>
          <table:table-cell office:value-type="float" office:value="5955.864258" calcext:value-type="float">
            <text:p>5955,864258</text:p>
          </table:table-cell>
        </table:table-row>
        <table:table-row table:style-name="ro1">
          <table:table-cell office:value-type="float" office:value="130720" calcext:value-type="float">
            <text:p>130720</text:p>
          </table:table-cell>
          <table:table-cell office:value-type="float" office:value="1465.783936" calcext:value-type="float">
            <text:p>1465,783936</text:p>
          </table:table-cell>
          <table:table-cell office:value-type="float" office:value="146" calcext:value-type="float">
            <text:p>146</text:p>
          </table:table-cell>
          <table:table-cell office:value-type="float" office:value="4610.588867" calcext:value-type="float">
            <text:p>4610,588867</text:p>
          </table:table-cell>
          <table:table-cell office:value-type="float" office:value="130720" calcext:value-type="float">
            <text:p>130720</text:p>
          </table:table-cell>
          <table:table-cell office:value-type="float" office:value="2199.304199" calcext:value-type="float">
            <text:p>2199,304199</text:p>
          </table:table-cell>
          <table:table-cell office:value-type="float" office:value="190" calcext:value-type="float">
            <text:p>190</text:p>
          </table:table-cell>
          <table:table-cell office:value-type="float" office:value="6413.667969" calcext:value-type="float">
            <text:p>6413,667969</text:p>
          </table:table-cell>
          <table:table-cell office:value-type="float" office:value="130720" calcext:value-type="float">
            <text:p>130720</text:p>
          </table:table-cell>
          <table:table-cell office:value-type="float" office:value="1488.635986" calcext:value-type="float">
            <text:p>1488,635986</text:p>
          </table:table-cell>
          <table:table-cell office:value-type="float" office:value="4" calcext:value-type="float">
            <text:p>4</text:p>
          </table:table-cell>
          <table:table-cell office:value-type="float" office:value="236.084015" calcext:value-type="float">
            <text:p>236,084015</text:p>
          </table:table-cell>
          <table:table-cell office:value-type="float" office:value="130720" calcext:value-type="float">
            <text:p>130720</text:p>
          </table:table-cell>
          <table:table-cell office:value-type="float" office:value="1473.348999" calcext:value-type="float">
            <text:p>1473,348999</text:p>
          </table:table-cell>
          <table:table-cell office:value-type="float" office:value="209" calcext:value-type="float">
            <text:p>209</text:p>
          </table:table-cell>
          <table:table-cell office:value-type="float" office:value="7963.780762" calcext:value-type="float">
            <text:p>7963,780762</text:p>
          </table:table-cell>
          <table:table-cell office:value-type="float" office:value="130720" calcext:value-type="float">
            <text:p>130720</text:p>
          </table:table-cell>
          <table:table-cell office:value-type="float" office:value="1954.653076" calcext:value-type="float">
            <text:p>1954,653076</text:p>
          </table:table-cell>
          <table:table-cell office:value-type="float" office:value="152" calcext:value-type="float">
            <text:p>152</text:p>
          </table:table-cell>
          <table:table-cell office:value-type="float" office:value="6387.696289" calcext:value-type="float">
            <text:p>6387,696289</text:p>
          </table:table-cell>
          <table:table-cell office:value-type="float" office:value="130720" calcext:value-type="float">
            <text:p>130720</text:p>
          </table:table-cell>
          <table:table-cell office:value-type="float" office:value="1802.592041" calcext:value-type="float">
            <text:p>1802,592041</text:p>
          </table:table-cell>
          <table:table-cell office:value-type="float" office:value="173" calcext:value-type="float">
            <text:p>173</text:p>
          </table:table-cell>
          <table:table-cell office:value-type="float" office:value="6613.509766" calcext:value-type="float">
            <text:p>6613,509766</text:p>
          </table:table-cell>
          <table:table-cell office:value-type="float" office:value="130720" calcext:value-type="float">
            <text:p>130720</text:p>
          </table:table-cell>
          <table:table-cell office:value-type="float" office:value="1695.976929" calcext:value-type="float">
            <text:p>1695,976929</text:p>
          </table:table-cell>
          <table:table-cell office:value-type="float" office:value="202" calcext:value-type="float">
            <text:p>202</text:p>
          </table:table-cell>
          <table:table-cell office:value-type="float" office:value="7756.022949" calcext:value-type="float">
            <text:p>7756,022949</text:p>
          </table:table-cell>
        </table:table-row>
        <table:table-row table:style-name="ro1">
          <table:table-cell office:value-type="float" office:value="131005" calcext:value-type="float">
            <text:p>131005</text:p>
          </table:table-cell>
          <table:table-cell office:value-type="float" office:value="1772.656006" calcext:value-type="float">
            <text:p>1772,656006</text:p>
          </table:table-cell>
          <table:table-cell office:value-type="float" office:value="115" calcext:value-type="float">
            <text:p>115</text:p>
          </table:table-cell>
          <table:table-cell office:value-type="float" office:value="4397.95752" calcext:value-type="float">
            <text:p>4397,95752</text:p>
          </table:table-cell>
          <table:table-cell office:value-type="float" office:value="131005" calcext:value-type="float">
            <text:p>131005</text:p>
          </table:table-cell>
          <table:table-cell office:value-type="float" office:value="1421.286011" calcext:value-type="float">
            <text:p>1421,286011</text:p>
          </table:table-cell>
          <table:table-cell office:value-type="float" office:value="168" calcext:value-type="float">
            <text:p>168</text:p>
          </table:table-cell>
          <table:table-cell office:value-type="float" office:value="5916.3125" calcext:value-type="float">
            <text:p>5916,3125</text:p>
          </table:table-cell>
          <table:table-cell office:value-type="float" office:value="131005" calcext:value-type="float">
            <text:p>131005</text:p>
          </table:table-cell>
          <table:table-cell office:value-type="float" office:value="1409.197021" calcext:value-type="float">
            <text:p>1409,197021</text:p>
          </table:table-cell>
          <table:table-cell office:value-type="float" office:value="156" calcext:value-type="float">
            <text:p>156</text:p>
          </table:table-cell>
          <table:table-cell office:value-type="float" office:value="6213.702148" calcext:value-type="float">
            <text:p>6213,702148</text:p>
          </table:table-cell>
          <table:table-cell office:value-type="float" office:value="131005" calcext:value-type="float">
            <text:p>131005</text:p>
          </table:table-cell>
          <table:table-cell office:value-type="float" office:value="1467.689087" calcext:value-type="float">
            <text:p>1467,689087</text:p>
          </table:table-cell>
          <table:table-cell office:value-type="float" office:value="159" calcext:value-type="float">
            <text:p>159</text:p>
          </table:table-cell>
          <table:table-cell office:value-type="float" office:value="5383.978027" calcext:value-type="float">
            <text:p>5383,978027</text:p>
          </table:table-cell>
          <table:table-cell office:value-type="float" office:value="131005" calcext:value-type="float">
            <text:p>131005</text:p>
          </table:table-cell>
          <table:table-cell office:value-type="float" office:value="1347.713989" calcext:value-type="float">
            <text:p>1347,713989</text:p>
          </table:table-cell>
          <table:table-cell office:value-type="float" office:value="106" calcext:value-type="float">
            <text:p>106</text:p>
          </table:table-cell>
          <table:table-cell office:value-type="float" office:value="4797.614258" calcext:value-type="float">
            <text:p>4797,614258</text:p>
          </table:table-cell>
          <table:table-cell office:value-type="float" office:value="131005" calcext:value-type="float">
            <text:p>131005</text:p>
          </table:table-cell>
          <table:table-cell office:value-type="float" office:value="1361.35498" calcext:value-type="float">
            <text:p>1361,35498</text:p>
          </table:table-cell>
          <table:table-cell office:value-type="float" office:value="138" calcext:value-type="float">
            <text:p>138</text:p>
          </table:table-cell>
          <table:table-cell office:value-type="float" office:value="4584.854492" calcext:value-type="float">
            <text:p>4584,854492</text:p>
          </table:table-cell>
          <table:table-cell office:value-type="float" office:value="131005" calcext:value-type="float">
            <text:p>131005</text:p>
          </table:table-cell>
          <table:table-cell office:value-type="float" office:value="1298.343994" calcext:value-type="float">
            <text:p>1298,343994</text:p>
          </table:table-cell>
          <table:table-cell office:value-type="float" office:value="176" calcext:value-type="float">
            <text:p>176</text:p>
          </table:table-cell>
          <table:table-cell office:value-type="float" office:value="6440.256836" calcext:value-type="float">
            <text:p>6440,256836</text:p>
          </table:table-cell>
        </table:table-row>
        <table:table-row table:style-name="ro1">
          <table:table-cell office:value-type="float" office:value="131308" calcext:value-type="float">
            <text:p>131308</text:p>
          </table:table-cell>
          <table:table-cell office:value-type="float" office:value="1356.12207" calcext:value-type="float">
            <text:p>1356,12207</text:p>
          </table:table-cell>
          <table:table-cell office:value-type="float" office:value="178" calcext:value-type="float">
            <text:p>178</text:p>
          </table:table-cell>
          <table:table-cell office:value-type="float" office:value="5028.491211" calcext:value-type="float">
            <text:p>5028,491211</text:p>
          </table:table-cell>
          <table:table-cell office:value-type="float" office:value="131308" calcext:value-type="float">
            <text:p>131308</text:p>
          </table:table-cell>
          <table:table-cell office:value-type="float" office:value="1370.998047" calcext:value-type="float">
            <text:p>1370,998047</text:p>
          </table:table-cell>
          <table:table-cell office:value-type="float" office:value="147" calcext:value-type="float">
            <text:p>147</text:p>
          </table:table-cell>
          <table:table-cell office:value-type="float" office:value="6958.861816" calcext:value-type="float">
            <text:p>6958,861816</text:p>
          </table:table-cell>
          <table:table-cell office:value-type="float" office:value="131308" calcext:value-type="float">
            <text:p>131308</text:p>
          </table:table-cell>
          <table:table-cell office:value-type="float" office:value="1437.095947" calcext:value-type="float">
            <text:p>1437,095947</text:p>
          </table:table-cell>
          <table:table-cell office:value-type="float" office:value="156" calcext:value-type="float">
            <text:p>156</text:p>
          </table:table-cell>
          <table:table-cell office:value-type="float" office:value="5145.30127" calcext:value-type="float">
            <text:p>5145,30127</text:p>
          </table:table-cell>
          <table:table-cell office:value-type="float" office:value="131308" calcext:value-type="float">
            <text:p>131308</text:p>
          </table:table-cell>
          <table:table-cell office:value-type="float" office:value="1313.828979" calcext:value-type="float">
            <text:p>1313,828979</text:p>
          </table:table-cell>
          <table:table-cell office:value-type="float" office:value="188" calcext:value-type="float">
            <text:p>188</text:p>
          </table:table-cell>
          <table:table-cell office:value-type="float" office:value="6789.528809" calcext:value-type="float">
            <text:p>6789,528809</text:p>
          </table:table-cell>
          <table:table-cell office:value-type="float" office:value="131308" calcext:value-type="float">
            <text:p>131308</text:p>
          </table:table-cell>
          <table:table-cell office:value-type="float" office:value="1687.105957" calcext:value-type="float">
            <text:p>1687,105957</text:p>
          </table:table-cell>
          <table:table-cell office:value-type="float" office:value="172" calcext:value-type="float">
            <text:p>172</text:p>
          </table:table-cell>
          <table:table-cell office:value-type="float" office:value="5902.525879" calcext:value-type="float">
            <text:p>5902,525879</text:p>
          </table:table-cell>
          <table:table-cell office:value-type="float" office:value="131308" calcext:value-type="float">
            <text:p>131308</text:p>
          </table:table-cell>
          <table:table-cell office:value-type="float" office:value="1443.174927" calcext:value-type="float">
            <text:p>1443,174927</text:p>
          </table:table-cell>
          <table:table-cell office:value-type="float" office:value="159" calcext:value-type="float">
            <text:p>159</text:p>
          </table:table-cell>
          <table:table-cell office:value-type="float" office:value="5417.174805" calcext:value-type="float">
            <text:p>5417,174805</text:p>
          </table:table-cell>
          <table:table-cell office:value-type="float" office:value="131308" calcext:value-type="float">
            <text:p>131308</text:p>
          </table:table-cell>
          <table:table-cell office:value-type="float" office:value="1525.51001" calcext:value-type="float">
            <text:p>1525,51001</text:p>
          </table:table-cell>
          <table:table-cell office:value-type="float" office:value="203" calcext:value-type="float">
            <text:p>203</text:p>
          </table:table-cell>
          <table:table-cell office:value-type="float" office:value="7984.983887" calcext:value-type="float">
            <text:p>7984,983887</text:p>
          </table:table-cell>
        </table:table-row>
        <table:table-row table:style-name="ro1">
          <table:table-cell office:value-type="float" office:value="131714" calcext:value-type="float">
            <text:p>131714</text:p>
          </table:table-cell>
          <table:table-cell office:value-type="float" office:value="1477.442993" calcext:value-type="float">
            <text:p>1477,442993</text:p>
          </table:table-cell>
          <table:table-cell office:value-type="float" office:value="12" calcext:value-type="float">
            <text:p>12</text:p>
          </table:table-cell>
          <table:table-cell office:value-type="float" office:value="3253.38501" calcext:value-type="float">
            <text:p>3253,38501</text:p>
          </table:table-cell>
          <table:table-cell office:value-type="float" office:value="131714" calcext:value-type="float">
            <text:p>131714</text:p>
          </table:table-cell>
          <table:table-cell office:value-type="float" office:value="1582.746948" calcext:value-type="float">
            <text:p>1582,746948</text:p>
          </table:table-cell>
          <table:table-cell office:value-type="float" office:value="16" calcext:value-type="float">
            <text:p>16</text:p>
          </table:table-cell>
          <table:table-cell office:value-type="float" office:value="4359.304688" calcext:value-type="float">
            <text:p>4359,304688</text:p>
          </table:table-cell>
          <table:table-cell office:value-type="float" office:value="131714" calcext:value-type="float">
            <text:p>131714</text:p>
          </table:table-cell>
          <table:table-cell office:value-type="float" office:value="1270.184082" calcext:value-type="float">
            <text:p>1270,184082</text:p>
          </table:table-cell>
          <table:table-cell office:value-type="float" office:value="20" calcext:value-type="float">
            <text:p>20</text:p>
          </table:table-cell>
          <table:table-cell office:value-type="float" office:value="8083.714844" calcext:value-type="float">
            <text:p>8083,714844</text:p>
          </table:table-cell>
          <table:table-cell office:value-type="float" office:value="131714" calcext:value-type="float">
            <text:p>131714</text:p>
          </table:table-cell>
          <table:table-cell office:value-type="float" office:value="1337.146973" calcext:value-type="float">
            <text:p>1337,146973</text:p>
          </table:table-cell>
          <table:table-cell office:value-type="float" office:value="9" calcext:value-type="float">
            <text:p>9</text:p>
          </table:table-cell>
          <table:table-cell office:value-type="float" office:value="2635.601807" calcext:value-type="float">
            <text:p>2635,601807</text:p>
          </table:table-cell>
          <table:table-cell office:value-type="float" office:value="131714" calcext:value-type="float">
            <text:p>131714</text:p>
          </table:table-cell>
          <table:table-cell office:value-type="float" office:value="1626.380981" calcext:value-type="float">
            <text:p>1626,380981</text:p>
          </table:table-cell>
          <table:table-cell office:value-type="float" office:value="9" calcext:value-type="float">
            <text:p>9</text:p>
          </table:table-cell>
          <table:table-cell office:value-type="float" office:value="1727.25293" calcext:value-type="float">
            <text:p>1727,25293</text:p>
          </table:table-cell>
          <table:table-cell office:value-type="float" office:value="131714" calcext:value-type="float">
            <text:p>131714</text:p>
          </table:table-cell>
          <table:table-cell office:value-type="float" office:value="1097.409058" calcext:value-type="float">
            <text:p>1097,409058</text:p>
          </table:table-cell>
          <table:table-cell office:value-type="float" office:value="33" calcext:value-type="float">
            <text:p>33</text:p>
          </table:table-cell>
          <table:table-cell office:value-type="float" office:value="15925.99707" calcext:value-type="float">
            <text:p>15925,99707</text:p>
          </table:table-cell>
          <table:table-cell office:value-type="float" office:value="131714" calcext:value-type="float">
            <text:p>131714</text:p>
          </table:table-cell>
          <table:table-cell office:value-type="float" office:value="1289.786011" calcext:value-type="float">
            <text:p>1289,786011</text:p>
          </table:table-cell>
          <table:table-cell office:value-type="float" office:value="13" calcext:value-type="float">
            <text:p>13</text:p>
          </table:table-cell>
          <table:table-cell office:value-type="float" office:value="2786.708008" calcext:value-type="float">
            <text:p>2786,708008</text:p>
          </table:table-cell>
        </table:table-row>
        <table:table-row table:style-name="ro1">
          <table:table-cell office:value-type="float" office:value="132013" calcext:value-type="float">
            <text:p>132013</text:p>
          </table:table-cell>
          <table:table-cell office:value-type="float" office:value="1254.814087" calcext:value-type="float">
            <text:p>1254,814087</text:p>
          </table:table-cell>
          <table:table-cell office:value-type="float" office:value="191" calcext:value-type="float">
            <text:p>191</text:p>
          </table:table-cell>
          <table:table-cell office:value-type="float" office:value="6198.34082" calcext:value-type="float">
            <text:p>6198,34082</text:p>
          </table:table-cell>
          <table:table-cell office:value-type="float" office:value="132013" calcext:value-type="float">
            <text:p>132013</text:p>
          </table:table-cell>
          <table:table-cell office:value-type="float" office:value="1625.036987" calcext:value-type="float">
            <text:p>1625,036987</text:p>
          </table:table-cell>
          <table:table-cell office:value-type="float" office:value="181" calcext:value-type="float">
            <text:p>181</text:p>
          </table:table-cell>
          <table:table-cell office:value-type="float" office:value="6646.766602" calcext:value-type="float">
            <text:p>6646,766602</text:p>
          </table:table-cell>
          <table:table-cell office:value-type="float" office:value="132013" calcext:value-type="float">
            <text:p>132013</text:p>
          </table:table-cell>
          <table:table-cell office:value-type="float" office:value="1452.240967" calcext:value-type="float">
            <text:p>1452,240967</text:p>
          </table:table-cell>
          <table:table-cell office:value-type="float" office:value="156" calcext:value-type="float">
            <text:p>156</text:p>
          </table:table-cell>
          <table:table-cell office:value-type="float" office:value="5425.590332" calcext:value-type="float">
            <text:p>5425,590332</text:p>
          </table:table-cell>
          <table:table-cell office:value-type="float" office:value="132013" calcext:value-type="float">
            <text:p>132013</text:p>
          </table:table-cell>
          <table:table-cell office:value-type="float" office:value="1273.53894" calcext:value-type="float">
            <text:p>1273,53894</text:p>
          </table:table-cell>
          <table:table-cell office:value-type="float" office:value="173" calcext:value-type="float">
            <text:p>173</text:p>
          </table:table-cell>
          <table:table-cell office:value-type="float" office:value="5886.879883" calcext:value-type="float">
            <text:p>5886,879883</text:p>
          </table:table-cell>
          <table:table-cell office:value-type="float" office:value="132013" calcext:value-type="float">
            <text:p>132013</text:p>
          </table:table-cell>
          <table:table-cell office:value-type="float" office:value="1541.519043" calcext:value-type="float">
            <text:p>1541,519043</text:p>
          </table:table-cell>
          <table:table-cell office:value-type="float" office:value="3" calcext:value-type="float">
            <text:p>3</text:p>
          </table:table-cell>
          <table:table-cell office:value-type="float" office:value="456.078003" calcext:value-type="float">
            <text:p>456,078003</text:p>
          </table:table-cell>
          <table:table-cell office:value-type="float" office:value="132013" calcext:value-type="float">
            <text:p>132013</text:p>
          </table:table-cell>
          <table:table-cell office:value-type="float" office:value="1344.866089" calcext:value-type="float">
            <text:p>1344,866089</text:p>
          </table:table-cell>
          <table:table-cell office:value-type="float" office:value="178" calcext:value-type="float">
            <text:p>178</text:p>
          </table:table-cell>
          <table:table-cell office:value-type="float" office:value="6126.454102" calcext:value-type="float">
            <text:p>6126,454102</text:p>
          </table:table-cell>
          <table:table-cell office:value-type="float" office:value="132013" calcext:value-type="float">
            <text:p>132013</text:p>
          </table:table-cell>
          <table:table-cell office:value-type="float" office:value="1307.018066" calcext:value-type="float">
            <text:p>1307,018066</text:p>
          </table:table-cell>
          <table:table-cell office:value-type="float" office:value="160" calcext:value-type="float">
            <text:p>160</text:p>
          </table:table-cell>
          <table:table-cell office:value-type="float" office:value="6622.290527" calcext:value-type="float">
            <text:p>6622,290527</text:p>
          </table:table-cell>
        </table:table-row>
        <table:table-row table:style-name="ro1">
          <table:table-cell office:value-type="float" office:value="132301" calcext:value-type="float">
            <text:p>132301</text:p>
          </table:table-cell>
          <table:table-cell office:value-type="float" office:value="1652.722046" calcext:value-type="float">
            <text:p>1652,722046</text:p>
          </table:table-cell>
          <table:table-cell office:value-type="float" office:value="179" calcext:value-type="float">
            <text:p>179</text:p>
          </table:table-cell>
          <table:table-cell office:value-type="float" office:value="5951.859863" calcext:value-type="float">
            <text:p>5951,859863</text:p>
          </table:table-cell>
          <table:table-cell office:value-type="float" office:value="132301" calcext:value-type="float">
            <text:p>132301</text:p>
          </table:table-cell>
          <table:table-cell office:value-type="float" office:value="1388.458008" calcext:value-type="float">
            <text:p>1388,458008</text:p>
          </table:table-cell>
          <table:table-cell office:value-type="float" office:value="184" calcext:value-type="float">
            <text:p>184</text:p>
          </table:table-cell>
          <table:table-cell office:value-type="float" office:value="6199.674805" calcext:value-type="float">
            <text:p>6199,674805</text:p>
          </table:table-cell>
          <table:table-cell office:value-type="float" office:value="132301" calcext:value-type="float">
            <text:p>132301</text:p>
          </table:table-cell>
          <table:table-cell office:value-type="float" office:value="1584.197021" calcext:value-type="float">
            <text:p>1584,197021</text:p>
          </table:table-cell>
          <table:table-cell office:value-type="float" office:value="221" calcext:value-type="float">
            <text:p>221</text:p>
          </table:table-cell>
          <table:table-cell office:value-type="float" office:value="6756.504883" calcext:value-type="float">
            <text:p>6756,504883</text:p>
          </table:table-cell>
          <table:table-cell office:value-type="float" office:value="132301" calcext:value-type="float">
            <text:p>132301</text:p>
          </table:table-cell>
          <table:table-cell office:value-type="float" office:value="1465.165039" calcext:value-type="float">
            <text:p>1465,165039</text:p>
          </table:table-cell>
          <table:table-cell office:value-type="float" office:value="98" calcext:value-type="float">
            <text:p>98</text:p>
          </table:table-cell>
          <table:table-cell office:value-type="float" office:value="3975.666748" calcext:value-type="float">
            <text:p>3975,666748</text:p>
          </table:table-cell>
          <table:table-cell office:value-type="float" office:value="132301" calcext:value-type="float">
            <text:p>132301</text:p>
          </table:table-cell>
          <table:table-cell office:value-type="float" office:value="1897.814941" calcext:value-type="float">
            <text:p>1897,814941</text:p>
          </table:table-cell>
          <table:table-cell office:value-type="float" office:value="159" calcext:value-type="float">
            <text:p>159</text:p>
          </table:table-cell>
          <table:table-cell office:value-type="float" office:value="5172.724121" calcext:value-type="float">
            <text:p>5172,724121</text:p>
          </table:table-cell>
          <table:table-cell office:value-type="float" office:value="132301" calcext:value-type="float">
            <text:p>132301</text:p>
          </table:table-cell>
          <table:table-cell office:value-type="float" office:value="1367.658936" calcext:value-type="float">
            <text:p>1367,658936</text:p>
          </table:table-cell>
          <table:table-cell office:value-type="float" office:value="150" calcext:value-type="float">
            <text:p>150</text:p>
          </table:table-cell>
          <table:table-cell office:value-type="float" office:value="4868.875977" calcext:value-type="float">
            <text:p>4868,875977</text:p>
          </table:table-cell>
          <table:table-cell office:value-type="float" office:value="132301" calcext:value-type="float">
            <text:p>132301</text:p>
          </table:table-cell>
          <table:table-cell office:value-type="float" office:value="1445.564087" calcext:value-type="float">
            <text:p>1445,564087</text:p>
          </table:table-cell>
          <table:table-cell office:value-type="float" office:value="183" calcext:value-type="float">
            <text:p>183</text:p>
          </table:table-cell>
          <table:table-cell office:value-type="float" office:value="6034.661621" calcext:value-type="float">
            <text:p>6034,661621</text:p>
          </table:table-cell>
        </table:table-row>
        <table:table-row table:style-name="ro1">
          <table:table-cell office:value-type="float" office:value="132542" calcext:value-type="float">
            <text:p>132542</text:p>
          </table:table-cell>
          <table:table-cell office:value-type="float" office:value="1701.303955" calcext:value-type="float">
            <text:p>1701,303955</text:p>
          </table:table-cell>
          <table:table-cell office:value-type="float" office:value="154" calcext:value-type="float">
            <text:p>154</text:p>
          </table:table-cell>
          <table:table-cell office:value-type="float" office:value="5291.14502" calcext:value-type="float">
            <text:p>5291,14502</text:p>
          </table:table-cell>
          <table:table-cell office:value-type="float" office:value="132542" calcext:value-type="float">
            <text:p>132542</text:p>
          </table:table-cell>
          <table:table-cell office:value-type="float" office:value="1377.552002" calcext:value-type="float">
            <text:p>1377,552002</text:p>
          </table:table-cell>
          <table:table-cell office:value-type="float" office:value="130" calcext:value-type="float">
            <text:p>130</text:p>
          </table:table-cell>
          <table:table-cell office:value-type="float" office:value="4998.12207" calcext:value-type="float">
            <text:p>4998,12207</text:p>
          </table:table-cell>
          <table:table-cell office:value-type="float" office:value="132542" calcext:value-type="float">
            <text:p>132542</text:p>
          </table:table-cell>
          <table:table-cell office:value-type="float" office:value="1399.696045" calcext:value-type="float">
            <text:p>1399,696045</text:p>
          </table:table-cell>
          <table:table-cell office:value-type="float" office:value="21" calcext:value-type="float">
            <text:p>21</text:p>
          </table:table-cell>
          <table:table-cell office:value-type="float" office:value="897.205017" calcext:value-type="float">
            <text:p>897,205017</text:p>
          </table:table-cell>
          <table:table-cell office:value-type="float" office:value="132542" calcext:value-type="float">
            <text:p>132542</text:p>
          </table:table-cell>
          <table:table-cell office:value-type="float" office:value="1403.624023" calcext:value-type="float">
            <text:p>1403,624023</text:p>
          </table:table-cell>
          <table:table-cell office:value-type="float" office:value="157" calcext:value-type="float">
            <text:p>157</text:p>
          </table:table-cell>
          <table:table-cell office:value-type="float" office:value="5822.794922" calcext:value-type="float">
            <text:p>5822,794922</text:p>
          </table:table-cell>
          <table:table-cell office:value-type="float" office:value="132542" calcext:value-type="float">
            <text:p>132542</text:p>
          </table:table-cell>
          <table:table-cell office:value-type="float" office:value="1414.710938" calcext:value-type="float">
            <text:p>1414,710938</text:p>
          </table:table-cell>
          <table:table-cell office:value-type="float" office:value="121" calcext:value-type="float">
            <text:p>121</text:p>
          </table:table-cell>
          <table:table-cell office:value-type="float" office:value="5345.722656" calcext:value-type="float">
            <text:p>5345,722656</text:p>
          </table:table-cell>
          <table:table-cell office:value-type="float" office:value="132542" calcext:value-type="float">
            <text:p>132542</text:p>
          </table:table-cell>
          <table:table-cell office:value-type="float" office:value="1290.375" calcext:value-type="float">
            <text:p>1290,375</text:p>
          </table:table-cell>
          <table:table-cell office:value-type="float" office:value="164" calcext:value-type="float">
            <text:p>164</text:p>
          </table:table-cell>
          <table:table-cell office:value-type="float" office:value="6092.775391" calcext:value-type="float">
            <text:p>6092,775391</text:p>
          </table:table-cell>
          <table:table-cell office:value-type="float" office:value="132542" calcext:value-type="float">
            <text:p>132542</text:p>
          </table:table-cell>
          <table:table-cell office:value-type="float" office:value="1455.64502" calcext:value-type="float">
            <text:p>1455,64502</text:p>
          </table:table-cell>
          <table:table-cell office:value-type="float" office:value="166" calcext:value-type="float">
            <text:p>166</text:p>
          </table:table-cell>
          <table:table-cell office:value-type="float" office:value="5980.10791" calcext:value-type="float">
            <text:p>5980,10791</text:p>
          </table:table-cell>
        </table:table-row>
        <table:table-row table:style-name="ro1">
          <table:table-cell office:value-type="float" office:value="132813" calcext:value-type="float">
            <text:p>132813</text:p>
          </table:table-cell>
          <table:table-cell office:value-type="float" office:value="1345.78894" calcext:value-type="float">
            <text:p>1345,78894</text:p>
          </table:table-cell>
          <table:table-cell office:value-type="float" office:value="15" calcext:value-type="float">
            <text:p>15</text:p>
          </table:table-cell>
          <table:table-cell office:value-type="float" office:value="7938.621094" calcext:value-type="float">
            <text:p>7938,621094</text:p>
          </table:table-cell>
          <table:table-cell office:value-type="float" office:value="132813" calcext:value-type="float">
            <text:p>132813</text:p>
          </table:table-cell>
          <table:table-cell office:value-type="float" office:value="1325.536987" calcext:value-type="float">
            <text:p>1325,536987</text:p>
          </table:table-cell>
          <table:table-cell office:value-type="float" office:value="9" calcext:value-type="float">
            <text:p>9</text:p>
          </table:table-cell>
          <table:table-cell office:value-type="float" office:value="6339.203125" calcext:value-type="float">
            <text:p>6339,203125</text:p>
          </table:table-cell>
          <table:table-cell office:value-type="float" office:value="132813" calcext:value-type="float">
            <text:p>132813</text:p>
          </table:table-cell>
          <table:table-cell office:value-type="float" office:value="1148.724976" calcext:value-type="float">
            <text:p>1148,724976</text:p>
          </table:table-cell>
          <table:table-cell office:value-type="float" office:value="23" calcext:value-type="float">
            <text:p>23</text:p>
          </table:table-cell>
          <table:table-cell office:value-type="float" office:value="9679.40918" calcext:value-type="float">
            <text:p>9679,40918</text:p>
          </table:table-cell>
          <table:table-cell office:value-type="float" office:value="132813" calcext:value-type="float">
            <text:p>132813</text:p>
          </table:table-cell>
          <table:table-cell office:value-type="float" office:value="1321.141968" calcext:value-type="float">
            <text:p>1321,141968</text:p>
          </table:table-cell>
          <table:table-cell office:value-type="float" office:value="10" calcext:value-type="float">
            <text:p>10</text:p>
          </table:table-cell>
          <table:table-cell office:value-type="float" office:value="8591.31543" calcext:value-type="float">
            <text:p>8591,31543</text:p>
          </table:table-cell>
          <table:table-cell office:value-type="float" office:value="132813" calcext:value-type="float">
            <text:p>132813</text:p>
          </table:table-cell>
          <table:table-cell office:value-type="float" office:value="1321.148071" calcext:value-type="float">
            <text:p>1321,148071</text:p>
          </table:table-cell>
          <table:table-cell office:value-type="float" office:value="13" calcext:value-type="float">
            <text:p>13</text:p>
          </table:table-cell>
          <table:table-cell office:value-type="float" office:value="6947.910156" calcext:value-type="float">
            <text:p>6947,910156</text:p>
          </table:table-cell>
          <table:table-cell office:value-type="float" office:value="132813" calcext:value-type="float">
            <text:p>132813</text:p>
          </table:table-cell>
          <table:table-cell office:value-type="float" office:value="1555.794922" calcext:value-type="float">
            <text:p>1555,794922</text:p>
          </table:table-cell>
          <table:table-cell office:value-type="float" office:value="13" calcext:value-type="float">
            <text:p>13</text:p>
          </table:table-cell>
          <table:table-cell office:value-type="float" office:value="7651.703125" calcext:value-type="float">
            <text:p>7651,703125</text:p>
          </table:table-cell>
          <table:table-cell office:value-type="float" office:value="132813" calcext:value-type="float">
            <text:p>132813</text:p>
          </table:table-cell>
          <table:table-cell office:value-type="float" office:value="1338.265991" calcext:value-type="float">
            <text:p>1338,265991</text:p>
          </table:table-cell>
          <table:table-cell office:value-type="float" office:value="9" calcext:value-type="float">
            <text:p>9</text:p>
          </table:table-cell>
          <table:table-cell office:value-type="float" office:value="6428.744629" calcext:value-type="float">
            <text:p>6428,744629</text:p>
          </table:table-cell>
        </table:table-row>
        <table:table-row table:style-name="ro1">
          <table:table-cell office:value-type="float" office:value="133355" calcext:value-type="float">
            <text:p>133355</text:p>
          </table:table-cell>
          <table:table-cell office:value-type="float" office:value="1465.901001" calcext:value-type="float">
            <text:p>1465,901001</text:p>
          </table:table-cell>
          <table:table-cell office:value-type="float" office:value="110" calcext:value-type="float">
            <text:p>110</text:p>
          </table:table-cell>
          <table:table-cell office:value-type="float" office:value="4145.135254" calcext:value-type="float">
            <text:p>4145,135254</text:p>
          </table:table-cell>
          <table:table-cell office:value-type="float" office:value="133355" calcext:value-type="float">
            <text:p>133355</text:p>
          </table:table-cell>
          <table:table-cell office:value-type="float" office:value="1768.770996" calcext:value-type="float">
            <text:p>1768,770996</text:p>
          </table:table-cell>
          <table:table-cell office:value-type="float" office:value="168" calcext:value-type="float">
            <text:p>168</text:p>
          </table:table-cell>
          <table:table-cell office:value-type="float" office:value="6480.67627" calcext:value-type="float">
            <text:p>6480,67627</text:p>
          </table:table-cell>
          <table:table-cell office:value-type="float" office:value="133355" calcext:value-type="float">
            <text:p>133355</text:p>
          </table:table-cell>
          <table:table-cell office:value-type="float" office:value="1522.601929" calcext:value-type="float">
            <text:p>1522,601929</text:p>
          </table:table-cell>
          <table:table-cell office:value-type="float" office:value="65" calcext:value-type="float">
            <text:p>65</text:p>
          </table:table-cell>
          <table:table-cell office:value-type="float" office:value="5256.42334" calcext:value-type="float">
            <text:p>5256,42334</text:p>
          </table:table-cell>
          <table:table-cell office:value-type="float" office:value="133355" calcext:value-type="float">
            <text:p>133355</text:p>
          </table:table-cell>
          <table:table-cell office:value-type="float" office:value="1482.739014" calcext:value-type="float">
            <text:p>1482,739014</text:p>
          </table:table-cell>
          <table:table-cell office:value-type="float" office:value="188" calcext:value-type="float">
            <text:p>188</text:p>
          </table:table-cell>
          <table:table-cell office:value-type="float" office:value="7510.543457" calcext:value-type="float">
            <text:p>7510,543457</text:p>
          </table:table-cell>
          <table:table-cell office:value-type="float" office:value="133355" calcext:value-type="float">
            <text:p>133355</text:p>
          </table:table-cell>
          <table:table-cell office:value-type="float" office:value="1524.909058" calcext:value-type="float">
            <text:p>1524,909058</text:p>
          </table:table-cell>
          <table:table-cell office:value-type="float" office:value="125" calcext:value-type="float">
            <text:p>125</text:p>
          </table:table-cell>
          <table:table-cell office:value-type="float" office:value="4900.596191" calcext:value-type="float">
            <text:p>4900,596191</text:p>
          </table:table-cell>
          <table:table-cell office:value-type="float" office:value="133355" calcext:value-type="float">
            <text:p>133355</text:p>
          </table:table-cell>
          <table:table-cell office:value-type="float" office:value="1558.719971" calcext:value-type="float">
            <text:p>1558,719971</text:p>
          </table:table-cell>
          <table:table-cell office:value-type="float" office:value="135" calcext:value-type="float">
            <text:p>135</text:p>
          </table:table-cell>
          <table:table-cell office:value-type="float" office:value="6733.740234" calcext:value-type="float">
            <text:p>6733,740234</text:p>
          </table:table-cell>
          <table:table-cell office:value-type="float" office:value="133355" calcext:value-type="float">
            <text:p>133355</text:p>
          </table:table-cell>
          <table:table-cell office:value-type="float" office:value="1704.450928" calcext:value-type="float">
            <text:p>1704,450928</text:p>
          </table:table-cell>
          <table:table-cell office:value-type="float" office:value="204" calcext:value-type="float">
            <text:p>204</text:p>
          </table:table-cell>
          <table:table-cell office:value-type="float" office:value="6047.044922" calcext:value-type="float">
            <text:p>6047,044922</text:p>
          </table:table-cell>
        </table:table-row>
        <table:table-row table:style-name="ro1">
          <table:table-cell office:value-type="float" office:value="133639" calcext:value-type="float">
            <text:p>133639</text:p>
          </table:table-cell>
          <table:table-cell office:value-type="float" office:value="1510.226929" calcext:value-type="float">
            <text:p>1510,226929</text:p>
          </table:table-cell>
          <table:table-cell office:value-type="float" office:value="17" calcext:value-type="float">
            <text:p>17</text:p>
          </table:table-cell>
          <table:table-cell office:value-type="float" office:value="10446.552734" calcext:value-type="float">
            <text:p>10446,552734</text:p>
          </table:table-cell>
          <table:table-cell office:value-type="float" office:value="133639" calcext:value-type="float">
            <text:p>133639</text:p>
          </table:table-cell>
          <table:table-cell office:value-type="float" office:value="1367.499023" calcext:value-type="float">
            <text:p>1367,499023</text:p>
          </table:table-cell>
          <table:table-cell office:value-type="float" office:value="13" calcext:value-type="float">
            <text:p>13</text:p>
          </table:table-cell>
          <table:table-cell office:value-type="float" office:value="15077.729492" calcext:value-type="float">
            <text:p>15077,729492</text:p>
          </table:table-cell>
          <table:table-cell office:value-type="float" office:value="133639" calcext:value-type="float">
            <text:p>133639</text:p>
          </table:table-cell>
          <table:table-cell office:value-type="float" office:value="1430.473999" calcext:value-type="float">
            <text:p>1430,473999</text:p>
          </table:table-cell>
          <table:table-cell office:value-type="float" office:value="16" calcext:value-type="float">
            <text:p>16</text:p>
          </table:table-cell>
          <table:table-cell office:value-type="float" office:value="9090.556641" calcext:value-type="float">
            <text:p>9090,556641</text:p>
          </table:table-cell>
          <table:table-cell office:value-type="float" office:value="133639" calcext:value-type="float">
            <text:p>133639</text:p>
          </table:table-cell>
          <table:table-cell office:value-type="float" office:value="1450.718994" calcext:value-type="float">
            <text:p>1450,718994</text:p>
          </table:table-cell>
          <table:table-cell office:value-type="float" office:value="19" calcext:value-type="float">
            <text:p>19</text:p>
          </table:table-cell>
          <table:table-cell office:value-type="float" office:value="17390.917969" calcext:value-type="float">
            <text:p>17390,917969</text:p>
          </table:table-cell>
          <table:table-cell office:value-type="float" office:value="133639" calcext:value-type="float">
            <text:p>133639</text:p>
          </table:table-cell>
          <table:table-cell office:value-type="float" office:value="1328.462036" calcext:value-type="float">
            <text:p>1328,462036</text:p>
          </table:table-cell>
          <table:table-cell office:value-type="float" office:value="15" calcext:value-type="float">
            <text:p>15</text:p>
          </table:table-cell>
          <table:table-cell office:value-type="float" office:value="9073.834961" calcext:value-type="float">
            <text:p>9073,834961</text:p>
          </table:table-cell>
          <table:table-cell office:value-type="float" office:value="133639" calcext:value-type="float">
            <text:p>133639</text:p>
          </table:table-cell>
          <table:table-cell office:value-type="float" office:value="1354.6521" calcext:value-type="float">
            <text:p>1354,6521</text:p>
          </table:table-cell>
          <table:table-cell office:value-type="float" office:value="33" calcext:value-type="float">
            <text:p>33</text:p>
          </table:table-cell>
          <table:table-cell office:value-type="float" office:value="18781.044922" calcext:value-type="float">
            <text:p>18781,044922</text:p>
          </table:table-cell>
          <table:table-cell office:value-type="float" office:value="133639" calcext:value-type="float">
            <text:p>133639</text:p>
          </table:table-cell>
          <table:table-cell office:value-type="float" office:value="1614.189941" calcext:value-type="float">
            <text:p>1614,189941</text:p>
          </table:table-cell>
          <table:table-cell office:value-type="float" office:value="17" calcext:value-type="float">
            <text:p>17</text:p>
          </table:table-cell>
          <table:table-cell office:value-type="float" office:value="16325.875977" calcext:value-type="float">
            <text:p>16325,875977</text:p>
          </table:table-cell>
        </table:table-row>
        <table:table-row table:style-name="ro1">
          <table:table-cell office:value-type="float" office:value="133955" calcext:value-type="float">
            <text:p>133955</text:p>
          </table:table-cell>
          <table:table-cell office:value-type="float" office:value="1295.492065" calcext:value-type="float">
            <text:p>1295,492065</text:p>
          </table:table-cell>
          <table:table-cell office:value-type="float" office:value="21" calcext:value-type="float">
            <text:p>21</text:p>
          </table:table-cell>
          <table:table-cell office:value-type="float" office:value="6449.083984" calcext:value-type="float">
            <text:p>6449,083984</text:p>
          </table:table-cell>
          <table:table-cell office:value-type="float" office:value="133955" calcext:value-type="float">
            <text:p>133955</text:p>
          </table:table-cell>
          <table:table-cell office:value-type="float" office:value="1353.229004" calcext:value-type="float">
            <text:p>1353,229004</text:p>
          </table:table-cell>
          <table:table-cell office:value-type="float" office:value="20" calcext:value-type="float">
            <text:p>20</text:p>
          </table:table-cell>
          <table:table-cell office:value-type="float" office:value="8289.488281" calcext:value-type="float">
            <text:p>8289,488281</text:p>
          </table:table-cell>
          <table:table-cell office:value-type="float" office:value="133955" calcext:value-type="float">
            <text:p>133955</text:p>
          </table:table-cell>
          <table:table-cell office:value-type="float" office:value="1380.352051" calcext:value-type="float">
            <text:p>1380,352051</text:p>
          </table:table-cell>
          <table:table-cell office:value-type="float" office:value="19" calcext:value-type="float">
            <text:p>19</text:p>
          </table:table-cell>
          <table:table-cell office:value-type="float" office:value="8140.259766" calcext:value-type="float">
            <text:p>8140,259766</text:p>
          </table:table-cell>
          <table:table-cell office:value-type="float" office:value="133955" calcext:value-type="float">
            <text:p>133955</text:p>
          </table:table-cell>
          <table:table-cell office:value-type="float" office:value="1245.119019" calcext:value-type="float">
            <text:p>1245,119019</text:p>
          </table:table-cell>
          <table:table-cell office:value-type="float" office:value="15" calcext:value-type="float">
            <text:p>15</text:p>
          </table:table-cell>
          <table:table-cell office:value-type="float" office:value="15489.588867" calcext:value-type="float">
            <text:p>15489,588867</text:p>
          </table:table-cell>
          <table:table-cell office:value-type="float" office:value="133955" calcext:value-type="float">
            <text:p>133955</text:p>
          </table:table-cell>
          <table:table-cell office:value-type="float" office:value="1263.015015" calcext:value-type="float">
            <text:p>1263,015015</text:p>
          </table:table-cell>
          <table:table-cell office:value-type="float" office:value="19" calcext:value-type="float">
            <text:p>19</text:p>
          </table:table-cell>
          <table:table-cell office:value-type="float" office:value="6753.19873" calcext:value-type="float">
            <text:p>6753,19873</text:p>
          </table:table-cell>
          <table:table-cell office:value-type="float" office:value="133955" calcext:value-type="float">
            <text:p>133955</text:p>
          </table:table-cell>
          <table:table-cell office:value-type="float" office:value="1540.213989" calcext:value-type="float">
            <text:p>1540,213989</text:p>
          </table:table-cell>
          <table:table-cell office:value-type="float" office:value="30" calcext:value-type="float">
            <text:p>30</text:p>
          </table:table-cell>
          <table:table-cell office:value-type="float" office:value="13434.807617" calcext:value-type="float">
            <text:p>13434,807617</text:p>
          </table:table-cell>
          <table:table-cell office:value-type="float" office:value="133955" calcext:value-type="float">
            <text:p>133955</text:p>
          </table:table-cell>
          <table:table-cell office:value-type="float" office:value="1353.103027" calcext:value-type="float">
            <text:p>1353,103027</text:p>
          </table:table-cell>
          <table:table-cell office:value-type="float" office:value="26" calcext:value-type="float">
            <text:p>26</text:p>
          </table:table-cell>
          <table:table-cell office:value-type="float" office:value="9843.302734" calcext:value-type="float">
            <text:p>9843,302734</text:p>
          </table:table-cell>
        </table:table-row>
        <table:table-row table:style-name="ro1">
          <table:table-cell office:value-type="float" office:value="134205" calcext:value-type="float">
            <text:p>134205</text:p>
          </table:table-cell>
          <table:table-cell office:value-type="float" office:value="1214.334961" calcext:value-type="float">
            <text:p>1214,334961</text:p>
          </table:table-cell>
          <table:table-cell office:value-type="float" office:value="13" calcext:value-type="float">
            <text:p>13</text:p>
          </table:table-cell>
          <table:table-cell office:value-type="float" office:value="4624.033691" calcext:value-type="float">
            <text:p>4624,033691</text:p>
          </table:table-cell>
          <table:table-cell office:value-type="float" office:value="134205" calcext:value-type="float">
            <text:p>134205</text:p>
          </table:table-cell>
          <table:table-cell office:value-type="float" office:value="1352.552979" calcext:value-type="float">
            <text:p>1352,552979</text:p>
          </table:table-cell>
          <table:table-cell office:value-type="float" office:value="20" calcext:value-type="float">
            <text:p>20</text:p>
          </table:table-cell>
          <table:table-cell office:value-type="float" office:value="3366.255859" calcext:value-type="float">
            <text:p>3366,255859</text:p>
          </table:table-cell>
          <table:table-cell office:value-type="float" office:value="134205" calcext:value-type="float">
            <text:p>134205</text:p>
          </table:table-cell>
          <table:table-cell office:value-type="float" office:value="1279.867065" calcext:value-type="float">
            <text:p>1279,867065</text:p>
          </table:table-cell>
          <table:table-cell office:value-type="float" office:value="13" calcext:value-type="float">
            <text:p>13</text:p>
          </table:table-cell>
          <table:table-cell office:value-type="float" office:value="7402.249512" calcext:value-type="float">
            <text:p>7402,249512</text:p>
          </table:table-cell>
          <table:table-cell office:value-type="float" office:value="134205" calcext:value-type="float">
            <text:p>134205</text:p>
          </table:table-cell>
          <table:table-cell office:value-type="float" office:value="1583.859009" calcext:value-type="float">
            <text:p>1583,859009</text:p>
          </table:table-cell>
          <table:table-cell office:value-type="float" office:value="17" calcext:value-type="float">
            <text:p>17</text:p>
          </table:table-cell>
          <table:table-cell office:value-type="float" office:value="9679.793945" calcext:value-type="float">
            <text:p>9679,793945</text:p>
          </table:table-cell>
          <table:table-cell office:value-type="float" office:value="134205" calcext:value-type="float">
            <text:p>134205</text:p>
          </table:table-cell>
          <table:table-cell office:value-type="float" office:value="1380.93103" calcext:value-type="float">
            <text:p>1380,93103</text:p>
          </table:table-cell>
          <table:table-cell office:value-type="float" office:value="9" calcext:value-type="float">
            <text:p>9</text:p>
          </table:table-cell>
          <table:table-cell office:value-type="float" office:value="5101.700684" calcext:value-type="float">
            <text:p>5101,700684</text:p>
          </table:table-cell>
          <table:table-cell office:value-type="float" office:value="134205" calcext:value-type="float">
            <text:p>134205</text:p>
          </table:table-cell>
          <table:table-cell office:value-type="float" office:value="1318.652954" calcext:value-type="float">
            <text:p>1318,652954</text:p>
          </table:table-cell>
          <table:table-cell office:value-type="float" office:value="11" calcext:value-type="float">
            <text:p>11</text:p>
          </table:table-cell>
          <table:table-cell office:value-type="float" office:value="7051.445801" calcext:value-type="float">
            <text:p>7051,445801</text:p>
          </table:table-cell>
          <table:table-cell office:value-type="float" office:value="134205" calcext:value-type="float">
            <text:p>134205</text:p>
          </table:table-cell>
          <table:table-cell office:value-type="float" office:value="1425.299072" calcext:value-type="float">
            <text:p>1425,299072</text:p>
          </table:table-cell>
          <table:table-cell office:value-type="float" office:value="11" calcext:value-type="float">
            <text:p>11</text:p>
          </table:table-cell>
          <table:table-cell office:value-type="float" office:value="3608.176025" calcext:value-type="float">
            <text:p>3608,176025</text:p>
          </table:table-cell>
        </table:table-row>
        <table:table-row table:style-name="ro1">
          <table:table-cell office:value-type="float" office:value="134847" calcext:value-type="float">
            <text:p>134847</text:p>
          </table:table-cell>
          <table:table-cell office:value-type="float" office:value="1879.93396" calcext:value-type="float">
            <text:p>1879,93396</text:p>
          </table:table-cell>
          <table:table-cell office:value-type="float" office:value="167" calcext:value-type="float">
            <text:p>167</text:p>
          </table:table-cell>
          <table:table-cell office:value-type="float" office:value="6640.578125" calcext:value-type="float">
            <text:p>6640,578125</text:p>
          </table:table-cell>
          <table:table-cell office:value-type="float" office:value="134847" calcext:value-type="float">
            <text:p>134847</text:p>
          </table:table-cell>
          <table:table-cell office:value-type="float" office:value="1465.023071" calcext:value-type="float">
            <text:p>1465,023071</text:p>
          </table:table-cell>
          <table:table-cell office:value-type="float" office:value="205" calcext:value-type="float">
            <text:p>205</text:p>
          </table:table-cell>
          <table:table-cell office:value-type="float" office:value="7917.908203" calcext:value-type="float">
            <text:p>7917,908203</text:p>
          </table:table-cell>
          <table:table-cell office:value-type="float" office:value="134847" calcext:value-type="float">
            <text:p>134847</text:p>
          </table:table-cell>
          <table:table-cell office:value-type="float" office:value="1203.657959" calcext:value-type="float">
            <text:p>1203,657959</text:p>
          </table:table-cell>
          <table:table-cell office:value-type="float" office:value="171" calcext:value-type="float">
            <text:p>171</text:p>
          </table:table-cell>
          <table:table-cell office:value-type="float" office:value="6047.820801" calcext:value-type="float">
            <text:p>6047,820801</text:p>
          </table:table-cell>
          <table:table-cell office:value-type="float" office:value="134847" calcext:value-type="float">
            <text:p>134847</text:p>
          </table:table-cell>
          <table:table-cell office:value-type="float" office:value="1310.608032" calcext:value-type="float">
            <text:p>1310,608032</text:p>
          </table:table-cell>
          <table:table-cell office:value-type="float" office:value="2" calcext:value-type="float">
            <text:p>2</text:p>
          </table:table-cell>
          <table:table-cell office:value-type="float" office:value="283.046997" calcext:value-type="float">
            <text:p>283,046997</text:p>
          </table:table-cell>
          <table:table-cell office:value-type="float" office:value="134847" calcext:value-type="float">
            <text:p>134847</text:p>
          </table:table-cell>
          <table:table-cell office:value-type="float" office:value="1171.970947" calcext:value-type="float">
            <text:p>1171,970947</text:p>
          </table:table-cell>
          <table:table-cell office:value-type="float" office:value="155" calcext:value-type="float">
            <text:p>155</text:p>
          </table:table-cell>
          <table:table-cell office:value-type="float" office:value="5888.719727" calcext:value-type="float">
            <text:p>5888,719727</text:p>
          </table:table-cell>
          <table:table-cell office:value-type="float" office:value="134847" calcext:value-type="float">
            <text:p>134847</text:p>
          </table:table-cell>
          <table:table-cell office:value-type="float" office:value="1482.01001" calcext:value-type="float">
            <text:p>1482,01001</text:p>
          </table:table-cell>
          <table:table-cell office:value-type="float" office:value="146" calcext:value-type="float">
            <text:p>146</text:p>
          </table:table-cell>
          <table:table-cell office:value-type="float" office:value="5075.499023" calcext:value-type="float">
            <text:p>5075,499023</text:p>
          </table:table-cell>
          <table:table-cell office:value-type="float" office:value="134847" calcext:value-type="float">
            <text:p>134847</text:p>
          </table:table-cell>
          <table:table-cell office:value-type="float" office:value="1406.473999" calcext:value-type="float">
            <text:p>1406,473999</text:p>
          </table:table-cell>
          <table:table-cell office:value-type="float" office:value="188" calcext:value-type="float">
            <text:p>188</text:p>
          </table:table-cell>
          <table:table-cell office:value-type="float" office:value="7379.73584" calcext:value-type="float">
            <text:p>7379,73584</text:p>
          </table:table-cell>
        </table:table-row>
        <table:table-row table:style-name="ro1">
          <table:table-cell office:value-type="float" office:value="140628" calcext:value-type="float">
            <text:p>140628</text:p>
          </table:table-cell>
          <table:table-cell office:value-type="float" office:value="1382.001953" calcext:value-type="float">
            <text:p>1382,001953</text:p>
          </table:table-cell>
          <table:table-cell office:value-type="float" office:value="17" calcext:value-type="float">
            <text:p>17</text:p>
          </table:table-cell>
          <table:table-cell office:value-type="float" office:value="8360.116211" calcext:value-type="float">
            <text:p>8360,116211</text:p>
          </table:table-cell>
          <table:table-cell office:value-type="float" office:value="140628" calcext:value-type="float">
            <text:p>140628</text:p>
          </table:table-cell>
          <table:table-cell office:value-type="float" office:value="1308.974976" calcext:value-type="float">
            <text:p>1308,974976</text:p>
          </table:table-cell>
          <table:table-cell office:value-type="float" office:value="16" calcext:value-type="float">
            <text:p>16</text:p>
          </table:table-cell>
          <table:table-cell office:value-type="float" office:value="7656.112793" calcext:value-type="float">
            <text:p>7656,112793</text:p>
          </table:table-cell>
          <table:table-cell office:value-type="float" office:value="140628" calcext:value-type="float">
            <text:p>140628</text:p>
          </table:table-cell>
          <table:table-cell office:value-type="float" office:value="1563.557983" calcext:value-type="float">
            <text:p>1563,557983</text:p>
          </table:table-cell>
          <table:table-cell office:value-type="float" office:value="14" calcext:value-type="float">
            <text:p>14</text:p>
          </table:table-cell>
          <table:table-cell office:value-type="float" office:value="7749.897461" calcext:value-type="float">
            <text:p>7749,897461</text:p>
          </table:table-cell>
          <table:table-cell office:value-type="float" office:value="140628" calcext:value-type="float">
            <text:p>140628</text:p>
          </table:table-cell>
          <table:table-cell office:value-type="float" office:value="1470.725098" calcext:value-type="float">
            <text:p>1470,725098</text:p>
          </table:table-cell>
          <table:table-cell office:value-type="float" office:value="21" calcext:value-type="float">
            <text:p>21</text:p>
          </table:table-cell>
          <table:table-cell office:value-type="float" office:value="8843.880859" calcext:value-type="float">
            <text:p>8843,880859</text:p>
          </table:table-cell>
          <table:table-cell office:value-type="float" office:value="140628" calcext:value-type="float">
            <text:p>140628</text:p>
          </table:table-cell>
          <table:table-cell office:value-type="float" office:value="1294.926025" calcext:value-type="float">
            <text:p>1294,926025</text:p>
          </table:table-cell>
          <table:table-cell office:value-type="float" office:value="32" calcext:value-type="float">
            <text:p>32</text:p>
          </table:table-cell>
          <table:table-cell office:value-type="float" office:value="7445.649902" calcext:value-type="float">
            <text:p>7445,649902</text:p>
          </table:table-cell>
          <table:table-cell office:value-type="float" office:value="140628" calcext:value-type="float">
            <text:p>140628</text:p>
          </table:table-cell>
          <table:table-cell office:value-type="float" office:value="1460.497925" calcext:value-type="float">
            <text:p>1460,497925</text:p>
          </table:table-cell>
          <table:table-cell office:value-type="float" office:value="34" calcext:value-type="float">
            <text:p>34</text:p>
          </table:table-cell>
          <table:table-cell office:value-type="float" office:value="7899.337402" calcext:value-type="float">
            <text:p>7899,337402</text:p>
          </table:table-cell>
          <table:table-cell office:value-type="float" office:value="140628" calcext:value-type="float">
            <text:p>140628</text:p>
          </table:table-cell>
          <table:table-cell office:value-type="float" office:value="1563.140015" calcext:value-type="float">
            <text:p>1563,140015</text:p>
          </table:table-cell>
          <table:table-cell office:value-type="float" office:value="12" calcext:value-type="float">
            <text:p>12</text:p>
          </table:table-cell>
          <table:table-cell office:value-type="float" office:value="7134.828125" calcext:value-type="float">
            <text:p>7134,828125</text:p>
          </table:table-cell>
        </table:table-row>
        <table:table-row table:style-name="ro1">
          <table:table-cell office:value-type="float" office:value="140827" calcext:value-type="float">
            <text:p>140827</text:p>
          </table:table-cell>
          <table:table-cell office:value-type="float" office:value="1251.380005" calcext:value-type="float">
            <text:p>1251,380005</text:p>
          </table:table-cell>
          <table:table-cell office:value-type="float" office:value="42" calcext:value-type="float">
            <text:p>42</text:p>
          </table:table-cell>
          <table:table-cell office:value-type="float" office:value="9380.132812" calcext:value-type="float">
            <text:p>9380,132812</text:p>
          </table:table-cell>
          <table:table-cell office:value-type="float" office:value="140827" calcext:value-type="float">
            <text:p>140827</text:p>
          </table:table-cell>
          <table:table-cell office:value-type="float" office:value="1416.332031" calcext:value-type="float">
            <text:p>1416,332031</text:p>
          </table:table-cell>
          <table:table-cell office:value-type="float" office:value="8" calcext:value-type="float">
            <text:p>8</text:p>
          </table:table-cell>
          <table:table-cell office:value-type="float" office:value="3221.667236" calcext:value-type="float">
            <text:p>3221,667236</text:p>
          </table:table-cell>
          <table:table-cell office:value-type="float" office:value="140827" calcext:value-type="float">
            <text:p>140827</text:p>
          </table:table-cell>
          <table:table-cell office:value-type="float" office:value="1513.118042" calcext:value-type="float">
            <text:p>1513,118042</text:p>
          </table:table-cell>
          <table:table-cell office:value-type="float" office:value="22" calcext:value-type="float">
            <text:p>22</text:p>
          </table:table-cell>
          <table:table-cell office:value-type="float" office:value="3534.355713" calcext:value-type="float">
            <text:p>3534,355713</text:p>
          </table:table-cell>
          <table:table-cell office:value-type="float" office:value="140827" calcext:value-type="float">
            <text:p>140827</text:p>
          </table:table-cell>
          <table:table-cell office:value-type="float" office:value="1500.756958" calcext:value-type="float">
            <text:p>1500,756958</text:p>
          </table:table-cell>
          <table:table-cell office:value-type="float" office:value="16" calcext:value-type="float">
            <text:p>16</text:p>
          </table:table-cell>
          <table:table-cell office:value-type="float" office:value="2676.977783" calcext:value-type="float">
            <text:p>2676,977783</text:p>
          </table:table-cell>
          <table:table-cell office:value-type="float" office:value="140827" calcext:value-type="float">
            <text:p>140827</text:p>
          </table:table-cell>
          <table:table-cell office:value-type="float" office:value="1408.861938" calcext:value-type="float">
            <text:p>1408,861938</text:p>
          </table:table-cell>
          <table:table-cell office:value-type="float" office:value="25" calcext:value-type="float">
            <text:p>25</text:p>
          </table:table-cell>
          <table:table-cell office:value-type="float" office:value="6110.810059" calcext:value-type="float">
            <text:p>6110,810059</text:p>
          </table:table-cell>
          <table:table-cell office:value-type="float" office:value="140827" calcext:value-type="float">
            <text:p>140827</text:p>
          </table:table-cell>
          <table:table-cell office:value-type="float" office:value="1599.876953" calcext:value-type="float">
            <text:p>1599,876953</text:p>
          </table:table-cell>
          <table:table-cell office:value-type="float" office:value="14" calcext:value-type="float">
            <text:p>14</text:p>
          </table:table-cell>
          <table:table-cell office:value-type="float" office:value="1655.742065" calcext:value-type="float">
            <text:p>1655,742065</text:p>
          </table:table-cell>
          <table:table-cell office:value-type="float" office:value="140827" calcext:value-type="float">
            <text:p>140827</text:p>
          </table:table-cell>
          <table:table-cell office:value-type="float" office:value="1342.540039" calcext:value-type="float">
            <text:p>1342,540039</text:p>
          </table:table-cell>
          <table:table-cell office:value-type="float" office:value="13" calcext:value-type="float">
            <text:p>13</text:p>
          </table:table-cell>
          <table:table-cell office:value-type="float" office:value="1694.050049" calcext:value-type="float">
            <text:p>1694,050049</text:p>
          </table:table-cell>
        </table:table-row>
        <table:table-row table:style-name="ro1">
          <table:table-cell office:value-type="float" office:value="141034" calcext:value-type="float">
            <text:p>141034</text:p>
          </table:table-cell>
          <table:table-cell office:value-type="float" office:value="1677.294922" calcext:value-type="float">
            <text:p>1677,294922</text:p>
          </table:table-cell>
          <table:table-cell office:value-type="float" office:value="33" calcext:value-type="float">
            <text:p>33</text:p>
          </table:table-cell>
          <table:table-cell office:value-type="float" office:value="9487.018555" calcext:value-type="float">
            <text:p>9487,018555</text:p>
          </table:table-cell>
          <table:table-cell office:value-type="float" office:value="141034" calcext:value-type="float">
            <text:p>141034</text:p>
          </table:table-cell>
          <table:table-cell office:value-type="float" office:value="1427.381958" calcext:value-type="float">
            <text:p>1427,381958</text:p>
          </table:table-cell>
          <table:table-cell office:value-type="float" office:value="34" calcext:value-type="float">
            <text:p>34</text:p>
          </table:table-cell>
          <table:table-cell office:value-type="float" office:value="9949.865234" calcext:value-type="float">
            <text:p>9949,865234</text:p>
          </table:table-cell>
          <table:table-cell office:value-type="float" office:value="141034" calcext:value-type="float">
            <text:p>141034</text:p>
          </table:table-cell>
          <table:table-cell office:value-type="float" office:value="1436.002075" calcext:value-type="float">
            <text:p>1436,002075</text:p>
          </table:table-cell>
          <table:table-cell office:value-type="float" office:value="13" calcext:value-type="float">
            <text:p>13</text:p>
          </table:table-cell>
          <table:table-cell office:value-type="float" office:value="6420.242188" calcext:value-type="float">
            <text:p>6420,242188</text:p>
          </table:table-cell>
          <table:table-cell office:value-type="float" office:value="141034" calcext:value-type="float">
            <text:p>141034</text:p>
          </table:table-cell>
          <table:table-cell office:value-type="float" office:value="1569.903931" calcext:value-type="float">
            <text:p>1569,903931</text:p>
          </table:table-cell>
          <table:table-cell office:value-type="float" office:value="21" calcext:value-type="float">
            <text:p>21</text:p>
          </table:table-cell>
          <table:table-cell office:value-type="float" office:value="5612.412109" calcext:value-type="float">
            <text:p>5612,412109</text:p>
          </table:table-cell>
          <table:table-cell office:value-type="float" office:value="141034" calcext:value-type="float">
            <text:p>141034</text:p>
          </table:table-cell>
          <table:table-cell office:value-type="float" office:value="1375.197021" calcext:value-type="float">
            <text:p>1375,197021</text:p>
          </table:table-cell>
          <table:table-cell office:value-type="float" office:value="12" calcext:value-type="float">
            <text:p>12</text:p>
          </table:table-cell>
          <table:table-cell office:value-type="float" office:value="6345.720215" calcext:value-type="float">
            <text:p>6345,720215</text:p>
          </table:table-cell>
          <table:table-cell office:value-type="float" office:value="141034" calcext:value-type="float">
            <text:p>141034</text:p>
          </table:table-cell>
          <table:table-cell office:value-type="float" office:value="1482.421021" calcext:value-type="float">
            <text:p>1482,421021</text:p>
          </table:table-cell>
          <table:table-cell office:value-type="float" office:value="14" calcext:value-type="float">
            <text:p>14</text:p>
          </table:table-cell>
          <table:table-cell office:value-type="float" office:value="6811.28418" calcext:value-type="float">
            <text:p>6811,28418</text:p>
          </table:table-cell>
          <table:table-cell office:value-type="float" office:value="141034" calcext:value-type="float">
            <text:p>141034</text:p>
          </table:table-cell>
          <table:table-cell office:value-type="float" office:value="1412.595093" calcext:value-type="float">
            <text:p>1412,595093</text:p>
          </table:table-cell>
          <table:table-cell office:value-type="float" office:value="12" calcext:value-type="float">
            <text:p>12</text:p>
          </table:table-cell>
          <table:table-cell office:value-type="float" office:value="3894.391113" calcext:value-type="float">
            <text:p>3894,391113</text:p>
          </table:table-cell>
        </table:table-row>
        <table:table-row table:style-name="ro1">
          <table:table-cell office:value-type="float" office:value="141243" calcext:value-type="float">
            <text:p>141243</text:p>
          </table:table-cell>
          <table:table-cell office:value-type="float" office:value="1049.388062" calcext:value-type="float">
            <text:p>1049,388062</text:p>
          </table:table-cell>
          <table:table-cell office:value-type="float" office:value="195" calcext:value-type="float">
            <text:p>195</text:p>
          </table:table-cell>
          <table:table-cell office:value-type="float" office:value="6806.07666" calcext:value-type="float">
            <text:p>6806,07666</text:p>
          </table:table-cell>
          <table:table-cell office:value-type="float" office:value="141243" calcext:value-type="float">
            <text:p>141243</text:p>
          </table:table-cell>
          <table:table-cell office:value-type="float" office:value="1407.829956" calcext:value-type="float">
            <text:p>1407,829956</text:p>
          </table:table-cell>
          <table:table-cell office:value-type="float" office:value="194" calcext:value-type="float">
            <text:p>194</text:p>
          </table:table-cell>
          <table:table-cell office:value-type="float" office:value="6093.423828" calcext:value-type="float">
            <text:p>6093,423828</text:p>
          </table:table-cell>
          <table:table-cell office:value-type="float" office:value="141243" calcext:value-type="float">
            <text:p>141243</text:p>
          </table:table-cell>
          <table:table-cell office:value-type="float" office:value="1508.067993" calcext:value-type="float">
            <text:p>1508,067993</text:p>
          </table:table-cell>
          <table:table-cell office:value-type="float" office:value="134" calcext:value-type="float">
            <text:p>134</text:p>
          </table:table-cell>
          <table:table-cell office:value-type="float" office:value="5349.712402" calcext:value-type="float">
            <text:p>5349,712402</text:p>
          </table:table-cell>
          <table:table-cell office:value-type="float" office:value="141243" calcext:value-type="float">
            <text:p>141243</text:p>
          </table:table-cell>
          <table:table-cell office:value-type="float" office:value="1367.838989" calcext:value-type="float">
            <text:p>1367,838989</text:p>
          </table:table-cell>
          <table:table-cell office:value-type="float" office:value="5" calcext:value-type="float">
            <text:p>5</text:p>
          </table:table-cell>
          <table:table-cell office:value-type="float" office:value="764.496887" calcext:value-type="float">
            <text:p>764,496887</text:p>
          </table:table-cell>
          <table:table-cell office:value-type="float" office:value="141243" calcext:value-type="float">
            <text:p>141243</text:p>
          </table:table-cell>
          <table:table-cell office:value-type="float" office:value="1669.843018" calcext:value-type="float">
            <text:p>1669,843018</text:p>
          </table:table-cell>
          <table:table-cell office:value-type="float" office:value="155" calcext:value-type="float">
            <text:p>155</text:p>
          </table:table-cell>
          <table:table-cell office:value-type="float" office:value="5305.495605" calcext:value-type="float">
            <text:p>5305,495605</text:p>
          </table:table-cell>
          <table:table-cell office:value-type="float" office:value="141243" calcext:value-type="float">
            <text:p>141243</text:p>
          </table:table-cell>
          <table:table-cell office:value-type="float" office:value="1318.207031" calcext:value-type="float">
            <text:p>1318,207031</text:p>
          </table:table-cell>
          <table:table-cell office:value-type="float" office:value="157" calcext:value-type="float">
            <text:p>157</text:p>
          </table:table-cell>
          <table:table-cell office:value-type="float" office:value="6281.60791" calcext:value-type="float">
            <text:p>6281,60791</text:p>
          </table:table-cell>
          <table:table-cell office:value-type="float" office:value="141243" calcext:value-type="float">
            <text:p>141243</text:p>
          </table:table-cell>
          <table:table-cell office:value-type="float" office:value="1447.447998" calcext:value-type="float">
            <text:p>1447,447998</text:p>
          </table:table-cell>
          <table:table-cell office:value-type="float" office:value="165" calcext:value-type="float">
            <text:p>165</text:p>
          </table:table-cell>
          <table:table-cell office:value-type="float" office:value="5592.220215" calcext:value-type="float">
            <text:p>5592,220215</text:p>
          </table:table-cell>
        </table:table-row>
        <table:table-row table:style-name="ro1">
          <table:table-cell office:value-type="float" office:value="141519" calcext:value-type="float">
            <text:p>141519</text:p>
          </table:table-cell>
          <table:table-cell office:value-type="float" office:value="1327.522095" calcext:value-type="float">
            <text:p>1327,522095</text:p>
          </table:table-cell>
          <table:table-cell office:value-type="float" office:value="227" calcext:value-type="float">
            <text:p>227</text:p>
          </table:table-cell>
          <table:table-cell office:value-type="float" office:value="7550.223145" calcext:value-type="float">
            <text:p>7550,223145</text:p>
          </table:table-cell>
          <table:table-cell office:value-type="float" office:value="141519" calcext:value-type="float">
            <text:p>141519</text:p>
          </table:table-cell>
          <table:table-cell office:value-type="float" office:value="1382.614014" calcext:value-type="float">
            <text:p>1382,614014</text:p>
          </table:table-cell>
          <table:table-cell office:value-type="float" office:value="182" calcext:value-type="float">
            <text:p>182</text:p>
          </table:table-cell>
          <table:table-cell office:value-type="float" office:value="7072.30127" calcext:value-type="float">
            <text:p>7072,30127</text:p>
          </table:table-cell>
          <table:table-cell office:value-type="float" office:value="141519" calcext:value-type="float">
            <text:p>141519</text:p>
          </table:table-cell>
          <table:table-cell office:value-type="float" office:value="1640.861084" calcext:value-type="float">
            <text:p>1640,861084</text:p>
          </table:table-cell>
          <table:table-cell office:value-type="float" office:value="156" calcext:value-type="float">
            <text:p>156</text:p>
          </table:table-cell>
          <table:table-cell office:value-type="float" office:value="6136.185059" calcext:value-type="float">
            <text:p>6136,185059</text:p>
          </table:table-cell>
          <table:table-cell office:value-type="float" office:value="141519" calcext:value-type="float">
            <text:p>141519</text:p>
          </table:table-cell>
          <table:table-cell office:value-type="float" office:value="1567.051025" calcext:value-type="float">
            <text:p>1567,051025</text:p>
          </table:table-cell>
          <table:table-cell office:value-type="float" office:value="52" calcext:value-type="float">
            <text:p>52</text:p>
          </table:table-cell>
          <table:table-cell office:value-type="float" office:value="2525.890869" calcext:value-type="float">
            <text:p>2525,890869</text:p>
          </table:table-cell>
          <table:table-cell office:value-type="float" office:value="141519" calcext:value-type="float">
            <text:p>141519</text:p>
          </table:table-cell>
          <table:table-cell office:value-type="float" office:value="1285.194092" calcext:value-type="float">
            <text:p>1285,194092</text:p>
          </table:table-cell>
          <table:table-cell office:value-type="float" office:value="203" calcext:value-type="float">
            <text:p>203</text:p>
          </table:table-cell>
          <table:table-cell office:value-type="float" office:value="7623.672363" calcext:value-type="float">
            <text:p>7623,672363</text:p>
          </table:table-cell>
          <table:table-cell office:value-type="float" office:value="141519" calcext:value-type="float">
            <text:p>141519</text:p>
          </table:table-cell>
          <table:table-cell office:value-type="float" office:value="1659.121094" calcext:value-type="float">
            <text:p>1659,121094</text:p>
          </table:table-cell>
          <table:table-cell office:value-type="float" office:value="210" calcext:value-type="float">
            <text:p>210</text:p>
          </table:table-cell>
          <table:table-cell office:value-type="float" office:value="7126.29541" calcext:value-type="float">
            <text:p>7126,29541</text:p>
          </table:table-cell>
          <table:table-cell office:value-type="float" office:value="141519" calcext:value-type="float">
            <text:p>141519</text:p>
          </table:table-cell>
          <table:table-cell office:value-type="float" office:value="1525.320068" calcext:value-type="float">
            <text:p>1525,320068</text:p>
          </table:table-cell>
          <table:table-cell office:value-type="float" office:value="129" calcext:value-type="float">
            <text:p>129</text:p>
          </table:table-cell>
          <table:table-cell office:value-type="float" office:value="6365.476562" calcext:value-type="float">
            <text:p>6365,476562</text:p>
          </table:table-cell>
        </table:table-row>
        <table:table-row table:style-name="ro1">
          <table:table-cell office:value-type="float" office:value="172905" calcext:value-type="float">
            <text:p>172905</text:p>
          </table:table-cell>
          <table:table-cell office:value-type="float" office:value="1329.562988" calcext:value-type="float">
            <text:p>1329,562988</text:p>
          </table:table-cell>
          <table:table-cell office:value-type="float" office:value="99" calcext:value-type="float">
            <text:p>99</text:p>
          </table:table-cell>
          <table:table-cell office:value-type="float" office:value="4146.746582" calcext:value-type="float">
            <text:p>4146,746582</text:p>
          </table:table-cell>
          <table:table-cell office:value-type="float" office:value="172905" calcext:value-type="float">
            <text:p>172905</text:p>
          </table:table-cell>
          <table:table-cell office:value-type="float" office:value="1112.380981" calcext:value-type="float">
            <text:p>1112,380981</text:p>
          </table:table-cell>
          <table:table-cell office:value-type="float" office:value="91" calcext:value-type="float">
            <text:p>91</text:p>
          </table:table-cell>
          <table:table-cell office:value-type="float" office:value="2767.203369" calcext:value-type="float">
            <text:p>2767,203369</text:p>
          </table:table-cell>
          <table:table-cell office:value-type="float" office:value="172905" calcext:value-type="float">
            <text:p>172905</text:p>
          </table:table-cell>
          <table:table-cell office:value-type="float" office:value="1405.846924" calcext:value-type="float">
            <text:p>1405,846924</text:p>
          </table:table-cell>
          <table:table-cell office:value-type="float" office:value="106" calcext:value-type="float">
            <text:p>106</text:p>
          </table:table-cell>
          <table:table-cell office:value-type="float" office:value="3561.526611" calcext:value-type="float">
            <text:p>3561,526611</text:p>
          </table:table-cell>
          <table:table-cell office:value-type="float" office:value="172905" calcext:value-type="float">
            <text:p>172905</text:p>
          </table:table-cell>
          <table:table-cell office:value-type="float" office:value="1364.911011" calcext:value-type="float">
            <text:p>1364,911011</text:p>
          </table:table-cell>
          <table:table-cell office:value-type="float" office:value="4" calcext:value-type="float">
            <text:p>4</text:p>
          </table:table-cell>
          <table:table-cell office:value-type="float" office:value="548.31604" calcext:value-type="float">
            <text:p>548,31604</text:p>
          </table:table-cell>
          <table:table-cell office:value-type="float" office:value="172905" calcext:value-type="float">
            <text:p>172905</text:p>
          </table:table-cell>
          <table:table-cell office:value-type="float" office:value="1433.722046" calcext:value-type="float">
            <text:p>1433,722046</text:p>
          </table:table-cell>
          <table:table-cell office:value-type="float" office:value="120" calcext:value-type="float">
            <text:p>120</text:p>
          </table:table-cell>
          <table:table-cell office:value-type="float" office:value="3745.531738" calcext:value-type="float">
            <text:p>3745,531738</text:p>
          </table:table-cell>
          <table:table-cell office:value-type="float" office:value="172905" calcext:value-type="float">
            <text:p>172905</text:p>
          </table:table-cell>
          <table:table-cell office:value-type="float" office:value="1887.155029" calcext:value-type="float">
            <text:p>1887,155029</text:p>
          </table:table-cell>
          <table:table-cell office:value-type="float" office:value="121" calcext:value-type="float">
            <text:p>121</text:p>
          </table:table-cell>
          <table:table-cell office:value-type="float" office:value="3799.502686" calcext:value-type="float">
            <text:p>3799,502686</text:p>
          </table:table-cell>
          <table:table-cell office:value-type="float" office:value="172905" calcext:value-type="float">
            <text:p>172905</text:p>
          </table:table-cell>
          <table:table-cell office:value-type="float" office:value="1484.891113" calcext:value-type="float">
            <text:p>1484,891113</text:p>
          </table:table-cell>
          <table:table-cell office:value-type="float" office:value="74" calcext:value-type="float">
            <text:p>74</text:p>
          </table:table-cell>
          <table:table-cell office:value-type="float" office:value="2810.533203" calcext:value-type="float">
            <text:p>2810,533203</text:p>
          </table:table-cell>
        </table:table-row>
        <table:table-row table:style-name="ro1">
          <table:table-cell office:value-type="float" office:value="173114" calcext:value-type="float">
            <text:p>173114</text:p>
          </table:table-cell>
          <table:table-cell office:value-type="float" office:value="1418.616089" calcext:value-type="float">
            <text:p>1418,616089</text:p>
          </table:table-cell>
          <table:table-cell office:value-type="float" office:value="187" calcext:value-type="float">
            <text:p>187</text:p>
          </table:table-cell>
          <table:table-cell office:value-type="float" office:value="4649.308594" calcext:value-type="float">
            <text:p>4649,308594</text:p>
          </table:table-cell>
          <table:table-cell office:value-type="float" office:value="173114" calcext:value-type="float">
            <text:p>173114</text:p>
          </table:table-cell>
          <table:table-cell office:value-type="float" office:value="1187.744019" calcext:value-type="float">
            <text:p>1187,744019</text:p>
          </table:table-cell>
          <table:table-cell office:value-type="float" office:value="158" calcext:value-type="float">
            <text:p>158</text:p>
          </table:table-cell>
          <table:table-cell office:value-type="float" office:value="4494.30127" calcext:value-type="float">
            <text:p>4494,30127</text:p>
          </table:table-cell>
          <table:table-cell office:value-type="float" office:value="173114" calcext:value-type="float">
            <text:p>173114</text:p>
          </table:table-cell>
          <table:table-cell office:value-type="float" office:value="1333.506958" calcext:value-type="float">
            <text:p>1333,506958</text:p>
          </table:table-cell>
          <table:table-cell office:value-type="float" office:value="126" calcext:value-type="float">
            <text:p>126</text:p>
          </table:table-cell>
          <table:table-cell office:value-type="float" office:value="4770.437988" calcext:value-type="float">
            <text:p>4770,437988</text:p>
          </table:table-cell>
          <table:table-cell office:value-type="float" office:value="173114" calcext:value-type="float">
            <text:p>173114</text:p>
          </table:table-cell>
          <table:table-cell office:value-type="float" office:value="1268.30896" calcext:value-type="float">
            <text:p>1268,30896</text:p>
          </table:table-cell>
          <table:table-cell office:value-type="float" office:value="6" calcext:value-type="float">
            <text:p>6</text:p>
          </table:table-cell>
          <table:table-cell office:value-type="float" office:value="514.151001" calcext:value-type="float">
            <text:p>514,151001</text:p>
          </table:table-cell>
          <table:table-cell office:value-type="float" office:value="173114" calcext:value-type="float">
            <text:p>173114</text:p>
          </table:table-cell>
          <table:table-cell office:value-type="float" office:value="1328.524048" calcext:value-type="float">
            <text:p>1328,524048</text:p>
          </table:table-cell>
          <table:table-cell office:value-type="float" office:value="125" calcext:value-type="float">
            <text:p>125</text:p>
          </table:table-cell>
          <table:table-cell office:value-type="float" office:value="3719.781982" calcext:value-type="float">
            <text:p>3719,781982</text:p>
          </table:table-cell>
          <table:table-cell office:value-type="float" office:value="173114" calcext:value-type="float">
            <text:p>173114</text:p>
          </table:table-cell>
          <table:table-cell office:value-type="float" office:value="1770.901001" calcext:value-type="float">
            <text:p>1770,901001</text:p>
          </table:table-cell>
          <table:table-cell office:value-type="float" office:value="137" calcext:value-type="float">
            <text:p>137</text:p>
          </table:table-cell>
          <table:table-cell office:value-type="float" office:value="4688.091797" calcext:value-type="float">
            <text:p>4688,091797</text:p>
          </table:table-cell>
          <table:table-cell office:value-type="float" office:value="173114" calcext:value-type="float">
            <text:p>173114</text:p>
          </table:table-cell>
          <table:table-cell office:value-type="float" office:value="1162.783081" calcext:value-type="float">
            <text:p>1162,783081</text:p>
          </table:table-cell>
          <table:table-cell office:value-type="float" office:value="141" calcext:value-type="float">
            <text:p>141</text:p>
          </table:table-cell>
          <table:table-cell office:value-type="float" office:value="5001.601074" calcext:value-type="float">
            <text:p>5001,601074</text:p>
          </table:table-cell>
        </table:table-row>
        <table:table-row table:style-name="ro1">
          <table:table-cell office:value-type="float" office:value="173335" calcext:value-type="float">
            <text:p>173335</text:p>
          </table:table-cell>
          <table:table-cell office:value-type="float" office:value="1231.704956" calcext:value-type="float">
            <text:p>1231,704956</text:p>
          </table:table-cell>
          <table:table-cell office:value-type="float" office:value="13" calcext:value-type="float">
            <text:p>13</text:p>
          </table:table-cell>
          <table:table-cell office:value-type="float" office:value="4811.217773" calcext:value-type="float">
            <text:p>4811,217773</text:p>
          </table:table-cell>
          <table:table-cell office:value-type="float" office:value="173335" calcext:value-type="float">
            <text:p>173335</text:p>
          </table:table-cell>
          <table:table-cell office:value-type="float" office:value="1127.285034" calcext:value-type="float">
            <text:p>1127,285034</text:p>
          </table:table-cell>
          <table:table-cell office:value-type="float" office:value="13" calcext:value-type="float">
            <text:p>13</text:p>
          </table:table-cell>
          <table:table-cell office:value-type="float" office:value="5229.750488" calcext:value-type="float">
            <text:p>5229,750488</text:p>
          </table:table-cell>
          <table:table-cell office:value-type="float" office:value="173335" calcext:value-type="float">
            <text:p>173335</text:p>
          </table:table-cell>
          <table:table-cell office:value-type="float" office:value="1244.063965" calcext:value-type="float">
            <text:p>1244,063965</text:p>
          </table:table-cell>
          <table:table-cell office:value-type="float" office:value="13" calcext:value-type="float">
            <text:p>13</text:p>
          </table:table-cell>
          <table:table-cell office:value-type="float" office:value="4494.62793" calcext:value-type="float">
            <text:p>4494,62793</text:p>
          </table:table-cell>
          <table:table-cell office:value-type="float" office:value="173335" calcext:value-type="float">
            <text:p>173335</text:p>
          </table:table-cell>
          <table:table-cell office:value-type="float" office:value="1234.805908" calcext:value-type="float">
            <text:p>1234,805908</text:p>
          </table:table-cell>
          <table:table-cell office:value-type="float" office:value="11" calcext:value-type="float">
            <text:p>11</text:p>
          </table:table-cell>
          <table:table-cell office:value-type="float" office:value="5200.202148" calcext:value-type="float">
            <text:p>5200,202148</text:p>
          </table:table-cell>
          <table:table-cell office:value-type="float" office:value="173335" calcext:value-type="float">
            <text:p>173335</text:p>
          </table:table-cell>
          <table:table-cell office:value-type="float" office:value="1072.125" calcext:value-type="float">
            <text:p>1072,125</text:p>
          </table:table-cell>
          <table:table-cell office:value-type="float" office:value="11" calcext:value-type="float">
            <text:p>11</text:p>
          </table:table-cell>
          <table:table-cell office:value-type="float" office:value="3232.892334" calcext:value-type="float">
            <text:p>3232,892334</text:p>
          </table:table-cell>
          <table:table-cell office:value-type="float" office:value="173335" calcext:value-type="float">
            <text:p>173335</text:p>
          </table:table-cell>
          <table:table-cell office:value-type="float" office:value="1360.524048" calcext:value-type="float">
            <text:p>1360,524048</text:p>
          </table:table-cell>
          <table:table-cell office:value-type="float" office:value="6" calcext:value-type="float">
            <text:p>6</text:p>
          </table:table-cell>
          <table:table-cell office:value-type="float" office:value="3244.689941" calcext:value-type="float">
            <text:p>3244,689941</text:p>
          </table:table-cell>
          <table:table-cell office:value-type="float" office:value="173335" calcext:value-type="float">
            <text:p>173335</text:p>
          </table:table-cell>
          <table:table-cell office:value-type="float" office:value="1312.64502" calcext:value-type="float">
            <text:p>1312,64502</text:p>
          </table:table-cell>
          <table:table-cell office:value-type="float" office:value="28" calcext:value-type="float">
            <text:p>28</text:p>
          </table:table-cell>
          <table:table-cell office:value-type="float" office:value="12382.845703" calcext:value-type="float">
            <text:p>12382,845703</text:p>
          </table:table-cell>
        </table:table-row>
        <table:table-row table:style-name="ro1">
          <table:table-cell office:value-type="float" office:value="181454" calcext:value-type="float">
            <text:p>181454</text:p>
          </table:table-cell>
          <table:table-cell office:value-type="float" office:value="1172.991089" calcext:value-type="float">
            <text:p>1172,991089</text:p>
          </table:table-cell>
          <table:table-cell office:value-type="float" office:value="10" calcext:value-type="float">
            <text:p>10</text:p>
          </table:table-cell>
          <table:table-cell office:value-type="float" office:value="2136.819092" calcext:value-type="float">
            <text:p>2136,819092</text:p>
          </table:table-cell>
          <table:table-cell office:value-type="float" office:value="181454" calcext:value-type="float">
            <text:p>181454</text:p>
          </table:table-cell>
          <table:table-cell office:value-type="float" office:value="1274.140991" calcext:value-type="float">
            <text:p>1274,140991</text:p>
          </table:table-cell>
          <table:table-cell office:value-type="float" office:value="9" calcext:value-type="float">
            <text:p>9</text:p>
          </table:table-cell>
          <table:table-cell office:value-type="float" office:value="2108.125977" calcext:value-type="float">
            <text:p>2108,125977</text:p>
          </table:table-cell>
          <table:table-cell office:value-type="float" office:value="181454" calcext:value-type="float">
            <text:p>181454</text:p>
          </table:table-cell>
          <table:table-cell office:value-type="float" office:value="966.19397" calcext:value-type="float">
            <text:p>966,19397</text:p>
          </table:table-cell>
          <table:table-cell office:value-type="float" office:value="8" calcext:value-type="float">
            <text:p>8</text:p>
          </table:table-cell>
          <table:table-cell office:value-type="float" office:value="1374.335083" calcext:value-type="float">
            <text:p>1374,335083</text:p>
          </table:table-cell>
          <table:table-cell office:value-type="float" office:value="181454" calcext:value-type="float">
            <text:p>181454</text:p>
          </table:table-cell>
          <table:table-cell office:value-type="float" office:value="1269.847046" calcext:value-type="float">
            <text:p>1269,847046</text:p>
          </table:table-cell>
          <table:table-cell office:value-type="float" office:value="10" calcext:value-type="float">
            <text:p>10</text:p>
          </table:table-cell>
          <table:table-cell office:value-type="float" office:value="2376.674805" calcext:value-type="float">
            <text:p>2376,674805</text:p>
          </table:table-cell>
          <table:table-cell office:value-type="float" office:value="181454" calcext:value-type="float">
            <text:p>181454</text:p>
          </table:table-cell>
          <table:table-cell office:value-type="float" office:value="1254.51001" calcext:value-type="float">
            <text:p>1254,51001</text:p>
          </table:table-cell>
          <table:table-cell office:value-type="float" office:value="8" calcext:value-type="float">
            <text:p>8</text:p>
          </table:table-cell>
          <table:table-cell office:value-type="float" office:value="1788.295898" calcext:value-type="float">
            <text:p>1788,295898</text:p>
          </table:table-cell>
          <table:table-cell office:value-type="float" office:value="181454" calcext:value-type="float">
            <text:p>181454</text:p>
          </table:table-cell>
          <table:table-cell office:value-type="float" office:value="1125.633911" calcext:value-type="float">
            <text:p>1125,633911</text:p>
          </table:table-cell>
          <table:table-cell office:value-type="float" office:value="9" calcext:value-type="float">
            <text:p>9</text:p>
          </table:table-cell>
          <table:table-cell office:value-type="float" office:value="2078.228027" calcext:value-type="float">
            <text:p>2078,228027</text:p>
          </table:table-cell>
          <table:table-cell office:value-type="float" office:value="181454" calcext:value-type="float">
            <text:p>181454</text:p>
          </table:table-cell>
          <table:table-cell office:value-type="float" office:value="1280.377075" calcext:value-type="float">
            <text:p>1280,377075</text:p>
          </table:table-cell>
          <table:table-cell office:value-type="float" office:value="10" calcext:value-type="float">
            <text:p>10</text:p>
          </table:table-cell>
          <table:table-cell office:value-type="float" office:value="1496.501953" calcext:value-type="float">
            <text:p>1496,501953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7.B5:.B34])" office:value-type="float" office:value="1437.32690836667" calcext:value-type="float">
            <text:p>1437,3269083667</text:p>
          </table:table-cell>
          <table:table-cell table:style-name="ce1" table:formula="of:=AVERAGE([C7.C5:.C34])" office:value-type="float" office:value="85.5" calcext:value-type="float">
            <text:p>85,5</text:p>
          </table:table-cell>
          <table:table-cell table:style-name="ce15" table:formula="of:=AVERAGE([C7.D5:.D34])" office:value-type="float" office:value="7957.5776367" calcext:value-type="float">
            <text:p>7957,57763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F5:.F34])" office:value-type="float" office:value="1450.10113926667" calcext:value-type="float">
            <text:p>1450,1011392667</text:p>
          </table:table-cell>
          <table:table-cell table:style-name="ce1" table:formula="of:=AVERAGE([C7.G5:.G34])" office:value-type="float" office:value="83.8333333333333" calcext:value-type="float">
            <text:p>83,8333333333</text:p>
          </table:table-cell>
          <table:table-cell table:style-name="ce15" table:formula="of:=AVERAGE([C7.H5:.H34])" office:value-type="float" office:value="7015.91289063333" calcext:value-type="float">
            <text:p>7015,91289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J5:.J34])" office:value-type="float" office:value="1445.69570713333" calcext:value-type="float">
            <text:p>1445,6957071333</text:p>
          </table:table-cell>
          <table:table-cell table:style-name="ce1" table:formula="of:=AVERAGE([C7.K5:.K34])" office:value-type="float" office:value="63.2666666666667" calcext:value-type="float">
            <text:p>63,2666666667</text:p>
          </table:table-cell>
          <table:table-cell table:style-name="ce15" table:formula="of:=AVERAGE([C7.L5:.L34])" office:value-type="float" office:value="7334.40978096667" calcext:value-type="float">
            <text:p>7334,4097809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N5:.N34])" office:value-type="float" office:value="1406.7552368" calcext:value-type="float">
            <text:p>1406,7552368</text:p>
          </table:table-cell>
          <table:table-cell table:style-name="ce1" table:formula="of:=AVERAGE([C7.O5:.O34])" office:value-type="float" office:value="59.3" calcext:value-type="float">
            <text:p>59,3</text:p>
          </table:table-cell>
          <table:table-cell table:style-name="ce15" table:formula="of:=AVERAGE([C7.P5:.P34])" office:value-type="float" office:value="7461.11594033333" calcext:value-type="float">
            <text:p>7461,115940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R5:.R34])" office:value-type="float" office:value="1427.7520711" calcext:value-type="float">
            <text:p>1427,7520711</text:p>
          </table:table-cell>
          <table:table-cell table:style-name="ce1" table:formula="of:=AVERAGE([C7.S5:.S34])" office:value-type="float" office:value="69.4333333333333" calcext:value-type="float">
            <text:p>69,4333333333</text:p>
          </table:table-cell>
          <table:table-cell table:style-name="ce15" table:formula="of:=AVERAGE([C7.T5:.T34])" office:value-type="float" office:value="6385.18853756667" calcext:value-type="float">
            <text:p>6385,1885375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V5:.V34])" office:value-type="float" office:value="1485.64685876667" calcext:value-type="float">
            <text:p>1485,6468587667</text:p>
          </table:table-cell>
          <table:table-cell table:style-name="ce1" table:formula="of:=AVERAGE([C7.W5:.W34])" office:value-type="float" office:value="82.2" calcext:value-type="float">
            <text:p>82,2</text:p>
          </table:table-cell>
          <table:table-cell table:style-name="ce15" table:formula="of:=AVERAGE([C7.X5:.X34])" office:value-type="float" office:value="8357.5141805" calcext:value-type="float">
            <text:p>8357,514180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Z5:.Z34])" office:value-type="float" office:value="1460.44245603333" calcext:value-type="float">
            <text:p>1460,4424560333</text:p>
          </table:table-cell>
          <table:table-cell table:style-name="ce1" table:formula="of:=AVERAGE([C7.AA5:.AA34])" office:value-type="float" office:value="85.7333333333333" calcext:value-type="float">
            <text:p>85,7333333333</text:p>
          </table:table-cell>
          <table:table-cell table:style-name="ce15" table:formula="of:=AVERAGE([C7.AB5:.AB34])" office:value-type="float" office:value="7327.03471676667" calcext:value-type="float">
            <text:p>7327,0347167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7.B5:.B34])" office:value-type="float" office:value="1369.0620115" calcext:value-type="float">
            <text:p>1369,0620115</text:p>
          </table:table-cell>
          <table:table-cell table:style-name="ce1" table:formula="of:=MEDIAN([C7.C5:.C34])" office:value-type="float" office:value="37.5" calcext:value-type="float">
            <text:p>37,5</text:p>
          </table:table-cell>
          <table:table-cell table:style-name="ce15" table:formula="of:=MEDIAN([C7.D5:.D34])" office:value-type="float" office:value="6075.1003415" calcext:value-type="float">
            <text:p>6075,10034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F5:.F34])" office:value-type="float" office:value="1398.143982" calcext:value-type="float">
            <text:p>1398,143982</text:p>
          </table:table-cell>
          <table:table-cell table:style-name="ce1" table:formula="of:=MEDIAN([C7.G5:.G34])" office:value-type="float" office:value="31" calcext:value-type="float">
            <text:p>31</text:p>
          </table:table-cell>
          <table:table-cell table:style-name="ce15" table:formula="of:=MEDIAN([C7.H5:.H34])" office:value-type="float" office:value="6269.438965" calcext:value-type="float">
            <text:p>6269,4389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J5:.J34])" office:value-type="float" office:value="1444.668457" calcext:value-type="float">
            <text:p>1444,668457</text:p>
          </table:table-cell>
          <table:table-cell table:style-name="ce1" table:formula="of:=MEDIAN([C7.K5:.K34])" office:value-type="float" office:value="21.5" calcext:value-type="float">
            <text:p>21,5</text:p>
          </table:table-cell>
          <table:table-cell table:style-name="ce15" table:formula="of:=MEDIAN([C7.L5:.L34])" office:value-type="float" office:value="6315.134277" calcext:value-type="float">
            <text:p>6315,13427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N5:.N34])" office:value-type="float" office:value="1411.098999" calcext:value-type="float">
            <text:p>1411,098999</text:p>
          </table:table-cell>
          <table:table-cell table:style-name="ce1" table:formula="of:=MEDIAN([C7.O5:.O34])" office:value-type="float" office:value="18.5" calcext:value-type="float">
            <text:p>18,5</text:p>
          </table:table-cell>
          <table:table-cell table:style-name="ce15" table:formula="of:=MEDIAN([C7.P5:.P34])" office:value-type="float" office:value="5791.2456055" calcext:value-type="float">
            <text:p>5791,24560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R5:.R34])" office:value-type="float" office:value="1378.0640255" calcext:value-type="float">
            <text:p>1378,0640255</text:p>
          </table:table-cell>
          <table:table-cell table:style-name="ce1" table:formula="of:=MEDIAN([C7.S5:.S34])" office:value-type="float" office:value="22" calcext:value-type="float">
            <text:p>22</text:p>
          </table:table-cell>
          <table:table-cell table:style-name="ce15" table:formula="of:=MEDIAN([C7.T5:.T34])" office:value-type="float" office:value="5895.622803" calcext:value-type="float">
            <text:p>5895,622803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V5:.V34])" office:value-type="float" office:value="1451.836426" calcext:value-type="float">
            <text:p>1451,836426</text:p>
          </table:table-cell>
          <table:table-cell table:style-name="ce1" table:formula="of:=MEDIAN([C7.W5:.W34])" office:value-type="float" office:value="33.5" calcext:value-type="float">
            <text:p>33,5</text:p>
          </table:table-cell>
          <table:table-cell table:style-name="ce15" table:formula="of:=MEDIAN([C7.X5:.X34])" office:value-type="float" office:value="6508.895264" calcext:value-type="float">
            <text:p>6508,89526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Z5:.Z34])" office:value-type="float" office:value="1446.5060425" calcext:value-type="float">
            <text:p>1446,5060425</text:p>
          </table:table-cell>
          <table:table-cell table:style-name="ce1" table:formula="of:=MEDIAN([C7.AA5:.AA34])" office:value-type="float" office:value="27" calcext:value-type="float">
            <text:p>27</text:p>
          </table:table-cell>
          <table:table-cell table:style-name="ce15" table:formula="of:=MEDIAN([C7.AB5:.AB34])" office:value-type="float" office:value="6434.5007325" calcext:value-type="float">
            <text:p>6434,50073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7.B5:.B34])" office:value-type="float" office:value="221.38797251574" calcext:value-type="float">
            <text:p>221,3879725157</text:p>
          </table:table-cell>
          <table:table-cell table:style-name="ce11" table:formula="of:=STDEV([C7.C5:.C34])" office:value-type="float" office:value="76.5703417870086" calcext:value-type="float">
            <text:p>76,570341787</text:p>
          </table:table-cell>
          <table:table-cell table:style-name="ce16" table:formula="of:=STDEV([C7.D5:.D34])" office:value-type="float" office:value="5910.51507975525" calcext:value-type="float">
            <text:p>5910,515079755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F5:.F34])" office:value-type="float" office:value="232.045158974113" calcext:value-type="float">
            <text:p>232,0451589741</text:p>
          </table:table-cell>
          <table:table-cell table:style-name="ce11" table:formula="of:=STDEV([C7.G5:.G34])" office:value-type="float" office:value="77.5437955602191" calcext:value-type="float">
            <text:p>77,5437955602</text:p>
          </table:table-cell>
          <table:table-cell table:style-name="ce16" table:formula="of:=STDEV([C7.H5:.H34])" office:value-type="float" office:value="3560.05877833306" calcext:value-type="float">
            <text:p>3560,058778333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J5:.J34])" office:value-type="float" office:value="177.664328198873" calcext:value-type="float">
            <text:p>177,6643281989</text:p>
          </table:table-cell>
          <table:table-cell table:style-name="ce11" table:formula="of:=STDEV([C7.K5:.K34])" office:value-type="float" office:value="67.702662980954" calcext:value-type="float">
            <text:p>67,702662981</text:p>
          </table:table-cell>
          <table:table-cell table:style-name="ce16" table:formula="of:=STDEV([C7.L5:.L34])" office:value-type="float" office:value="5199.29632028557" calcext:value-type="float">
            <text:p>5199,296320285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N5:.N34])" office:value-type="float" office:value="123.974899140063" calcext:value-type="float">
            <text:p>123,9748991401</text:p>
          </table:table-cell>
          <table:table-cell table:style-name="ce11" table:formula="of:=STDEV([C7.O5:.O34])" office:value-type="float" office:value="70.2503650745208" calcext:value-type="float">
            <text:p>70,2503650745</text:p>
          </table:table-cell>
          <table:table-cell table:style-name="ce16" table:formula="of:=STDEV([C7.P5:.P34])" office:value-type="float" office:value="6354.89596806971" calcext:value-type="float">
            <text:p>6354,895968069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R5:.R34])" office:value-type="float" office:value="210.626912306308" calcext:value-type="float">
            <text:p>210,6269123063</text:p>
          </table:table-cell>
          <table:table-cell table:style-name="ce11" table:formula="of:=STDEV([C7.S5:.S34])" office:value-type="float" office:value="66.5192133682174" calcext:value-type="float">
            <text:p>66,5192133682</text:p>
          </table:table-cell>
          <table:table-cell table:style-name="ce16" table:formula="of:=STDEV([C7.T5:.T34])" office:value-type="float" office:value="3452.57753857423" calcext:value-type="float">
            <text:p>3452,577538574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V5:.V34])" office:value-type="float" office:value="218.124380983613" calcext:value-type="float">
            <text:p>218,1243809836</text:p>
          </table:table-cell>
          <table:table-cell table:style-name="ce11" table:formula="of:=STDEV([C7.W5:.W34])" office:value-type="float" office:value="71.489762951744" calcext:value-type="float">
            <text:p>71,4897629517</text:p>
          </table:table-cell>
          <table:table-cell table:style-name="ce16" table:formula="of:=STDEV([C7.X5:.X34])" office:value-type="float" office:value="5577.73431498765" calcext:value-type="float">
            <text:p>5577,734314987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Z5:.Z34])" office:value-type="float" office:value="161.244268253744" calcext:value-type="float">
            <text:p>161,2442682537</text:p>
          </table:table-cell>
          <table:table-cell table:style-name="ce11" table:formula="of:=STDEV([C7.AA5:.AA34])" office:value-type="float" office:value="79.7634145385626" calcext:value-type="float">
            <text:p>79,7634145386</text:p>
          </table:table-cell>
          <table:table-cell table:style-name="ce16" table:formula="of:=STDEV([C7.AB5:.AB34])" office:value-type="float" office:value="3827.786262234" calcext:value-type="float">
            <text:p>3827,78626223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)" office:value-type="float" office:value="1444.81719678095" calcext:value-type="float">
            <text:p>1444,817196781</text:p>
          </table:table-cell>
          <table:table-cell table:formula="of:=STDEV([.B5:.B34];[.F5:.F34];[.J5:.J34];[.N5:.N34];[.R5:.R34];[.V5:.V34];[.Z5:.Z34];[.AD5:.AD34];[.AH5:.AH34])" office:value-type="float" office:value="194.128571143886" calcext:value-type="float">
            <text:p>194,1285711439</text:p>
          </table:table-cell>
          <table:table-cell table:style-name="Default" table:formula="of:=COUNT([.B5:.B34];[.F5:.F34];[.J5:.J34];[.N5:.N34];[.R5:.R34];[.V5:.V34];[.Z5:.Z34];[.AD5:.AD34];[.AH5:.AH34])" office:value-type="float" office:value="210" calcext:value-type="float">
            <text:p>210</text:p>
          </table:table-cell>
          <table:table-cell table:style-name="Default" table:formula="of:=2*[.C40]/SQRT([.D40])" office:value-type="float" office:value="26.7922882061475" calcext:value-type="float">
            <text:p>26,792288206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)" office:value-type="float" office:value="75.6095238095238" calcext:value-type="float">
            <text:p>75,6095238095</text:p>
          </table:table-cell>
          <table:table-cell table:formula="of:=STDEV([.C5:.C34];[.G5:.G34];[.K5:.K34];[.O5:.O34];[.S5:.S34];[.W5:.W34];[.AA5:.AA34];[.AE5:.AE34];[.AI5:.AI34])" office:value-type="float" office:value="72.696589790968" calcext:value-type="float">
            <text:p>72,696589791</text:p>
          </table:table-cell>
          <table:table-cell table:style-name="ce17" table:formula="of:=COUNT([.C5:.C34];[.G5:.G34];[.K5:.K34];[.O5:.O34];[.S5:.S34];[.W5:.W34];[.AA5:.AA34];[.AE5:.AE34];[.AI5:.AI34])" office:value-type="float" office:value="210" calcext:value-type="float">
            <text:p>210</text:p>
          </table:table-cell>
          <table:table-cell table:style-name="Default" table:formula="of:=2*[.C41]/SQRT([.D41])" office:value-type="float" office:value="10.0330825792772" calcext:value-type="float">
            <text:p>10,033082579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)" office:value-type="float" office:value="7405.53624049524" calcext:value-type="float">
            <text:p>7405,5362404952</text:p>
          </table:table-cell>
          <table:table-cell table:formula="of:=STDEV([.D5:.D34];[.H5:.H34];[.L5:.L34];[.P5:.P34];[.T5:.T34];[.X5:.X34];[.AB5:.AB34];[.AF5:.AF34];[.AJ5:.AJ34])" office:value-type="float" office:value="4930.67089437119" calcext:value-type="float">
            <text:p>4930,6708943712</text:p>
          </table:table-cell>
          <table:table-cell table:style-name="Default" table:formula="of:=COUNT([.D5:.D34];[.H5:.H34];[.L5:.L34];[.P5:.P34];[.T5:.T34];[.X5:.X34];[.AB5:.AB34];[.AF5:.AF34];[.AJ5:.AJ34])" office:value-type="float" office:value="210" calcext:value-type="float">
            <text:p>210</text:p>
          </table:table-cell>
          <table:table-cell table:style-name="Default" table:formula="of:=2*[.C42]/SQRT([.D42])" office:value-type="float" office:value="680.497233731464" calcext:value-type="float">
            <text:p>680,497233731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8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ce23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24453" calcext:value-type="float">
            <text:p>124453</text:p>
          </table:table-cell>
          <table:table-cell office:value-type="float" office:value="1920.009033" calcext:value-type="float">
            <text:p>1920,009033</text:p>
          </table:table-cell>
          <table:table-cell office:value-type="float" office:value="61" calcext:value-type="float">
            <text:p>61</text:p>
          </table:table-cell>
          <table:table-cell office:value-type="float" office:value="13410.730469" calcext:value-type="float">
            <text:p>13410,730469</text:p>
          </table:table-cell>
          <table:table-cell office:value-type="float" office:value="124453" calcext:value-type="float">
            <text:p>124453</text:p>
          </table:table-cell>
          <table:table-cell office:value-type="float" office:value="1643.725098" calcext:value-type="float">
            <text:p>1643,725098</text:p>
          </table:table-cell>
          <table:table-cell office:value-type="float" office:value="41" calcext:value-type="float">
            <text:p>41</text:p>
          </table:table-cell>
          <table:table-cell office:value-type="float" office:value="19735.365234" calcext:value-type="float">
            <text:p>19735,365234</text:p>
          </table:table-cell>
          <table:table-cell office:value-type="float" office:value="124453" calcext:value-type="float">
            <text:p>124453</text:p>
          </table:table-cell>
          <table:table-cell office:value-type="float" office:value="1509.896973" calcext:value-type="float">
            <text:p>1509,896973</text:p>
          </table:table-cell>
          <table:table-cell office:value-type="float" office:value="10" calcext:value-type="float">
            <text:p>10</text:p>
          </table:table-cell>
          <table:table-cell office:value-type="float" office:value="13050.526367" calcext:value-type="float">
            <text:p>13050,526367</text:p>
          </table:table-cell>
          <table:table-cell office:value-type="float" office:value="124453" calcext:value-type="float">
            <text:p>124453</text:p>
          </table:table-cell>
          <table:table-cell office:value-type="float" office:value="2120.755859" calcext:value-type="float">
            <text:p>2120,755859</text:p>
          </table:table-cell>
          <table:table-cell office:value-type="float" office:value="16" calcext:value-type="float">
            <text:p>16</text:p>
          </table:table-cell>
          <table:table-cell office:value-type="float" office:value="13017.291992" calcext:value-type="float">
            <text:p>13017,291992</text:p>
          </table:table-cell>
          <table:table-cell office:value-type="float" office:value="124453" calcext:value-type="float">
            <text:p>124453</text:p>
          </table:table-cell>
          <table:table-cell office:value-type="float" office:value="1308.245972" calcext:value-type="float">
            <text:p>1308,245972</text:p>
          </table:table-cell>
          <table:table-cell office:value-type="float" office:value="20" calcext:value-type="float">
            <text:p>20</text:p>
          </table:table-cell>
          <table:table-cell office:value-type="float" office:value="19539.974609" calcext:value-type="float">
            <text:p>19539,974609</text:p>
          </table:table-cell>
          <table:table-cell office:value-type="float" office:value="124453" calcext:value-type="float">
            <text:p>124453</text:p>
          </table:table-cell>
          <table:table-cell office:value-type="float" office:value="1477.692993" calcext:value-type="float">
            <text:p>1477,692993</text:p>
          </table:table-cell>
          <table:table-cell office:value-type="float" office:value="14" calcext:value-type="float">
            <text:p>14</text:p>
          </table:table-cell>
          <table:table-cell office:value-type="float" office:value="12253.316406" calcext:value-type="float">
            <text:p>12253,316406</text:p>
          </table:table-cell>
          <table:table-cell office:value-type="float" office:value="124453" calcext:value-type="float">
            <text:p>124453</text:p>
          </table:table-cell>
          <table:table-cell office:value-type="float" office:value="1222.218994" calcext:value-type="float">
            <text:p>1222,218994</text:p>
          </table:table-cell>
          <table:table-cell office:value-type="float" office:value="10" calcext:value-type="float">
            <text:p>10</text:p>
          </table:table-cell>
          <table:table-cell office:value-type="float" office:value="13313.213867" calcext:value-type="float">
            <text:p>13313,213867</text:p>
          </table:table-cell>
          <table:table-cell office:value-type="float" office:value="124453" calcext:value-type="float">
            <text:p>124453</text:p>
          </table:table-cell>
          <table:table-cell office:value-type="float" office:value="1398.440918" calcext:value-type="float">
            <text:p>1398,440918</text:p>
          </table:table-cell>
          <table:table-cell office:value-type="float" office:value="8" calcext:value-type="float">
            <text:p>8</text:p>
          </table:table-cell>
          <table:table-cell office:value-type="float" office:value="11271.930664" calcext:value-type="float">
            <text:p>11271,930664</text:p>
          </table:table-cell>
        </table:table-row>
        <table:table-row table:style-name="ro1">
          <table:table-cell office:value-type="float" office:value="152651" calcext:value-type="float">
            <text:p>152651</text:p>
          </table:table-cell>
          <table:table-cell office:value-type="float" office:value="1465.473022" calcext:value-type="float">
            <text:p>1465,473022</text:p>
          </table:table-cell>
          <table:table-cell office:value-type="float" office:value="17" calcext:value-type="float">
            <text:p>17</text:p>
          </table:table-cell>
          <table:table-cell office:value-type="float" office:value="10540.009766" calcext:value-type="float">
            <text:p>10540,009766</text:p>
          </table:table-cell>
          <table:table-cell office:value-type="float" office:value="152651" calcext:value-type="float">
            <text:p>152651</text:p>
          </table:table-cell>
          <table:table-cell office:value-type="float" office:value="1300.946899" calcext:value-type="float">
            <text:p>1300,946899</text:p>
          </table:table-cell>
          <table:table-cell office:value-type="float" office:value="16" calcext:value-type="float">
            <text:p>16</text:p>
          </table:table-cell>
          <table:table-cell office:value-type="float" office:value="11017.233398" calcext:value-type="float">
            <text:p>11017,233398</text:p>
          </table:table-cell>
          <table:table-cell office:value-type="float" office:value="152651" calcext:value-type="float">
            <text:p>152651</text:p>
          </table:table-cell>
          <table:table-cell office:value-type="float" office:value="1276.641968" calcext:value-type="float">
            <text:p>1276,641968</text:p>
          </table:table-cell>
          <table:table-cell office:value-type="float" office:value="15" calcext:value-type="float">
            <text:p>15</text:p>
          </table:table-cell>
          <table:table-cell office:value-type="float" office:value="11740.626953" calcext:value-type="float">
            <text:p>11740,626953</text:p>
          </table:table-cell>
          <table:table-cell office:value-type="float" office:value="152651" calcext:value-type="float">
            <text:p>152651</text:p>
          </table:table-cell>
          <table:table-cell office:value-type="float" office:value="1319.505005" calcext:value-type="float">
            <text:p>1319,505005</text:p>
          </table:table-cell>
          <table:table-cell office:value-type="float" office:value="15" calcext:value-type="float">
            <text:p>15</text:p>
          </table:table-cell>
          <table:table-cell office:value-type="float" office:value="7723.315918" calcext:value-type="float">
            <text:p>7723,315918</text:p>
          </table:table-cell>
          <table:table-cell office:value-type="float" office:value="152651" calcext:value-type="float">
            <text:p>152651</text:p>
          </table:table-cell>
          <table:table-cell office:value-type="float" office:value="1408.409912" calcext:value-type="float">
            <text:p>1408,409912</text:p>
          </table:table-cell>
          <table:table-cell office:value-type="float" office:value="18" calcext:value-type="float">
            <text:p>18</text:p>
          </table:table-cell>
          <table:table-cell office:value-type="float" office:value="9676.430664" calcext:value-type="float">
            <text:p>9676,430664</text:p>
          </table:table-cell>
          <table:table-cell office:value-type="float" office:value="152651" calcext:value-type="float">
            <text:p>152651</text:p>
          </table:table-cell>
          <table:table-cell office:value-type="float" office:value="1158.884033" calcext:value-type="float">
            <text:p>1158,884033</text:p>
          </table:table-cell>
          <table:table-cell office:value-type="float" office:value="16" calcext:value-type="float">
            <text:p>16</text:p>
          </table:table-cell>
          <table:table-cell office:value-type="float" office:value="7657.329102" calcext:value-type="float">
            <text:p>7657,329102</text:p>
          </table:table-cell>
          <table:table-cell office:value-type="float" office:value="152651" calcext:value-type="float">
            <text:p>152651</text:p>
          </table:table-cell>
          <table:table-cell office:value-type="float" office:value="1264.473999" calcext:value-type="float">
            <text:p>1264,473999</text:p>
          </table:table-cell>
          <table:table-cell office:value-type="float" office:value="15" calcext:value-type="float">
            <text:p>15</text:p>
          </table:table-cell>
          <table:table-cell office:value-type="float" office:value="10985.318359" calcext:value-type="float">
            <text:p>10985,318359</text:p>
          </table:table-cell>
          <table:table-cell office:value-type="float" office:value="152651" calcext:value-type="float">
            <text:p>152651</text:p>
          </table:table-cell>
          <table:table-cell office:value-type="float" office:value="1214.291992" calcext:value-type="float">
            <text:p>1214,291992</text:p>
          </table:table-cell>
          <table:table-cell office:value-type="float" office:value="18" calcext:value-type="float">
            <text:p>18</text:p>
          </table:table-cell>
          <table:table-cell office:value-type="float" office:value="17620.199219" calcext:value-type="float">
            <text:p>17620,199219</text:p>
          </table:table-cell>
        </table:table-row>
        <table:table-row table:style-name="ro1">
          <table:table-cell office:value-type="float" office:value="153507" calcext:value-type="float">
            <text:p>153507</text:p>
          </table:table-cell>
          <table:table-cell office:value-type="float" office:value="1535.853027" calcext:value-type="float">
            <text:p>1535,853027</text:p>
          </table:table-cell>
          <table:table-cell office:value-type="float" office:value="10" calcext:value-type="float">
            <text:p>10</text:p>
          </table:table-cell>
          <table:table-cell office:value-type="float" office:value="2596.552002" calcext:value-type="float">
            <text:p>2596,552002</text:p>
          </table:table-cell>
          <table:table-cell office:value-type="float" office:value="153507" calcext:value-type="float">
            <text:p>153507</text:p>
          </table:table-cell>
          <table:table-cell office:value-type="float" office:value="1242.205933" calcext:value-type="float">
            <text:p>1242,205933</text:p>
          </table:table-cell>
          <table:table-cell office:value-type="float" office:value="8" calcext:value-type="float">
            <text:p>8</text:p>
          </table:table-cell>
          <table:table-cell office:value-type="float" office:value="1237.358154" calcext:value-type="float">
            <text:p>1237,358154</text:p>
          </table:table-cell>
          <table:table-cell office:value-type="float" office:value="153507" calcext:value-type="float">
            <text:p>153507</text:p>
          </table:table-cell>
          <table:table-cell office:value-type="float" office:value="1171.511963" calcext:value-type="float">
            <text:p>1171,511963</text:p>
          </table:table-cell>
          <table:table-cell office:value-type="float" office:value="5" calcext:value-type="float">
            <text:p>5</text:p>
          </table:table-cell>
          <table:table-cell office:value-type="float" office:value="673.697998" calcext:value-type="float">
            <text:p>673,697998</text:p>
          </table:table-cell>
          <table:table-cell office:value-type="float" office:value="153507" calcext:value-type="float">
            <text:p>153507</text:p>
          </table:table-cell>
          <table:table-cell office:value-type="float" office:value="1348.125" calcext:value-type="float">
            <text:p>1348,125</text:p>
          </table:table-cell>
          <table:table-cell office:value-type="float" office:value="6" calcext:value-type="float">
            <text:p>6</text:p>
          </table:table-cell>
          <table:table-cell office:value-type="float" office:value="1783.669922" calcext:value-type="float">
            <text:p>1783,669922</text:p>
          </table:table-cell>
          <table:table-cell office:value-type="float" office:value="153507" calcext:value-type="float">
            <text:p>153507</text:p>
          </table:table-cell>
          <table:table-cell office:value-type="float" office:value="1347.049927" calcext:value-type="float">
            <text:p>1347,049927</text:p>
          </table:table-cell>
          <table:table-cell office:value-type="float" office:value="10" calcext:value-type="float">
            <text:p>10</text:p>
          </table:table-cell>
          <table:table-cell office:value-type="float" office:value="1567.942993" calcext:value-type="float">
            <text:p>1567,942993</text:p>
          </table:table-cell>
          <table:table-cell office:value-type="float" office:value="153507" calcext:value-type="float">
            <text:p>153507</text:p>
          </table:table-cell>
          <table:table-cell office:value-type="float" office:value="1351.642944" calcext:value-type="float">
            <text:p>1351,642944</text:p>
          </table:table-cell>
          <table:table-cell office:value-type="float" office:value="11" calcext:value-type="float">
            <text:p>11</text:p>
          </table:table-cell>
          <table:table-cell office:value-type="float" office:value="1798.337036" calcext:value-type="float">
            <text:p>1798,337036</text:p>
          </table:table-cell>
          <table:table-cell office:value-type="float" office:value="153507" calcext:value-type="float">
            <text:p>153507</text:p>
          </table:table-cell>
          <table:table-cell office:value-type="float" office:value="1264.93396" calcext:value-type="float">
            <text:p>1264,93396</text:p>
          </table:table-cell>
          <table:table-cell office:value-type="float" office:value="8" calcext:value-type="float">
            <text:p>8</text:p>
          </table:table-cell>
          <table:table-cell office:value-type="float" office:value="2103.817139" calcext:value-type="float">
            <text:p>2103,817139</text:p>
          </table:table-cell>
          <table:table-cell office:value-type="float" office:value="153507" calcext:value-type="float">
            <text:p>153507</text:p>
          </table:table-cell>
          <table:table-cell office:value-type="float" office:value="1206.091064" calcext:value-type="float">
            <text:p>1206,091064</text:p>
          </table:table-cell>
          <table:table-cell office:value-type="float" office:value="16" calcext:value-type="float">
            <text:p>16</text:p>
          </table:table-cell>
          <table:table-cell office:value-type="float" office:value="6978.845215" calcext:value-type="float">
            <text:p>6978,845215</text:p>
          </table:table-cell>
        </table:table-row>
        <table:table-row table:style-name="ro1">
          <table:table-cell office:value-type="float" office:value="153705" calcext:value-type="float">
            <text:p>153705</text:p>
          </table:table-cell>
          <table:table-cell office:value-type="float" office:value="1306.953979" calcext:value-type="float">
            <text:p>1306,953979</text:p>
          </table:table-cell>
          <table:table-cell office:value-type="float" office:value="11" calcext:value-type="float">
            <text:p>11</text:p>
          </table:table-cell>
          <table:table-cell office:value-type="float" office:value="7751.881836" calcext:value-type="float">
            <text:p>7751,881836</text:p>
          </table:table-cell>
          <table:table-cell office:value-type="float" office:value="153705" calcext:value-type="float">
            <text:p>153705</text:p>
          </table:table-cell>
          <table:table-cell office:value-type="float" office:value="1376.734985" calcext:value-type="float">
            <text:p>1376,734985</text:p>
          </table:table-cell>
          <table:table-cell office:value-type="float" office:value="28" calcext:value-type="float">
            <text:p>28</text:p>
          </table:table-cell>
          <table:table-cell office:value-type="float" office:value="8772.598633" calcext:value-type="float">
            <text:p>8772,598633</text:p>
          </table:table-cell>
          <table:table-cell office:value-type="float" office:value="153705" calcext:value-type="float">
            <text:p>153705</text:p>
          </table:table-cell>
          <table:table-cell office:value-type="float" office:value="1403.838989" calcext:value-type="float">
            <text:p>1403,838989</text:p>
          </table:table-cell>
          <table:table-cell office:value-type="float" office:value="8" calcext:value-type="float">
            <text:p>8</text:p>
          </table:table-cell>
          <table:table-cell office:value-type="float" office:value="6061.469727" calcext:value-type="float">
            <text:p>6061,469727</text:p>
          </table:table-cell>
          <table:table-cell office:value-type="float" office:value="153705" calcext:value-type="float">
            <text:p>153705</text:p>
          </table:table-cell>
          <table:table-cell office:value-type="float" office:value="1208.544922" calcext:value-type="float">
            <text:p>1208,544922</text:p>
          </table:table-cell>
          <table:table-cell office:value-type="float" office:value="6" calcext:value-type="float">
            <text:p>6</text:p>
          </table:table-cell>
          <table:table-cell office:value-type="float" office:value="5997.993164" calcext:value-type="float">
            <text:p>5997,993164</text:p>
          </table:table-cell>
          <table:table-cell office:value-type="float" office:value="153705" calcext:value-type="float">
            <text:p>153705</text:p>
          </table:table-cell>
          <table:table-cell office:value-type="float" office:value="1580.288086" calcext:value-type="float">
            <text:p>1580,288086</text:p>
          </table:table-cell>
          <table:table-cell office:value-type="float" office:value="22" calcext:value-type="float">
            <text:p>22</text:p>
          </table:table-cell>
          <table:table-cell office:value-type="float" office:value="12186.912109" calcext:value-type="float">
            <text:p>12186,912109</text:p>
          </table:table-cell>
          <table:table-cell office:value-type="float" office:value="153705" calcext:value-type="float">
            <text:p>153705</text:p>
          </table:table-cell>
          <table:table-cell office:value-type="float" office:value="1190.828979" calcext:value-type="float">
            <text:p>1190,828979</text:p>
          </table:table-cell>
          <table:table-cell office:value-type="float" office:value="20" calcext:value-type="float">
            <text:p>20</text:p>
          </table:table-cell>
          <table:table-cell office:value-type="float" office:value="7896.322266" calcext:value-type="float">
            <text:p>7896,322266</text:p>
          </table:table-cell>
          <table:table-cell office:value-type="float" office:value="153705" calcext:value-type="float">
            <text:p>153705</text:p>
          </table:table-cell>
          <table:table-cell office:value-type="float" office:value="1303.113037" calcext:value-type="float">
            <text:p>1303,113037</text:p>
          </table:table-cell>
          <table:table-cell office:value-type="float" office:value="22" calcext:value-type="float">
            <text:p>22</text:p>
          </table:table-cell>
          <table:table-cell office:value-type="float" office:value="15408.987305" calcext:value-type="float">
            <text:p>15408,987305</text:p>
          </table:table-cell>
          <table:table-cell office:value-type="float" office:value="153705" calcext:value-type="float">
            <text:p>153705</text:p>
          </table:table-cell>
          <table:table-cell office:value-type="float" office:value="1478.442993" calcext:value-type="float">
            <text:p>1478,442993</text:p>
          </table:table-cell>
          <table:table-cell office:value-type="float" office:value="11" calcext:value-type="float">
            <text:p>11</text:p>
          </table:table-cell>
          <table:table-cell office:value-type="float" office:value="5559.823242" calcext:value-type="float">
            <text:p>5559,823242</text:p>
          </table:table-cell>
        </table:table-row>
        <table:table-row table:style-name="ro1">
          <table:table-cell office:value-type="float" office:value="155404" calcext:value-type="float">
            <text:p>155404</text:p>
          </table:table-cell>
          <table:table-cell office:value-type="float" office:value="1290.148071" calcext:value-type="float">
            <text:p>1290,148071</text:p>
          </table:table-cell>
          <table:table-cell office:value-type="float" office:value="12" calcext:value-type="float">
            <text:p>12</text:p>
          </table:table-cell>
          <table:table-cell office:value-type="float" office:value="10798.382812" calcext:value-type="float">
            <text:p>10798,382812</text:p>
          </table:table-cell>
          <table:table-cell office:value-type="float" office:value="155404" calcext:value-type="float">
            <text:p>155404</text:p>
          </table:table-cell>
          <table:table-cell office:value-type="float" office:value="1615.762939" calcext:value-type="float">
            <text:p>1615,762939</text:p>
          </table:table-cell>
          <table:table-cell office:value-type="float" office:value="20" calcext:value-type="float">
            <text:p>20</text:p>
          </table:table-cell>
          <table:table-cell office:value-type="float" office:value="26226.878906" calcext:value-type="float">
            <text:p>26226,878906</text:p>
          </table:table-cell>
          <table:table-cell office:value-type="float" office:value="155404" calcext:value-type="float">
            <text:p>155404</text:p>
          </table:table-cell>
          <table:table-cell office:value-type="float" office:value="1767.520996" calcext:value-type="float">
            <text:p>1767,520996</text:p>
          </table:table-cell>
          <table:table-cell office:value-type="float" office:value="15" calcext:value-type="float">
            <text:p>15</text:p>
          </table:table-cell>
          <table:table-cell office:value-type="float" office:value="11060.580078" calcext:value-type="float">
            <text:p>11060,580078</text:p>
          </table:table-cell>
          <table:table-cell office:value-type="float" office:value="155404" calcext:value-type="float">
            <text:p>155404</text:p>
          </table:table-cell>
          <table:table-cell office:value-type="float" office:value="1273.078979" calcext:value-type="float">
            <text:p>1273,078979</text:p>
          </table:table-cell>
          <table:table-cell office:value-type="float" office:value="17" calcext:value-type="float">
            <text:p>17</text:p>
          </table:table-cell>
          <table:table-cell office:value-type="float" office:value="12473.582031" calcext:value-type="float">
            <text:p>12473,582031</text:p>
          </table:table-cell>
          <table:table-cell office:value-type="float" office:value="155404" calcext:value-type="float">
            <text:p>155404</text:p>
          </table:table-cell>
          <table:table-cell office:value-type="float" office:value="1431.734009" calcext:value-type="float">
            <text:p>1431,734009</text:p>
          </table:table-cell>
          <table:table-cell office:value-type="float" office:value="21" calcext:value-type="float">
            <text:p>21</text:p>
          </table:table-cell>
          <table:table-cell office:value-type="float" office:value="14781.150391" calcext:value-type="float">
            <text:p>14781,150391</text:p>
          </table:table-cell>
          <table:table-cell office:value-type="float" office:value="155404" calcext:value-type="float">
            <text:p>155404</text:p>
          </table:table-cell>
          <table:table-cell office:value-type="float" office:value="1322.80896" calcext:value-type="float">
            <text:p>1322,80896</text:p>
          </table:table-cell>
          <table:table-cell office:value-type="float" office:value="20" calcext:value-type="float">
            <text:p>20</text:p>
          </table:table-cell>
          <table:table-cell office:value-type="float" office:value="12492.798828" calcext:value-type="float">
            <text:p>12492,798828</text:p>
          </table:table-cell>
          <table:table-cell office:value-type="float" office:value="155404" calcext:value-type="float">
            <text:p>155404</text:p>
          </table:table-cell>
          <table:table-cell office:value-type="float" office:value="1437.248901" calcext:value-type="float">
            <text:p>1437,248901</text:p>
          </table:table-cell>
          <table:table-cell office:value-type="float" office:value="19" calcext:value-type="float">
            <text:p>19</text:p>
          </table:table-cell>
          <table:table-cell office:value-type="float" office:value="10301.078125" calcext:value-type="float">
            <text:p>10301,078125</text:p>
          </table:table-cell>
          <table:table-cell office:value-type="float" office:value="155404" calcext:value-type="float">
            <text:p>155404</text:p>
          </table:table-cell>
          <table:table-cell office:value-type="float" office:value="1311.082031" calcext:value-type="float">
            <text:p>1311,082031</text:p>
          </table:table-cell>
          <table:table-cell office:value-type="float" office:value="17" calcext:value-type="float">
            <text:p>17</text:p>
          </table:table-cell>
          <table:table-cell office:value-type="float" office:value="9258.904297" calcext:value-type="float">
            <text:p>9258,904297</text:p>
          </table:table-cell>
        </table:table-row>
        <table:table-row table:style-name="ro1">
          <table:table-cell office:value-type="float" office:value="155605" calcext:value-type="float">
            <text:p>155605</text:p>
          </table:table-cell>
          <table:table-cell office:value-type="float" office:value="1432.886963" calcext:value-type="float">
            <text:p>1432,886963</text:p>
          </table:table-cell>
          <table:table-cell office:value-type="float" office:value="10" calcext:value-type="float">
            <text:p>10</text:p>
          </table:table-cell>
          <table:table-cell office:value-type="float" office:value="5488.094727" calcext:value-type="float">
            <text:p>5488,094727</text:p>
          </table:table-cell>
          <table:table-cell office:value-type="float" office:value="155605" calcext:value-type="float">
            <text:p>155605</text:p>
          </table:table-cell>
          <table:table-cell office:value-type="float" office:value="1239.161011" calcext:value-type="float">
            <text:p>1239,161011</text:p>
          </table:table-cell>
          <table:table-cell office:value-type="float" office:value="12" calcext:value-type="float">
            <text:p>12</text:p>
          </table:table-cell>
          <table:table-cell office:value-type="float" office:value="4007.627686" calcext:value-type="float">
            <text:p>4007,627686</text:p>
          </table:table-cell>
          <table:table-cell office:value-type="float" office:value="155605" calcext:value-type="float">
            <text:p>155605</text:p>
          </table:table-cell>
          <table:table-cell office:value-type="float" office:value="1231.093018" calcext:value-type="float">
            <text:p>1231,093018</text:p>
          </table:table-cell>
          <table:table-cell office:value-type="float" office:value="8" calcext:value-type="float">
            <text:p>8</text:p>
          </table:table-cell>
          <table:table-cell office:value-type="float" office:value="5608.443359" calcext:value-type="float">
            <text:p>5608,443359</text:p>
          </table:table-cell>
          <table:table-cell office:value-type="float" office:value="155605" calcext:value-type="float">
            <text:p>155605</text:p>
          </table:table-cell>
          <table:table-cell office:value-type="float" office:value="1477.607056" calcext:value-type="float">
            <text:p>1477,607056</text:p>
          </table:table-cell>
          <table:table-cell office:value-type="float" office:value="10" calcext:value-type="float">
            <text:p>10</text:p>
          </table:table-cell>
          <table:table-cell office:value-type="float" office:value="5578.446777" calcext:value-type="float">
            <text:p>5578,446777</text:p>
          </table:table-cell>
          <table:table-cell office:value-type="float" office:value="155605" calcext:value-type="float">
            <text:p>155605</text:p>
          </table:table-cell>
          <table:table-cell office:value-type="float" office:value="1180.778076" calcext:value-type="float">
            <text:p>1180,778076</text:p>
          </table:table-cell>
          <table:table-cell office:value-type="float" office:value="23" calcext:value-type="float">
            <text:p>23</text:p>
          </table:table-cell>
          <table:table-cell office:value-type="float" office:value="15677.044922" calcext:value-type="float">
            <text:p>15677,044922</text:p>
          </table:table-cell>
          <table:table-cell office:value-type="float" office:value="155605" calcext:value-type="float">
            <text:p>155605</text:p>
          </table:table-cell>
          <table:table-cell office:value-type="float" office:value="1414.223999" calcext:value-type="float">
            <text:p>1414,223999</text:p>
          </table:table-cell>
          <table:table-cell office:value-type="float" office:value="9" calcext:value-type="float">
            <text:p>9</text:p>
          </table:table-cell>
          <table:table-cell office:value-type="float" office:value="5809.716309" calcext:value-type="float">
            <text:p>5809,716309</text:p>
          </table:table-cell>
          <table:table-cell office:value-type="float" office:value="155605" calcext:value-type="float">
            <text:p>155605</text:p>
          </table:table-cell>
          <table:table-cell office:value-type="float" office:value="1276.280029" calcext:value-type="float">
            <text:p>1276,280029</text:p>
          </table:table-cell>
          <table:table-cell office:value-type="float" office:value="22" calcext:value-type="float">
            <text:p>22</text:p>
          </table:table-cell>
          <table:table-cell office:value-type="float" office:value="5588.724609" calcext:value-type="float">
            <text:p>5588,724609</text:p>
          </table:table-cell>
          <table:table-cell office:value-type="float" office:value="155605" calcext:value-type="float">
            <text:p>155605</text:p>
          </table:table-cell>
          <table:table-cell office:value-type="float" office:value="1134.974976" calcext:value-type="float">
            <text:p>1134,974976</text:p>
          </table:table-cell>
          <table:table-cell office:value-type="float" office:value="12" calcext:value-type="float">
            <text:p>12</text:p>
          </table:table-cell>
          <table:table-cell office:value-type="float" office:value="5435.55957" calcext:value-type="float">
            <text:p>5435,55957</text:p>
          </table:table-cell>
        </table:table-row>
        <table:table-row table:style-name="ro1">
          <table:table-cell office:value-type="float" office:value="160003" calcext:value-type="float">
            <text:p>160003</text:p>
          </table:table-cell>
          <table:table-cell office:value-type="float" office:value="1100.860962" calcext:value-type="float">
            <text:p>1100,860962</text:p>
          </table:table-cell>
          <table:table-cell office:value-type="float" office:value="186" calcext:value-type="float">
            <text:p>186</text:p>
          </table:table-cell>
          <table:table-cell office:value-type="float" office:value="5930.220215" calcext:value-type="float">
            <text:p>5930,220215</text:p>
          </table:table-cell>
          <table:table-cell office:value-type="float" office:value="160003" calcext:value-type="float">
            <text:p>160003</text:p>
          </table:table-cell>
          <table:table-cell office:value-type="float" office:value="1233.980957" calcext:value-type="float">
            <text:p>1233,980957</text:p>
          </table:table-cell>
          <table:table-cell office:value-type="float" office:value="177" calcext:value-type="float">
            <text:p>177</text:p>
          </table:table-cell>
          <table:table-cell office:value-type="float" office:value="5426.388672" calcext:value-type="float">
            <text:p>5426,388672</text:p>
          </table:table-cell>
          <table:table-cell office:value-type="float" office:value="160003" calcext:value-type="float">
            <text:p>160003</text:p>
          </table:table-cell>
          <table:table-cell office:value-type="float" office:value="1134.396973" calcext:value-type="float">
            <text:p>1134,396973</text:p>
          </table:table-cell>
          <table:table-cell office:value-type="float" office:value="179" calcext:value-type="float">
            <text:p>179</text:p>
          </table:table-cell>
          <table:table-cell office:value-type="float" office:value="5854.350098" calcext:value-type="float">
            <text:p>5854,350098</text:p>
          </table:table-cell>
          <table:table-cell office:value-type="float" office:value="160003" calcext:value-type="float">
            <text:p>160003</text:p>
          </table:table-cell>
          <table:table-cell office:value-type="float" office:value="1125.365967" calcext:value-type="float">
            <text:p>1125,365967</text:p>
          </table:table-cell>
          <table:table-cell office:value-type="float" office:value="137" calcext:value-type="float">
            <text:p>137</text:p>
          </table:table-cell>
          <table:table-cell office:value-type="float" office:value="4119.753418" calcext:value-type="float">
            <text:p>4119,753418</text:p>
          </table:table-cell>
          <table:table-cell office:value-type="float" office:value="160003" calcext:value-type="float">
            <text:p>160003</text:p>
          </table:table-cell>
          <table:table-cell office:value-type="float" office:value="1173.830078" calcext:value-type="float">
            <text:p>1173,830078</text:p>
          </table:table-cell>
          <table:table-cell office:value-type="float" office:value="162" calcext:value-type="float">
            <text:p>162</text:p>
          </table:table-cell>
          <table:table-cell office:value-type="float" office:value="5861.718262" calcext:value-type="float">
            <text:p>5861,718262</text:p>
          </table:table-cell>
          <table:table-cell office:value-type="float" office:value="160003" calcext:value-type="float">
            <text:p>160003</text:p>
          </table:table-cell>
          <table:table-cell office:value-type="float" office:value="1207.582031" calcext:value-type="float">
            <text:p>1207,582031</text:p>
          </table:table-cell>
          <table:table-cell office:value-type="float" office:value="193" calcext:value-type="float">
            <text:p>193</text:p>
          </table:table-cell>
          <table:table-cell office:value-type="float" office:value="6899.375488" calcext:value-type="float">
            <text:p>6899,375488</text:p>
          </table:table-cell>
          <table:table-cell office:value-type="float" office:value="160003" calcext:value-type="float">
            <text:p>160003</text:p>
          </table:table-cell>
          <table:table-cell office:value-type="float" office:value="1392.011963" calcext:value-type="float">
            <text:p>1392,011963</text:p>
          </table:table-cell>
          <table:table-cell office:value-type="float" office:value="174" calcext:value-type="float">
            <text:p>174</text:p>
          </table:table-cell>
          <table:table-cell office:value-type="float" office:value="7058.053711" calcext:value-type="float">
            <text:p>7058,053711</text:p>
          </table:table-cell>
          <table:table-cell office:value-type="float" office:value="160003" calcext:value-type="float">
            <text:p>160003</text:p>
          </table:table-cell>
          <table:table-cell office:value-type="float" office:value="1341.550903" calcext:value-type="float">
            <text:p>1341,550903</text:p>
          </table:table-cell>
          <table:table-cell office:value-type="float" office:value="188" calcext:value-type="float">
            <text:p>188</text:p>
          </table:table-cell>
          <table:table-cell office:value-type="float" office:value="6274.031738" calcext:value-type="float">
            <text:p>6274,031738</text:p>
          </table:table-cell>
        </table:table-row>
        <table:table-row table:style-name="ro1">
          <table:table-cell office:value-type="float" office:value="160235" calcext:value-type="float">
            <text:p>160235</text:p>
          </table:table-cell>
          <table:table-cell office:value-type="float" office:value="1772.027954" calcext:value-type="float">
            <text:p>1772,027954</text:p>
          </table:table-cell>
          <table:table-cell office:value-type="float" office:value="15" calcext:value-type="float">
            <text:p>15</text:p>
          </table:table-cell>
          <table:table-cell office:value-type="float" office:value="4805.787109" calcext:value-type="float">
            <text:p>4805,787109</text:p>
          </table:table-cell>
          <table:table-cell office:value-type="float" office:value="160235" calcext:value-type="float">
            <text:p>160235</text:p>
          </table:table-cell>
          <table:table-cell office:value-type="float" office:value="1522.312988" calcext:value-type="float">
            <text:p>1522,312988</text:p>
          </table:table-cell>
          <table:table-cell office:value-type="float" office:value="10" calcext:value-type="float">
            <text:p>10</text:p>
          </table:table-cell>
          <table:table-cell office:value-type="float" office:value="4394.908203" calcext:value-type="float">
            <text:p>4394,908203</text:p>
          </table:table-cell>
          <table:table-cell office:value-type="float" office:value="160235" calcext:value-type="float">
            <text:p>160235</text:p>
          </table:table-cell>
          <table:table-cell office:value-type="float" office:value="1640.483032" calcext:value-type="float">
            <text:p>1640,483032</text:p>
          </table:table-cell>
          <table:table-cell office:value-type="float" office:value="10" calcext:value-type="float">
            <text:p>10</text:p>
          </table:table-cell>
          <table:table-cell office:value-type="float" office:value="5305.957031" calcext:value-type="float">
            <text:p>5305,957031</text:p>
          </table:table-cell>
          <table:table-cell office:value-type="float" office:value="160235" calcext:value-type="float">
            <text:p>160235</text:p>
          </table:table-cell>
          <table:table-cell office:value-type="float" office:value="1329.322021" calcext:value-type="float">
            <text:p>1329,322021</text:p>
          </table:table-cell>
          <table:table-cell office:value-type="float" office:value="15" calcext:value-type="float">
            <text:p>15</text:p>
          </table:table-cell>
          <table:table-cell office:value-type="float" office:value="6139.606934" calcext:value-type="float">
            <text:p>6139,606934</text:p>
          </table:table-cell>
          <table:table-cell office:value-type="float" office:value="160235" calcext:value-type="float">
            <text:p>160235</text:p>
          </table:table-cell>
          <table:table-cell office:value-type="float" office:value="1453.019043" calcext:value-type="float">
            <text:p>1453,019043</text:p>
          </table:table-cell>
          <table:table-cell office:value-type="float" office:value="11" calcext:value-type="float">
            <text:p>11</text:p>
          </table:table-cell>
          <table:table-cell office:value-type="float" office:value="4183.345215" calcext:value-type="float">
            <text:p>4183,345215</text:p>
          </table:table-cell>
          <table:table-cell office:value-type="float" office:value="160235" calcext:value-type="float">
            <text:p>160235</text:p>
          </table:table-cell>
          <table:table-cell office:value-type="float" office:value="1209.33606" calcext:value-type="float">
            <text:p>1209,33606</text:p>
          </table:table-cell>
          <table:table-cell office:value-type="float" office:value="15" calcext:value-type="float">
            <text:p>15</text:p>
          </table:table-cell>
          <table:table-cell office:value-type="float" office:value="3410.45874" calcext:value-type="float">
            <text:p>3410,45874</text:p>
          </table:table-cell>
          <table:table-cell office:value-type="float" office:value="160235" calcext:value-type="float">
            <text:p>160235</text:p>
          </table:table-cell>
          <table:table-cell office:value-type="float" office:value="1438.717041" calcext:value-type="float">
            <text:p>1438,717041</text:p>
          </table:table-cell>
          <table:table-cell office:value-type="float" office:value="12" calcext:value-type="float">
            <text:p>12</text:p>
          </table:table-cell>
          <table:table-cell office:value-type="float" office:value="4705.218262" calcext:value-type="float">
            <text:p>4705,218262</text:p>
          </table:table-cell>
          <table:table-cell office:value-type="float" office:value="160235" calcext:value-type="float">
            <text:p>160235</text:p>
          </table:table-cell>
          <table:table-cell office:value-type="float" office:value="1318.036987" calcext:value-type="float">
            <text:p>1318,036987</text:p>
          </table:table-cell>
          <table:table-cell office:value-type="float" office:value="18" calcext:value-type="float">
            <text:p>18</text:p>
          </table:table-cell>
          <table:table-cell office:value-type="float" office:value="4144.704102" calcext:value-type="float">
            <text:p>4144,704102</text:p>
          </table:table-cell>
        </table:table-row>
        <table:table-row table:style-name="ro1">
          <table:table-cell office:value-type="float" office:value="160429" calcext:value-type="float">
            <text:p>160429</text:p>
          </table:table-cell>
          <table:table-cell office:value-type="float" office:value="1121.755981" calcext:value-type="float">
            <text:p>1121,755981</text:p>
          </table:table-cell>
          <table:table-cell office:value-type="float" office:value="16" calcext:value-type="float">
            <text:p>16</text:p>
          </table:table-cell>
          <table:table-cell office:value-type="float" office:value="13178.59668" calcext:value-type="float">
            <text:p>13178,59668</text:p>
          </table:table-cell>
          <table:table-cell office:value-type="float" office:value="160429" calcext:value-type="float">
            <text:p>160429</text:p>
          </table:table-cell>
          <table:table-cell office:value-type="float" office:value="1184.82605" calcext:value-type="float">
            <text:p>1184,82605</text:p>
          </table:table-cell>
          <table:table-cell office:value-type="float" office:value="18" calcext:value-type="float">
            <text:p>18</text:p>
          </table:table-cell>
          <table:table-cell office:value-type="float" office:value="11599.081055" calcext:value-type="float">
            <text:p>11599,081055</text:p>
          </table:table-cell>
          <table:table-cell office:value-type="float" office:value="160429" calcext:value-type="float">
            <text:p>160429</text:p>
          </table:table-cell>
          <table:table-cell office:value-type="float" office:value="1003.185059" calcext:value-type="float">
            <text:p>1003,185059</text:p>
          </table:table-cell>
          <table:table-cell office:value-type="float" office:value="22" calcext:value-type="float">
            <text:p>22</text:p>
          </table:table-cell>
          <table:table-cell office:value-type="float" office:value="14022.238281" calcext:value-type="float">
            <text:p>14022,238281</text:p>
          </table:table-cell>
          <table:table-cell office:value-type="float" office:value="160429" calcext:value-type="float">
            <text:p>160429</text:p>
          </table:table-cell>
          <table:table-cell office:value-type="float" office:value="1241.41394" calcext:value-type="float">
            <text:p>1241,41394</text:p>
          </table:table-cell>
          <table:table-cell office:value-type="float" office:value="22" calcext:value-type="float">
            <text:p>22</text:p>
          </table:table-cell>
          <table:table-cell office:value-type="float" office:value="10996.396484" calcext:value-type="float">
            <text:p>10996,396484</text:p>
          </table:table-cell>
          <table:table-cell office:value-type="float" office:value="160429" calcext:value-type="float">
            <text:p>160429</text:p>
          </table:table-cell>
          <table:table-cell office:value-type="float" office:value="1171.892944" calcext:value-type="float">
            <text:p>1171,892944</text:p>
          </table:table-cell>
          <table:table-cell office:value-type="float" office:value="26" calcext:value-type="float">
            <text:p>26</text:p>
          </table:table-cell>
          <table:table-cell office:value-type="float" office:value="10322.347656" calcext:value-type="float">
            <text:p>10322,347656</text:p>
          </table:table-cell>
          <table:table-cell office:value-type="float" office:value="160429" calcext:value-type="float">
            <text:p>160429</text:p>
          </table:table-cell>
          <table:table-cell office:value-type="float" office:value="1083.161011" calcext:value-type="float">
            <text:p>1083,161011</text:p>
          </table:table-cell>
          <table:table-cell office:value-type="float" office:value="12" calcext:value-type="float">
            <text:p>12</text:p>
          </table:table-cell>
          <table:table-cell office:value-type="float" office:value="11517.052734" calcext:value-type="float">
            <text:p>11517,052734</text:p>
          </table:table-cell>
          <table:table-cell office:value-type="float" office:value="160429" calcext:value-type="float">
            <text:p>160429</text:p>
          </table:table-cell>
          <table:table-cell office:value-type="float" office:value="967.356018" calcext:value-type="float">
            <text:p>967,356018</text:p>
          </table:table-cell>
          <table:table-cell office:value-type="float" office:value="15" calcext:value-type="float">
            <text:p>15</text:p>
          </table:table-cell>
          <table:table-cell office:value-type="float" office:value="12774.883789" calcext:value-type="float">
            <text:p>12774,883789</text:p>
          </table:table-cell>
          <table:table-cell office:value-type="float" office:value="160429" calcext:value-type="float">
            <text:p>160429</text:p>
          </table:table-cell>
          <table:table-cell office:value-type="float" office:value="1067.648071" calcext:value-type="float">
            <text:p>1067,648071</text:p>
          </table:table-cell>
          <table:table-cell office:value-type="float" office:value="15" calcext:value-type="float">
            <text:p>15</text:p>
          </table:table-cell>
          <table:table-cell office:value-type="float" office:value="11474.107422" calcext:value-type="float">
            <text:p>11474,107422</text:p>
          </table:table-cell>
        </table:table-row>
        <table:table-row table:style-name="ro1">
          <table:table-cell office:value-type="float" office:value="160628" calcext:value-type="float">
            <text:p>160628</text:p>
          </table:table-cell>
          <table:table-cell office:value-type="float" office:value="1425.916992" calcext:value-type="float">
            <text:p>1425,916992</text:p>
          </table:table-cell>
          <table:table-cell office:value-type="float" office:value="12" calcext:value-type="float">
            <text:p>12</text:p>
          </table:table-cell>
          <table:table-cell office:value-type="float" office:value="4055.085938" calcext:value-type="float">
            <text:p>4055,085938</text:p>
          </table:table-cell>
          <table:table-cell office:value-type="float" office:value="160628" calcext:value-type="float">
            <text:p>160628</text:p>
          </table:table-cell>
          <table:table-cell office:value-type="float" office:value="1167.228027" calcext:value-type="float">
            <text:p>1167,228027</text:p>
          </table:table-cell>
          <table:table-cell office:value-type="float" office:value="13" calcext:value-type="float">
            <text:p>13</text:p>
          </table:table-cell>
          <table:table-cell office:value-type="float" office:value="4142.5" calcext:value-type="float">
            <text:p>4142,5</text:p>
          </table:table-cell>
          <table:table-cell office:value-type="float" office:value="160628" calcext:value-type="float">
            <text:p>160628</text:p>
          </table:table-cell>
          <table:table-cell office:value-type="float" office:value="1312.19104" calcext:value-type="float">
            <text:p>1312,19104</text:p>
          </table:table-cell>
          <table:table-cell office:value-type="float" office:value="10" calcext:value-type="float">
            <text:p>10</text:p>
          </table:table-cell>
          <table:table-cell office:value-type="float" office:value="4104.399902" calcext:value-type="float">
            <text:p>4104,399902</text:p>
          </table:table-cell>
          <table:table-cell office:value-type="float" office:value="160628" calcext:value-type="float">
            <text:p>160628</text:p>
          </table:table-cell>
          <table:table-cell office:value-type="float" office:value="1237.937012" calcext:value-type="float">
            <text:p>1237,937012</text:p>
          </table:table-cell>
          <table:table-cell office:value-type="float" office:value="24" calcext:value-type="float">
            <text:p>24</text:p>
          </table:table-cell>
          <table:table-cell office:value-type="float" office:value="7862.75" calcext:value-type="float">
            <text:p>7862,75</text:p>
          </table:table-cell>
          <table:table-cell office:value-type="float" office:value="160628" calcext:value-type="float">
            <text:p>160628</text:p>
          </table:table-cell>
          <table:table-cell office:value-type="float" office:value="1223.885986" calcext:value-type="float">
            <text:p>1223,885986</text:p>
          </table:table-cell>
          <table:table-cell office:value-type="float" office:value="12" calcext:value-type="float">
            <text:p>12</text:p>
          </table:table-cell>
          <table:table-cell office:value-type="float" office:value="4459.436035" calcext:value-type="float">
            <text:p>4459,436035</text:p>
          </table:table-cell>
          <table:table-cell office:value-type="float" office:value="160628" calcext:value-type="float">
            <text:p>160628</text:p>
          </table:table-cell>
          <table:table-cell office:value-type="float" office:value="1714.437012" calcext:value-type="float">
            <text:p>1714,437012</text:p>
          </table:table-cell>
          <table:table-cell office:value-type="float" office:value="10" calcext:value-type="float">
            <text:p>10</text:p>
          </table:table-cell>
          <table:table-cell office:value-type="float" office:value="3684.327881" calcext:value-type="float">
            <text:p>3684,327881</text:p>
          </table:table-cell>
          <table:table-cell office:value-type="float" office:value="160628" calcext:value-type="float">
            <text:p>160628</text:p>
          </table:table-cell>
          <table:table-cell office:value-type="float" office:value="1066.765991" calcext:value-type="float">
            <text:p>1066,765991</text:p>
          </table:table-cell>
          <table:table-cell office:value-type="float" office:value="10" calcext:value-type="float">
            <text:p>10</text:p>
          </table:table-cell>
          <table:table-cell office:value-type="float" office:value="3934.2771" calcext:value-type="float">
            <text:p>3934,2771</text:p>
          </table:table-cell>
          <table:table-cell office:value-type="float" office:value="160628" calcext:value-type="float">
            <text:p>160628</text:p>
          </table:table-cell>
          <table:table-cell office:value-type="float" office:value="1405.51001" calcext:value-type="float">
            <text:p>1405,51001</text:p>
          </table:table-cell>
          <table:table-cell office:value-type="float" office:value="8" calcext:value-type="float">
            <text:p>8</text:p>
          </table:table-cell>
          <table:table-cell office:value-type="float" office:value="3629.609863" calcext:value-type="float">
            <text:p>3629,609863</text:p>
          </table:table-cell>
        </table:table-row>
        <table:table-row table:style-name="ro1">
          <table:table-cell office:value-type="float" office:value="160820" calcext:value-type="float">
            <text:p>160820</text:p>
          </table:table-cell>
          <table:table-cell office:value-type="float" office:value="1085.459961" calcext:value-type="float">
            <text:p>1085,459961</text:p>
          </table:table-cell>
          <table:table-cell office:value-type="float" office:value="14" calcext:value-type="float">
            <text:p>14</text:p>
          </table:table-cell>
          <table:table-cell office:value-type="float" office:value="13392.856445" calcext:value-type="float">
            <text:p>13392,856445</text:p>
          </table:table-cell>
          <table:table-cell office:value-type="float" office:value="160820" calcext:value-type="float">
            <text:p>160820</text:p>
          </table:table-cell>
          <table:table-cell office:value-type="float" office:value="1318.911987" calcext:value-type="float">
            <text:p>1318,911987</text:p>
          </table:table-cell>
          <table:table-cell office:value-type="float" office:value="15" calcext:value-type="float">
            <text:p>15</text:p>
          </table:table-cell>
          <table:table-cell office:value-type="float" office:value="4422.315918" calcext:value-type="float">
            <text:p>4422,315918</text:p>
          </table:table-cell>
          <table:table-cell office:value-type="float" office:value="160820" calcext:value-type="float">
            <text:p>160820</text:p>
          </table:table-cell>
          <table:table-cell office:value-type="float" office:value="1338.76709" calcext:value-type="float">
            <text:p>1338,76709</text:p>
          </table:table-cell>
          <table:table-cell office:value-type="float" office:value="12" calcext:value-type="float">
            <text:p>12</text:p>
          </table:table-cell>
          <table:table-cell office:value-type="float" office:value="6206.043945" calcext:value-type="float">
            <text:p>6206,043945</text:p>
          </table:table-cell>
          <table:table-cell office:value-type="float" office:value="160820" calcext:value-type="float">
            <text:p>160820</text:p>
          </table:table-cell>
          <table:table-cell office:value-type="float" office:value="1540.082031" calcext:value-type="float">
            <text:p>1540,082031</text:p>
          </table:table-cell>
          <table:table-cell office:value-type="float" office:value="14" calcext:value-type="float">
            <text:p>14</text:p>
          </table:table-cell>
          <table:table-cell office:value-type="float" office:value="5666.935547" calcext:value-type="float">
            <text:p>5666,935547</text:p>
          </table:table-cell>
          <table:table-cell office:value-type="float" office:value="160820" calcext:value-type="float">
            <text:p>160820</text:p>
          </table:table-cell>
          <table:table-cell office:value-type="float" office:value="1022.312073" calcext:value-type="float">
            <text:p>1022,312073</text:p>
          </table:table-cell>
          <table:table-cell office:value-type="float" office:value="17" calcext:value-type="float">
            <text:p>17</text:p>
          </table:table-cell>
          <table:table-cell office:value-type="float" office:value="7144.710449" calcext:value-type="float">
            <text:p>7144,710449</text:p>
          </table:table-cell>
          <table:table-cell office:value-type="float" office:value="160820" calcext:value-type="float">
            <text:p>160820</text:p>
          </table:table-cell>
          <table:table-cell office:value-type="float" office:value="1471.732056" calcext:value-type="float">
            <text:p>1471,732056</text:p>
          </table:table-cell>
          <table:table-cell office:value-type="float" office:value="11" calcext:value-type="float">
            <text:p>11</text:p>
          </table:table-cell>
          <table:table-cell office:value-type="float" office:value="4437.48291" calcext:value-type="float">
            <text:p>4437,48291</text:p>
          </table:table-cell>
          <table:table-cell office:value-type="float" office:value="160820" calcext:value-type="float">
            <text:p>160820</text:p>
          </table:table-cell>
          <table:table-cell office:value-type="float" office:value="996.414001" calcext:value-type="float">
            <text:p>996,414001</text:p>
          </table:table-cell>
          <table:table-cell office:value-type="float" office:value="16" calcext:value-type="float">
            <text:p>16</text:p>
          </table:table-cell>
          <table:table-cell office:value-type="float" office:value="4807.848633" calcext:value-type="float">
            <text:p>4807,848633</text:p>
          </table:table-cell>
          <table:table-cell office:value-type="float" office:value="160820" calcext:value-type="float">
            <text:p>160820</text:p>
          </table:table-cell>
          <table:table-cell office:value-type="float" office:value="1163.310059" calcext:value-type="float">
            <text:p>1163,310059</text:p>
          </table:table-cell>
          <table:table-cell office:value-type="float" office:value="12" calcext:value-type="float">
            <text:p>12</text:p>
          </table:table-cell>
          <table:table-cell office:value-type="float" office:value="4919.554688" calcext:value-type="float">
            <text:p>4919,554688</text:p>
          </table:table-cell>
        </table:table-row>
        <table:table-row table:style-name="ro1">
          <table:table-cell office:value-type="float" office:value="161020" calcext:value-type="float">
            <text:p>161020</text:p>
          </table:table-cell>
          <table:table-cell office:value-type="float" office:value="1174.049072" calcext:value-type="float">
            <text:p>1174,049072</text:p>
          </table:table-cell>
          <table:table-cell office:value-type="float" office:value="10" calcext:value-type="float">
            <text:p>10</text:p>
          </table:table-cell>
          <table:table-cell office:value-type="float" office:value="2928.410156" calcext:value-type="float">
            <text:p>2928,410156</text:p>
          </table:table-cell>
          <table:table-cell office:value-type="float" office:value="161020" calcext:value-type="float">
            <text:p>161020</text:p>
          </table:table-cell>
          <table:table-cell office:value-type="float" office:value="1383.36499" calcext:value-type="float">
            <text:p>1383,36499</text:p>
          </table:table-cell>
          <table:table-cell office:value-type="float" office:value="33" calcext:value-type="float">
            <text:p>33</text:p>
          </table:table-cell>
          <table:table-cell office:value-type="float" office:value="6923.244629" calcext:value-type="float">
            <text:p>6923,244629</text:p>
          </table:table-cell>
          <table:table-cell office:value-type="float" office:value="161020" calcext:value-type="float">
            <text:p>161020</text:p>
          </table:table-cell>
          <table:table-cell office:value-type="float" office:value="1269.682007" calcext:value-type="float">
            <text:p>1269,682007</text:p>
          </table:table-cell>
          <table:table-cell office:value-type="float" office:value="5" calcext:value-type="float">
            <text:p>5</text:p>
          </table:table-cell>
          <table:table-cell office:value-type="float" office:value="3000.80542" calcext:value-type="float">
            <text:p>3000,80542</text:p>
          </table:table-cell>
          <table:table-cell office:value-type="float" office:value="161020" calcext:value-type="float">
            <text:p>161020</text:p>
          </table:table-cell>
          <table:table-cell office:value-type="float" office:value="1110.875" calcext:value-type="float">
            <text:p>1110,875</text:p>
          </table:table-cell>
          <table:table-cell office:value-type="float" office:value="10" calcext:value-type="float">
            <text:p>10</text:p>
          </table:table-cell>
          <table:table-cell office:value-type="float" office:value="3779.375977" calcext:value-type="float">
            <text:p>3779,375977</text:p>
          </table:table-cell>
          <table:table-cell office:value-type="float" office:value="161020" calcext:value-type="float">
            <text:p>161020</text:p>
          </table:table-cell>
          <table:table-cell office:value-type="float" office:value="1149.026001" calcext:value-type="float">
            <text:p>1149,026001</text:p>
          </table:table-cell>
          <table:table-cell office:value-type="float" office:value="8" calcext:value-type="float">
            <text:p>8</text:p>
          </table:table-cell>
          <table:table-cell office:value-type="float" office:value="3081.631104" calcext:value-type="float">
            <text:p>3081,631104</text:p>
          </table:table-cell>
          <table:table-cell office:value-type="float" office:value="161020" calcext:value-type="float">
            <text:p>161020</text:p>
          </table:table-cell>
          <table:table-cell office:value-type="float" office:value="1374.593018" calcext:value-type="float">
            <text:p>1374,593018</text:p>
          </table:table-cell>
          <table:table-cell office:value-type="float" office:value="15" calcext:value-type="float">
            <text:p>15</text:p>
          </table:table-cell>
          <table:table-cell office:value-type="float" office:value="2520.599121" calcext:value-type="float">
            <text:p>2520,599121</text:p>
          </table:table-cell>
          <table:table-cell office:value-type="float" office:value="161020" calcext:value-type="float">
            <text:p>161020</text:p>
          </table:table-cell>
          <table:table-cell office:value-type="float" office:value="1132.258057" calcext:value-type="float">
            <text:p>1132,258057</text:p>
          </table:table-cell>
          <table:table-cell office:value-type="float" office:value="9" calcext:value-type="float">
            <text:p>9</text:p>
          </table:table-cell>
          <table:table-cell office:value-type="float" office:value="7530.328125" calcext:value-type="float">
            <text:p>7530,328125</text:p>
          </table:table-cell>
          <table:table-cell office:value-type="float" office:value="161020" calcext:value-type="float">
            <text:p>161020</text:p>
          </table:table-cell>
          <table:table-cell office:value-type="float" office:value="1277.685059" calcext:value-type="float">
            <text:p>1277,685059</text:p>
          </table:table-cell>
          <table:table-cell office:value-type="float" office:value="10" calcext:value-type="float">
            <text:p>10</text:p>
          </table:table-cell>
          <table:table-cell office:value-type="float" office:value="3549.677002" calcext:value-type="float">
            <text:p>3549,677002</text:p>
          </table:table-cell>
        </table:table-row>
        <table:table-row table:style-name="ro1">
          <table:table-cell office:value-type="float" office:value="161248" calcext:value-type="float">
            <text:p>161248</text:p>
          </table:table-cell>
          <table:table-cell office:value-type="float" office:value="1479.082886" calcext:value-type="float">
            <text:p>1479,082886</text:p>
          </table:table-cell>
          <table:table-cell office:value-type="float" office:value="32" calcext:value-type="float">
            <text:p>32</text:p>
          </table:table-cell>
          <table:table-cell office:value-type="float" office:value="8245.417969" calcext:value-type="float">
            <text:p>8245,417969</text:p>
          </table:table-cell>
          <table:table-cell office:value-type="float" office:value="161248" calcext:value-type="float">
            <text:p>161248</text:p>
          </table:table-cell>
          <table:table-cell office:value-type="float" office:value="1009.637939" calcext:value-type="float">
            <text:p>1009,637939</text:p>
          </table:table-cell>
          <table:table-cell office:value-type="float" office:value="11" calcext:value-type="float">
            <text:p>11</text:p>
          </table:table-cell>
          <table:table-cell office:value-type="float" office:value="1423.477051" calcext:value-type="float">
            <text:p>1423,477051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56.847046" calcext:value-type="float">
            <text:p>1156,847046</text:p>
          </table:table-cell>
          <table:table-cell office:value-type="float" office:value="10" calcext:value-type="float">
            <text:p>10</text:p>
          </table:table-cell>
          <table:table-cell office:value-type="float" office:value="3871.016113" calcext:value-type="float">
            <text:p>3871,016113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24.02002" calcext:value-type="float">
            <text:p>1124,02002</text:p>
          </table:table-cell>
          <table:table-cell office:value-type="float" office:value="7" calcext:value-type="float">
            <text:p>7</text:p>
          </table:table-cell>
          <table:table-cell office:value-type="float" office:value="1734.934082" calcext:value-type="float">
            <text:p>1734,934082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25.872925" calcext:value-type="float">
            <text:p>1125,872925</text:p>
          </table:table-cell>
          <table:table-cell office:value-type="float" office:value="11" calcext:value-type="float">
            <text:p>11</text:p>
          </table:table-cell>
          <table:table-cell office:value-type="float" office:value="2073.564941" calcext:value-type="float">
            <text:p>2073,564941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89.061035" calcext:value-type="float">
            <text:p>1189,061035</text:p>
          </table:table-cell>
          <table:table-cell office:value-type="float" office:value="17" calcext:value-type="float">
            <text:p>17</text:p>
          </table:table-cell>
          <table:table-cell office:value-type="float" office:value="5590.539062" calcext:value-type="float">
            <text:p>5590,539062</text:p>
          </table:table-cell>
          <table:table-cell office:value-type="float" office:value="161248" calcext:value-type="float">
            <text:p>161248</text:p>
          </table:table-cell>
          <table:table-cell office:value-type="float" office:value="1072.374023" calcext:value-type="float">
            <text:p>1072,374023</text:p>
          </table:table-cell>
          <table:table-cell office:value-type="float" office:value="11" calcext:value-type="float">
            <text:p>11</text:p>
          </table:table-cell>
          <table:table-cell office:value-type="float" office:value="2884.008057" calcext:value-type="float">
            <text:p>2884,008057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50.869995" calcext:value-type="float">
            <text:p>1150,869995</text:p>
          </table:table-cell>
          <table:table-cell office:value-type="float" office:value="5" calcext:value-type="float">
            <text:p>5</text:p>
          </table:table-cell>
          <table:table-cell office:value-type="float" office:value="1060.755005" calcext:value-type="float">
            <text:p>1060,755005</text:p>
          </table:table-cell>
        </table:table-row>
        <table:table-row table:style-name="ro1">
          <table:table-cell office:value-type="float" office:value="162022" calcext:value-type="float">
            <text:p>162022</text:p>
          </table:table-cell>
          <table:table-cell office:value-type="float" office:value="1061.86792" calcext:value-type="float">
            <text:p>1061,86792</text:p>
          </table:table-cell>
          <table:table-cell office:value-type="float" office:value="20" calcext:value-type="float">
            <text:p>20</text:p>
          </table:table-cell>
          <table:table-cell office:value-type="float" office:value="6204.174316" calcext:value-type="float">
            <text:p>6204,174316</text:p>
          </table:table-cell>
          <table:table-cell office:value-type="float" office:value="162022" calcext:value-type="float">
            <text:p>162022</text:p>
          </table:table-cell>
          <table:table-cell office:value-type="float" office:value="1082.949097" calcext:value-type="float">
            <text:p>1082,949097</text:p>
          </table:table-cell>
          <table:table-cell office:value-type="float" office:value="21" calcext:value-type="float">
            <text:p>21</text:p>
          </table:table-cell>
          <table:table-cell office:value-type="float" office:value="7239.055664" calcext:value-type="float">
            <text:p>7239,055664</text:p>
          </table:table-cell>
          <table:table-cell office:value-type="float" office:value="162022" calcext:value-type="float">
            <text:p>162022</text:p>
          </table:table-cell>
          <table:table-cell office:value-type="float" office:value="1090.695068" calcext:value-type="float">
            <text:p>1090,695068</text:p>
          </table:table-cell>
          <table:table-cell office:value-type="float" office:value="12" calcext:value-type="float">
            <text:p>12</text:p>
          </table:table-cell>
          <table:table-cell office:value-type="float" office:value="6665.873047" calcext:value-type="float">
            <text:p>6665,873047</text:p>
          </table:table-cell>
          <table:table-cell office:value-type="float" office:value="162022" calcext:value-type="float">
            <text:p>162022</text:p>
          </table:table-cell>
          <table:table-cell office:value-type="float" office:value="1163.158081" calcext:value-type="float">
            <text:p>1163,158081</text:p>
          </table:table-cell>
          <table:table-cell office:value-type="float" office:value="12" calcext:value-type="float">
            <text:p>12</text:p>
          </table:table-cell>
          <table:table-cell office:value-type="float" office:value="8149.27002" calcext:value-type="float">
            <text:p>8149,27002</text:p>
          </table:table-cell>
          <table:table-cell office:value-type="float" office:value="162022" calcext:value-type="float">
            <text:p>162022</text:p>
          </table:table-cell>
          <table:table-cell office:value-type="float" office:value="1057.118042" calcext:value-type="float">
            <text:p>1057,118042</text:p>
          </table:table-cell>
          <table:table-cell office:value-type="float" office:value="28" calcext:value-type="float">
            <text:p>28</text:p>
          </table:table-cell>
          <table:table-cell office:value-type="float" office:value="12954.536133" calcext:value-type="float">
            <text:p>12954,536133</text:p>
          </table:table-cell>
          <table:table-cell office:value-type="float" office:value="162022" calcext:value-type="float">
            <text:p>162022</text:p>
          </table:table-cell>
          <table:table-cell office:value-type="float" office:value="1298.485962" calcext:value-type="float">
            <text:p>1298,485962</text:p>
          </table:table-cell>
          <table:table-cell office:value-type="float" office:value="14" calcext:value-type="float">
            <text:p>14</text:p>
          </table:table-cell>
          <table:table-cell office:value-type="float" office:value="3292.966064" calcext:value-type="float">
            <text:p>3292,966064</text:p>
          </table:table-cell>
          <table:table-cell office:value-type="float" office:value="162022" calcext:value-type="float">
            <text:p>162022</text:p>
          </table:table-cell>
          <table:table-cell office:value-type="float" office:value="1133.999023" calcext:value-type="float">
            <text:p>1133,999023</text:p>
          </table:table-cell>
          <table:table-cell office:value-type="float" office:value="19" calcext:value-type="float">
            <text:p>19</text:p>
          </table:table-cell>
          <table:table-cell office:value-type="float" office:value="6260.169922" calcext:value-type="float">
            <text:p>6260,169922</text:p>
          </table:table-cell>
          <table:table-cell office:value-type="float" office:value="162022" calcext:value-type="float">
            <text:p>162022</text:p>
          </table:table-cell>
          <table:table-cell office:value-type="float" office:value="1237.063965" calcext:value-type="float">
            <text:p>1237,063965</text:p>
          </table:table-cell>
          <table:table-cell office:value-type="float" office:value="14" calcext:value-type="float">
            <text:p>14</text:p>
          </table:table-cell>
          <table:table-cell office:value-type="float" office:value="4862.679688" calcext:value-type="float">
            <text:p>4862,679688</text:p>
          </table:table-cell>
        </table:table-row>
        <table:table-row table:style-name="ro1">
          <table:table-cell office:value-type="float" office:value="162412" calcext:value-type="float">
            <text:p>162412</text:p>
          </table:table-cell>
          <table:table-cell office:value-type="float" office:value="1758.113037" calcext:value-type="float">
            <text:p>1758,113037</text:p>
          </table:table-cell>
          <table:table-cell office:value-type="float" office:value="162" calcext:value-type="float">
            <text:p>162</text:p>
          </table:table-cell>
          <table:table-cell office:value-type="float" office:value="4623.061523" calcext:value-type="float">
            <text:p>4623,061523</text:p>
          </table:table-cell>
          <table:table-cell office:value-type="float" office:value="162412" calcext:value-type="float">
            <text:p>162412</text:p>
          </table:table-cell>
          <table:table-cell office:value-type="float" office:value="1513.821045" calcext:value-type="float">
            <text:p>1513,821045</text:p>
          </table:table-cell>
          <table:table-cell office:value-type="float" office:value="155" calcext:value-type="float">
            <text:p>155</text:p>
          </table:table-cell>
          <table:table-cell office:value-type="float" office:value="4620.976562" calcext:value-type="float">
            <text:p>4620,976562</text:p>
          </table:table-cell>
          <table:table-cell office:value-type="float" office:value="162412" calcext:value-type="float">
            <text:p>162412</text:p>
          </table:table-cell>
          <table:table-cell office:value-type="float" office:value="1586.411987" calcext:value-type="float">
            <text:p>1586,411987</text:p>
          </table:table-cell>
          <table:table-cell office:value-type="float" office:value="129" calcext:value-type="float">
            <text:p>129</text:p>
          </table:table-cell>
          <table:table-cell office:value-type="float" office:value="4167.145996" calcext:value-type="float">
            <text:p>4167,145996</text:p>
          </table:table-cell>
          <table:table-cell office:value-type="float" office:value="162412" calcext:value-type="float">
            <text:p>162412</text:p>
          </table:table-cell>
          <table:table-cell office:value-type="float" office:value="1638.312012" calcext:value-type="float">
            <text:p>1638,312012</text:p>
          </table:table-cell>
          <table:table-cell office:value-type="float" office:value="178" calcext:value-type="float">
            <text:p>178</text:p>
          </table:table-cell>
          <table:table-cell office:value-type="float" office:value="5269.132324" calcext:value-type="float">
            <text:p>5269,132324</text:p>
          </table:table-cell>
          <table:table-cell office:value-type="float" office:value="162412" calcext:value-type="float">
            <text:p>162412</text:p>
          </table:table-cell>
          <table:table-cell office:value-type="float" office:value="1359.529053" calcext:value-type="float">
            <text:p>1359,529053</text:p>
          </table:table-cell>
          <table:table-cell office:value-type="float" office:value="149" calcext:value-type="float">
            <text:p>149</text:p>
          </table:table-cell>
          <table:table-cell office:value-type="float" office:value="4334.080078" calcext:value-type="float">
            <text:p>4334,080078</text:p>
          </table:table-cell>
          <table:table-cell office:value-type="float" office:value="162412" calcext:value-type="float">
            <text:p>162412</text:p>
          </table:table-cell>
          <table:table-cell office:value-type="float" office:value="1566.387085" calcext:value-type="float">
            <text:p>1566,387085</text:p>
          </table:table-cell>
          <table:table-cell office:value-type="float" office:value="133" calcext:value-type="float">
            <text:p>133</text:p>
          </table:table-cell>
          <table:table-cell office:value-type="float" office:value="4145.116699" calcext:value-type="float">
            <text:p>4145,116699</text:p>
          </table:table-cell>
          <table:table-cell office:value-type="float" office:value="162412" calcext:value-type="float">
            <text:p>162412</text:p>
          </table:table-cell>
          <table:table-cell office:value-type="float" office:value="1545.075073" calcext:value-type="float">
            <text:p>1545,075073</text:p>
          </table:table-cell>
          <table:table-cell office:value-type="float" office:value="164" calcext:value-type="float">
            <text:p>164</text:p>
          </table:table-cell>
          <table:table-cell office:value-type="float" office:value="5284.793945" calcext:value-type="float">
            <text:p>5284,793945</text:p>
          </table:table-cell>
          <table:table-cell office:value-type="float" office:value="162412" calcext:value-type="float">
            <text:p>162412</text:p>
          </table:table-cell>
          <table:table-cell office:value-type="float" office:value="1301.985962" calcext:value-type="float">
            <text:p>1301,985962</text:p>
          </table:table-cell>
          <table:table-cell office:value-type="float" office:value="132" calcext:value-type="float">
            <text:p>132</text:p>
          </table:table-cell>
          <table:table-cell office:value-type="float" office:value="4016.039062" calcext:value-type="float">
            <text:p>4016,039062</text:p>
          </table:table-cell>
        </table:table-row>
        <table:table-row table:style-name="ro1">
          <table:table-cell office:value-type="float" office:value="162643" calcext:value-type="float">
            <text:p>162643</text:p>
          </table:table-cell>
          <table:table-cell office:value-type="float" office:value="1321.521973" calcext:value-type="float">
            <text:p>1321,521973</text:p>
          </table:table-cell>
          <table:table-cell office:value-type="float" office:value="15" calcext:value-type="float">
            <text:p>15</text:p>
          </table:table-cell>
          <table:table-cell office:value-type="float" office:value="5958.770996" calcext:value-type="float">
            <text:p>5958,770996</text:p>
          </table:table-cell>
          <table:table-cell office:value-type="float" office:value="162643" calcext:value-type="float">
            <text:p>162643</text:p>
          </table:table-cell>
          <table:table-cell office:value-type="float" office:value="1665.97998" calcext:value-type="float">
            <text:p>1665,97998</text:p>
          </table:table-cell>
          <table:table-cell office:value-type="float" office:value="17" calcext:value-type="float">
            <text:p>17</text:p>
          </table:table-cell>
          <table:table-cell office:value-type="float" office:value="5255.193359" calcext:value-type="float">
            <text:p>5255,193359</text:p>
          </table:table-cell>
          <table:table-cell office:value-type="float" office:value="162643" calcext:value-type="float">
            <text:p>162643</text:p>
          </table:table-cell>
          <table:table-cell office:value-type="float" office:value="1264.233887" calcext:value-type="float">
            <text:p>1264,233887</text:p>
          </table:table-cell>
          <table:table-cell office:value-type="float" office:value="34" calcext:value-type="float">
            <text:p>34</text:p>
          </table:table-cell>
          <table:table-cell office:value-type="float" office:value="12243.736328" calcext:value-type="float">
            <text:p>12243,736328</text:p>
          </table:table-cell>
          <table:table-cell office:value-type="float" office:value="162643" calcext:value-type="float">
            <text:p>162643</text:p>
          </table:table-cell>
          <table:table-cell office:value-type="float" office:value="1222.273926" calcext:value-type="float">
            <text:p>1222,273926</text:p>
          </table:table-cell>
          <table:table-cell office:value-type="float" office:value="25" calcext:value-type="float">
            <text:p>25</text:p>
          </table:table-cell>
          <table:table-cell office:value-type="float" office:value="6778.276855" calcext:value-type="float">
            <text:p>6778,276855</text:p>
          </table:table-cell>
          <table:table-cell office:value-type="float" office:value="162643" calcext:value-type="float">
            <text:p>162643</text:p>
          </table:table-cell>
          <table:table-cell office:value-type="float" office:value="1324.270996" calcext:value-type="float">
            <text:p>1324,270996</text:p>
          </table:table-cell>
          <table:table-cell office:value-type="float" office:value="23" calcext:value-type="float">
            <text:p>23</text:p>
          </table:table-cell>
          <table:table-cell office:value-type="float" office:value="16640.003906" calcext:value-type="float">
            <text:p>16640,003906</text:p>
          </table:table-cell>
          <table:table-cell office:value-type="float" office:value="162643" calcext:value-type="float">
            <text:p>162643</text:p>
          </table:table-cell>
          <table:table-cell office:value-type="float" office:value="1594.457031" calcext:value-type="float">
            <text:p>1594,457031</text:p>
          </table:table-cell>
          <table:table-cell office:value-type="float" office:value="12" calcext:value-type="float">
            <text:p>12</text:p>
          </table:table-cell>
          <table:table-cell office:value-type="float" office:value="4424.957031" calcext:value-type="float">
            <text:p>4424,957031</text:p>
          </table:table-cell>
          <table:table-cell office:value-type="float" office:value="162643" calcext:value-type="float">
            <text:p>162643</text:p>
          </table:table-cell>
          <table:table-cell office:value-type="float" office:value="1729.984985" calcext:value-type="float">
            <text:p>1729,984985</text:p>
          </table:table-cell>
          <table:table-cell office:value-type="float" office:value="16" calcext:value-type="float">
            <text:p>16</text:p>
          </table:table-cell>
          <table:table-cell office:value-type="float" office:value="7660.415039" calcext:value-type="float">
            <text:p>7660,415039</text:p>
          </table:table-cell>
          <table:table-cell office:value-type="float" office:value="162643" calcext:value-type="float">
            <text:p>162643</text:p>
          </table:table-cell>
          <table:table-cell office:value-type="float" office:value="1355.018921" calcext:value-type="float">
            <text:p>1355,018921</text:p>
          </table:table-cell>
          <table:table-cell office:value-type="float" office:value="16" calcext:value-type="float">
            <text:p>16</text:p>
          </table:table-cell>
          <table:table-cell office:value-type="float" office:value="5314.949707" calcext:value-type="float">
            <text:p>5314,949707</text:p>
          </table:table-cell>
        </table:table-row>
        <table:table-row table:style-name="ro1">
          <table:table-cell office:value-type="float" office:value="163304" calcext:value-type="float">
            <text:p>163304</text:p>
          </table:table-cell>
          <table:table-cell office:value-type="float" office:value="1079.645996" calcext:value-type="float">
            <text:p>1079,645996</text:p>
          </table:table-cell>
          <table:table-cell office:value-type="float" office:value="12" calcext:value-type="float">
            <text:p>12</text:p>
          </table:table-cell>
          <table:table-cell office:value-type="float" office:value="7165.841797" calcext:value-type="float">
            <text:p>7165,841797</text:p>
          </table:table-cell>
          <table:table-cell office:value-type="float" office:value="163304" calcext:value-type="float">
            <text:p>163304</text:p>
          </table:table-cell>
          <table:table-cell office:value-type="float" office:value="1372.876099" calcext:value-type="float">
            <text:p>1372,876099</text:p>
          </table:table-cell>
          <table:table-cell office:value-type="float" office:value="31" calcext:value-type="float">
            <text:p>31</text:p>
          </table:table-cell>
          <table:table-cell office:value-type="float" office:value="10226.84082" calcext:value-type="float">
            <text:p>10226,84082</text:p>
          </table:table-cell>
          <table:table-cell office:value-type="float" office:value="163304" calcext:value-type="float">
            <text:p>163304</text:p>
          </table:table-cell>
          <table:table-cell office:value-type="float" office:value="1265.972046" calcext:value-type="float">
            <text:p>1265,972046</text:p>
          </table:table-cell>
          <table:table-cell office:value-type="float" office:value="16" calcext:value-type="float">
            <text:p>16</text:p>
          </table:table-cell>
          <table:table-cell office:value-type="float" office:value="6767.630859" calcext:value-type="float">
            <text:p>6767,630859</text:p>
          </table:table-cell>
          <table:table-cell office:value-type="float" office:value="163304" calcext:value-type="float">
            <text:p>163304</text:p>
          </table:table-cell>
          <table:table-cell office:value-type="float" office:value="1093.703003" calcext:value-type="float">
            <text:p>1093,703003</text:p>
          </table:table-cell>
          <table:table-cell office:value-type="float" office:value="26" calcext:value-type="float">
            <text:p>26</text:p>
          </table:table-cell>
          <table:table-cell office:value-type="float" office:value="12861.741211" calcext:value-type="float">
            <text:p>12861,741211</text:p>
          </table:table-cell>
          <table:table-cell office:value-type="float" office:value="163304" calcext:value-type="float">
            <text:p>163304</text:p>
          </table:table-cell>
          <table:table-cell office:value-type="float" office:value="1171.679932" calcext:value-type="float">
            <text:p>1171,679932</text:p>
          </table:table-cell>
          <table:table-cell office:value-type="float" office:value="29" calcext:value-type="float">
            <text:p>29</text:p>
          </table:table-cell>
          <table:table-cell office:value-type="float" office:value="15489.503906" calcext:value-type="float">
            <text:p>15489,503906</text:p>
          </table:table-cell>
          <table:table-cell office:value-type="float" office:value="163304" calcext:value-type="float">
            <text:p>163304</text:p>
          </table:table-cell>
          <table:table-cell office:value-type="float" office:value="1203.631104" calcext:value-type="float">
            <text:p>1203,631104</text:p>
          </table:table-cell>
          <table:table-cell office:value-type="float" office:value="19" calcext:value-type="float">
            <text:p>19</text:p>
          </table:table-cell>
          <table:table-cell office:value-type="float" office:value="5963.055176" calcext:value-type="float">
            <text:p>5963,055176</text:p>
          </table:table-cell>
          <table:table-cell office:value-type="float" office:value="163304" calcext:value-type="float">
            <text:p>163304</text:p>
          </table:table-cell>
          <table:table-cell office:value-type="float" office:value="1179.303955" calcext:value-type="float">
            <text:p>1179,303955</text:p>
          </table:table-cell>
          <table:table-cell office:value-type="float" office:value="15" calcext:value-type="float">
            <text:p>15</text:p>
          </table:table-cell>
          <table:table-cell office:value-type="float" office:value="5915.838867" calcext:value-type="float">
            <text:p>5915,838867</text:p>
          </table:table-cell>
          <table:table-cell office:value-type="float" office:value="163304" calcext:value-type="float">
            <text:p>163304</text:p>
          </table:table-cell>
          <table:table-cell office:value-type="float" office:value="1242.416992" calcext:value-type="float">
            <text:p>1242,416992</text:p>
          </table:table-cell>
          <table:table-cell office:value-type="float" office:value="12" calcext:value-type="float">
            <text:p>12</text:p>
          </table:table-cell>
          <table:table-cell office:value-type="float" office:value="4291.557617" calcext:value-type="float">
            <text:p>4291,557617</text:p>
          </table:table-cell>
        </table:table-row>
        <table:table-row table:style-name="ro1">
          <table:table-cell office:value-type="float" office:value="163455" calcext:value-type="float">
            <text:p>163455</text:p>
          </table:table-cell>
          <table:table-cell office:value-type="float" office:value="1265.390991" calcext:value-type="float">
            <text:p>1265,390991</text:p>
          </table:table-cell>
          <table:table-cell office:value-type="float" office:value="17" calcext:value-type="float">
            <text:p>17</text:p>
          </table:table-cell>
          <table:table-cell office:value-type="float" office:value="6489.92041" calcext:value-type="float">
            <text:p>6489,92041</text:p>
          </table:table-cell>
          <table:table-cell office:value-type="float" office:value="163455" calcext:value-type="float">
            <text:p>163455</text:p>
          </table:table-cell>
          <table:table-cell office:value-type="float" office:value="1243.604004" calcext:value-type="float">
            <text:p>1243,604004</text:p>
          </table:table-cell>
          <table:table-cell office:value-type="float" office:value="7" calcext:value-type="float">
            <text:p>7</text:p>
          </table:table-cell>
          <table:table-cell office:value-type="float" office:value="5987.254883" calcext:value-type="float">
            <text:p>5987,254883</text:p>
          </table:table-cell>
          <table:table-cell office:value-type="float" office:value="163455" calcext:value-type="float">
            <text:p>163455</text:p>
          </table:table-cell>
          <table:table-cell office:value-type="float" office:value="1365.958008" calcext:value-type="float">
            <text:p>1365,958008</text:p>
          </table:table-cell>
          <table:table-cell office:value-type="float" office:value="6" calcext:value-type="float">
            <text:p>6</text:p>
          </table:table-cell>
          <table:table-cell office:value-type="float" office:value="6381.549805" calcext:value-type="float">
            <text:p>6381,549805</text:p>
          </table:table-cell>
          <table:table-cell office:value-type="float" office:value="163455" calcext:value-type="float">
            <text:p>163455</text:p>
          </table:table-cell>
          <table:table-cell office:value-type="float" office:value="1217.932007" calcext:value-type="float">
            <text:p>1217,932007</text:p>
          </table:table-cell>
          <table:table-cell office:value-type="float" office:value="14" calcext:value-type="float">
            <text:p>14</text:p>
          </table:table-cell>
          <table:table-cell office:value-type="float" office:value="8001.111816" calcext:value-type="float">
            <text:p>8001,111816</text:p>
          </table:table-cell>
          <table:table-cell office:value-type="float" office:value="163455" calcext:value-type="float">
            <text:p>163455</text:p>
          </table:table-cell>
          <table:table-cell office:value-type="float" office:value="1010.504944" calcext:value-type="float">
            <text:p>1010,504944</text:p>
          </table:table-cell>
          <table:table-cell office:value-type="float" office:value="22" calcext:value-type="float">
            <text:p>22</text:p>
          </table:table-cell>
          <table:table-cell office:value-type="float" office:value="12703.69043" calcext:value-type="float">
            <text:p>12703,69043</text:p>
          </table:table-cell>
          <table:table-cell office:value-type="float" office:value="163455" calcext:value-type="float">
            <text:p>163455</text:p>
          </table:table-cell>
          <table:table-cell office:value-type="float" office:value="1076.194092" calcext:value-type="float">
            <text:p>1076,194092</text:p>
          </table:table-cell>
          <table:table-cell office:value-type="float" office:value="17" calcext:value-type="float">
            <text:p>17</text:p>
          </table:table-cell>
          <table:table-cell office:value-type="float" office:value="6528.871582" calcext:value-type="float">
            <text:p>6528,871582</text:p>
          </table:table-cell>
          <table:table-cell office:value-type="float" office:value="163455" calcext:value-type="float">
            <text:p>163455</text:p>
          </table:table-cell>
          <table:table-cell office:value-type="float" office:value="1375.362061" calcext:value-type="float">
            <text:p>1375,362061</text:p>
          </table:table-cell>
          <table:table-cell office:value-type="float" office:value="15" calcext:value-type="float">
            <text:p>15</text:p>
          </table:table-cell>
          <table:table-cell office:value-type="float" office:value="6200.07959" calcext:value-type="float">
            <text:p>6200,07959</text:p>
          </table:table-cell>
          <table:table-cell office:value-type="float" office:value="163455" calcext:value-type="float">
            <text:p>163455</text:p>
          </table:table-cell>
          <table:table-cell office:value-type="float" office:value="1109.011108" calcext:value-type="float">
            <text:p>1109,011108</text:p>
          </table:table-cell>
          <table:table-cell office:value-type="float" office:value="8" calcext:value-type="float">
            <text:p>8</text:p>
          </table:table-cell>
          <table:table-cell office:value-type="float" office:value="4610.225098" calcext:value-type="float">
            <text:p>4610,225098</text:p>
          </table:table-cell>
        </table:table-row>
        <table:table-row table:style-name="ro1">
          <table:table-cell office:value-type="float" office:value="163644" calcext:value-type="float">
            <text:p>163644</text:p>
          </table:table-cell>
          <table:table-cell office:value-type="float" office:value="1189.149048" calcext:value-type="float">
            <text:p>1189,149048</text:p>
          </table:table-cell>
          <table:table-cell office:value-type="float" office:value="22" calcext:value-type="float">
            <text:p>22</text:p>
          </table:table-cell>
          <table:table-cell office:value-type="float" office:value="10586.411133" calcext:value-type="float">
            <text:p>10586,411133</text:p>
          </table:table-cell>
          <table:table-cell office:value-type="float" office:value="163644" calcext:value-type="float">
            <text:p>163644</text:p>
          </table:table-cell>
          <table:table-cell office:value-type="float" office:value="1365.537964" calcext:value-type="float">
            <text:p>1365,537964</text:p>
          </table:table-cell>
          <table:table-cell office:value-type="float" office:value="29" calcext:value-type="float">
            <text:p>29</text:p>
          </table:table-cell>
          <table:table-cell office:value-type="float" office:value="14797.649414" calcext:value-type="float">
            <text:p>14797,649414</text:p>
          </table:table-cell>
          <table:table-cell office:value-type="float" office:value="163644" calcext:value-type="float">
            <text:p>163644</text:p>
          </table:table-cell>
          <table:table-cell office:value-type="float" office:value="1362.195068" calcext:value-type="float">
            <text:p>1362,195068</text:p>
          </table:table-cell>
          <table:table-cell office:value-type="float" office:value="35" calcext:value-type="float">
            <text:p>35</text:p>
          </table:table-cell>
          <table:table-cell office:value-type="float" office:value="13090.441406" calcext:value-type="float">
            <text:p>13090,441406</text:p>
          </table:table-cell>
          <table:table-cell office:value-type="float" office:value="163644" calcext:value-type="float">
            <text:p>163644</text:p>
          </table:table-cell>
          <table:table-cell office:value-type="float" office:value="1225.587036" calcext:value-type="float">
            <text:p>1225,587036</text:p>
          </table:table-cell>
          <table:table-cell office:value-type="float" office:value="27" calcext:value-type="float">
            <text:p>27</text:p>
          </table:table-cell>
          <table:table-cell office:value-type="float" office:value="15266.024414" calcext:value-type="float">
            <text:p>15266,024414</text:p>
          </table:table-cell>
          <table:table-cell office:value-type="float" office:value="163644" calcext:value-type="float">
            <text:p>163644</text:p>
          </table:table-cell>
          <table:table-cell office:value-type="float" office:value="1456.55896" calcext:value-type="float">
            <text:p>1456,55896</text:p>
          </table:table-cell>
          <table:table-cell office:value-type="float" office:value="19" calcext:value-type="float">
            <text:p>19</text:p>
          </table:table-cell>
          <table:table-cell office:value-type="float" office:value="4525.647461" calcext:value-type="float">
            <text:p>4525,647461</text:p>
          </table:table-cell>
          <table:table-cell office:value-type="float" office:value="163644" calcext:value-type="float">
            <text:p>163644</text:p>
          </table:table-cell>
          <table:table-cell office:value-type="float" office:value="1225.777954" calcext:value-type="float">
            <text:p>1225,777954</text:p>
          </table:table-cell>
          <table:table-cell office:value-type="float" office:value="17" calcext:value-type="float">
            <text:p>17</text:p>
          </table:table-cell>
          <table:table-cell office:value-type="float" office:value="5972.333496" calcext:value-type="float">
            <text:p>5972,333496</text:p>
          </table:table-cell>
          <table:table-cell office:value-type="float" office:value="163644" calcext:value-type="float">
            <text:p>163644</text:p>
          </table:table-cell>
          <table:table-cell office:value-type="float" office:value="1301.169067" calcext:value-type="float">
            <text:p>1301,169067</text:p>
          </table:table-cell>
          <table:table-cell office:value-type="float" office:value="11" calcext:value-type="float">
            <text:p>11</text:p>
          </table:table-cell>
          <table:table-cell office:value-type="float" office:value="4670.042969" calcext:value-type="float">
            <text:p>4670,042969</text:p>
          </table:table-cell>
          <table:table-cell office:value-type="float" office:value="163644" calcext:value-type="float">
            <text:p>163644</text:p>
          </table:table-cell>
          <table:table-cell office:value-type="float" office:value="1739.967896" calcext:value-type="float">
            <text:p>1739,967896</text:p>
          </table:table-cell>
          <table:table-cell office:value-type="float" office:value="15" calcext:value-type="float">
            <text:p>15</text:p>
          </table:table-cell>
          <table:table-cell office:value-type="float" office:value="6340.958496" calcext:value-type="float">
            <text:p>6340,958496</text:p>
          </table:table-cell>
        </table:table-row>
        <table:table-row table:style-name="ro1">
          <table:table-cell office:value-type="float" office:value="164213" calcext:value-type="float">
            <text:p>164213</text:p>
          </table:table-cell>
          <table:table-cell office:value-type="float" office:value="1375.884033" calcext:value-type="float">
            <text:p>1375,884033</text:p>
          </table:table-cell>
          <table:table-cell office:value-type="float" office:value="16" calcext:value-type="float">
            <text:p>16</text:p>
          </table:table-cell>
          <table:table-cell office:value-type="float" office:value="6101.561523" calcext:value-type="float">
            <text:p>6101,561523</text:p>
          </table:table-cell>
          <table:table-cell office:value-type="float" office:value="164213" calcext:value-type="float">
            <text:p>164213</text:p>
          </table:table-cell>
          <table:table-cell office:value-type="float" office:value="1258.295044" calcext:value-type="float">
            <text:p>1258,295044</text:p>
          </table:table-cell>
          <table:table-cell office:value-type="float" office:value="26" calcext:value-type="float">
            <text:p>26</text:p>
          </table:table-cell>
          <table:table-cell office:value-type="float" office:value="11301.574219" calcext:value-type="float">
            <text:p>11301,574219</text:p>
          </table:table-cell>
          <table:table-cell office:value-type="float" office:value="164213" calcext:value-type="float">
            <text:p>164213</text:p>
          </table:table-cell>
          <table:table-cell office:value-type="float" office:value="1167.523926" calcext:value-type="float">
            <text:p>1167,523926</text:p>
          </table:table-cell>
          <table:table-cell office:value-type="float" office:value="18" calcext:value-type="float">
            <text:p>18</text:p>
          </table:table-cell>
          <table:table-cell office:value-type="float" office:value="6593.897461" calcext:value-type="float">
            <text:p>6593,897461</text:p>
          </table:table-cell>
          <table:table-cell office:value-type="float" office:value="164213" calcext:value-type="float">
            <text:p>164213</text:p>
          </table:table-cell>
          <table:table-cell office:value-type="float" office:value="1217.825073" calcext:value-type="float">
            <text:p>1217,825073</text:p>
          </table:table-cell>
          <table:table-cell office:value-type="float" office:value="25" calcext:value-type="float">
            <text:p>25</text:p>
          </table:table-cell>
          <table:table-cell office:value-type="float" office:value="18108.681641" calcext:value-type="float">
            <text:p>18108,681641</text:p>
          </table:table-cell>
          <table:table-cell office:value-type="float" office:value="164213" calcext:value-type="float">
            <text:p>164213</text:p>
          </table:table-cell>
          <table:table-cell office:value-type="float" office:value="1097.755981" calcext:value-type="float">
            <text:p>1097,755981</text:p>
          </table:table-cell>
          <table:table-cell office:value-type="float" office:value="16" calcext:value-type="float">
            <text:p>16</text:p>
          </table:table-cell>
          <table:table-cell office:value-type="float" office:value="7865.495117" calcext:value-type="float">
            <text:p>7865,495117</text:p>
          </table:table-cell>
          <table:table-cell office:value-type="float" office:value="164213" calcext:value-type="float">
            <text:p>164213</text:p>
          </table:table-cell>
          <table:table-cell office:value-type="float" office:value="1123.720093" calcext:value-type="float">
            <text:p>1123,720093</text:p>
          </table:table-cell>
          <table:table-cell office:value-type="float" office:value="11" calcext:value-type="float">
            <text:p>11</text:p>
          </table:table-cell>
          <table:table-cell office:value-type="float" office:value="3927.290039" calcext:value-type="float">
            <text:p>3927,290039</text:p>
          </table:table-cell>
          <table:table-cell office:value-type="float" office:value="164213" calcext:value-type="float">
            <text:p>164213</text:p>
          </table:table-cell>
          <table:table-cell office:value-type="float" office:value="1119.189941" calcext:value-type="float">
            <text:p>1119,189941</text:p>
          </table:table-cell>
          <table:table-cell office:value-type="float" office:value="18" calcext:value-type="float">
            <text:p>18</text:p>
          </table:table-cell>
          <table:table-cell office:value-type="float" office:value="7126.603027" calcext:value-type="float">
            <text:p>7126,603027</text:p>
          </table:table-cell>
          <table:table-cell office:value-type="float" office:value="164213" calcext:value-type="float">
            <text:p>164213</text:p>
          </table:table-cell>
          <table:table-cell office:value-type="float" office:value="1279.64502" calcext:value-type="float">
            <text:p>1279,64502</text:p>
          </table:table-cell>
          <table:table-cell office:value-type="float" office:value="17" calcext:value-type="float">
            <text:p>17</text:p>
          </table:table-cell>
          <table:table-cell office:value-type="float" office:value="5811.299805" calcext:value-type="float">
            <text:p>5811,299805</text:p>
          </table:table-cell>
        </table:table-row>
        <table:table-row table:style-name="ro1">
          <table:table-cell office:value-type="float" office:value="164412" calcext:value-type="float">
            <text:p>164412</text:p>
          </table:table-cell>
          <table:table-cell office:value-type="float" office:value="1498.395996" calcext:value-type="float">
            <text:p>1498,395996</text:p>
          </table:table-cell>
          <table:table-cell office:value-type="float" office:value="170" calcext:value-type="float">
            <text:p>170</text:p>
          </table:table-cell>
          <table:table-cell office:value-type="float" office:value="5375.738281" calcext:value-type="float">
            <text:p>5375,7382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85.708984" calcext:value-type="float">
            <text:p>1285,708984</text:p>
          </table:table-cell>
          <table:table-cell office:value-type="float" office:value="125" calcext:value-type="float">
            <text:p>125</text:p>
          </table:table-cell>
          <table:table-cell office:value-type="float" office:value="3270.654541" calcext:value-type="float">
            <text:p>3270,65454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32.343994" calcext:value-type="float">
            <text:p>1232,343994</text:p>
          </table:table-cell>
          <table:table-cell office:value-type="float" office:value="177" calcext:value-type="float">
            <text:p>177</text:p>
          </table:table-cell>
          <table:table-cell office:value-type="float" office:value="5248.691895" calcext:value-type="float">
            <text:p>5248,691895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67.228027" calcext:value-type="float">
            <text:p>1267,228027</text:p>
          </table:table-cell>
          <table:table-cell office:value-type="float" office:value="159" calcext:value-type="float">
            <text:p>159</text:p>
          </table:table-cell>
          <table:table-cell office:value-type="float" office:value="4847.358398" calcext:value-type="float">
            <text:p>4847,358398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01.765991" calcext:value-type="float">
            <text:p>1301,765991</text:p>
          </table:table-cell>
          <table:table-cell office:value-type="float" office:value="185" calcext:value-type="float">
            <text:p>185</text:p>
          </table:table-cell>
          <table:table-cell office:value-type="float" office:value="5278.804199" calcext:value-type="float">
            <text:p>5278,804199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30.571045" calcext:value-type="float">
            <text:p>1330,571045</text:p>
          </table:table-cell>
          <table:table-cell office:value-type="float" office:value="157" calcext:value-type="float">
            <text:p>157</text:p>
          </table:table-cell>
          <table:table-cell office:value-type="float" office:value="4603.425781" calcext:value-type="float">
            <text:p>4603,4257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735.597046" calcext:value-type="float">
            <text:p>1735,597046</text:p>
          </table:table-cell>
          <table:table-cell office:value-type="float" office:value="146" calcext:value-type="float">
            <text:p>146</text:p>
          </table:table-cell>
          <table:table-cell office:value-type="float" office:value="4519.047852" calcext:value-type="float">
            <text:p>4519,047852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65.587891" calcext:value-type="float">
            <text:p>1365,587891</text:p>
          </table:table-cell>
          <table:table-cell office:value-type="float" office:value="149" calcext:value-type="float">
            <text:p>149</text:p>
          </table:table-cell>
          <table:table-cell office:value-type="float" office:value="4847.368164" calcext:value-type="float">
            <text:p>4847,368164</text:p>
          </table:table-cell>
        </table:table-row>
        <table:table-row table:style-name="ro1">
          <table:table-cell office:value-type="float" office:value="164651" calcext:value-type="float">
            <text:p>164651</text:p>
          </table:table-cell>
          <table:table-cell office:value-type="float" office:value="1175.369019" calcext:value-type="float">
            <text:p>1175,369019</text:p>
          </table:table-cell>
          <table:table-cell office:value-type="float" office:value="173" calcext:value-type="float">
            <text:p>173</text:p>
          </table:table-cell>
          <table:table-cell office:value-type="float" office:value="5596.081055" calcext:value-type="float">
            <text:p>5596,08105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1.697998" calcext:value-type="float">
            <text:p>1041,697998</text:p>
          </table:table-cell>
          <table:table-cell office:value-type="float" office:value="198" calcext:value-type="float">
            <text:p>198</text:p>
          </table:table-cell>
          <table:table-cell office:value-type="float" office:value="4879.060059" calcext:value-type="float">
            <text:p>4879,060059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29.392944" calcext:value-type="float">
            <text:p>1129,392944</text:p>
          </table:table-cell>
          <table:table-cell office:value-type="float" office:value="174" calcext:value-type="float">
            <text:p>174</text:p>
          </table:table-cell>
          <table:table-cell office:value-type="float" office:value="5220.457031" calcext:value-type="float">
            <text:p>5220,457031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23.310913" calcext:value-type="float">
            <text:p>1223,310913</text:p>
          </table:table-cell>
          <table:table-cell office:value-type="float" office:value="187" calcext:value-type="float">
            <text:p>187</text:p>
          </table:table-cell>
          <table:table-cell office:value-type="float" office:value="4610.196777" calcext:value-type="float">
            <text:p>4610,196777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87.607056" calcext:value-type="float">
            <text:p>1187,607056</text:p>
          </table:table-cell>
          <table:table-cell office:value-type="float" office:value="3" calcext:value-type="float">
            <text:p>3</text:p>
          </table:table-cell>
          <table:table-cell office:value-type="float" office:value="193.621002" calcext:value-type="float">
            <text:p>193,621002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35.02002" calcext:value-type="float">
            <text:p>1035,02002</text:p>
          </table:table-cell>
          <table:table-cell office:value-type="float" office:value="190" calcext:value-type="float">
            <text:p>190</text:p>
          </table:table-cell>
          <table:table-cell office:value-type="float" office:value="5445.237305" calcext:value-type="float">
            <text:p>5445,23730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93.213013" calcext:value-type="float">
            <text:p>1293,213013</text:p>
          </table:table-cell>
          <table:table-cell office:value-type="float" office:value="147" calcext:value-type="float">
            <text:p>147</text:p>
          </table:table-cell>
          <table:table-cell office:value-type="float" office:value="4530.717285" calcext:value-type="float">
            <text:p>4530,71728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2.81604" calcext:value-type="float">
            <text:p>1042,81604</text:p>
          </table:table-cell>
          <table:table-cell office:value-type="float" office:value="166" calcext:value-type="float">
            <text:p>166</text:p>
          </table:table-cell>
          <table:table-cell office:value-type="float" office:value="5150.991699" calcext:value-type="float">
            <text:p>5150,991699</text:p>
          </table:table-cell>
        </table:table-row>
        <table:table-row table:style-name="ro1">
          <table:table-cell office:value-type="float" office:value="164925" calcext:value-type="float">
            <text:p>164925</text:p>
          </table:table-cell>
          <table:table-cell office:value-type="float" office:value="1343.829956" calcext:value-type="float">
            <text:p>1343,829956</text:p>
          </table:table-cell>
          <table:table-cell office:value-type="float" office:value="9" calcext:value-type="float">
            <text:p>9</text:p>
          </table:table-cell>
          <table:table-cell office:value-type="float" office:value="1614.184937" calcext:value-type="float">
            <text:p>1614,184937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43.23291" calcext:value-type="float">
            <text:p>1243,23291</text:p>
          </table:table-cell>
          <table:table-cell office:value-type="float" office:value="3" calcext:value-type="float">
            <text:p>3</text:p>
          </table:table-cell>
          <table:table-cell office:value-type="float" office:value="878.249023" calcext:value-type="float">
            <text:p>878,2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78.632935" calcext:value-type="float">
            <text:p>1178,632935</text:p>
          </table:table-cell>
          <table:table-cell office:value-type="float" office:value="9" calcext:value-type="float">
            <text:p>9</text:p>
          </table:table-cell>
          <table:table-cell office:value-type="float" office:value="1041.717041" calcext:value-type="float">
            <text:p>1041,717041</text:p>
          </table:table-cell>
          <table:table-cell office:value-type="float" office:value="164925" calcext:value-type="float">
            <text:p>164925</text:p>
          </table:table-cell>
          <table:table-cell office:value-type="float" office:value="1585.705078" calcext:value-type="float">
            <text:p>1585,705078</text:p>
          </table:table-cell>
          <table:table-cell office:value-type="float" office:value="8" calcext:value-type="float">
            <text:p>8</text:p>
          </table:table-cell>
          <table:table-cell office:value-type="float" office:value="662.287048" calcext:value-type="float">
            <text:p>662,28704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37.205933" calcext:value-type="float">
            <text:p>1237,205933</text:p>
          </table:table-cell>
          <table:table-cell office:value-type="float" office:value="10" calcext:value-type="float">
            <text:p>10</text:p>
          </table:table-cell>
          <table:table-cell office:value-type="float" office:value="1792.749023" calcext:value-type="float">
            <text:p>1792,7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73.450073" calcext:value-type="float">
            <text:p>1373,450073</text:p>
          </table:table-cell>
          <table:table-cell office:value-type="float" office:value="7" calcext:value-type="float">
            <text:p>7</text:p>
          </table:table-cell>
          <table:table-cell office:value-type="float" office:value="381.779968" calcext:value-type="float">
            <text:p>381,77996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57.129028" calcext:value-type="float">
            <text:p>1157,129028</text:p>
          </table:table-cell>
          <table:table-cell office:value-type="float" office:value="7" calcext:value-type="float">
            <text:p>7</text:p>
          </table:table-cell>
          <table:table-cell office:value-type="float" office:value="1000.169983" calcext:value-type="float">
            <text:p>1000,16998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17.713989" calcext:value-type="float">
            <text:p>1317,713989</text:p>
          </table:table-cell>
          <table:table-cell office:value-type="float" office:value="8" calcext:value-type="float">
            <text:p>8</text:p>
          </table:table-cell>
          <table:table-cell office:value-type="float" office:value="1147.328003" calcext:value-type="float">
            <text:p>1147,328003</text:p>
          </table:table-cell>
        </table:table-row>
        <table:table-row table:style-name="ro1">
          <table:table-cell office:value-type="float" office:value="165513" calcext:value-type="float">
            <text:p>165513</text:p>
          </table:table-cell>
          <table:table-cell office:value-type="float" office:value="1111.223999" calcext:value-type="float">
            <text:p>1111,223999</text:p>
          </table:table-cell>
          <table:table-cell office:value-type="float" office:value="10" calcext:value-type="float">
            <text:p>10</text:p>
          </table:table-cell>
          <table:table-cell office:value-type="float" office:value="8830.838867" calcext:value-type="float">
            <text:p>8830,838867</text:p>
          </table:table-cell>
          <table:table-cell office:value-type="float" office:value="165513" calcext:value-type="float">
            <text:p>165513</text:p>
          </table:table-cell>
          <table:table-cell office:value-type="float" office:value="1572.796021" calcext:value-type="float">
            <text:p>1572,796021</text:p>
          </table:table-cell>
          <table:table-cell office:value-type="float" office:value="12" calcext:value-type="float">
            <text:p>12</text:p>
          </table:table-cell>
          <table:table-cell office:value-type="float" office:value="7544.963379" calcext:value-type="float">
            <text:p>7544,9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80.959961" calcext:value-type="float">
            <text:p>1280,959961</text:p>
          </table:table-cell>
          <table:table-cell office:value-type="float" office:value="12" calcext:value-type="float">
            <text:p>12</text:p>
          </table:table-cell>
          <table:table-cell office:value-type="float" office:value="5262.152832" calcext:value-type="float">
            <text:p>5262,15283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9.796021" calcext:value-type="float">
            <text:p>1199,796021</text:p>
          </table:table-cell>
          <table:table-cell office:value-type="float" office:value="22" calcext:value-type="float">
            <text:p>22</text:p>
          </table:table-cell>
          <table:table-cell office:value-type="float" office:value="15383.097656" calcext:value-type="float">
            <text:p>1538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332.466064" calcext:value-type="float">
            <text:p>1332,466064</text:p>
          </table:table-cell>
          <table:table-cell office:value-type="float" office:value="22" calcext:value-type="float">
            <text:p>22</text:p>
          </table:table-cell>
          <table:table-cell office:value-type="float" office:value="9085.664062" calcext:value-type="float">
            <text:p>9085,66406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0.054077" calcext:value-type="float">
            <text:p>1190,054077</text:p>
          </table:table-cell>
          <table:table-cell office:value-type="float" office:value="8" calcext:value-type="float">
            <text:p>8</text:p>
          </table:table-cell>
          <table:table-cell office:value-type="float" office:value="18613.097656" calcext:value-type="float">
            <text:p>1861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088.276978" calcext:value-type="float">
            <text:p>1088,276978</text:p>
          </table:table-cell>
          <table:table-cell office:value-type="float" office:value="15" calcext:value-type="float">
            <text:p>15</text:p>
          </table:table-cell>
          <table:table-cell office:value-type="float" office:value="6892.463379" calcext:value-type="float">
            <text:p>6892,4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09.494995" calcext:value-type="float">
            <text:p>1209,494995</text:p>
          </table:table-cell>
          <table:table-cell office:value-type="float" office:value="14" calcext:value-type="float">
            <text:p>14</text:p>
          </table:table-cell>
          <table:table-cell office:value-type="float" office:value="6652.085449" calcext:value-type="float">
            <text:p>6652,085449</text:p>
          </table:table-cell>
        </table:table-row>
        <table:table-row table:style-name="ro1">
          <table:table-cell office:value-type="float" office:value="170438" calcext:value-type="float">
            <text:p>170438</text:p>
          </table:table-cell>
          <table:table-cell office:value-type="float" office:value="1487.856934" calcext:value-type="float">
            <text:p>1487,856934</text:p>
          </table:table-cell>
          <table:table-cell office:value-type="float" office:value="10" calcext:value-type="float">
            <text:p>10</text:p>
          </table:table-cell>
          <table:table-cell office:value-type="float" office:value="18611.082031" calcext:value-type="float">
            <text:p>18611,082031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11.988037" calcext:value-type="float">
            <text:p>1311,988037</text:p>
          </table:table-cell>
          <table:table-cell office:value-type="float" office:value="15" calcext:value-type="float">
            <text:p>15</text:p>
          </table:table-cell>
          <table:table-cell office:value-type="float" office:value="14115.43457" calcext:value-type="float">
            <text:p>14115,43457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83.963989" calcext:value-type="float">
            <text:p>1283,963989</text:p>
          </table:table-cell>
          <table:table-cell office:value-type="float" office:value="12" calcext:value-type="float">
            <text:p>12</text:p>
          </table:table-cell>
          <table:table-cell office:value-type="float" office:value="14292.538086" calcext:value-type="float">
            <text:p>14292,538086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76.760986" calcext:value-type="float">
            <text:p>1176,760986</text:p>
          </table:table-cell>
          <table:table-cell office:value-type="float" office:value="9" calcext:value-type="float">
            <text:p>9</text:p>
          </table:table-cell>
          <table:table-cell office:value-type="float" office:value="11424.111328" calcext:value-type="float">
            <text:p>11424,111328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03.611938" calcext:value-type="float">
            <text:p>1303,611938</text:p>
          </table:table-cell>
          <table:table-cell office:value-type="float" office:value="13" calcext:value-type="float">
            <text:p>13</text:p>
          </table:table-cell>
          <table:table-cell office:value-type="float" office:value="11190.44043" calcext:value-type="float">
            <text:p>11190,4404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20.333984" calcext:value-type="float">
            <text:p>1120,333984</text:p>
          </table:table-cell>
          <table:table-cell office:value-type="float" office:value="11" calcext:value-type="float">
            <text:p>11</text:p>
          </table:table-cell>
          <table:table-cell office:value-type="float" office:value="13444.536133" calcext:value-type="float">
            <text:p>13444,53613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77.328979" calcext:value-type="float">
            <text:p>1277,328979</text:p>
          </table:table-cell>
          <table:table-cell office:value-type="float" office:value="10" calcext:value-type="float">
            <text:p>10</text:p>
          </table:table-cell>
          <table:table-cell office:value-type="float" office:value="15378.171875" calcext:value-type="float">
            <text:p>15378,171875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86.963013" calcext:value-type="float">
            <text:p>1186,963013</text:p>
          </table:table-cell>
          <table:table-cell office:value-type="float" office:value="16" calcext:value-type="float">
            <text:p>16</text:p>
          </table:table-cell>
          <table:table-cell office:value-type="float" office:value="10495.96582" calcext:value-type="float">
            <text:p>10495,96582</text:p>
          </table:table-cell>
        </table:table-row>
        <table:table-row table:style-name="ro1">
          <table:table-cell office:value-type="float" office:value="171344" calcext:value-type="float">
            <text:p>171344</text:p>
          </table:table-cell>
          <table:table-cell office:value-type="float" office:value="1446.250977" calcext:value-type="float">
            <text:p>1446,250977</text:p>
          </table:table-cell>
          <table:table-cell office:value-type="float" office:value="99" calcext:value-type="float">
            <text:p>99</text:p>
          </table:table-cell>
          <table:table-cell office:value-type="float" office:value="3482.288574" calcext:value-type="float">
            <text:p>3482,288574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15.042969" calcext:value-type="float">
            <text:p>1215,042969</text:p>
          </table:table-cell>
          <table:table-cell office:value-type="float" office:value="164" calcext:value-type="float">
            <text:p>164</text:p>
          </table:table-cell>
          <table:table-cell office:value-type="float" office:value="5074.681641" calcext:value-type="float">
            <text:p>5074,68164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7.273926" calcext:value-type="float">
            <text:p>1207,273926</text:p>
          </table:table-cell>
          <table:table-cell office:value-type="float" office:value="194" calcext:value-type="float">
            <text:p>194</text:p>
          </table:table-cell>
          <table:table-cell office:value-type="float" office:value="5584.85791" calcext:value-type="float">
            <text:p>5584,8579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358.896973" calcext:value-type="float">
            <text:p>1358,896973</text:p>
          </table:table-cell>
          <table:table-cell office:value-type="float" office:value="94" calcext:value-type="float">
            <text:p>94</text:p>
          </table:table-cell>
          <table:table-cell office:value-type="float" office:value="2436.456787" calcext:value-type="float">
            <text:p>2436,456787</text:p>
          </table:table-cell>
          <table:table-cell office:value-type="float" office:value="171344" calcext:value-type="float">
            <text:p>171344</text:p>
          </table:table-cell>
          <table:table-cell office:value-type="float" office:value="1195.905029" calcext:value-type="float">
            <text:p>1195,905029</text:p>
          </table:table-cell>
          <table:table-cell office:value-type="float" office:value="146" calcext:value-type="float">
            <text:p>146</text:p>
          </table:table-cell>
          <table:table-cell office:value-type="float" office:value="4033.710693" calcext:value-type="float">
            <text:p>4033,71069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1.800903" calcext:value-type="float">
            <text:p>1201,800903</text:p>
          </table:table-cell>
          <table:table-cell office:value-type="float" office:value="145" calcext:value-type="float">
            <text:p>145</text:p>
          </table:table-cell>
          <table:table-cell office:value-type="float" office:value="4344.520508" calcext:value-type="float">
            <text:p>4344,520508</text:p>
          </table:table-cell>
          <table:table-cell office:value-type="float" office:value="171344" calcext:value-type="float">
            <text:p>171344</text:p>
          </table:table-cell>
          <table:table-cell office:value-type="float" office:value="1693.303955" calcext:value-type="float">
            <text:p>1693,303955</text:p>
          </table:table-cell>
          <table:table-cell office:value-type="float" office:value="99" calcext:value-type="float">
            <text:p>99</text:p>
          </table:table-cell>
          <table:table-cell office:value-type="float" office:value="3007.619873" calcext:value-type="float">
            <text:p>3007,61987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74.384033" calcext:value-type="float">
            <text:p>1274,384033</text:p>
          </table:table-cell>
          <table:table-cell office:value-type="float" office:value="190" calcext:value-type="float">
            <text:p>190</text:p>
          </table:table-cell>
          <table:table-cell office:value-type="float" office:value="5769.807617" calcext:value-type="float">
            <text:p>5769,807617</text:p>
          </table:table-cell>
        </table:table-row>
        <table:table-row table:style-name="ro1">
          <table:table-cell office:value-type="float" office:value="171609" calcext:value-type="float">
            <text:p>171609</text:p>
          </table:table-cell>
          <table:table-cell office:value-type="float" office:value="1131.459961" calcext:value-type="float">
            <text:p>1131,459961</text:p>
          </table:table-cell>
          <table:table-cell office:value-type="float" office:value="30" calcext:value-type="float">
            <text:p>30</text:p>
          </table:table-cell>
          <table:table-cell office:value-type="float" office:value="5539.137695" calcext:value-type="float">
            <text:p>5539,137695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73.62793" calcext:value-type="float">
            <text:p>1073,62793</text:p>
          </table:table-cell>
          <table:table-cell office:value-type="float" office:value="9" calcext:value-type="float">
            <text:p>9</text:p>
          </table:table-cell>
          <table:table-cell office:value-type="float" office:value="5350.340332" calcext:value-type="float">
            <text:p>5350,34033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183.052979" calcext:value-type="float">
            <text:p>1183,052979</text:p>
          </table:table-cell>
          <table:table-cell office:value-type="float" office:value="13" calcext:value-type="float">
            <text:p>13</text:p>
          </table:table-cell>
          <table:table-cell office:value-type="float" office:value="3717.746338" calcext:value-type="float">
            <text:p>3717,74633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403.140991" calcext:value-type="float">
            <text:p>1403,140991</text:p>
          </table:table-cell>
          <table:table-cell office:value-type="float" office:value="12" calcext:value-type="float">
            <text:p>12</text:p>
          </table:table-cell>
          <table:table-cell office:value-type="float" office:value="5149.511719" calcext:value-type="float">
            <text:p>5149,511719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50.256958" calcext:value-type="float">
            <text:p>1050,256958</text:p>
          </table:table-cell>
          <table:table-cell office:value-type="float" office:value="11" calcext:value-type="float">
            <text:p>11</text:p>
          </table:table-cell>
          <table:table-cell office:value-type="float" office:value="4124.385742" calcext:value-type="float">
            <text:p>4124,38574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13.716003" calcext:value-type="float">
            <text:p>1013,716003</text:p>
          </table:table-cell>
          <table:table-cell office:value-type="float" office:value="7" calcext:value-type="float">
            <text:p>7</text:p>
          </table:table-cell>
          <table:table-cell office:value-type="float" office:value="1208.164062" calcext:value-type="float">
            <text:p>1208,16406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261.767944" calcext:value-type="float">
            <text:p>1261,767944</text:p>
          </table:table-cell>
          <table:table-cell office:value-type="float" office:value="19" calcext:value-type="float">
            <text:p>19</text:p>
          </table:table-cell>
          <table:table-cell office:value-type="float" office:value="9711.045898" calcext:value-type="float">
            <text:p>9711,04589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340.620972" calcext:value-type="float">
            <text:p>1340,620972</text:p>
          </table:table-cell>
          <table:table-cell office:value-type="float" office:value="17" calcext:value-type="float">
            <text:p>17</text:p>
          </table:table-cell>
          <table:table-cell office:value-type="float" office:value="4430.958008" calcext:value-type="float">
            <text:p>4430,958008</text:p>
          </table:table-cell>
        </table:table-row>
        <table:table-row table:style-name="ro1">
          <table:table-cell office:value-type="float" office:value="110222" calcext:value-type="float">
            <text:p>110222</text:p>
          </table:table-cell>
          <table:table-cell office:value-type="float" office:value="1014.300964" calcext:value-type="float">
            <text:p>1014,300964</text:p>
          </table:table-cell>
          <table:table-cell office:value-type="float" office:value="167" calcext:value-type="float">
            <text:p>167</text:p>
          </table:table-cell>
          <table:table-cell office:value-type="float" office:value="3649.386719" calcext:value-type="float">
            <text:p>3649,38671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209.60498" calcext:value-type="float">
            <text:p>1209,60498</text:p>
          </table:table-cell>
          <table:table-cell office:value-type="float" office:value="124" calcext:value-type="float">
            <text:p>124</text:p>
          </table:table-cell>
          <table:table-cell office:value-type="float" office:value="3219.326416" calcext:value-type="float">
            <text:p>3219,326416</text:p>
          </table:table-cell>
          <table:table-cell office:value-type="float" office:value="110222" calcext:value-type="float">
            <text:p>110222</text:p>
          </table:table-cell>
          <table:table-cell office:value-type="float" office:value="941.401001" calcext:value-type="float">
            <text:p>941,401001</text:p>
          </table:table-cell>
          <table:table-cell office:value-type="float" office:value="120" calcext:value-type="float">
            <text:p>120</text:p>
          </table:table-cell>
          <table:table-cell office:value-type="float" office:value="2538.429688" calcext:value-type="float">
            <text:p>2538,429688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63.406982" calcext:value-type="float">
            <text:p>1063,406982</text:p>
          </table:table-cell>
          <table:table-cell office:value-type="float" office:value="166" calcext:value-type="float">
            <text:p>166</text:p>
          </table:table-cell>
          <table:table-cell office:value-type="float" office:value="3113.848389" calcext:value-type="float">
            <text:p>3113,84838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37.26001" calcext:value-type="float">
            <text:p>1037,26001</text:p>
          </table:table-cell>
          <table:table-cell office:value-type="float" office:value="179" calcext:value-type="float">
            <text:p>179</text:p>
          </table:table-cell>
          <table:table-cell office:value-type="float" office:value="3395.777832" calcext:value-type="float">
            <text:p>3395,777832</text:p>
          </table:table-cell>
          <table:table-cell office:value-type="float" office:value="110222" calcext:value-type="float">
            <text:p>110222</text:p>
          </table:table-cell>
          <table:table-cell office:value-type="float" office:value="981.057007" calcext:value-type="float">
            <text:p>981,057007</text:p>
          </table:table-cell>
          <table:table-cell office:value-type="float" office:value="181" calcext:value-type="float">
            <text:p>181</text:p>
          </table:table-cell>
          <table:table-cell office:value-type="float" office:value="3898.359375" calcext:value-type="float">
            <text:p>3898,359375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50.580078" calcext:value-type="float">
            <text:p>1150,580078</text:p>
          </table:table-cell>
          <table:table-cell office:value-type="float" office:value="161" calcext:value-type="float">
            <text:p>161</text:p>
          </table:table-cell>
          <table:table-cell office:value-type="float" office:value="3315.114014" calcext:value-type="float">
            <text:p>3315,114014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09.897949" calcext:value-type="float">
            <text:p>1109,897949</text:p>
          </table:table-cell>
          <table:table-cell office:value-type="float" office:value="131" calcext:value-type="float">
            <text:p>131</text:p>
          </table:table-cell>
          <table:table-cell office:value-type="float" office:value="3149.919922" calcext:value-type="float">
            <text:p>3149,919922</text:p>
          </table:table-cell>
        </table:table-row>
        <table:table-row table:style-name="ro1">
          <table:table-cell office:value-type="float" office:value="110436" calcext:value-type="float">
            <text:p>110436</text:p>
          </table:table-cell>
          <table:table-cell office:value-type="float" office:value="1058.348999" calcext:value-type="float">
            <text:p>1058,348999</text:p>
          </table:table-cell>
          <table:table-cell office:value-type="float" office:value="23" calcext:value-type="float">
            <text:p>23</text:p>
          </table:table-cell>
          <table:table-cell office:value-type="float" office:value="7907.307129" calcext:value-type="float">
            <text:p>7907,307129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3.343018" calcext:value-type="float">
            <text:p>1053,343018</text:p>
          </table:table-cell>
          <table:table-cell office:value-type="float" office:value="12" calcext:value-type="float">
            <text:p>12</text:p>
          </table:table-cell>
          <table:table-cell office:value-type="float" office:value="3054.294678" calcext:value-type="float">
            <text:p>3054,29467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230.796021" calcext:value-type="float">
            <text:p>1230,796021</text:p>
          </table:table-cell>
          <table:table-cell office:value-type="float" office:value="12" calcext:value-type="float">
            <text:p>12</text:p>
          </table:table-cell>
          <table:table-cell office:value-type="float" office:value="3150.28418" calcext:value-type="float">
            <text:p>3150,2841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383.476074" calcext:value-type="float">
            <text:p>1383,476074</text:p>
          </table:table-cell>
          <table:table-cell office:value-type="float" office:value="9" calcext:value-type="float">
            <text:p>9</text:p>
          </table:table-cell>
          <table:table-cell office:value-type="float" office:value="2817.276123" calcext:value-type="float">
            <text:p>2817,276123</text:p>
          </table:table-cell>
          <table:table-cell office:value-type="float" office:value="110436" calcext:value-type="float">
            <text:p>110436</text:p>
          </table:table-cell>
          <table:table-cell office:value-type="float" office:value="2023.514038" calcext:value-type="float">
            <text:p>2023,514038</text:p>
          </table:table-cell>
          <table:table-cell office:value-type="float" office:value="11" calcext:value-type="float">
            <text:p>11</text:p>
          </table:table-cell>
          <table:table-cell office:value-type="float" office:value="3559.919922" calcext:value-type="float">
            <text:p>3559,919922</text:p>
          </table:table-cell>
          <table:table-cell office:value-type="float" office:value="110436" calcext:value-type="float">
            <text:p>110436</text:p>
          </table:table-cell>
          <table:table-cell office:value-type="float" office:value="1173.406982" calcext:value-type="float">
            <text:p>1173,406982</text:p>
          </table:table-cell>
          <table:table-cell office:value-type="float" office:value="10" calcext:value-type="float">
            <text:p>10</text:p>
          </table:table-cell>
          <table:table-cell office:value-type="float" office:value="2054.10498" calcext:value-type="float">
            <text:p>2054,1049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422.085083" calcext:value-type="float">
            <text:p>1422,085083</text:p>
          </table:table-cell>
          <table:table-cell office:value-type="float" office:value="5" calcext:value-type="float">
            <text:p>5</text:p>
          </table:table-cell>
          <table:table-cell office:value-type="float" office:value="1812.862793" calcext:value-type="float">
            <text:p>1812,862793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0.104004" calcext:value-type="float">
            <text:p>1050,104004</text:p>
          </table:table-cell>
          <table:table-cell office:value-type="float" office:value="9" calcext:value-type="float">
            <text:p>9</text:p>
          </table:table-cell>
          <table:table-cell office:value-type="float" office:value="1040.128906" calcext:value-type="float">
            <text:p>1040,128906</text:p>
          </table:table-cell>
        </table:table-row>
        <table:table-row table:style-name="ro1">
          <table:table-cell office:value-type="float" office:value="110627" calcext:value-type="float">
            <text:p>110627</text:p>
          </table:table-cell>
          <table:table-cell office:value-type="float" office:value="1547.831055" calcext:value-type="float">
            <text:p>1547,831055</text:p>
          </table:table-cell>
          <table:table-cell office:value-type="float" office:value="6" calcext:value-type="float">
            <text:p>6</text:p>
          </table:table-cell>
          <table:table-cell office:value-type="float" office:value="814.10498" calcext:value-type="float">
            <text:p>814,10498</text:p>
          </table:table-cell>
          <table:table-cell office:value-type="float" office:value="110627" calcext:value-type="float">
            <text:p>110627</text:p>
          </table:table-cell>
          <table:table-cell office:value-type="float" office:value="943.207031" calcext:value-type="float">
            <text:p>943,207031</text:p>
          </table:table-cell>
          <table:table-cell office:value-type="float" office:value="8" calcext:value-type="float">
            <text:p>8</text:p>
          </table:table-cell>
          <table:table-cell office:value-type="float" office:value="1412.023071" calcext:value-type="float">
            <text:p>1412,023071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27.687988" calcext:value-type="float">
            <text:p>1227,687988</text:p>
          </table:table-cell>
          <table:table-cell office:value-type="float" office:value="9" calcext:value-type="float">
            <text:p>9</text:p>
          </table:table-cell>
          <table:table-cell office:value-type="float" office:value="1609.461914" calcext:value-type="float">
            <text:p>1609,461914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22.950989" calcext:value-type="float">
            <text:p>1022,950989</text:p>
          </table:table-cell>
          <table:table-cell office:value-type="float" office:value="18" calcext:value-type="float">
            <text:p>18</text:p>
          </table:table-cell>
          <table:table-cell office:value-type="float" office:value="3880.370117" calcext:value-type="float">
            <text:p>3880,370117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73.39502" calcext:value-type="float">
            <text:p>1073,39502</text:p>
          </table:table-cell>
          <table:table-cell office:value-type="float" office:value="8" calcext:value-type="float">
            <text:p>8</text:p>
          </table:table-cell>
          <table:table-cell office:value-type="float" office:value="1058.746948" calcext:value-type="float">
            <text:p>1058,746948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36.033081" calcext:value-type="float">
            <text:p>1036,033081</text:p>
          </table:table-cell>
          <table:table-cell office:value-type="float" office:value="8" calcext:value-type="float">
            <text:p>8</text:p>
          </table:table-cell>
          <table:table-cell office:value-type="float" office:value="3831.018066" calcext:value-type="float">
            <text:p>3831,018066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01.712036" calcext:value-type="float">
            <text:p>1201,712036</text:p>
          </table:table-cell>
          <table:table-cell office:value-type="float" office:value="9" calcext:value-type="float">
            <text:p>9</text:p>
          </table:table-cell>
          <table:table-cell office:value-type="float" office:value="1218.410889" calcext:value-type="float">
            <text:p>1218,410889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16.926025" calcext:value-type="float">
            <text:p>1216,926025</text:p>
          </table:table-cell>
          <table:table-cell office:value-type="float" office:value="4" calcext:value-type="float">
            <text:p>4</text:p>
          </table:table-cell>
          <table:table-cell office:value-type="float" office:value="656.710022" calcext:value-type="float">
            <text:p>656,710022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1332.5639587" calcext:value-type="float">
            <text:p>1332,5639587</text:p>
          </table:table-cell>
          <table:table-cell table:style-name="ce1" table:formula="of:=AVERAGE([C8.C5:.C34])" office:value-type="float" office:value="45.5666666666667" calcext:value-type="float">
            <text:p>45,5666666667</text:p>
          </table:table-cell>
          <table:table-cell table:style-name="ce15" table:formula="of:=AVERAGE([C8.D5:.D34])" office:value-type="float" office:value="7055.730603" calcext:value-type="float">
            <text:p>7055,73060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1289.73709713333" calcext:value-type="float">
            <text:p>1289,7370971333</text:p>
          </table:table-cell>
          <table:table-cell table:style-name="ce1" table:formula="of:=AVERAGE([C8.G5:.G34])" office:value-type="float" office:value="45.2666666666667" calcext:value-type="float">
            <text:p>45,2666666667</text:p>
          </table:table-cell>
          <table:table-cell table:style-name="ce15" table:formula="of:=AVERAGE([C8.H5:.H34])" office:value-type="float" office:value="7251.88500566667" calcext:value-type="float">
            <text:p>7251,8850056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1273.81839606667" calcext:value-type="float">
            <text:p>1273,8183960667</text:p>
          </table:table-cell>
          <table:table-cell table:style-name="ce1" table:formula="of:=AVERAGE([C8.K5:.K34])" office:value-type="float" office:value="43.0333333333333" calcext:value-type="float">
            <text:p>43,0333333333</text:p>
          </table:table-cell>
          <table:table-cell table:style-name="ce15" table:formula="of:=AVERAGE([C8.L5:.L34])" office:value-type="float" office:value="6471.22556963333" calcext:value-type="float">
            <text:p>6471,225569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1297.33656613333" calcext:value-type="float">
            <text:p>1297,3365661333</text:p>
          </table:table-cell>
          <table:table-cell table:style-name="ce1" table:formula="of:=AVERAGE([C8.O5:.O34])" office:value-type="float" office:value="43" calcext:value-type="float">
            <text:p>43</text:p>
          </table:table-cell>
          <table:table-cell table:style-name="ce15" table:formula="of:=AVERAGE([C8.P5:.P34])" office:value-type="float" office:value="7187.7601623" calcext:value-type="float">
            <text:p>7187,760162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1259.89169923333" calcext:value-type="float">
            <text:p>1259,8916992333</text:p>
          </table:table-cell>
          <table:table-cell table:style-name="ce1" table:formula="of:=AVERAGE([C8.S5:.S34])" office:value-type="float" office:value="41.1666666666667" calcext:value-type="float">
            <text:p>41,1666666667</text:p>
          </table:table-cell>
          <table:table-cell table:style-name="ce15" table:formula="of:=AVERAGE([C8.T5:.T34])" office:value-type="float" office:value="7626.09954113333" calcext:value-type="float">
            <text:p>7626,099541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1257.00268756667" calcext:value-type="float">
            <text:p>1257,0026875667</text:p>
          </table:table-cell>
          <table:table-cell table:style-name="ce1" table:formula="of:=AVERAGE([C8.W5:.W34])" office:value-type="float" office:value="43.6666666666667" calcext:value-type="float">
            <text:p>43,6666666667</text:p>
          </table:table-cell>
          <table:table-cell table:style-name="ce15" table:formula="of:=AVERAGE([C8.X5:.X34])" office:value-type="float" office:value="5934.88299346667" calcext:value-type="float">
            <text:p>5934,882993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1283.30814196667" calcext:value-type="float">
            <text:p>1283,3081419667</text:p>
          </table:table-cell>
          <table:table-cell table:style-name="ce1" table:formula="of:=AVERAGE([C8.AA5:.AA34])" office:value-type="float" office:value="40.6333333333333" calcext:value-type="float">
            <text:p>40,6333333333</text:p>
          </table:table-cell>
          <table:table-cell table:style-name="ce15" table:formula="of:=AVERAGE([C8.AB5:.AB34])" office:value-type="float" office:value="6529.97747603333" calcext:value-type="float">
            <text:p>6529,9774760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1261.58512776667" calcext:value-type="float">
            <text:p>1261,5851277667</text:p>
          </table:table-cell>
          <table:table-cell table:style-name="ce1" table:formula="of:=AVERAGE([C8.AE5:.AE34])" office:value-type="float" office:value="41.8666666666667" calcext:value-type="float">
            <text:p>41,8666666667</text:p>
          </table:table-cell>
          <table:table-cell table:style-name="ce15" table:formula="of:=AVERAGE([C8.AF5:.AF34])" office:value-type="float" office:value="5658.88917033333" calcext:value-type="float">
            <text:p>5658,8891703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1314.237976" calcext:value-type="float">
            <text:p>1314,237976</text:p>
          </table:table-cell>
          <table:table-cell table:style-name="ce1" table:formula="of:=MEDIAN([C8.C5:.C34])" office:value-type="float" office:value="16" calcext:value-type="float">
            <text:p>16</text:p>
          </table:table-cell>
          <table:table-cell table:style-name="ce15" table:formula="of:=MEDIAN([C8.D5:.D34])" office:value-type="float" office:value="6030.1662595" calcext:value-type="float">
            <text:p>6030,16625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1250.949524" calcext:value-type="float">
            <text:p>1250,949524</text:p>
          </table:table-cell>
          <table:table-cell table:style-name="ce1" table:formula="of:=MEDIAN([C8.G5:.G34])" office:value-type="float" office:value="17.5" calcext:value-type="float">
            <text:p>17,5</text:p>
          </table:table-cell>
          <table:table-cell table:style-name="ce15" table:formula="of:=MEDIAN([C8.H5:.H34])" office:value-type="float" office:value="5302.7668455" calcext:value-type="float">
            <text:p>5302,76684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1248.2889405" calcext:value-type="float">
            <text:p>1248,2889405</text:p>
          </table:table-cell>
          <table:table-cell table:style-name="ce1" table:formula="of:=MEDIAN([C8.K5:.K34])" office:value-type="float" office:value="12" calcext:value-type="float">
            <text:p>12</text:p>
          </table:table-cell>
          <table:table-cell table:style-name="ce15" table:formula="of:=MEDIAN([C8.L5:.L34])" office:value-type="float" office:value="5596.6506345" calcext:value-type="float">
            <text:p>5596,65063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1231.762024" calcext:value-type="float">
            <text:p>1231,762024</text:p>
          </table:table-cell>
          <table:table-cell table:style-name="ce1" table:formula="of:=MEDIAN([C8.O5:.O34])" office:value-type="float" office:value="16.5" calcext:value-type="float">
            <text:p>16,5</text:p>
          </table:table-cell>
          <table:table-cell table:style-name="ce15" table:formula="of:=MEDIAN([C8.P5:.P34])" office:value-type="float" office:value="5832.4643555" calcext:value-type="float">
            <text:p>5832,46435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1209.8955075" calcext:value-type="float">
            <text:p>1209,8955075</text:p>
          </table:table-cell>
          <table:table-cell table:style-name="ce1" table:formula="of:=MEDIAN([C8.S5:.S34])" office:value-type="float" office:value="19.5" calcext:value-type="float">
            <text:p>19,5</text:p>
          </table:table-cell>
          <table:table-cell table:style-name="ce15" table:formula="of:=MEDIAN([C8.T5:.T34])" office:value-type="float" office:value="5570.2612305" calcext:value-type="float">
            <text:p>5570,26123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1205.6065675" calcext:value-type="float">
            <text:p>1205,6065675</text:p>
          </table:table-cell>
          <table:table-cell table:style-name="ce1" table:formula="of:=MEDIAN([C8.W5:.W34])" office:value-type="float" office:value="14.5" calcext:value-type="float">
            <text:p>14,5</text:p>
          </table:table-cell>
          <table:table-cell table:style-name="ce15" table:formula="of:=MEDIAN([C8.X5:.X34])" office:value-type="float" office:value="4520.4543455" calcext:value-type="float">
            <text:p>4520,45434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1264.7039795" calcext:value-type="float">
            <text:p>1264,7039795</text:p>
          </table:table-cell>
          <table:table-cell table:style-name="ce1" table:formula="of:=MEDIAN([C8.AA5:.AA34])" office:value-type="float" office:value="15" calcext:value-type="float">
            <text:p>15</text:p>
          </table:table-cell>
          <table:table-cell table:style-name="ce15" table:formula="of:=MEDIAN([C8.AB5:.AB34])" office:value-type="float" office:value="5752.281738" calcext:value-type="float">
            <text:p>5752,28173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1258.4005125" calcext:value-type="float">
            <text:p>1258,4005125</text:p>
          </table:table-cell>
          <table:table-cell table:style-name="ce1" table:formula="of:=MEDIAN([C8.AE5:.AE34])" office:value-type="float" office:value="15" calcext:value-type="float">
            <text:p>15</text:p>
          </table:table-cell>
          <table:table-cell table:style-name="ce15" table:formula="of:=MEDIAN([C8.AF5:.AF34])" office:value-type="float" office:value="5035.2731935" calcext:value-type="float">
            <text:p>5035,273193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8.B5:.B34])" office:value-type="float" office:value="232.770371189691" calcext:value-type="float">
            <text:p>232,7703711897</text:p>
          </table:table-cell>
          <table:table-cell table:style-name="ce11" table:formula="of:=STDEV([C8.C5:.C34])" office:value-type="float" office:value="60.1817267107305" calcext:value-type="float">
            <text:p>60,1817267107</text:p>
          </table:table-cell>
          <table:table-cell table:style-name="ce16" table:formula="of:=STDEV([C8.D5:.D34])" office:value-type="float" office:value="3982.4736724252" calcext:value-type="float">
            <text:p>3982,473672425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F5:.F34])" office:value-type="float" office:value="189.799951157035" calcext:value-type="float">
            <text:p>189,799951157</text:p>
          </table:table-cell>
          <table:table-cell table:style-name="ce11" table:formula="of:=STDEV([C8.G5:.G34])" office:value-type="float" office:value="58.7994448327846" calcext:value-type="float">
            <text:p>58,7994448328</text:p>
          </table:table-cell>
          <table:table-cell table:style-name="ce16" table:formula="of:=STDEV([C8.H5:.H34])" office:value-type="float" office:value="5698.03322745835" calcext:value-type="float">
            <text:p>5698,033227458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J5:.J34])" office:value-type="float" office:value="175.492947317067" calcext:value-type="float">
            <text:p>175,4929473171</text:p>
          </table:table-cell>
          <table:table-cell table:style-name="ce11" table:formula="of:=STDEV([C8.K5:.K34])" office:value-type="float" office:value="62.236192670832" calcext:value-type="float">
            <text:p>62,2361926708</text:p>
          </table:table-cell>
          <table:table-cell table:style-name="ce16" table:formula="of:=STDEV([C8.L5:.L34])" office:value-type="float" office:value="3922.258781703" calcext:value-type="float">
            <text:p>3922,2587817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N5:.N34])" office:value-type="float" office:value="215.614518852071" calcext:value-type="float">
            <text:p>215,6145188521</text:p>
          </table:table-cell>
          <table:table-cell table:style-name="ce11" table:formula="of:=STDEV([C8.O5:.O34])" office:value-type="float" office:value="58.241471182631" calcext:value-type="float">
            <text:p>58,2414711826</text:p>
          </table:table-cell>
          <table:table-cell table:style-name="ce16" table:formula="of:=STDEV([C8.P5:.P34])" office:value-type="float" office:value="4548.16713801477" calcext:value-type="float">
            <text:p>4548,167138014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R5:.R34])" office:value-type="float" office:value="206.045223381092" calcext:value-type="float">
            <text:p>206,0452233811</text:p>
          </table:table-cell>
          <table:table-cell table:style-name="ce11" table:formula="of:=STDEV([C8.S5:.S34])" office:value-type="float" office:value="56.6909853159385" calcext:value-type="float">
            <text:p>56,6909853159</text:p>
          </table:table-cell>
          <table:table-cell table:style-name="ce16" table:formula="of:=STDEV([C8.T5:.T34])" office:value-type="float" office:value="5361.88063777832" calcext:value-type="float">
            <text:p>5361,880637778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V5:.V34])" office:value-type="float" office:value="182.005221307111" calcext:value-type="float">
            <text:p>182,0052213071</text:p>
          </table:table-cell>
          <table:table-cell table:style-name="ce11" table:formula="of:=STDEV([C8.W5:.W34])" office:value-type="float" office:value="63.4292075294662" calcext:value-type="float">
            <text:p>63,4292075295</text:p>
          </table:table-cell>
          <table:table-cell table:style-name="ce16" table:formula="of:=STDEV([C8.X5:.X34])" office:value-type="float" office:value="4067.32714554877" calcext:value-type="float">
            <text:p>4067,3271455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Z5:.Z34])" office:value-type="float" office:value="200.731205927302" calcext:value-type="float">
            <text:p>200,7312059273</text:p>
          </table:table-cell>
          <table:table-cell table:style-name="ce11" table:formula="of:=STDEV([C8.AA5:.AA34])" office:value-type="float" office:value="56.1048792108527" calcext:value-type="float">
            <text:p>56,1048792109</text:p>
          </table:table-cell>
          <table:table-cell table:style-name="ce16" table:formula="of:=STDEV([C8.AB5:.AB34])" office:value-type="float" office:value="3954.79371386919" calcext:value-type="float">
            <text:p>3954,79371386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AD5:.AD34])" office:value-type="float" office:value="142.595195470413" calcext:value-type="float">
            <text:p>142,5951954704</text:p>
          </table:table-cell>
          <table:table-cell table:style-name="ce11" table:formula="of:=STDEV([C8.AE5:.AE34])" office:value-type="float" office:value="60.8439118498754" calcext:value-type="float">
            <text:p>60,8439118499</text:p>
          </table:table-cell>
          <table:table-cell table:style-name="ce16" table:formula="of:=STDEV([C8.AF5:.AF34])" office:value-type="float" office:value="3537.08708573879" calcext:value-type="float">
            <text:p>3537,087085738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)" office:value-type="float" office:value="1281.90545932083" calcext:value-type="float">
            <text:p>1281,9054593208</text:p>
          </table:table-cell>
          <table:table-cell table:formula="of:=STDEV([.B5:.B34];[.F5:.F34];[.J5:.J34];[.N5:.N34];[.R5:.R34];[.V5:.V34];[.Z5:.Z34];[.AD5:.AD34];[.AH5:.AH34])" office:value-type="float" office:value="193.414971735704" calcext:value-type="float">
            <text:p>193,4149717357</text:p>
          </table:table-cell>
          <table:table-cell table:style-name="Default" table:formula="of:=COUNT([.B5:.B34];[.F5:.F34];[.J5:.J34];[.N5:.N34];[.R5:.R34];[.V5:.V34];[.Z5:.Z34];[.AD5:.AD34];[.AH5:.AH34])" office:value-type="float" office:value="240" calcext:value-type="float">
            <text:p>240</text:p>
          </table:table-cell>
          <table:table-cell table:style-name="Default" table:formula="of:=2*[.C40]/SQRT([.D40])" office:value-type="float" office:value="24.9697654813187" calcext:value-type="float">
            <text:p>24,969765481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)" office:value-type="float" office:value="43.025" calcext:value-type="float">
            <text:p>43,025</text:p>
          </table:table-cell>
          <table:table-cell table:formula="of:=STDEV([.C5:.C34];[.G5:.G34];[.K5:.K34];[.O5:.O34];[.S5:.S34];[.W5:.W34];[.AA5:.AA34];[.AE5:.AE34];[.AI5:.AI34])" office:value-type="float" office:value="58.7593435995591" calcext:value-type="float">
            <text:p>58,7593435996</text:p>
          </table:table-cell>
          <table:table-cell table:style-name="ce17" table:formula="of:=COUNT([.C5:.C34];[.G5:.G34];[.K5:.K34];[.O5:.O34];[.S5:.S34];[.W5:.W34];[.AA5:.AA34];[.AE5:.AE34];[.AI5:.AI34])" office:value-type="float" office:value="240" calcext:value-type="float">
            <text:p>240</text:p>
          </table:table-cell>
          <table:table-cell table:style-name="Default" table:formula="of:=2*[.C41]/SQRT([.D41])" office:value-type="float" office:value="7.58579863983906" calcext:value-type="float">
            <text:p>7,585798639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)" office:value-type="float" office:value="6714.55631519583" calcext:value-type="float">
            <text:p>6714,5563151958</text:p>
          </table:table-cell>
          <table:table-cell table:formula="of:=STDEV([.D5:.D34];[.H5:.H34];[.L5:.L34];[.P5:.P34];[.T5:.T34];[.X5:.X34];[.AB5:.AB34];[.AF5:.AF34];[.AJ5:.AJ34])" office:value-type="float" office:value="4423.06720704838" calcext:value-type="float">
            <text:p>4423,0672070484</text:p>
          </table:table-cell>
          <table:table-cell table:style-name="Default" table:formula="of:=COUNT([.D5:.D34];[.H5:.H34];[.L5:.L34];[.P5:.P34];[.T5:.T34];[.X5:.X34];[.AB5:.AB34];[.AF5:.AF34];[.AJ5:.AJ34])" office:value-type="float" office:value="240" calcext:value-type="float">
            <text:p>240</text:p>
          </table:table-cell>
          <table:table-cell table:style-name="Default" table:formula="of:=2*[.C42]/SQRT([.D42])" office:value-type="float" office:value="571.015521068484" calcext:value-type="float">
            <text:p>571,015521068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9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9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12230" calcext:value-type="float">
            <text:p>112230</text:p>
          </table:table-cell>
          <table:table-cell office:value-type="float" office:value="1407.454956" calcext:value-type="float">
            <text:p>1407,454956</text:p>
          </table:table-cell>
          <table:table-cell office:value-type="float" office:value="20" calcext:value-type="float">
            <text:p>20</text:p>
          </table:table-cell>
          <table:table-cell office:value-type="float" office:value="6780.126953" calcext:value-type="float">
            <text:p>6780,126953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68.184937" calcext:value-type="float">
            <text:p>1568,184937</text:p>
          </table:table-cell>
          <table:table-cell office:value-type="float" office:value="21" calcext:value-type="float">
            <text:p>21</text:p>
          </table:table-cell>
          <table:table-cell office:value-type="float" office:value="18151.447266" calcext:value-type="float">
            <text:p>18151,447266</text:p>
          </table:table-cell>
          <table:table-cell office:value-type="float" office:value="112230" calcext:value-type="float">
            <text:p>112230</text:p>
          </table:table-cell>
          <table:table-cell office:value-type="float" office:value="1680.081055" calcext:value-type="float">
            <text:p>1680,081055</text:p>
          </table:table-cell>
          <table:table-cell office:value-type="float" office:value="16" calcext:value-type="float">
            <text:p>16</text:p>
          </table:table-cell>
          <table:table-cell office:value-type="float" office:value="14260.051758" calcext:value-type="float">
            <text:p>14260,051758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96.41394" calcext:value-type="float">
            <text:p>1596,41394</text:p>
          </table:table-cell>
          <table:table-cell office:value-type="float" office:value="16" calcext:value-type="float">
            <text:p>16</text:p>
          </table:table-cell>
          <table:table-cell office:value-type="float" office:value="9748.173828" calcext:value-type="float">
            <text:p>9748,173828</text:p>
          </table:table-cell>
          <table:table-cell office:value-type="float" office:value="112230" calcext:value-type="float">
            <text:p>112230</text:p>
          </table:table-cell>
          <table:table-cell office:value-type="float" office:value="1691.584961" calcext:value-type="float">
            <text:p>1691,584961</text:p>
          </table:table-cell>
          <table:table-cell office:value-type="float" office:value="12" calcext:value-type="float">
            <text:p>12</text:p>
          </table:table-cell>
          <table:table-cell office:value-type="float" office:value="9600.792969" calcext:value-type="float">
            <text:p>9600,792969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28.638916" calcext:value-type="float">
            <text:p>1528,638916</text:p>
          </table:table-cell>
          <table:table-cell office:value-type="float" office:value="24" calcext:value-type="float">
            <text:p>24</text:p>
          </table:table-cell>
          <table:table-cell office:value-type="float" office:value="12023.310547" calcext:value-type="float">
            <text:p>12023,310547</text:p>
          </table:table-cell>
          <table:table-cell office:value-type="float" office:value="112230" calcext:value-type="float">
            <text:p>112230</text:p>
          </table:table-cell>
          <table:table-cell office:value-type="float" office:value="1656.337036" calcext:value-type="float">
            <text:p>1656,337036</text:p>
          </table:table-cell>
          <table:table-cell office:value-type="float" office:value="10" calcext:value-type="float">
            <text:p>10</text:p>
          </table:table-cell>
          <table:table-cell office:value-type="float" office:value="8917.90625" calcext:value-type="float">
            <text:p>8917,90625</text:p>
          </table:table-cell>
          <table:table-cell office:value-type="float" office:value="112230" calcext:value-type="float">
            <text:p>112230</text:p>
          </table:table-cell>
          <table:table-cell office:value-type="float" office:value="1495.197998" calcext:value-type="float">
            <text:p>1495,197998</text:p>
          </table:table-cell>
          <table:table-cell office:value-type="float" office:value="14" calcext:value-type="float">
            <text:p>14</text:p>
          </table:table-cell>
          <table:table-cell office:value-type="float" office:value="12057.339844" calcext:value-type="float">
            <text:p>12057,339844</text:p>
          </table:table-cell>
          <table:table-cell office:value-type="float" office:value="112230" calcext:value-type="float">
            <text:p>112230</text:p>
          </table:table-cell>
          <table:table-cell office:value-type="float" office:value="1469.61792" calcext:value-type="float">
            <text:p>1469,61792</text:p>
          </table:table-cell>
          <table:table-cell office:value-type="float" office:value="13" calcext:value-type="float">
            <text:p>13</text:p>
          </table:table-cell>
          <table:table-cell office:value-type="float" office:value="7372.094727" calcext:value-type="float">
            <text:p>7372,094727</text:p>
          </table:table-cell>
        </table:table-row>
        <table:table-row table:style-name="ro1">
          <table:table-cell office:value-type="float" office:value="112432" calcext:value-type="float">
            <text:p>112432</text:p>
          </table:table-cell>
          <table:table-cell office:value-type="float" office:value="1455.894043" calcext:value-type="float">
            <text:p>1455,894043</text:p>
          </table:table-cell>
          <table:table-cell office:value-type="float" office:value="190" calcext:value-type="float">
            <text:p>190</text:p>
          </table:table-cell>
          <table:table-cell office:value-type="float" office:value="6107.942871" calcext:value-type="float">
            <text:p>6107,942871</text:p>
          </table:table-cell>
          <table:table-cell office:value-type="float" office:value="112432" calcext:value-type="float">
            <text:p>112432</text:p>
          </table:table-cell>
          <table:table-cell office:value-type="float" office:value="1622.025024" calcext:value-type="float">
            <text:p>1622,025024</text:p>
          </table:table-cell>
          <table:table-cell office:value-type="float" office:value="229" calcext:value-type="float">
            <text:p>229</text:p>
          </table:table-cell>
          <table:table-cell office:value-type="float" office:value="6488.468262" calcext:value-type="float">
            <text:p>6488,468262</text:p>
          </table:table-cell>
          <table:table-cell office:value-type="float" office:value="112432" calcext:value-type="float">
            <text:p>112432</text:p>
          </table:table-cell>
          <table:table-cell office:value-type="float" office:value="1412.392944" calcext:value-type="float">
            <text:p>1412,392944</text:p>
          </table:table-cell>
          <table:table-cell office:value-type="float" office:value="210" calcext:value-type="float">
            <text:p>210</text:p>
          </table:table-cell>
          <table:table-cell office:value-type="float" office:value="5836.595703" calcext:value-type="float">
            <text:p>5836,595703</text:p>
          </table:table-cell>
          <table:table-cell office:value-type="float" office:value="112432" calcext:value-type="float">
            <text:p>112432</text:p>
          </table:table-cell>
          <table:table-cell office:value-type="float" office:value="1346.407104" calcext:value-type="float">
            <text:p>1346,407104</text:p>
          </table:table-cell>
          <table:table-cell office:value-type="float" office:value="192" calcext:value-type="float">
            <text:p>192</text:p>
          </table:table-cell>
          <table:table-cell office:value-type="float" office:value="6839.185547" calcext:value-type="float">
            <text:p>6839,185547</text:p>
          </table:table-cell>
          <table:table-cell office:value-type="float" office:value="112432" calcext:value-type="float">
            <text:p>112432</text:p>
          </table:table-cell>
          <table:table-cell office:value-type="float" office:value="1524.447021" calcext:value-type="float">
            <text:p>1524,447021</text:p>
          </table:table-cell>
          <table:table-cell office:value-type="float" office:value="80" calcext:value-type="float">
            <text:p>80</text:p>
          </table:table-cell>
          <table:table-cell office:value-type="float" office:value="2658.880615" calcext:value-type="float">
            <text:p>2658,880615</text:p>
          </table:table-cell>
          <table:table-cell office:value-type="float" office:value="112432" calcext:value-type="float">
            <text:p>112432</text:p>
          </table:table-cell>
          <table:table-cell office:value-type="float" office:value="1387.819946" calcext:value-type="float">
            <text:p>1387,819946</text:p>
          </table:table-cell>
          <table:table-cell office:value-type="float" office:value="222" calcext:value-type="float">
            <text:p>222</text:p>
          </table:table-cell>
          <table:table-cell office:value-type="float" office:value="7883.711914" calcext:value-type="float">
            <text:p>7883,711914</text:p>
          </table:table-cell>
          <table:table-cell office:value-type="float" office:value="112432" calcext:value-type="float">
            <text:p>112432</text:p>
          </table:table-cell>
          <table:table-cell office:value-type="float" office:value="1298.703003" calcext:value-type="float">
            <text:p>1298,703003</text:p>
          </table:table-cell>
          <table:table-cell office:value-type="float" office:value="173" calcext:value-type="float">
            <text:p>173</text:p>
          </table:table-cell>
          <table:table-cell office:value-type="float" office:value="5693.691406" calcext:value-type="float">
            <text:p>5693,691406</text:p>
          </table:table-cell>
          <table:table-cell office:value-type="float" office:value="112432" calcext:value-type="float">
            <text:p>112432</text:p>
          </table:table-cell>
          <table:table-cell office:value-type="float" office:value="1790.580078" calcext:value-type="float">
            <text:p>1790,580078</text:p>
          </table:table-cell>
          <table:table-cell office:value-type="float" office:value="201" calcext:value-type="float">
            <text:p>201</text:p>
          </table:table-cell>
          <table:table-cell office:value-type="float" office:value="7199.314941" calcext:value-type="float">
            <text:p>7199,314941</text:p>
          </table:table-cell>
          <table:table-cell office:value-type="float" office:value="112432" calcext:value-type="float">
            <text:p>112432</text:p>
          </table:table-cell>
          <table:table-cell office:value-type="float" office:value="1634.886963" calcext:value-type="float">
            <text:p>1634,886963</text:p>
          </table:table-cell>
          <table:table-cell office:value-type="float" office:value="195" calcext:value-type="float">
            <text:p>195</text:p>
          </table:table-cell>
          <table:table-cell office:value-type="float" office:value="6127.462891" calcext:value-type="float">
            <text:p>6127,462891</text:p>
          </table:table-cell>
        </table:table-row>
        <table:table-row table:style-name="ro1">
          <table:table-cell office:value-type="float" office:value="112722" calcext:value-type="float">
            <text:p>112722</text:p>
          </table:table-cell>
          <table:table-cell office:value-type="float" office:value="1374.434937" calcext:value-type="float">
            <text:p>1374,434937</text:p>
          </table:table-cell>
          <table:table-cell office:value-type="float" office:value="205" calcext:value-type="float">
            <text:p>205</text:p>
          </table:table-cell>
          <table:table-cell office:value-type="float" office:value="7846.574707" calcext:value-type="float">
            <text:p>7846,574707</text:p>
          </table:table-cell>
          <table:table-cell office:value-type="float" office:value="112722" calcext:value-type="float">
            <text:p>112722</text:p>
          </table:table-cell>
          <table:table-cell office:value-type="float" office:value="1658.990967" calcext:value-type="float">
            <text:p>1658,990967</text:p>
          </table:table-cell>
          <table:table-cell office:value-type="float" office:value="196" calcext:value-type="float">
            <text:p>196</text:p>
          </table:table-cell>
          <table:table-cell office:value-type="float" office:value="8025.052246" calcext:value-type="float">
            <text:p>8025,052246</text:p>
          </table:table-cell>
          <table:table-cell office:value-type="float" office:value="112722" calcext:value-type="float">
            <text:p>112722</text:p>
          </table:table-cell>
          <table:table-cell office:value-type="float" office:value="1583.234009" calcext:value-type="float">
            <text:p>1583,234009</text:p>
          </table:table-cell>
          <table:table-cell office:value-type="float" office:value="208" calcext:value-type="float">
            <text:p>208</text:p>
          </table:table-cell>
          <table:table-cell office:value-type="float" office:value="8432.398438" calcext:value-type="float">
            <text:p>8432,39843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676.185059" calcext:value-type="float">
            <text:p>1676,185059</text:p>
          </table:table-cell>
          <table:table-cell office:value-type="float" office:value="164" calcext:value-type="float">
            <text:p>164</text:p>
          </table:table-cell>
          <table:table-cell office:value-type="float" office:value="7584.04541" calcext:value-type="float">
            <text:p>7584,04541</text:p>
          </table:table-cell>
          <table:table-cell office:value-type="float" office:value="112722" calcext:value-type="float">
            <text:p>112722</text:p>
          </table:table-cell>
          <table:table-cell office:value-type="float" office:value="1294.89502" calcext:value-type="float">
            <text:p>1294,89502</text:p>
          </table:table-cell>
          <table:table-cell office:value-type="float" office:value="4" calcext:value-type="float">
            <text:p>4</text:p>
          </table:table-cell>
          <table:table-cell office:value-type="float" office:value="322.10498" calcext:value-type="float">
            <text:p>322,1049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598.19397" calcext:value-type="float">
            <text:p>1598,19397</text:p>
          </table:table-cell>
          <table:table-cell office:value-type="float" office:value="203" calcext:value-type="float">
            <text:p>203</text:p>
          </table:table-cell>
          <table:table-cell office:value-type="float" office:value="8468.583008" calcext:value-type="float">
            <text:p>8468,58300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340.672974" calcext:value-type="float">
            <text:p>1340,672974</text:p>
          </table:table-cell>
          <table:table-cell office:value-type="float" office:value="139" calcext:value-type="float">
            <text:p>139</text:p>
          </table:table-cell>
          <table:table-cell office:value-type="float" office:value="6685.571289" calcext:value-type="float">
            <text:p>6685,571289</text:p>
          </table:table-cell>
          <table:table-cell office:value-type="float" office:value="112722" calcext:value-type="float">
            <text:p>112722</text:p>
          </table:table-cell>
          <table:table-cell office:value-type="float" office:value="1249.348022" calcext:value-type="float">
            <text:p>1249,348022</text:p>
          </table:table-cell>
          <table:table-cell office:value-type="float" office:value="186" calcext:value-type="float">
            <text:p>186</text:p>
          </table:table-cell>
          <table:table-cell office:value-type="float" office:value="9003.923828" calcext:value-type="float">
            <text:p>9003,92382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360.116943" calcext:value-type="float">
            <text:p>1360,116943</text:p>
          </table:table-cell>
          <table:table-cell office:value-type="float" office:value="147" calcext:value-type="float">
            <text:p>147</text:p>
          </table:table-cell>
          <table:table-cell office:value-type="float" office:value="6094.506836" calcext:value-type="float">
            <text:p>6094,506836</text:p>
          </table:table-cell>
        </table:table-row>
        <table:table-row table:style-name="ro1">
          <table:table-cell office:value-type="float" office:value="113054" calcext:value-type="float">
            <text:p>113054</text:p>
          </table:table-cell>
          <table:table-cell office:value-type="float" office:value="1557.762939" calcext:value-type="float">
            <text:p>1557,762939</text:p>
          </table:table-cell>
          <table:table-cell office:value-type="float" office:value="262" calcext:value-type="float">
            <text:p>262</text:p>
          </table:table-cell>
          <table:table-cell office:value-type="float" office:value="9407.316406" calcext:value-type="float">
            <text:p>9407,316406</text:p>
          </table:table-cell>
          <table:table-cell office:value-type="float" office:value="113054" calcext:value-type="float">
            <text:p>113054</text:p>
          </table:table-cell>
          <table:table-cell office:value-type="float" office:value="1389.01001" calcext:value-type="float">
            <text:p>1389,01001</text:p>
          </table:table-cell>
          <table:table-cell office:value-type="float" office:value="269" calcext:value-type="float">
            <text:p>269</text:p>
          </table:table-cell>
          <table:table-cell office:value-type="float" office:value="10091.085938" calcext:value-type="float">
            <text:p>10091,085938</text:p>
          </table:table-cell>
          <table:table-cell office:value-type="float" office:value="113054" calcext:value-type="float">
            <text:p>113054</text:p>
          </table:table-cell>
          <table:table-cell office:value-type="float" office:value="1337.280029" calcext:value-type="float">
            <text:p>1337,280029</text:p>
          </table:table-cell>
          <table:table-cell office:value-type="float" office:value="242" calcext:value-type="float">
            <text:p>242</text:p>
          </table:table-cell>
          <table:table-cell office:value-type="float" office:value="9502.472656" calcext:value-type="float">
            <text:p>9502,472656</text:p>
          </table:table-cell>
          <table:table-cell office:value-type="float" office:value="113054" calcext:value-type="float">
            <text:p>113054</text:p>
          </table:table-cell>
          <table:table-cell office:value-type="float" office:value="1442.5271" calcext:value-type="float">
            <text:p>1442,5271</text:p>
          </table:table-cell>
          <table:table-cell office:value-type="float" office:value="242" calcext:value-type="float">
            <text:p>242</text:p>
          </table:table-cell>
          <table:table-cell office:value-type="float" office:value="8921.530273" calcext:value-type="float">
            <text:p>8921,530273</text:p>
          </table:table-cell>
          <table:table-cell office:value-type="float" office:value="113054" calcext:value-type="float">
            <text:p>113054</text:p>
          </table:table-cell>
          <table:table-cell office:value-type="float" office:value="1527.590942" calcext:value-type="float">
            <text:p>1527,590942</text:p>
          </table:table-cell>
          <table:table-cell office:value-type="float" office:value="126" calcext:value-type="float">
            <text:p>126</text:p>
          </table:table-cell>
          <table:table-cell office:value-type="float" office:value="8062.969238" calcext:value-type="float">
            <text:p>8062,969238</text:p>
          </table:table-cell>
          <table:table-cell office:value-type="float" office:value="113054" calcext:value-type="float">
            <text:p>113054</text:p>
          </table:table-cell>
          <table:table-cell office:value-type="float" office:value="1846.775024" calcext:value-type="float">
            <text:p>1846,775024</text:p>
          </table:table-cell>
          <table:table-cell office:value-type="float" office:value="231" calcext:value-type="float">
            <text:p>231</text:p>
          </table:table-cell>
          <table:table-cell office:value-type="float" office:value="8883.967773" calcext:value-type="float">
            <text:p>8883,967773</text:p>
          </table:table-cell>
          <table:table-cell office:value-type="float" office:value="113054" calcext:value-type="float">
            <text:p>113054</text:p>
          </table:table-cell>
          <table:table-cell office:value-type="float" office:value="1398.000977" calcext:value-type="float">
            <text:p>1398,000977</text:p>
          </table:table-cell>
          <table:table-cell office:value-type="float" office:value="243" calcext:value-type="float">
            <text:p>243</text:p>
          </table:table-cell>
          <table:table-cell office:value-type="float" office:value="9462.912109" calcext:value-type="float">
            <text:p>9462,912109</text:p>
          </table:table-cell>
          <table:table-cell office:value-type="float" office:value="113054" calcext:value-type="float">
            <text:p>113054</text:p>
          </table:table-cell>
          <table:table-cell office:value-type="float" office:value="1642.860962" calcext:value-type="float">
            <text:p>1642,860962</text:p>
          </table:table-cell>
          <table:table-cell office:value-type="float" office:value="203" calcext:value-type="float">
            <text:p>203</text:p>
          </table:table-cell>
          <table:table-cell office:value-type="float" office:value="9486.334961" calcext:value-type="float">
            <text:p>9486,334961</text:p>
          </table:table-cell>
          <table:table-cell office:value-type="float" office:value="113054" calcext:value-type="float">
            <text:p>113054</text:p>
          </table:table-cell>
          <table:table-cell office:value-type="float" office:value="2354.049805" calcext:value-type="float">
            <text:p>2354,049805</text:p>
          </table:table-cell>
          <table:table-cell office:value-type="float" office:value="219" calcext:value-type="float">
            <text:p>219</text:p>
          </table:table-cell>
          <table:table-cell office:value-type="float" office:value="8225.276367" calcext:value-type="float">
            <text:p>8225,276367</text:p>
          </table:table-cell>
        </table:table-row>
        <table:table-row table:style-name="ro1">
          <table:table-cell office:value-type="float" office:value="113408" calcext:value-type="float">
            <text:p>113408</text:p>
          </table:table-cell>
          <table:table-cell office:value-type="float" office:value="1579.244995" calcext:value-type="float">
            <text:p>1579,244995</text:p>
          </table:table-cell>
          <table:table-cell office:value-type="float" office:value="9" calcext:value-type="float">
            <text:p>9</text:p>
          </table:table-cell>
          <table:table-cell office:value-type="float" office:value="23835.419922" calcext:value-type="float">
            <text:p>23835,419922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87.814941" calcext:value-type="float">
            <text:p>1387,814941</text:p>
          </table:table-cell>
          <table:table-cell office:value-type="float" office:value="7" calcext:value-type="float">
            <text:p>7</text:p>
          </table:table-cell>
          <table:table-cell office:value-type="float" office:value="24795.654297" calcext:value-type="float">
            <text:p>24795,654297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73.069946" calcext:value-type="float">
            <text:p>1373,069946</text:p>
          </table:table-cell>
          <table:table-cell office:value-type="float" office:value="21" calcext:value-type="float">
            <text:p>21</text:p>
          </table:table-cell>
          <table:table-cell office:value-type="float" office:value="20785.974609" calcext:value-type="float">
            <text:p>20785,974609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16.277954" calcext:value-type="float">
            <text:p>1316,277954</text:p>
          </table:table-cell>
          <table:table-cell office:value-type="float" office:value="17" calcext:value-type="float">
            <text:p>17</text:p>
          </table:table-cell>
          <table:table-cell office:value-type="float" office:value="16642.425781" calcext:value-type="float">
            <text:p>16642,425781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10.078003" calcext:value-type="float">
            <text:p>1110,078003</text:p>
          </table:table-cell>
          <table:table-cell office:value-type="float" office:value="9" calcext:value-type="float">
            <text:p>9</text:p>
          </table:table-cell>
          <table:table-cell office:value-type="float" office:value="25102.181641" calcext:value-type="float">
            <text:p>25102,181641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59.351074" calcext:value-type="float">
            <text:p>1359,351074</text:p>
          </table:table-cell>
          <table:table-cell office:value-type="float" office:value="18" calcext:value-type="float">
            <text:p>18</text:p>
          </table:table-cell>
          <table:table-cell office:value-type="float" office:value="22206.634766" calcext:value-type="float">
            <text:p>22206,634766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56.684082" calcext:value-type="float">
            <text:p>1156,684082</text:p>
          </table:table-cell>
          <table:table-cell office:value-type="float" office:value="8" calcext:value-type="float">
            <text:p>8</text:p>
          </table:table-cell>
          <table:table-cell office:value-type="float" office:value="25017.259766" calcext:value-type="float">
            <text:p>25017,259766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86.349976" calcext:value-type="float">
            <text:p>1386,349976</text:p>
          </table:table-cell>
          <table:table-cell office:value-type="float" office:value="21" calcext:value-type="float">
            <text:p>21</text:p>
          </table:table-cell>
          <table:table-cell office:value-type="float" office:value="24279.480469" calcext:value-type="float">
            <text:p>24279,480469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16.35498" calcext:value-type="float">
            <text:p>1116,35498</text:p>
          </table:table-cell>
          <table:table-cell office:value-type="float" office:value="14" calcext:value-type="float">
            <text:p>14</text:p>
          </table:table-cell>
          <table:table-cell office:value-type="float" office:value="21751.914062" calcext:value-type="float">
            <text:p>21751,914062</text:p>
          </table:table-cell>
        </table:table-row>
        <table:table-row table:style-name="ro1">
          <table:table-cell office:value-type="float" office:value="113615" calcext:value-type="float">
            <text:p>113615</text:p>
          </table:table-cell>
          <table:table-cell office:value-type="float" office:value="1290.115967" calcext:value-type="float">
            <text:p>1290,115967</text:p>
          </table:table-cell>
          <table:table-cell office:value-type="float" office:value="18" calcext:value-type="float">
            <text:p>18</text:p>
          </table:table-cell>
          <table:table-cell office:value-type="float" office:value="18905.410156" calcext:value-type="float">
            <text:p>18905,410156</text:p>
          </table:table-cell>
          <table:table-cell office:value-type="float" office:value="113615" calcext:value-type="float">
            <text:p>113615</text:p>
          </table:table-cell>
          <table:table-cell office:value-type="float" office:value="1618.136963" calcext:value-type="float">
            <text:p>1618,136963</text:p>
          </table:table-cell>
          <table:table-cell office:value-type="float" office:value="21" calcext:value-type="float">
            <text:p>21</text:p>
          </table:table-cell>
          <table:table-cell office:value-type="float" office:value="24578.208984" calcext:value-type="float">
            <text:p>24578,208984</text:p>
          </table:table-cell>
          <table:table-cell office:value-type="float" office:value="113615" calcext:value-type="float">
            <text:p>113615</text:p>
          </table:table-cell>
          <table:table-cell office:value-type="float" office:value="1461.630005" calcext:value-type="float">
            <text:p>1461,630005</text:p>
          </table:table-cell>
          <table:table-cell office:value-type="float" office:value="14" calcext:value-type="float">
            <text:p>14</text:p>
          </table:table-cell>
          <table:table-cell office:value-type="float" office:value="20028.427734" calcext:value-type="float">
            <text:p>20028,427734</text:p>
          </table:table-cell>
          <table:table-cell office:value-type="float" office:value="113615" calcext:value-type="float">
            <text:p>113615</text:p>
          </table:table-cell>
          <table:table-cell office:value-type="float" office:value="1297.976929" calcext:value-type="float">
            <text:p>1297,976929</text:p>
          </table:table-cell>
          <table:table-cell office:value-type="float" office:value="20" calcext:value-type="float">
            <text:p>20</text:p>
          </table:table-cell>
          <table:table-cell office:value-type="float" office:value="8469.65625" calcext:value-type="float">
            <text:p>8469,65625</text:p>
          </table:table-cell>
          <table:table-cell office:value-type="float" office:value="113615" calcext:value-type="float">
            <text:p>113615</text:p>
          </table:table-cell>
          <table:table-cell office:value-type="float" office:value="1750.630005" calcext:value-type="float">
            <text:p>1750,630005</text:p>
          </table:table-cell>
          <table:table-cell office:value-type="float" office:value="15" calcext:value-type="float">
            <text:p>15</text:p>
          </table:table-cell>
          <table:table-cell office:value-type="float" office:value="6771.855469" calcext:value-type="float">
            <text:p>6771,855469</text:p>
          </table:table-cell>
          <table:table-cell office:value-type="float" office:value="113615" calcext:value-type="float">
            <text:p>113615</text:p>
          </table:table-cell>
          <table:table-cell office:value-type="float" office:value="1746.585938" calcext:value-type="float">
            <text:p>1746,585938</text:p>
          </table:table-cell>
          <table:table-cell office:value-type="float" office:value="13" calcext:value-type="float">
            <text:p>13</text:p>
          </table:table-cell>
          <table:table-cell office:value-type="float" office:value="17809.691406" calcext:value-type="float">
            <text:p>17809,691406</text:p>
          </table:table-cell>
          <table:table-cell office:value-type="float" office:value="113615" calcext:value-type="float">
            <text:p>113615</text:p>
          </table:table-cell>
          <table:table-cell office:value-type="float" office:value="1638.944946" calcext:value-type="float">
            <text:p>1638,944946</text:p>
          </table:table-cell>
          <table:table-cell office:value-type="float" office:value="23" calcext:value-type="float">
            <text:p>23</text:p>
          </table:table-cell>
          <table:table-cell office:value-type="float" office:value="19524.486328" calcext:value-type="float">
            <text:p>19524,486328</text:p>
          </table:table-cell>
          <table:table-cell office:value-type="float" office:value="113615" calcext:value-type="float">
            <text:p>113615</text:p>
          </table:table-cell>
          <table:table-cell office:value-type="float" office:value="1447.721924" calcext:value-type="float">
            <text:p>1447,721924</text:p>
          </table:table-cell>
          <table:table-cell office:value-type="float" office:value="28" calcext:value-type="float">
            <text:p>28</text:p>
          </table:table-cell>
          <table:table-cell office:value-type="float" office:value="9143.526367" calcext:value-type="float">
            <text:p>9143,526367</text:p>
          </table:table-cell>
          <table:table-cell office:value-type="float" office:value="113615" calcext:value-type="float">
            <text:p>113615</text:p>
          </table:table-cell>
          <table:table-cell office:value-type="float" office:value="1679.072998" calcext:value-type="float">
            <text:p>1679,072998</text:p>
          </table:table-cell>
          <table:table-cell office:value-type="float" office:value="15" calcext:value-type="float">
            <text:p>15</text:p>
          </table:table-cell>
          <table:table-cell office:value-type="float" office:value="7348.539551" calcext:value-type="float">
            <text:p>7348,539551</text:p>
          </table:table-cell>
        </table:table-row>
        <table:table-row table:style-name="ro1">
          <table:table-cell office:value-type="float" office:value="120736" calcext:value-type="float">
            <text:p>120736</text:p>
          </table:table-cell>
          <table:table-cell office:value-type="float" office:value="1084.328003" calcext:value-type="float">
            <text:p>1084,328003</text:p>
          </table:table-cell>
          <table:table-cell office:value-type="float" office:value="40" calcext:value-type="float">
            <text:p>40</text:p>
          </table:table-cell>
          <table:table-cell office:value-type="float" office:value="15970.651367" calcext:value-type="float">
            <text:p>15970,651367</text:p>
          </table:table-cell>
          <table:table-cell office:value-type="float" office:value="120736" calcext:value-type="float">
            <text:p>120736</text:p>
          </table:table-cell>
          <table:table-cell office:value-type="float" office:value="1530.508057" calcext:value-type="float">
            <text:p>1530,508057</text:p>
          </table:table-cell>
          <table:table-cell office:value-type="float" office:value="21" calcext:value-type="float">
            <text:p>21</text:p>
          </table:table-cell>
          <table:table-cell office:value-type="float" office:value="23121.46875" calcext:value-type="float">
            <text:p>23121,46875</text:p>
          </table:table-cell>
          <table:table-cell office:value-type="float" office:value="120736" calcext:value-type="float">
            <text:p>120736</text:p>
          </table:table-cell>
          <table:table-cell office:value-type="float" office:value="1456.715942" calcext:value-type="float">
            <text:p>1456,715942</text:p>
          </table:table-cell>
          <table:table-cell office:value-type="float" office:value="12" calcext:value-type="float">
            <text:p>12</text:p>
          </table:table-cell>
          <table:table-cell office:value-type="float" office:value="21691.335938" calcext:value-type="float">
            <text:p>21691,335938</text:p>
          </table:table-cell>
          <table:table-cell office:value-type="float" office:value="120736" calcext:value-type="float">
            <text:p>120736</text:p>
          </table:table-cell>
          <table:table-cell office:value-type="float" office:value="1669.385986" calcext:value-type="float">
            <text:p>1669,385986</text:p>
          </table:table-cell>
          <table:table-cell office:value-type="float" office:value="13" calcext:value-type="float">
            <text:p>13</text:p>
          </table:table-cell>
          <table:table-cell office:value-type="float" office:value="18181.818359" calcext:value-type="float">
            <text:p>18181,818359</text:p>
          </table:table-cell>
          <table:table-cell office:value-type="float" office:value="120736" calcext:value-type="float">
            <text:p>120736</text:p>
          </table:table-cell>
          <table:table-cell office:value-type="float" office:value="1428.572021" calcext:value-type="float">
            <text:p>1428,572021</text:p>
          </table:table-cell>
          <table:table-cell office:value-type="float" office:value="29" calcext:value-type="float">
            <text:p>29</text:p>
          </table:table-cell>
          <table:table-cell office:value-type="float" office:value="21493.746094" calcext:value-type="float">
            <text:p>21493,746094</text:p>
          </table:table-cell>
          <table:table-cell office:value-type="float" office:value="120736" calcext:value-type="float">
            <text:p>120736</text:p>
          </table:table-cell>
          <table:table-cell office:value-type="float" office:value="1562.635986" calcext:value-type="float">
            <text:p>1562,635986</text:p>
          </table:table-cell>
          <table:table-cell office:value-type="float" office:value="28" calcext:value-type="float">
            <text:p>28</text:p>
          </table:table-cell>
          <table:table-cell office:value-type="float" office:value="15124.134766" calcext:value-type="float">
            <text:p>15124,134766</text:p>
          </table:table-cell>
          <table:table-cell office:value-type="float" office:value="120736" calcext:value-type="float">
            <text:p>120736</text:p>
          </table:table-cell>
          <table:table-cell office:value-type="float" office:value="1464.198975" calcext:value-type="float">
            <text:p>1464,198975</text:p>
          </table:table-cell>
          <table:table-cell office:value-type="float" office:value="12" calcext:value-type="float">
            <text:p>12</text:p>
          </table:table-cell>
          <table:table-cell office:value-type="float" office:value="28898.898438" calcext:value-type="float">
            <text:p>28898,898438</text:p>
          </table:table-cell>
          <table:table-cell office:value-type="float" office:value="120736" calcext:value-type="float">
            <text:p>120736</text:p>
          </table:table-cell>
          <table:table-cell office:value-type="float" office:value="1568.723999" calcext:value-type="float">
            <text:p>1568,723999</text:p>
          </table:table-cell>
          <table:table-cell office:value-type="float" office:value="22" calcext:value-type="float">
            <text:p>22</text:p>
          </table:table-cell>
          <table:table-cell office:value-type="float" office:value="17825.339844" calcext:value-type="float">
            <text:p>17825,339844</text:p>
          </table:table-cell>
          <table:table-cell office:value-type="float" office:value="120736" calcext:value-type="float">
            <text:p>120736</text:p>
          </table:table-cell>
          <table:table-cell office:value-type="float" office:value="1209.404907" calcext:value-type="float">
            <text:p>1209,404907</text:p>
          </table:table-cell>
          <table:table-cell office:value-type="float" office:value="14" calcext:value-type="float">
            <text:p>14</text:p>
          </table:table-cell>
          <table:table-cell office:value-type="float" office:value="18593.417969" calcext:value-type="float">
            <text:p>18593,417969</text:p>
          </table:table-cell>
        </table:table-row>
        <table:table-row table:style-name="ro1">
          <table:table-cell office:value-type="float" office:value="121005" calcext:value-type="float">
            <text:p>121005</text:p>
          </table:table-cell>
          <table:table-cell office:value-type="float" office:value="1747.973999" calcext:value-type="float">
            <text:p>1747,973999</text:p>
          </table:table-cell>
          <table:table-cell office:value-type="float" office:value="14" calcext:value-type="float">
            <text:p>14</text:p>
          </table:table-cell>
          <table:table-cell office:value-type="float" office:value="14331.314453" calcext:value-type="float">
            <text:p>14331,314453</text:p>
          </table:table-cell>
          <table:table-cell office:value-type="float" office:value="121005" calcext:value-type="float">
            <text:p>121005</text:p>
          </table:table-cell>
          <table:table-cell office:value-type="float" office:value="1615.345947" calcext:value-type="float">
            <text:p>1615,345947</text:p>
          </table:table-cell>
          <table:table-cell office:value-type="float" office:value="16" calcext:value-type="float">
            <text:p>16</text:p>
          </table:table-cell>
          <table:table-cell office:value-type="float" office:value="18509.902344" calcext:value-type="float">
            <text:p>18509,902344</text:p>
          </table:table-cell>
          <table:table-cell office:value-type="float" office:value="121005" calcext:value-type="float">
            <text:p>121005</text:p>
          </table:table-cell>
          <table:table-cell office:value-type="float" office:value="1983.975098" calcext:value-type="float">
            <text:p>1983,975098</text:p>
          </table:table-cell>
          <table:table-cell office:value-type="float" office:value="9" calcext:value-type="float">
            <text:p>9</text:p>
          </table:table-cell>
          <table:table-cell office:value-type="float" office:value="17957.519531" calcext:value-type="float">
            <text:p>17957,519531</text:p>
          </table:table-cell>
          <table:table-cell office:value-type="float" office:value="121005" calcext:value-type="float">
            <text:p>121005</text:p>
          </table:table-cell>
          <table:table-cell office:value-type="float" office:value="1858.187012" calcext:value-type="float">
            <text:p>1858,187012</text:p>
          </table:table-cell>
          <table:table-cell office:value-type="float" office:value="13" calcext:value-type="float">
            <text:p>13</text:p>
          </table:table-cell>
          <table:table-cell office:value-type="float" office:value="6525.324707" calcext:value-type="float">
            <text:p>6525,324707</text:p>
          </table:table-cell>
          <table:table-cell office:value-type="float" office:value="121005" calcext:value-type="float">
            <text:p>121005</text:p>
          </table:table-cell>
          <table:table-cell office:value-type="float" office:value="2118.733887" calcext:value-type="float">
            <text:p>2118,733887</text:p>
          </table:table-cell>
          <table:table-cell office:value-type="float" office:value="14" calcext:value-type="float">
            <text:p>14</text:p>
          </table:table-cell>
          <table:table-cell office:value-type="float" office:value="20278.650391" calcext:value-type="float">
            <text:p>20278,650391</text:p>
          </table:table-cell>
          <table:table-cell office:value-type="float" office:value="121005" calcext:value-type="float">
            <text:p>121005</text:p>
          </table:table-cell>
          <table:table-cell office:value-type="float" office:value="1686.292969" calcext:value-type="float">
            <text:p>1686,292969</text:p>
          </table:table-cell>
          <table:table-cell office:value-type="float" office:value="13" calcext:value-type="float">
            <text:p>13</text:p>
          </table:table-cell>
          <table:table-cell office:value-type="float" office:value="11782.952148" calcext:value-type="float">
            <text:p>11782,952148</text:p>
          </table:table-cell>
          <table:table-cell office:value-type="float" office:value="121005" calcext:value-type="float">
            <text:p>121005</text:p>
          </table:table-cell>
          <table:table-cell office:value-type="float" office:value="1546.625" calcext:value-type="float">
            <text:p>1546,625</text:p>
          </table:table-cell>
          <table:table-cell office:value-type="float" office:value="14" calcext:value-type="float">
            <text:p>14</text:p>
          </table:table-cell>
          <table:table-cell office:value-type="float" office:value="16805.867188" calcext:value-type="float">
            <text:p>16805,867188</text:p>
          </table:table-cell>
          <table:table-cell office:value-type="float" office:value="121005" calcext:value-type="float">
            <text:p>121005</text:p>
          </table:table-cell>
          <table:table-cell office:value-type="float" office:value="1504.171021" calcext:value-type="float">
            <text:p>1504,171021</text:p>
          </table:table-cell>
          <table:table-cell office:value-type="float" office:value="13" calcext:value-type="float">
            <text:p>13</text:p>
          </table:table-cell>
          <table:table-cell office:value-type="float" office:value="17050.773438" calcext:value-type="float">
            <text:p>17050,773438</text:p>
          </table:table-cell>
          <table:table-cell office:value-type="float" office:value="121005" calcext:value-type="float">
            <text:p>121005</text:p>
          </table:table-cell>
          <table:table-cell office:value-type="float" office:value="1601.817017" calcext:value-type="float">
            <text:p>1601,817017</text:p>
          </table:table-cell>
          <table:table-cell office:value-type="float" office:value="21" calcext:value-type="float">
            <text:p>21</text:p>
          </table:table-cell>
          <table:table-cell office:value-type="float" office:value="13878.65332" calcext:value-type="float">
            <text:p>13878,65332</text:p>
          </table:table-cell>
        </table:table-row>
        <table:table-row table:style-name="ro1">
          <table:table-cell office:value-type="float" office:value="121237" calcext:value-type="float">
            <text:p>121237</text:p>
          </table:table-cell>
          <table:table-cell office:value-type="float" office:value="1306.661987" calcext:value-type="float">
            <text:p>1306,661987</text:p>
          </table:table-cell>
          <table:table-cell office:value-type="float" office:value="22" calcext:value-type="float">
            <text:p>22</text:p>
          </table:table-cell>
          <table:table-cell office:value-type="float" office:value="11623.881836" calcext:value-type="float">
            <text:p>11623,881836</text:p>
          </table:table-cell>
          <table:table-cell office:value-type="float" office:value="121237" calcext:value-type="float">
            <text:p>121237</text:p>
          </table:table-cell>
          <table:table-cell office:value-type="float" office:value="1346.392944" calcext:value-type="float">
            <text:p>1346,392944</text:p>
          </table:table-cell>
          <table:table-cell office:value-type="float" office:value="25" calcext:value-type="float">
            <text:p>25</text:p>
          </table:table-cell>
          <table:table-cell office:value-type="float" office:value="10893.813477" calcext:value-type="float">
            <text:p>10893,813477</text:p>
          </table:table-cell>
          <table:table-cell office:value-type="float" office:value="121237" calcext:value-type="float">
            <text:p>121237</text:p>
          </table:table-cell>
          <table:table-cell office:value-type="float" office:value="1563.779053" calcext:value-type="float">
            <text:p>1563,779053</text:p>
          </table:table-cell>
          <table:table-cell office:value-type="float" office:value="12" calcext:value-type="float">
            <text:p>12</text:p>
          </table:table-cell>
          <table:table-cell office:value-type="float" office:value="14989.998047" calcext:value-type="float">
            <text:p>14989,998047</text:p>
          </table:table-cell>
          <table:table-cell office:value-type="float" office:value="121237" calcext:value-type="float">
            <text:p>121237</text:p>
          </table:table-cell>
          <table:table-cell office:value-type="float" office:value="1216.75708" calcext:value-type="float">
            <text:p>1216,75708</text:p>
          </table:table-cell>
          <table:table-cell office:value-type="float" office:value="20" calcext:value-type="float">
            <text:p>20</text:p>
          </table:table-cell>
          <table:table-cell office:value-type="float" office:value="9809.274414" calcext:value-type="float">
            <text:p>9809,274414</text:p>
          </table:table-cell>
          <table:table-cell office:value-type="float" office:value="121237" calcext:value-type="float">
            <text:p>121237</text:p>
          </table:table-cell>
          <table:table-cell office:value-type="float" office:value="1488.283936" calcext:value-type="float">
            <text:p>1488,283936</text:p>
          </table:table-cell>
          <table:table-cell office:value-type="float" office:value="13" calcext:value-type="float">
            <text:p>13</text:p>
          </table:table-cell>
          <table:table-cell office:value-type="float" office:value="15501.272461" calcext:value-type="float">
            <text:p>15501,272461</text:p>
          </table:table-cell>
          <table:table-cell office:value-type="float" office:value="121237" calcext:value-type="float">
            <text:p>121237</text:p>
          </table:table-cell>
          <table:table-cell office:value-type="float" office:value="1103.98999" calcext:value-type="float">
            <text:p>1103,98999</text:p>
          </table:table-cell>
          <table:table-cell office:value-type="float" office:value="10" calcext:value-type="float">
            <text:p>10</text:p>
          </table:table-cell>
          <table:table-cell office:value-type="float" office:value="13274.651367" calcext:value-type="float">
            <text:p>13274,651367</text:p>
          </table:table-cell>
          <table:table-cell office:value-type="float" office:value="121237" calcext:value-type="float">
            <text:p>121237</text:p>
          </table:table-cell>
          <table:table-cell office:value-type="float" office:value="1213.284912" calcext:value-type="float">
            <text:p>1213,284912</text:p>
          </table:table-cell>
          <table:table-cell office:value-type="float" office:value="6" calcext:value-type="float">
            <text:p>6</text:p>
          </table:table-cell>
          <table:table-cell office:value-type="float" office:value="17120.943359" calcext:value-type="float">
            <text:p>17120,943359</text:p>
          </table:table-cell>
          <table:table-cell office:value-type="float" office:value="121237" calcext:value-type="float">
            <text:p>121237</text:p>
          </table:table-cell>
          <table:table-cell office:value-type="float" office:value="1037.356079" calcext:value-type="float">
            <text:p>1037,356079</text:p>
          </table:table-cell>
          <table:table-cell office:value-type="float" office:value="12" calcext:value-type="float">
            <text:p>12</text:p>
          </table:table-cell>
          <table:table-cell office:value-type="float" office:value="15947.819336" calcext:value-type="float">
            <text:p>15947,819336</text:p>
          </table:table-cell>
          <table:table-cell office:value-type="float" office:value="121237" calcext:value-type="float">
            <text:p>121237</text:p>
          </table:table-cell>
          <table:table-cell office:value-type="float" office:value="1523.256958" calcext:value-type="float">
            <text:p>1523,256958</text:p>
          </table:table-cell>
          <table:table-cell office:value-type="float" office:value="15" calcext:value-type="float">
            <text:p>15</text:p>
          </table:table-cell>
          <table:table-cell office:value-type="float" office:value="12155.426758" calcext:value-type="float">
            <text:p>12155,426758</text:p>
          </table:table-cell>
        </table:table-row>
        <table:table-row table:style-name="ro1">
          <table:table-cell office:value-type="float" office:value="121441" calcext:value-type="float">
            <text:p>121441</text:p>
          </table:table-cell>
          <table:table-cell office:value-type="float" office:value="1229.310059" calcext:value-type="float">
            <text:p>1229,310059</text:p>
          </table:table-cell>
          <table:table-cell office:value-type="float" office:value="8" calcext:value-type="float">
            <text:p>8</text:p>
          </table:table-cell>
          <table:table-cell office:value-type="float" office:value="20761.435547" calcext:value-type="float">
            <text:p>20761,435547</text:p>
          </table:table-cell>
          <table:table-cell office:value-type="float" office:value="121441" calcext:value-type="float">
            <text:p>121441</text:p>
          </table:table-cell>
          <table:table-cell office:value-type="float" office:value="921.115967" calcext:value-type="float">
            <text:p>921,115967</text:p>
          </table:table-cell>
          <table:table-cell office:value-type="float" office:value="21" calcext:value-type="float">
            <text:p>21</text:p>
          </table:table-cell>
          <table:table-cell office:value-type="float" office:value="12212.227539" calcext:value-type="float">
            <text:p>12212,227539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35.632935" calcext:value-type="float">
            <text:p>1035,632935</text:p>
          </table:table-cell>
          <table:table-cell office:value-type="float" office:value="16" calcext:value-type="float">
            <text:p>16</text:p>
          </table:table-cell>
          <table:table-cell office:value-type="float" office:value="12791.292969" calcext:value-type="float">
            <text:p>12791,292969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42.950073" calcext:value-type="float">
            <text:p>1042,950073</text:p>
          </table:table-cell>
          <table:table-cell office:value-type="float" office:value="21" calcext:value-type="float">
            <text:p>21</text:p>
          </table:table-cell>
          <table:table-cell office:value-type="float" office:value="20720.818359" calcext:value-type="float">
            <text:p>20720,818359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92.728027" calcext:value-type="float">
            <text:p>1092,728027</text:p>
          </table:table-cell>
          <table:table-cell office:value-type="float" office:value="24" calcext:value-type="float">
            <text:p>24</text:p>
          </table:table-cell>
          <table:table-cell office:value-type="float" office:value="13890.289062" calcext:value-type="float">
            <text:p>13890,289062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26.054932" calcext:value-type="float">
            <text:p>1026,054932</text:p>
          </table:table-cell>
          <table:table-cell office:value-type="float" office:value="11" calcext:value-type="float">
            <text:p>11</text:p>
          </table:table-cell>
          <table:table-cell office:value-type="float" office:value="18008.277344" calcext:value-type="float">
            <text:p>18008,277344</text:p>
          </table:table-cell>
          <table:table-cell office:value-type="float" office:value="121441" calcext:value-type="float">
            <text:p>121441</text:p>
          </table:table-cell>
          <table:table-cell office:value-type="float" office:value="1145.158081" calcext:value-type="float">
            <text:p>1145,158081</text:p>
          </table:table-cell>
          <table:table-cell office:value-type="float" office:value="12" calcext:value-type="float">
            <text:p>12</text:p>
          </table:table-cell>
          <table:table-cell office:value-type="float" office:value="16069.137695" calcext:value-type="float">
            <text:p>16069,137695</text:p>
          </table:table-cell>
          <table:table-cell office:value-type="float" office:value="121441" calcext:value-type="float">
            <text:p>121441</text:p>
          </table:table-cell>
          <table:table-cell office:value-type="float" office:value="978.448975" calcext:value-type="float">
            <text:p>978,448975</text:p>
          </table:table-cell>
          <table:table-cell office:value-type="float" office:value="15" calcext:value-type="float">
            <text:p>15</text:p>
          </table:table-cell>
          <table:table-cell office:value-type="float" office:value="12090.413086" calcext:value-type="float">
            <text:p>12090,413086</text:p>
          </table:table-cell>
          <table:table-cell office:value-type="float" office:value="121441" calcext:value-type="float">
            <text:p>121441</text:p>
          </table:table-cell>
          <table:table-cell office:value-type="float" office:value="941.555969" calcext:value-type="float">
            <text:p>941,555969</text:p>
          </table:table-cell>
          <table:table-cell office:value-type="float" office:value="14" calcext:value-type="float">
            <text:p>14</text:p>
          </table:table-cell>
          <table:table-cell office:value-type="float" office:value="16501.226562" calcext:value-type="float">
            <text:p>16501,226562</text:p>
          </table:table-cell>
        </table:table-row>
        <table:table-row table:style-name="ro1">
          <table:table-cell office:value-type="float" office:value="121656" calcext:value-type="float">
            <text:p>121656</text:p>
          </table:table-cell>
          <table:table-cell office:value-type="float" office:value="1482.24292" calcext:value-type="float">
            <text:p>1482,24292</text:p>
          </table:table-cell>
          <table:table-cell office:value-type="float" office:value="21" calcext:value-type="float">
            <text:p>21</text:p>
          </table:table-cell>
          <table:table-cell office:value-type="float" office:value="15045.349609" calcext:value-type="float">
            <text:p>15045,349609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79.151001" calcext:value-type="float">
            <text:p>1179,151001</text:p>
          </table:table-cell>
          <table:table-cell office:value-type="float" office:value="18" calcext:value-type="float">
            <text:p>18</text:p>
          </table:table-cell>
          <table:table-cell office:value-type="float" office:value="14254.845703" calcext:value-type="float">
            <text:p>14254,845703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47.703003" calcext:value-type="float">
            <text:p>1147,703003</text:p>
          </table:table-cell>
          <table:table-cell office:value-type="float" office:value="35" calcext:value-type="float">
            <text:p>35</text:p>
          </table:table-cell>
          <table:table-cell office:value-type="float" office:value="10670.541992" calcext:value-type="float">
            <text:p>10670,541992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93.644043" calcext:value-type="float">
            <text:p>1493,644043</text:p>
          </table:table-cell>
          <table:table-cell office:value-type="float" office:value="16" calcext:value-type="float">
            <text:p>16</text:p>
          </table:table-cell>
          <table:table-cell office:value-type="float" office:value="13079.549805" calcext:value-type="float">
            <text:p>13079,549805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71.432983" calcext:value-type="float">
            <text:p>1171,432983</text:p>
          </table:table-cell>
          <table:table-cell office:value-type="float" office:value="26" calcext:value-type="float">
            <text:p>26</text:p>
          </table:table-cell>
          <table:table-cell office:value-type="float" office:value="20740" calcext:value-type="float">
            <text:p>20740</text:p>
          </table:table-cell>
          <table:table-cell office:value-type="float" office:value="121656" calcext:value-type="float">
            <text:p>121656</text:p>
          </table:table-cell>
          <table:table-cell office:value-type="float" office:value="1288.942017" calcext:value-type="float">
            <text:p>1288,942017</text:p>
          </table:table-cell>
          <table:table-cell office:value-type="float" office:value="17" calcext:value-type="float">
            <text:p>17</text:p>
          </table:table-cell>
          <table:table-cell office:value-type="float" office:value="11968.59375" calcext:value-type="float">
            <text:p>11968,59375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99.14209" calcext:value-type="float">
            <text:p>1499,14209</text:p>
          </table:table-cell>
          <table:table-cell office:value-type="float" office:value="34" calcext:value-type="float">
            <text:p>34</text:p>
          </table:table-cell>
          <table:table-cell office:value-type="float" office:value="19256.205078" calcext:value-type="float">
            <text:p>19256,205078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75.057983" calcext:value-type="float">
            <text:p>1475,057983</text:p>
          </table:table-cell>
          <table:table-cell office:value-type="float" office:value="20" calcext:value-type="float">
            <text:p>20</text:p>
          </table:table-cell>
          <table:table-cell office:value-type="float" office:value="14475.611328" calcext:value-type="float">
            <text:p>14475,611328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69.302979" calcext:value-type="float">
            <text:p>1469,302979</text:p>
          </table:table-cell>
          <table:table-cell office:value-type="float" office:value="26" calcext:value-type="float">
            <text:p>26</text:p>
          </table:table-cell>
          <table:table-cell office:value-type="float" office:value="18805.388672" calcext:value-type="float">
            <text:p>18805,388672</text:p>
          </table:table-cell>
        </table:table-row>
        <table:table-row table:style-name="ro1">
          <table:table-cell office:value-type="float" office:value="122031" calcext:value-type="float">
            <text:p>122031</text:p>
          </table:table-cell>
          <table:table-cell office:value-type="float" office:value="1366.05896" calcext:value-type="float">
            <text:p>1366,05896</text:p>
          </table:table-cell>
          <table:table-cell office:value-type="float" office:value="10" calcext:value-type="float">
            <text:p>10</text:p>
          </table:table-cell>
          <table:table-cell office:value-type="float" office:value="19566.259766" calcext:value-type="float">
            <text:p>19566,259766</text:p>
          </table:table-cell>
          <table:table-cell office:value-type="float" office:value="122031" calcext:value-type="float">
            <text:p>122031</text:p>
          </table:table-cell>
          <table:table-cell office:value-type="float" office:value="1362.208984" calcext:value-type="float">
            <text:p>1362,208984</text:p>
          </table:table-cell>
          <table:table-cell office:value-type="float" office:value="10" calcext:value-type="float">
            <text:p>10</text:p>
          </table:table-cell>
          <table:table-cell office:value-type="float" office:value="22561.349609" calcext:value-type="float">
            <text:p>22561,349609</text:p>
          </table:table-cell>
          <table:table-cell office:value-type="float" office:value="122031" calcext:value-type="float">
            <text:p>122031</text:p>
          </table:table-cell>
          <table:table-cell office:value-type="float" office:value="1261.340942" calcext:value-type="float">
            <text:p>1261,340942</text:p>
          </table:table-cell>
          <table:table-cell office:value-type="float" office:value="7" calcext:value-type="float">
            <text:p>7</text:p>
          </table:table-cell>
          <table:table-cell office:value-type="float" office:value="22396.185547" calcext:value-type="float">
            <text:p>22396,185547</text:p>
          </table:table-cell>
          <table:table-cell office:value-type="float" office:value="122031" calcext:value-type="float">
            <text:p>122031</text:p>
          </table:table-cell>
          <table:table-cell office:value-type="float" office:value="1316.973999" calcext:value-type="float">
            <text:p>1316,973999</text:p>
          </table:table-cell>
          <table:table-cell office:value-type="float" office:value="18" calcext:value-type="float">
            <text:p>18</text:p>
          </table:table-cell>
          <table:table-cell office:value-type="float" office:value="19506.671875" calcext:value-type="float">
            <text:p>19506,671875</text:p>
          </table:table-cell>
          <table:table-cell office:value-type="float" office:value="122031" calcext:value-type="float">
            <text:p>122031</text:p>
          </table:table-cell>
          <table:table-cell office:value-type="float" office:value="2015.397095" calcext:value-type="float">
            <text:p>2015,397095</text:p>
          </table:table-cell>
          <table:table-cell office:value-type="float" office:value="5" calcext:value-type="float">
            <text:p>5</text:p>
          </table:table-cell>
          <table:table-cell office:value-type="float" office:value="12577.847656" calcext:value-type="float">
            <text:p>12577,847656</text:p>
          </table:table-cell>
          <table:table-cell office:value-type="float" office:value="122031" calcext:value-type="float">
            <text:p>122031</text:p>
          </table:table-cell>
          <table:table-cell office:value-type="float" office:value="1565.436035" calcext:value-type="float">
            <text:p>1565,436035</text:p>
          </table:table-cell>
          <table:table-cell office:value-type="float" office:value="14" calcext:value-type="float">
            <text:p>14</text:p>
          </table:table-cell>
          <table:table-cell office:value-type="float" office:value="23015.457031" calcext:value-type="float">
            <text:p>23015,457031</text:p>
          </table:table-cell>
          <table:table-cell office:value-type="float" office:value="122031" calcext:value-type="float">
            <text:p>122031</text:p>
          </table:table-cell>
          <table:table-cell office:value-type="float" office:value="1447.464966" calcext:value-type="float">
            <text:p>1447,464966</text:p>
          </table:table-cell>
          <table:table-cell office:value-type="float" office:value="9" calcext:value-type="float">
            <text:p>9</text:p>
          </table:table-cell>
          <table:table-cell office:value-type="float" office:value="25362.667969" calcext:value-type="float">
            <text:p>25362,667969</text:p>
          </table:table-cell>
          <table:table-cell office:value-type="float" office:value="122031" calcext:value-type="float">
            <text:p>122031</text:p>
          </table:table-cell>
          <table:table-cell office:value-type="float" office:value="1193.094971" calcext:value-type="float">
            <text:p>1193,094971</text:p>
          </table:table-cell>
          <table:table-cell office:value-type="float" office:value="14" calcext:value-type="float">
            <text:p>14</text:p>
          </table:table-cell>
          <table:table-cell office:value-type="float" office:value="24031.210938" calcext:value-type="float">
            <text:p>24031,210938</text:p>
          </table:table-cell>
          <table:table-cell office:value-type="float" office:value="122031" calcext:value-type="float">
            <text:p>122031</text:p>
          </table:table-cell>
          <table:table-cell office:value-type="float" office:value="1251.855957" calcext:value-type="float">
            <text:p>1251,855957</text:p>
          </table:table-cell>
          <table:table-cell office:value-type="float" office:value="11" calcext:value-type="float">
            <text:p>11</text:p>
          </table:table-cell>
          <table:table-cell office:value-type="float" office:value="21776.960938" calcext:value-type="float">
            <text:p>21776,960938</text:p>
          </table:table-cell>
        </table:table-row>
        <table:table-row table:style-name="ro1">
          <table:table-cell office:value-type="float" office:value="122355" calcext:value-type="float">
            <text:p>122355</text:p>
          </table:table-cell>
          <table:table-cell office:value-type="float" office:value="1339.632935" calcext:value-type="float">
            <text:p>1339,632935</text:p>
          </table:table-cell>
          <table:table-cell office:value-type="float" office:value="226" calcext:value-type="float">
            <text:p>226</text:p>
          </table:table-cell>
          <table:table-cell office:value-type="float" office:value="7851.149414" calcext:value-type="float">
            <text:p>7851,14941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406.822998" calcext:value-type="float">
            <text:p>1406,822998</text:p>
          </table:table-cell>
          <table:table-cell office:value-type="float" office:value="158" calcext:value-type="float">
            <text:p>158</text:p>
          </table:table-cell>
          <table:table-cell office:value-type="float" office:value="5100.146484" calcext:value-type="float">
            <text:p>5100,14648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86.247925" calcext:value-type="float">
            <text:p>1286,247925</text:p>
          </table:table-cell>
          <table:table-cell office:value-type="float" office:value="215" calcext:value-type="float">
            <text:p>215</text:p>
          </table:table-cell>
          <table:table-cell office:value-type="float" office:value="7840.322754" calcext:value-type="float">
            <text:p>7840,32275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69.763916" calcext:value-type="float">
            <text:p>1369,763916</text:p>
          </table:table-cell>
          <table:table-cell office:value-type="float" office:value="179" calcext:value-type="float">
            <text:p>179</text:p>
          </table:table-cell>
          <table:table-cell office:value-type="float" office:value="6353.860352" calcext:value-type="float">
            <text:p>6353,860352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49.390015" calcext:value-type="float">
            <text:p>1249,390015</text:p>
          </table:table-cell>
          <table:table-cell office:value-type="float" office:value="85" calcext:value-type="float">
            <text:p>85</text:p>
          </table:table-cell>
          <table:table-cell office:value-type="float" office:value="3633.993408" calcext:value-type="float">
            <text:p>3633,993408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00.966919" calcext:value-type="float">
            <text:p>1300,966919</text:p>
          </table:table-cell>
          <table:table-cell office:value-type="float" office:value="182" calcext:value-type="float">
            <text:p>182</text:p>
          </table:table-cell>
          <table:table-cell office:value-type="float" office:value="6687.317871" calcext:value-type="float">
            <text:p>6687,317871</text:p>
          </table:table-cell>
          <table:table-cell office:value-type="float" office:value="122355" calcext:value-type="float">
            <text:p>122355</text:p>
          </table:table-cell>
          <table:table-cell office:value-type="float" office:value="1477.157959" calcext:value-type="float">
            <text:p>1477,157959</text:p>
          </table:table-cell>
          <table:table-cell office:value-type="float" office:value="239" calcext:value-type="float">
            <text:p>239</text:p>
          </table:table-cell>
          <table:table-cell office:value-type="float" office:value="7255.086426" calcext:value-type="float">
            <text:p>7255,086426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85.807983" calcext:value-type="float">
            <text:p>1385,807983</text:p>
          </table:table-cell>
          <table:table-cell office:value-type="float" office:value="222" calcext:value-type="float">
            <text:p>222</text:p>
          </table:table-cell>
          <table:table-cell office:value-type="float" office:value="6804.161621" calcext:value-type="float">
            <text:p>6804,161621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99.985962" calcext:value-type="float">
            <text:p>1299,985962</text:p>
          </table:table-cell>
          <table:table-cell office:value-type="float" office:value="207" calcext:value-type="float">
            <text:p>207</text:p>
          </table:table-cell>
          <table:table-cell office:value-type="float" office:value="6317.607422" calcext:value-type="float">
            <text:p>6317,607422</text:p>
          </table:table-cell>
        </table:table-row>
        <table:table-row table:style-name="ro1">
          <table:table-cell office:value-type="float" office:value="122653" calcext:value-type="float">
            <text:p>122653</text:p>
          </table:table-cell>
          <table:table-cell office:value-type="float" office:value="1590.390991" calcext:value-type="float">
            <text:p>1590,390991</text:p>
          </table:table-cell>
          <table:table-cell office:value-type="float" office:value="249" calcext:value-type="float">
            <text:p>249</text:p>
          </table:table-cell>
          <table:table-cell office:value-type="float" office:value="9018.353516" calcext:value-type="float">
            <text:p>9018,353516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18.697021" calcext:value-type="float">
            <text:p>1518,697021</text:p>
          </table:table-cell>
          <table:table-cell office:value-type="float" office:value="252" calcext:value-type="float">
            <text:p>252</text:p>
          </table:table-cell>
          <table:table-cell office:value-type="float" office:value="9223.154297" calcext:value-type="float">
            <text:p>9223,154297</text:p>
          </table:table-cell>
          <table:table-cell office:value-type="float" office:value="122653" calcext:value-type="float">
            <text:p>122653</text:p>
          </table:table-cell>
          <table:table-cell office:value-type="float" office:value="1086.567017" calcext:value-type="float">
            <text:p>1086,567017</text:p>
          </table:table-cell>
          <table:table-cell office:value-type="float" office:value="254" calcext:value-type="float">
            <text:p>254</text:p>
          </table:table-cell>
          <table:table-cell office:value-type="float" office:value="8997.591797" calcext:value-type="float">
            <text:p>8997,591797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55.536011" calcext:value-type="float">
            <text:p>1555,536011</text:p>
          </table:table-cell>
          <table:table-cell office:value-type="float" office:value="235" calcext:value-type="float">
            <text:p>235</text:p>
          </table:table-cell>
          <table:table-cell office:value-type="float" office:value="9589.414062" calcext:value-type="float">
            <text:p>9589,414062</text:p>
          </table:table-cell>
          <table:table-cell office:value-type="float" office:value="122653" calcext:value-type="float">
            <text:p>122653</text:p>
          </table:table-cell>
          <table:table-cell office:value-type="float" office:value="1263.733032" calcext:value-type="float">
            <text:p>1263,733032</text:p>
          </table:table-cell>
          <table:table-cell office:value-type="float" office:value="5" calcext:value-type="float">
            <text:p>5</text:p>
          </table:table-cell>
          <table:table-cell office:value-type="float" office:value="363.072021" calcext:value-type="float">
            <text:p>363,072021</text:p>
          </table:table-cell>
          <table:table-cell office:value-type="float" office:value="122653" calcext:value-type="float">
            <text:p>122653</text:p>
          </table:table-cell>
          <table:table-cell office:value-type="float" office:value="1376.114014" calcext:value-type="float">
            <text:p>1376,114014</text:p>
          </table:table-cell>
          <table:table-cell office:value-type="float" office:value="271" calcext:value-type="float">
            <text:p>271</text:p>
          </table:table-cell>
          <table:table-cell office:value-type="float" office:value="9096.277344" calcext:value-type="float">
            <text:p>9096,277344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25.5" calcext:value-type="float">
            <text:p>1525,5</text:p>
          </table:table-cell>
          <table:table-cell office:value-type="float" office:value="191" calcext:value-type="float">
            <text:p>191</text:p>
          </table:table-cell>
          <table:table-cell office:value-type="float" office:value="7026.423828" calcext:value-type="float">
            <text:p>7026,423828</text:p>
          </table:table-cell>
          <table:table-cell office:value-type="float" office:value="122653" calcext:value-type="float">
            <text:p>122653</text:p>
          </table:table-cell>
          <table:table-cell office:value-type="float" office:value="1759.552002" calcext:value-type="float">
            <text:p>1759,552002</text:p>
          </table:table-cell>
          <table:table-cell office:value-type="float" office:value="204" calcext:value-type="float">
            <text:p>204</text:p>
          </table:table-cell>
          <table:table-cell office:value-type="float" office:value="7701.401855" calcext:value-type="float">
            <text:p>7701,401855</text:p>
          </table:table-cell>
          <table:table-cell office:value-type="float" office:value="122653" calcext:value-type="float">
            <text:p>122653</text:p>
          </table:table-cell>
          <table:table-cell office:value-type="float" office:value="1380.694092" calcext:value-type="float">
            <text:p>1380,694092</text:p>
          </table:table-cell>
          <table:table-cell office:value-type="float" office:value="227" calcext:value-type="float">
            <text:p>227</text:p>
          </table:table-cell>
          <table:table-cell office:value-type="float" office:value="8012.452148" calcext:value-type="float">
            <text:p>8012,452148</text:p>
          </table:table-cell>
        </table:table-row>
        <table:table-row table:style-name="ro1">
          <table:table-cell office:value-type="float" office:value="122959" calcext:value-type="float">
            <text:p>122959</text:p>
          </table:table-cell>
          <table:table-cell office:value-type="float" office:value="1440.155029" calcext:value-type="float">
            <text:p>1440,155029</text:p>
          </table:table-cell>
          <table:table-cell office:value-type="float" office:value="11" calcext:value-type="float">
            <text:p>11</text:p>
          </table:table-cell>
          <table:table-cell office:value-type="float" office:value="17541.431641" calcext:value-type="float">
            <text:p>17541,431641</text:p>
          </table:table-cell>
          <table:table-cell office:value-type="float" office:value="122959" calcext:value-type="float">
            <text:p>122959</text:p>
          </table:table-cell>
          <table:table-cell office:value-type="float" office:value="1860.967041" calcext:value-type="float">
            <text:p>1860,967041</text:p>
          </table:table-cell>
          <table:table-cell office:value-type="float" office:value="14" calcext:value-type="float">
            <text:p>14</text:p>
          </table:table-cell>
          <table:table-cell office:value-type="float" office:value="25258.476562" calcext:value-type="float">
            <text:p>25258,476562</text:p>
          </table:table-cell>
          <table:table-cell office:value-type="float" office:value="122959" calcext:value-type="float">
            <text:p>122959</text:p>
          </table:table-cell>
          <table:table-cell office:value-type="float" office:value="1450.672974" calcext:value-type="float">
            <text:p>1450,672974</text:p>
          </table:table-cell>
          <table:table-cell office:value-type="float" office:value="15" calcext:value-type="float">
            <text:p>15</text:p>
          </table:table-cell>
          <table:table-cell office:value-type="float" office:value="10300.607422" calcext:value-type="float">
            <text:p>10300,607422</text:p>
          </table:table-cell>
          <table:table-cell office:value-type="float" office:value="122959" calcext:value-type="float">
            <text:p>122959</text:p>
          </table:table-cell>
          <table:table-cell office:value-type="float" office:value="1437.893066" calcext:value-type="float">
            <text:p>1437,893066</text:p>
          </table:table-cell>
          <table:table-cell office:value-type="float" office:value="36" calcext:value-type="float">
            <text:p>36</text:p>
          </table:table-cell>
          <table:table-cell office:value-type="float" office:value="18745.716797" calcext:value-type="float">
            <text:p>18745,716797</text:p>
          </table:table-cell>
          <table:table-cell office:value-type="float" office:value="122959" calcext:value-type="float">
            <text:p>122959</text:p>
          </table:table-cell>
          <table:table-cell office:value-type="float" office:value="1634.798096" calcext:value-type="float">
            <text:p>1634,798096</text:p>
          </table:table-cell>
          <table:table-cell office:value-type="float" office:value="27" calcext:value-type="float">
            <text:p>27</text:p>
          </table:table-cell>
          <table:table-cell office:value-type="float" office:value="25304.648438" calcext:value-type="float">
            <text:p>25304,648438</text:p>
          </table:table-cell>
          <table:table-cell office:value-type="float" office:value="122959" calcext:value-type="float">
            <text:p>122959</text:p>
          </table:table-cell>
          <table:table-cell office:value-type="float" office:value="1337.208008" calcext:value-type="float">
            <text:p>1337,208008</text:p>
          </table:table-cell>
          <table:table-cell office:value-type="float" office:value="18" calcext:value-type="float">
            <text:p>18</text:p>
          </table:table-cell>
          <table:table-cell office:value-type="float" office:value="12496.178711" calcext:value-type="float">
            <text:p>12496,178711</text:p>
          </table:table-cell>
          <table:table-cell office:value-type="float" office:value="122959" calcext:value-type="float">
            <text:p>122959</text:p>
          </table:table-cell>
          <table:table-cell office:value-type="float" office:value="1562.026978" calcext:value-type="float">
            <text:p>1562,026978</text:p>
          </table:table-cell>
          <table:table-cell office:value-type="float" office:value="16" calcext:value-type="float">
            <text:p>16</text:p>
          </table:table-cell>
          <table:table-cell office:value-type="float" office:value="16649.396484" calcext:value-type="float">
            <text:p>16649,396484</text:p>
          </table:table-cell>
          <table:table-cell office:value-type="float" office:value="122959" calcext:value-type="float">
            <text:p>122959</text:p>
          </table:table-cell>
          <table:table-cell office:value-type="float" office:value="1539.268066" calcext:value-type="float">
            <text:p>1539,268066</text:p>
          </table:table-cell>
          <table:table-cell office:value-type="float" office:value="19" calcext:value-type="float">
            <text:p>19</text:p>
          </table:table-cell>
          <table:table-cell office:value-type="float" office:value="9893.722656" calcext:value-type="float">
            <text:p>9893,722656</text:p>
          </table:table-cell>
          <table:table-cell office:value-type="float" office:value="122959" calcext:value-type="float">
            <text:p>122959</text:p>
          </table:table-cell>
          <table:table-cell office:value-type="float" office:value="1274.615967" calcext:value-type="float">
            <text:p>1274,615967</text:p>
          </table:table-cell>
          <table:table-cell office:value-type="float" office:value="11" calcext:value-type="float">
            <text:p>11</text:p>
          </table:table-cell>
          <table:table-cell office:value-type="float" office:value="18259.074219" calcext:value-type="float">
            <text:p>18259,074219</text:p>
          </table:table-cell>
        </table:table-row>
        <table:table-row table:style-name="ro1">
          <table:table-cell office:value-type="float" office:value="123219" calcext:value-type="float">
            <text:p>123219</text:p>
          </table:table-cell>
          <table:table-cell office:value-type="float" office:value="1423.724976" calcext:value-type="float">
            <text:p>1423,724976</text:p>
          </table:table-cell>
          <table:table-cell office:value-type="float" office:value="160" calcext:value-type="float">
            <text:p>160</text:p>
          </table:table-cell>
          <table:table-cell office:value-type="float" office:value="5772.634277" calcext:value-type="float">
            <text:p>5772,63427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423.05603" calcext:value-type="float">
            <text:p>1423,05603</text:p>
          </table:table-cell>
          <table:table-cell office:value-type="float" office:value="182" calcext:value-type="float">
            <text:p>182</text:p>
          </table:table-cell>
          <table:table-cell office:value-type="float" office:value="5516.28418" calcext:value-type="float">
            <text:p>5516,28418</text:p>
          </table:table-cell>
          <table:table-cell office:value-type="float" office:value="123219" calcext:value-type="float">
            <text:p>123219</text:p>
          </table:table-cell>
          <table:table-cell office:value-type="float" office:value="1294.442017" calcext:value-type="float">
            <text:p>1294,442017</text:p>
          </table:table-cell>
          <table:table-cell office:value-type="float" office:value="248" calcext:value-type="float">
            <text:p>248</text:p>
          </table:table-cell>
          <table:table-cell office:value-type="float" office:value="6726.384277" calcext:value-type="float">
            <text:p>6726,38427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19.957031" calcext:value-type="float">
            <text:p>1719,957031</text:p>
          </table:table-cell>
          <table:table-cell office:value-type="float" office:value="201" calcext:value-type="float">
            <text:p>201</text:p>
          </table:table-cell>
          <table:table-cell office:value-type="float" office:value="6525.900879" calcext:value-type="float">
            <text:p>6525,900879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54.129028" calcext:value-type="float">
            <text:p>1754,129028</text:p>
          </table:table-cell>
          <table:table-cell office:value-type="float" office:value="29" calcext:value-type="float">
            <text:p>29</text:p>
          </table:table-cell>
          <table:table-cell office:value-type="float" office:value="1271.608887" calcext:value-type="float">
            <text:p>1271,60888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76.862061" calcext:value-type="float">
            <text:p>1676,862061</text:p>
          </table:table-cell>
          <table:table-cell office:value-type="float" office:value="202" calcext:value-type="float">
            <text:p>202</text:p>
          </table:table-cell>
          <table:table-cell office:value-type="float" office:value="6247.541016" calcext:value-type="float">
            <text:p>6247,541016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17.785034" calcext:value-type="float">
            <text:p>1617,785034</text:p>
          </table:table-cell>
          <table:table-cell office:value-type="float" office:value="205" calcext:value-type="float">
            <text:p>205</text:p>
          </table:table-cell>
          <table:table-cell office:value-type="float" office:value="5934.113281" calcext:value-type="float">
            <text:p>5934,113281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02.669922" calcext:value-type="float">
            <text:p>1602,669922</text:p>
          </table:table-cell>
          <table:table-cell office:value-type="float" office:value="201" calcext:value-type="float">
            <text:p>201</text:p>
          </table:table-cell>
          <table:table-cell office:value-type="float" office:value="6661.740234" calcext:value-type="float">
            <text:p>6661,740234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82.937012" calcext:value-type="float">
            <text:p>1782,937012</text:p>
          </table:table-cell>
          <table:table-cell office:value-type="float" office:value="204" calcext:value-type="float">
            <text:p>204</text:p>
          </table:table-cell>
          <table:table-cell office:value-type="float" office:value="6240.513672" calcext:value-type="float">
            <text:p>6240,513672</text:p>
          </table:table-cell>
        </table:table-row>
        <table:table-row table:style-name="ro1">
          <table:table-cell office:value-type="float" office:value="123523" calcext:value-type="float">
            <text:p>123523</text:p>
          </table:table-cell>
          <table:table-cell office:value-type="float" office:value="1386.441895" calcext:value-type="float">
            <text:p>1386,441895</text:p>
          </table:table-cell>
          <table:table-cell office:value-type="float" office:value="31" calcext:value-type="float">
            <text:p>31</text:p>
          </table:table-cell>
          <table:table-cell office:value-type="float" office:value="16668.150391" calcext:value-type="float">
            <text:p>16668,150391</text:p>
          </table:table-cell>
          <table:table-cell office:value-type="float" office:value="123523" calcext:value-type="float">
            <text:p>123523</text:p>
          </table:table-cell>
          <table:table-cell office:value-type="float" office:value="1817.29895" calcext:value-type="float">
            <text:p>1817,29895</text:p>
          </table:table-cell>
          <table:table-cell office:value-type="float" office:value="20" calcext:value-type="float">
            <text:p>20</text:p>
          </table:table-cell>
          <table:table-cell office:value-type="float" office:value="23434.267578" calcext:value-type="float">
            <text:p>23434,267578</text:p>
          </table:table-cell>
          <table:table-cell office:value-type="float" office:value="123523" calcext:value-type="float">
            <text:p>123523</text:p>
          </table:table-cell>
          <table:table-cell office:value-type="float" office:value="1321.234009" calcext:value-type="float">
            <text:p>1321,234009</text:p>
          </table:table-cell>
          <table:table-cell office:value-type="float" office:value="19" calcext:value-type="float">
            <text:p>19</text:p>
          </table:table-cell>
          <table:table-cell office:value-type="float" office:value="9813.984375" calcext:value-type="float">
            <text:p>9813,984375</text:p>
          </table:table-cell>
          <table:table-cell office:value-type="float" office:value="123523" calcext:value-type="float">
            <text:p>123523</text:p>
          </table:table-cell>
          <table:table-cell office:value-type="float" office:value="1661.572021" calcext:value-type="float">
            <text:p>1661,572021</text:p>
          </table:table-cell>
          <table:table-cell office:value-type="float" office:value="13" calcext:value-type="float">
            <text:p>13</text:p>
          </table:table-cell>
          <table:table-cell office:value-type="float" office:value="14335.625977" calcext:value-type="float">
            <text:p>14335,625977</text:p>
          </table:table-cell>
          <table:table-cell office:value-type="float" office:value="123523" calcext:value-type="float">
            <text:p>123523</text:p>
          </table:table-cell>
          <table:table-cell office:value-type="float" office:value="1431.911987" calcext:value-type="float">
            <text:p>1431,911987</text:p>
          </table:table-cell>
          <table:table-cell office:value-type="float" office:value="16" calcext:value-type="float">
            <text:p>16</text:p>
          </table:table-cell>
          <table:table-cell office:value-type="float" office:value="10434.794922" calcext:value-type="float">
            <text:p>10434,794922</text:p>
          </table:table-cell>
          <table:table-cell office:value-type="float" office:value="123523" calcext:value-type="float">
            <text:p>123523</text:p>
          </table:table-cell>
          <table:table-cell office:value-type="float" office:value="1363.036987" calcext:value-type="float">
            <text:p>1363,036987</text:p>
          </table:table-cell>
          <table:table-cell office:value-type="float" office:value="14" calcext:value-type="float">
            <text:p>14</text:p>
          </table:table-cell>
          <table:table-cell office:value-type="float" office:value="7114.855469" calcext:value-type="float">
            <text:p>7114,855469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74.624023" calcext:value-type="float">
            <text:p>1274,624023</text:p>
          </table:table-cell>
          <table:table-cell office:value-type="float" office:value="28" calcext:value-type="float">
            <text:p>28</text:p>
          </table:table-cell>
          <table:table-cell office:value-type="float" office:value="17159.769531" calcext:value-type="float">
            <text:p>17159,769531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75.916992" calcext:value-type="float">
            <text:p>1275,916992</text:p>
          </table:table-cell>
          <table:table-cell office:value-type="float" office:value="24" calcext:value-type="float">
            <text:p>24</text:p>
          </table:table-cell>
          <table:table-cell office:value-type="float" office:value="19872.689453" calcext:value-type="float">
            <text:p>19872,689453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12.210083" calcext:value-type="float">
            <text:p>1212,210083</text:p>
          </table:table-cell>
          <table:table-cell office:value-type="float" office:value="13" calcext:value-type="float">
            <text:p>13</text:p>
          </table:table-cell>
          <table:table-cell office:value-type="float" office:value="7731.95752" calcext:value-type="float">
            <text:p>7731,95752</text:p>
          </table:table-cell>
        </table:table-row>
        <table:table-row table:style-name="ro1">
          <table:table-cell office:value-type="float" office:value="123748" calcext:value-type="float">
            <text:p>123748</text:p>
          </table:table-cell>
          <table:table-cell office:value-type="float" office:value="1223.891968" calcext:value-type="float">
            <text:p>1223,891968</text:p>
          </table:table-cell>
          <table:table-cell office:value-type="float" office:value="20" calcext:value-type="float">
            <text:p>20</text:p>
          </table:table-cell>
          <table:table-cell office:value-type="float" office:value="17902.535156" calcext:value-type="float">
            <text:p>17902,535156</text:p>
          </table:table-cell>
          <table:table-cell office:value-type="float" office:value="123748" calcext:value-type="float">
            <text:p>123748</text:p>
          </table:table-cell>
          <table:table-cell office:value-type="float" office:value="1210.906982" calcext:value-type="float">
            <text:p>1210,906982</text:p>
          </table:table-cell>
          <table:table-cell office:value-type="float" office:value="13" calcext:value-type="float">
            <text:p>13</text:p>
          </table:table-cell>
          <table:table-cell office:value-type="float" office:value="18797.992188" calcext:value-type="float">
            <text:p>18797,992188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15.206055" calcext:value-type="float">
            <text:p>1315,206055</text:p>
          </table:table-cell>
          <table:table-cell office:value-type="float" office:value="19" calcext:value-type="float">
            <text:p>19</text:p>
          </table:table-cell>
          <table:table-cell office:value-type="float" office:value="22396.029297" calcext:value-type="float">
            <text:p>22396,029297</text:p>
          </table:table-cell>
          <table:table-cell office:value-type="float" office:value="123748" calcext:value-type="float">
            <text:p>123748</text:p>
          </table:table-cell>
          <table:table-cell office:value-type="float" office:value="1103.957031" calcext:value-type="float">
            <text:p>1103,957031</text:p>
          </table:table-cell>
          <table:table-cell office:value-type="float" office:value="32" calcext:value-type="float">
            <text:p>32</text:p>
          </table:table-cell>
          <table:table-cell office:value-type="float" office:value="16641.152344" calcext:value-type="float">
            <text:p>16641,152344</text:p>
          </table:table-cell>
          <table:table-cell office:value-type="float" office:value="123748" calcext:value-type="float">
            <text:p>123748</text:p>
          </table:table-cell>
          <table:table-cell office:value-type="float" office:value="1265.620972" calcext:value-type="float">
            <text:p>1265,620972</text:p>
          </table:table-cell>
          <table:table-cell office:value-type="float" office:value="29" calcext:value-type="float">
            <text:p>29</text:p>
          </table:table-cell>
          <table:table-cell office:value-type="float" office:value="15185.435547" calcext:value-type="float">
            <text:p>15185,435547</text:p>
          </table:table-cell>
          <table:table-cell office:value-type="float" office:value="123748" calcext:value-type="float">
            <text:p>123748</text:p>
          </table:table-cell>
          <table:table-cell office:value-type="float" office:value="1128.385986" calcext:value-type="float">
            <text:p>1128,385986</text:p>
          </table:table-cell>
          <table:table-cell office:value-type="float" office:value="13" calcext:value-type="float">
            <text:p>13</text:p>
          </table:table-cell>
          <table:table-cell office:value-type="float" office:value="12440.102539" calcext:value-type="float">
            <text:p>12440,102539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26.182007" calcext:value-type="float">
            <text:p>1326,182007</text:p>
          </table:table-cell>
          <table:table-cell office:value-type="float" office:value="14" calcext:value-type="float">
            <text:p>14</text:p>
          </table:table-cell>
          <table:table-cell office:value-type="float" office:value="9983.261719" calcext:value-type="float">
            <text:p>9983,261719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15.096069" calcext:value-type="float">
            <text:p>1315,096069</text:p>
          </table:table-cell>
          <table:table-cell office:value-type="float" office:value="22" calcext:value-type="float">
            <text:p>22</text:p>
          </table:table-cell>
          <table:table-cell office:value-type="float" office:value="18833.742188" calcext:value-type="float">
            <text:p>18833,742188</text:p>
          </table:table-cell>
          <table:table-cell office:value-type="float" office:value="123748" calcext:value-type="float">
            <text:p>123748</text:p>
          </table:table-cell>
          <table:table-cell office:value-type="float" office:value="1679.541016" calcext:value-type="float">
            <text:p>1679,541016</text:p>
          </table:table-cell>
          <table:table-cell office:value-type="float" office:value="9" calcext:value-type="float">
            <text:p>9</text:p>
          </table:table-cell>
          <table:table-cell office:value-type="float" office:value="4759.725098" calcext:value-type="float">
            <text:p>4759,725098</text:p>
          </table:table-cell>
        </table:table-row>
        <table:table-row table:style-name="ro1">
          <table:table-cell office:value-type="float" office:value="124006" calcext:value-type="float">
            <text:p>124006</text:p>
          </table:table-cell>
          <table:table-cell office:value-type="float" office:value="1336.014038" calcext:value-type="float">
            <text:p>1336,014038</text:p>
          </table:table-cell>
          <table:table-cell office:value-type="float" office:value="26" calcext:value-type="float">
            <text:p>26</text:p>
          </table:table-cell>
          <table:table-cell office:value-type="float" office:value="22228.59375" calcext:value-type="float">
            <text:p>22228,59375</text:p>
          </table:table-cell>
          <table:table-cell office:value-type="float" office:value="124006" calcext:value-type="float">
            <text:p>124006</text:p>
          </table:table-cell>
          <table:table-cell office:value-type="float" office:value="1441.169067" calcext:value-type="float">
            <text:p>1441,169067</text:p>
          </table:table-cell>
          <table:table-cell office:value-type="float" office:value="18" calcext:value-type="float">
            <text:p>18</text:p>
          </table:table-cell>
          <table:table-cell office:value-type="float" office:value="17974.791016" calcext:value-type="float">
            <text:p>17974,791016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93.154053" calcext:value-type="float">
            <text:p>1393,154053</text:p>
          </table:table-cell>
          <table:table-cell office:value-type="float" office:value="30" calcext:value-type="float">
            <text:p>30</text:p>
          </table:table-cell>
          <table:table-cell office:value-type="float" office:value="18010.705078" calcext:value-type="float">
            <text:p>18010,705078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72.06604" calcext:value-type="float">
            <text:p>1372,06604</text:p>
          </table:table-cell>
          <table:table-cell office:value-type="float" office:value="28" calcext:value-type="float">
            <text:p>28</text:p>
          </table:table-cell>
          <table:table-cell office:value-type="float" office:value="19154.058594" calcext:value-type="float">
            <text:p>19154,058594</text:p>
          </table:table-cell>
          <table:table-cell office:value-type="float" office:value="124006" calcext:value-type="float">
            <text:p>124006</text:p>
          </table:table-cell>
          <table:table-cell office:value-type="float" office:value="1185.071899" calcext:value-type="float">
            <text:p>1185,071899</text:p>
          </table:table-cell>
          <table:table-cell office:value-type="float" office:value="16" calcext:value-type="float">
            <text:p>16</text:p>
          </table:table-cell>
          <table:table-cell office:value-type="float" office:value="7389.658203" calcext:value-type="float">
            <text:p>7389,658203</text:p>
          </table:table-cell>
          <table:table-cell office:value-type="float" office:value="124006" calcext:value-type="float">
            <text:p>124006</text:p>
          </table:table-cell>
          <table:table-cell office:value-type="float" office:value="1662.39502" calcext:value-type="float">
            <text:p>1662,39502</text:p>
          </table:table-cell>
          <table:table-cell office:value-type="float" office:value="16" calcext:value-type="float">
            <text:p>16</text:p>
          </table:table-cell>
          <table:table-cell office:value-type="float" office:value="20733.443359" calcext:value-type="float">
            <text:p>20733,443359</text:p>
          </table:table-cell>
          <table:table-cell office:value-type="float" office:value="124006" calcext:value-type="float">
            <text:p>124006</text:p>
          </table:table-cell>
          <table:table-cell office:value-type="float" office:value="1580.942017" calcext:value-type="float">
            <text:p>1580,942017</text:p>
          </table:table-cell>
          <table:table-cell office:value-type="float" office:value="18" calcext:value-type="float">
            <text:p>18</text:p>
          </table:table-cell>
          <table:table-cell office:value-type="float" office:value="21178.898438" calcext:value-type="float">
            <text:p>21178,898438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99.950073" calcext:value-type="float">
            <text:p>1399,950073</text:p>
          </table:table-cell>
          <table:table-cell office:value-type="float" office:value="26" calcext:value-type="float">
            <text:p>26</text:p>
          </table:table-cell>
          <table:table-cell office:value-type="float" office:value="15652.245117" calcext:value-type="float">
            <text:p>15652,245117</text:p>
          </table:table-cell>
          <table:table-cell office:value-type="float" office:value="124006" calcext:value-type="float">
            <text:p>124006</text:p>
          </table:table-cell>
          <table:table-cell office:value-type="float" office:value="1293.045044" calcext:value-type="float">
            <text:p>1293,045044</text:p>
          </table:table-cell>
          <table:table-cell office:value-type="float" office:value="18" calcext:value-type="float">
            <text:p>18</text:p>
          </table:table-cell>
          <table:table-cell office:value-type="float" office:value="27319.3125" calcext:value-type="float">
            <text:p>27319,3125</text:p>
          </table:table-cell>
        </table:table-row>
        <table:table-row table:style-name="ro1">
          <table:table-cell office:value-type="float" office:value="124243" calcext:value-type="float">
            <text:p>124243</text:p>
          </table:table-cell>
          <table:table-cell office:value-type="float" office:value="1269.685059" calcext:value-type="float">
            <text:p>1269,685059</text:p>
          </table:table-cell>
          <table:table-cell office:value-type="float" office:value="13" calcext:value-type="float">
            <text:p>13</text:p>
          </table:table-cell>
          <table:table-cell office:value-type="float" office:value="20383.25" calcext:value-type="float">
            <text:p>20383,25</text:p>
          </table:table-cell>
          <table:table-cell office:value-type="float" office:value="124243" calcext:value-type="float">
            <text:p>124243</text:p>
          </table:table-cell>
          <table:table-cell office:value-type="float" office:value="1299.399048" calcext:value-type="float">
            <text:p>1299,399048</text:p>
          </table:table-cell>
          <table:table-cell office:value-type="float" office:value="11" calcext:value-type="float">
            <text:p>11</text:p>
          </table:table-cell>
          <table:table-cell office:value-type="float" office:value="18657.882812" calcext:value-type="float">
            <text:p>18657,882812</text:p>
          </table:table-cell>
          <table:table-cell office:value-type="float" office:value="124243" calcext:value-type="float">
            <text:p>124243</text:p>
          </table:table-cell>
          <table:table-cell office:value-type="float" office:value="1319.640991" calcext:value-type="float">
            <text:p>1319,640991</text:p>
          </table:table-cell>
          <table:table-cell office:value-type="float" office:value="16" calcext:value-type="float">
            <text:p>16</text:p>
          </table:table-cell>
          <table:table-cell office:value-type="float" office:value="27935.917969" calcext:value-type="float">
            <text:p>27935,917969</text:p>
          </table:table-cell>
          <table:table-cell office:value-type="float" office:value="124243" calcext:value-type="float">
            <text:p>124243</text:p>
          </table:table-cell>
          <table:table-cell office:value-type="float" office:value="1400.419922" calcext:value-type="float">
            <text:p>1400,419922</text:p>
          </table:table-cell>
          <table:table-cell office:value-type="float" office:value="11" calcext:value-type="float">
            <text:p>11</text:p>
          </table:table-cell>
          <table:table-cell office:value-type="float" office:value="19623.734375" calcext:value-type="float">
            <text:p>19623,734375</text:p>
          </table:table-cell>
          <table:table-cell office:value-type="float" office:value="124243" calcext:value-type="float">
            <text:p>124243</text:p>
          </table:table-cell>
          <table:table-cell office:value-type="float" office:value="1541.47998" calcext:value-type="float">
            <text:p>1541,47998</text:p>
          </table:table-cell>
          <table:table-cell office:value-type="float" office:value="20" calcext:value-type="float">
            <text:p>20</text:p>
          </table:table-cell>
          <table:table-cell office:value-type="float" office:value="23869.035156" calcext:value-type="float">
            <text:p>23869,035156</text:p>
          </table:table-cell>
          <table:table-cell office:value-type="float" office:value="124243" calcext:value-type="float">
            <text:p>124243</text:p>
          </table:table-cell>
          <table:table-cell office:value-type="float" office:value="1193.630005" calcext:value-type="float">
            <text:p>1193,630005</text:p>
          </table:table-cell>
          <table:table-cell office:value-type="float" office:value="10" calcext:value-type="float">
            <text:p>10</text:p>
          </table:table-cell>
          <table:table-cell office:value-type="float" office:value="20369.945312" calcext:value-type="float">
            <text:p>20369,945312</text:p>
          </table:table-cell>
          <table:table-cell office:value-type="float" office:value="124243" calcext:value-type="float">
            <text:p>124243</text:p>
          </table:table-cell>
          <table:table-cell office:value-type="float" office:value="1287.755981" calcext:value-type="float">
            <text:p>1287,755981</text:p>
          </table:table-cell>
          <table:table-cell office:value-type="float" office:value="26" calcext:value-type="float">
            <text:p>26</text:p>
          </table:table-cell>
          <table:table-cell office:value-type="float" office:value="21639.769531" calcext:value-type="float">
            <text:p>21639,769531</text:p>
          </table:table-cell>
          <table:table-cell office:value-type="float" office:value="124243" calcext:value-type="float">
            <text:p>124243</text:p>
          </table:table-cell>
          <table:table-cell office:value-type="float" office:value="1577.486938" calcext:value-type="float">
            <text:p>1577,486938</text:p>
          </table:table-cell>
          <table:table-cell office:value-type="float" office:value="15" calcext:value-type="float">
            <text:p>15</text:p>
          </table:table-cell>
          <table:table-cell office:value-type="float" office:value="17902.925781" calcext:value-type="float">
            <text:p>17902,925781</text:p>
          </table:table-cell>
          <table:table-cell office:value-type="float" office:value="124243" calcext:value-type="float">
            <text:p>124243</text:p>
          </table:table-cell>
          <table:table-cell office:value-type="float" office:value="1494.860962" calcext:value-type="float">
            <text:p>1494,860962</text:p>
          </table:table-cell>
          <table:table-cell office:value-type="float" office:value="15" calcext:value-type="float">
            <text:p>15</text:p>
          </table:table-cell>
          <table:table-cell office:value-type="float" office:value="18568.449219" calcext:value-type="float">
            <text:p>18568,449219</text:p>
          </table:table-cell>
        </table:table-row>
        <table:table-row table:style-name="ro1">
          <table:table-cell office:value-type="float" office:value="143815" calcext:value-type="float">
            <text:p>143815</text:p>
          </table:table-cell>
          <table:table-cell office:value-type="float" office:value="1452.765991" calcext:value-type="float">
            <text:p>1452,765991</text:p>
          </table:table-cell>
          <table:table-cell office:value-type="float" office:value="241" calcext:value-type="float">
            <text:p>241</text:p>
          </table:table-cell>
          <table:table-cell office:value-type="float" office:value="6580.874512" calcext:value-type="float">
            <text:p>6580,874512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02.31897" calcext:value-type="float">
            <text:p>1402,31897</text:p>
          </table:table-cell>
          <table:table-cell office:value-type="float" office:value="241" calcext:value-type="float">
            <text:p>241</text:p>
          </table:table-cell>
          <table:table-cell office:value-type="float" office:value="7239.204102" calcext:value-type="float">
            <text:p>7239,204102</text:p>
          </table:table-cell>
          <table:table-cell office:value-type="float" office:value="143815" calcext:value-type="float">
            <text:p>143815</text:p>
          </table:table-cell>
          <table:table-cell office:value-type="float" office:value="1275.648926" calcext:value-type="float">
            <text:p>1275,648926</text:p>
          </table:table-cell>
          <table:table-cell office:value-type="float" office:value="227" calcext:value-type="float">
            <text:p>227</text:p>
          </table:table-cell>
          <table:table-cell office:value-type="float" office:value="6731.849121" calcext:value-type="float">
            <text:p>6731,849121</text:p>
          </table:table-cell>
          <table:table-cell office:value-type="float" office:value="143815" calcext:value-type="float">
            <text:p>143815</text:p>
          </table:table-cell>
          <table:table-cell office:value-type="float" office:value="1525.411987" calcext:value-type="float">
            <text:p>1525,411987</text:p>
          </table:table-cell>
          <table:table-cell office:value-type="float" office:value="235" calcext:value-type="float">
            <text:p>235</text:p>
          </table:table-cell>
          <table:table-cell office:value-type="float" office:value="6840.992676" calcext:value-type="float">
            <text:p>6840,992676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49.283936" calcext:value-type="float">
            <text:p>1449,283936</text:p>
          </table:table-cell>
          <table:table-cell office:value-type="float" office:value="65" calcext:value-type="float">
            <text:p>65</text:p>
          </table:table-cell>
          <table:table-cell office:value-type="float" office:value="2664.52124" calcext:value-type="float">
            <text:p>2664,52124</text:p>
          </table:table-cell>
          <table:table-cell office:value-type="float" office:value="143815" calcext:value-type="float">
            <text:p>143815</text:p>
          </table:table-cell>
          <table:table-cell office:value-type="float" office:value="1520.38208" calcext:value-type="float">
            <text:p>1520,38208</text:p>
          </table:table-cell>
          <table:table-cell office:value-type="float" office:value="167" calcext:value-type="float">
            <text:p>167</text:p>
          </table:table-cell>
          <table:table-cell office:value-type="float" office:value="5454.99707" calcext:value-type="float">
            <text:p>5454,99707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58.699951" calcext:value-type="float">
            <text:p>1458,699951</text:p>
          </table:table-cell>
          <table:table-cell office:value-type="float" office:value="236" calcext:value-type="float">
            <text:p>236</text:p>
          </table:table-cell>
          <table:table-cell office:value-type="float" office:value="6714.424316" calcext:value-type="float">
            <text:p>6714,424316</text:p>
          </table:table-cell>
          <table:table-cell office:value-type="float" office:value="143815" calcext:value-type="float">
            <text:p>143815</text:p>
          </table:table-cell>
          <table:table-cell office:value-type="float" office:value="1704.429077" calcext:value-type="float">
            <text:p>1704,429077</text:p>
          </table:table-cell>
          <table:table-cell office:value-type="float" office:value="264" calcext:value-type="float">
            <text:p>264</text:p>
          </table:table-cell>
          <table:table-cell office:value-type="float" office:value="7189.317383" calcext:value-type="float">
            <text:p>7189,317383</text:p>
          </table:table-cell>
          <table:table-cell office:value-type="float" office:value="143815" calcext:value-type="float">
            <text:p>143815</text:p>
          </table:table-cell>
          <table:table-cell office:value-type="float" office:value="1336.074951" calcext:value-type="float">
            <text:p>1336,074951</text:p>
          </table:table-cell>
          <table:table-cell office:value-type="float" office:value="233" calcext:value-type="float">
            <text:p>233</text:p>
          </table:table-cell>
          <table:table-cell office:value-type="float" office:value="7275.111328" calcext:value-type="float">
            <text:p>7275,111328</text:p>
          </table:table-cell>
        </table:table-row>
        <table:table-row table:style-name="ro1">
          <table:table-cell office:value-type="float" office:value="144120" calcext:value-type="float">
            <text:p>144120</text:p>
          </table:table-cell>
          <table:table-cell office:value-type="float" office:value="1324.531982" calcext:value-type="float">
            <text:p>1324,531982</text:p>
          </table:table-cell>
          <table:table-cell office:value-type="float" office:value="7" calcext:value-type="float">
            <text:p>7</text:p>
          </table:table-cell>
          <table:table-cell office:value-type="float" office:value="17104.474609" calcext:value-type="float">
            <text:p>17104,474609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37.61792" calcext:value-type="float">
            <text:p>1237,61792</text:p>
          </table:table-cell>
          <table:table-cell office:value-type="float" office:value="7" calcext:value-type="float">
            <text:p>7</text:p>
          </table:table-cell>
          <table:table-cell office:value-type="float" office:value="16539.011719" calcext:value-type="float">
            <text:p>16539,011719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33.232056" calcext:value-type="float">
            <text:p>1133,232056</text:p>
          </table:table-cell>
          <table:table-cell office:value-type="float" office:value="6" calcext:value-type="float">
            <text:p>6</text:p>
          </table:table-cell>
          <table:table-cell office:value-type="float" office:value="19762.375" calcext:value-type="float">
            <text:p>19762,375</text:p>
          </table:table-cell>
          <table:table-cell office:value-type="float" office:value="144120" calcext:value-type="float">
            <text:p>144120</text:p>
          </table:table-cell>
          <table:table-cell office:value-type="float" office:value="1034.736938" calcext:value-type="float">
            <text:p>1034,736938</text:p>
          </table:table-cell>
          <table:table-cell office:value-type="float" office:value="17" calcext:value-type="float">
            <text:p>17</text:p>
          </table:table-cell>
          <table:table-cell office:value-type="float" office:value="17558.148438" calcext:value-type="float">
            <text:p>17558,1484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28.885986" calcext:value-type="float">
            <text:p>1128,885986</text:p>
          </table:table-cell>
          <table:table-cell office:value-type="float" office:value="14" calcext:value-type="float">
            <text:p>14</text:p>
          </table:table-cell>
          <table:table-cell office:value-type="float" office:value="17638.085938" calcext:value-type="float">
            <text:p>17638,0859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36.70105" calcext:value-type="float">
            <text:p>1236,70105</text:p>
          </table:table-cell>
          <table:table-cell office:value-type="float" office:value="7" calcext:value-type="float">
            <text:p>7</text:p>
          </table:table-cell>
          <table:table-cell office:value-type="float" office:value="17114.439453" calcext:value-type="float">
            <text:p>17114,439453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54.12207" calcext:value-type="float">
            <text:p>1254,12207</text:p>
          </table:table-cell>
          <table:table-cell office:value-type="float" office:value="6" calcext:value-type="float">
            <text:p>6</text:p>
          </table:table-cell>
          <table:table-cell office:value-type="float" office:value="17076.085938" calcext:value-type="float">
            <text:p>17076,0859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408.786987" calcext:value-type="float">
            <text:p>1408,786987</text:p>
          </table:table-cell>
          <table:table-cell office:value-type="float" office:value="10" calcext:value-type="float">
            <text:p>10</text:p>
          </table:table-cell>
          <table:table-cell office:value-type="float" office:value="17224.796875" calcext:value-type="float">
            <text:p>17224,796875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62.912964" calcext:value-type="float">
            <text:p>1162,912964</text:p>
          </table:table-cell>
          <table:table-cell office:value-type="float" office:value="12" calcext:value-type="float">
            <text:p>12</text:p>
          </table:table-cell>
          <table:table-cell office:value-type="float" office:value="21316.953125" calcext:value-type="float">
            <text:p>21316,953125</text:p>
          </table:table-cell>
        </table:table-row>
        <table:table-row table:style-name="ro1">
          <table:table-cell office:value-type="float" office:value="144316" calcext:value-type="float">
            <text:p>144316</text:p>
          </table:table-cell>
          <table:table-cell office:value-type="float" office:value="1291.501099" calcext:value-type="float">
            <text:p>1291,501099</text:p>
          </table:table-cell>
          <table:table-cell office:value-type="float" office:value="14" calcext:value-type="float">
            <text:p>14</text:p>
          </table:table-cell>
          <table:table-cell office:value-type="float" office:value="15773.979492" calcext:value-type="float">
            <text:p>15773,979492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74.343018" calcext:value-type="float">
            <text:p>1374,343018</text:p>
          </table:table-cell>
          <table:table-cell office:value-type="float" office:value="19" calcext:value-type="float">
            <text:p>19</text:p>
          </table:table-cell>
          <table:table-cell office:value-type="float" office:value="13998.196289" calcext:value-type="float">
            <text:p>13998,196289</text:p>
          </table:table-cell>
          <table:table-cell office:value-type="float" office:value="144316" calcext:value-type="float">
            <text:p>144316</text:p>
          </table:table-cell>
          <table:table-cell office:value-type="float" office:value="1285.998047" calcext:value-type="float">
            <text:p>1285,998047</text:p>
          </table:table-cell>
          <table:table-cell office:value-type="float" office:value="21" calcext:value-type="float">
            <text:p>21</text:p>
          </table:table-cell>
          <table:table-cell office:value-type="float" office:value="14210.959961" calcext:value-type="float">
            <text:p>14210,959961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08.143066" calcext:value-type="float">
            <text:p>1308,143066</text:p>
          </table:table-cell>
          <table:table-cell office:value-type="float" office:value="29" calcext:value-type="float">
            <text:p>29</text:p>
          </table:table-cell>
          <table:table-cell office:value-type="float" office:value="11565.548828" calcext:value-type="float">
            <text:p>11565,548828</text:p>
          </table:table-cell>
          <table:table-cell office:value-type="float" office:value="144316" calcext:value-type="float">
            <text:p>144316</text:p>
          </table:table-cell>
          <table:table-cell office:value-type="float" office:value="1438.945068" calcext:value-type="float">
            <text:p>1438,945068</text:p>
          </table:table-cell>
          <table:table-cell office:value-type="float" office:value="21" calcext:value-type="float">
            <text:p>21</text:p>
          </table:table-cell>
          <table:table-cell office:value-type="float" office:value="12648.697266" calcext:value-type="float">
            <text:p>12648,697266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76.94397" calcext:value-type="float">
            <text:p>1376,94397</text:p>
          </table:table-cell>
          <table:table-cell office:value-type="float" office:value="16" calcext:value-type="float">
            <text:p>16</text:p>
          </table:table-cell>
          <table:table-cell office:value-type="float" office:value="21593.65625" calcext:value-type="float">
            <text:p>21593,65625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45.774048" calcext:value-type="float">
            <text:p>1345,774048</text:p>
          </table:table-cell>
          <table:table-cell office:value-type="float" office:value="21" calcext:value-type="float">
            <text:p>21</text:p>
          </table:table-cell>
          <table:table-cell office:value-type="float" office:value="11572.756836" calcext:value-type="float">
            <text:p>11572,756836</text:p>
          </table:table-cell>
          <table:table-cell office:value-type="float" office:value="144316" calcext:value-type="float">
            <text:p>144316</text:p>
          </table:table-cell>
          <table:table-cell office:value-type="float" office:value="1892.822998" calcext:value-type="float">
            <text:p>1892,822998</text:p>
          </table:table-cell>
          <table:table-cell office:value-type="float" office:value="12" calcext:value-type="float">
            <text:p>12</text:p>
          </table:table-cell>
          <table:table-cell office:value-type="float" office:value="6541.370605" calcext:value-type="float">
            <text:p>6541,370605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80.344971" calcext:value-type="float">
            <text:p>1380,344971</text:p>
          </table:table-cell>
          <table:table-cell office:value-type="float" office:value="20" calcext:value-type="float">
            <text:p>20</text:p>
          </table:table-cell>
          <table:table-cell office:value-type="float" office:value="11543.601562" calcext:value-type="float">
            <text:p>11543,601562</text:p>
          </table:table-cell>
        </table:table-row>
        <table:table-row table:style-name="ro1">
          <table:table-cell office:value-type="float" office:value="144808" calcext:value-type="float">
            <text:p>144808</text:p>
          </table:table-cell>
          <table:table-cell office:value-type="float" office:value="1092.514038" calcext:value-type="float">
            <text:p>1092,514038</text:p>
          </table:table-cell>
          <table:table-cell office:value-type="float" office:value="14" calcext:value-type="float">
            <text:p>14</text:p>
          </table:table-cell>
          <table:table-cell office:value-type="float" office:value="9308.029297" calcext:value-type="float">
            <text:p>9308,029297</text:p>
          </table:table-cell>
          <table:table-cell office:value-type="float" office:value="144808" calcext:value-type="float">
            <text:p>144808</text:p>
          </table:table-cell>
          <table:table-cell office:value-type="float" office:value="1181.790039" calcext:value-type="float">
            <text:p>1181,790039</text:p>
          </table:table-cell>
          <table:table-cell office:value-type="float" office:value="25" calcext:value-type="float">
            <text:p>25</text:p>
          </table:table-cell>
          <table:table-cell office:value-type="float" office:value="12127.157227" calcext:value-type="float">
            <text:p>12127,157227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47.915039" calcext:value-type="float">
            <text:p>1247,915039</text:p>
          </table:table-cell>
          <table:table-cell office:value-type="float" office:value="12" calcext:value-type="float">
            <text:p>12</text:p>
          </table:table-cell>
          <table:table-cell office:value-type="float" office:value="8369.525391" calcext:value-type="float">
            <text:p>8369,525391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32.259033" calcext:value-type="float">
            <text:p>1232,259033</text:p>
          </table:table-cell>
          <table:table-cell office:value-type="float" office:value="12" calcext:value-type="float">
            <text:p>12</text:p>
          </table:table-cell>
          <table:table-cell office:value-type="float" office:value="11131.570312" calcext:value-type="float">
            <text:p>11131,570312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13.438965" calcext:value-type="float">
            <text:p>1213,438965</text:p>
          </table:table-cell>
          <table:table-cell office:value-type="float" office:value="10" calcext:value-type="float">
            <text:p>10</text:p>
          </table:table-cell>
          <table:table-cell office:value-type="float" office:value="12248.318359" calcext:value-type="float">
            <text:p>12248,318359</text:p>
          </table:table-cell>
          <table:table-cell office:value-type="float" office:value="144808" calcext:value-type="float">
            <text:p>144808</text:p>
          </table:table-cell>
          <table:table-cell office:value-type="float" office:value="1196.73999" calcext:value-type="float">
            <text:p>1196,73999</text:p>
          </table:table-cell>
          <table:table-cell office:value-type="float" office:value="37" calcext:value-type="float">
            <text:p>37</text:p>
          </table:table-cell>
          <table:table-cell office:value-type="float" office:value="9553.572266" calcext:value-type="float">
            <text:p>9553,572266</text:p>
          </table:table-cell>
          <table:table-cell office:value-type="float" office:value="144808" calcext:value-type="float">
            <text:p>144808</text:p>
          </table:table-cell>
          <table:table-cell office:value-type="float" office:value="1317.146973" calcext:value-type="float">
            <text:p>1317,146973</text:p>
          </table:table-cell>
          <table:table-cell office:value-type="float" office:value="24" calcext:value-type="float">
            <text:p>24</text:p>
          </table:table-cell>
          <table:table-cell office:value-type="float" office:value="14343.701172" calcext:value-type="float">
            <text:p>14343,701172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90.460938" calcext:value-type="float">
            <text:p>1290,460938</text:p>
          </table:table-cell>
          <table:table-cell office:value-type="float" office:value="12" calcext:value-type="float">
            <text:p>12</text:p>
          </table:table-cell>
          <table:table-cell office:value-type="float" office:value="12455.876953" calcext:value-type="float">
            <text:p>12455,876953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30.374023" calcext:value-type="float">
            <text:p>1230,374023</text:p>
          </table:table-cell>
          <table:table-cell office:value-type="float" office:value="13" calcext:value-type="float">
            <text:p>13</text:p>
          </table:table-cell>
          <table:table-cell office:value-type="float" office:value="9474.827148" calcext:value-type="float">
            <text:p>9474,827148</text:p>
          </table:table-cell>
        </table:table-row>
        <table:table-row table:style-name="ro1">
          <table:table-cell office:value-type="float" office:value="145029" calcext:value-type="float">
            <text:p>145029</text:p>
          </table:table-cell>
          <table:table-cell office:value-type="float" office:value="1354.447998" calcext:value-type="float">
            <text:p>1354,447998</text:p>
          </table:table-cell>
          <table:table-cell office:value-type="float" office:value="192" calcext:value-type="float">
            <text:p>192</text:p>
          </table:table-cell>
          <table:table-cell office:value-type="float" office:value="6669.453613" calcext:value-type="float">
            <text:p>6669,45361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517.171021" calcext:value-type="float">
            <text:p>1517,171021</text:p>
          </table:table-cell>
          <table:table-cell office:value-type="float" office:value="203" calcext:value-type="float">
            <text:p>203</text:p>
          </table:table-cell>
          <table:table-cell office:value-type="float" office:value="6032.456543" calcext:value-type="float">
            <text:p>6032,45654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434.329956" calcext:value-type="float">
            <text:p>1434,329956</text:p>
          </table:table-cell>
          <table:table-cell office:value-type="float" office:value="205" calcext:value-type="float">
            <text:p>205</text:p>
          </table:table-cell>
          <table:table-cell office:value-type="float" office:value="5849.77832" calcext:value-type="float">
            <text:p>5849,77832</text:p>
          </table:table-cell>
          <table:table-cell office:value-type="float" office:value="145029" calcext:value-type="float">
            <text:p>145029</text:p>
          </table:table-cell>
          <table:table-cell office:value-type="float" office:value="1206.88501" calcext:value-type="float">
            <text:p>1206,88501</text:p>
          </table:table-cell>
          <table:table-cell office:value-type="float" office:value="173" calcext:value-type="float">
            <text:p>173</text:p>
          </table:table-cell>
          <table:table-cell office:value-type="float" office:value="6530.953613" calcext:value-type="float">
            <text:p>6530,95361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386.773926" calcext:value-type="float">
            <text:p>1386,773926</text:p>
          </table:table-cell>
          <table:table-cell office:value-type="float" office:value="59" calcext:value-type="float">
            <text:p>59</text:p>
          </table:table-cell>
          <table:table-cell office:value-type="float" office:value="2728.554932" calcext:value-type="float">
            <text:p>2728,554932</text:p>
          </table:table-cell>
          <table:table-cell office:value-type="float" office:value="145029" calcext:value-type="float">
            <text:p>145029</text:p>
          </table:table-cell>
          <table:table-cell office:value-type="float" office:value="1154.283081" calcext:value-type="float">
            <text:p>1154,283081</text:p>
          </table:table-cell>
          <table:table-cell office:value-type="float" office:value="203" calcext:value-type="float">
            <text:p>203</text:p>
          </table:table-cell>
          <table:table-cell office:value-type="float" office:value="6793.336914" calcext:value-type="float">
            <text:p>6793,336914</text:p>
          </table:table-cell>
          <table:table-cell office:value-type="float" office:value="145029" calcext:value-type="float">
            <text:p>145029</text:p>
          </table:table-cell>
          <table:table-cell office:value-type="float" office:value="1343.953979" calcext:value-type="float">
            <text:p>1343,953979</text:p>
          </table:table-cell>
          <table:table-cell office:value-type="float" office:value="179" calcext:value-type="float">
            <text:p>179</text:p>
          </table:table-cell>
          <table:table-cell office:value-type="float" office:value="6123.821777" calcext:value-type="float">
            <text:p>6123,821777</text:p>
          </table:table-cell>
          <table:table-cell office:value-type="float" office:value="145029" calcext:value-type="float">
            <text:p>145029</text:p>
          </table:table-cell>
          <table:table-cell office:value-type="float" office:value="1452.519043" calcext:value-type="float">
            <text:p>1452,519043</text:p>
          </table:table-cell>
          <table:table-cell office:value-type="float" office:value="216" calcext:value-type="float">
            <text:p>216</text:p>
          </table:table-cell>
          <table:table-cell office:value-type="float" office:value="6930.677734" calcext:value-type="float">
            <text:p>6930,677734</text:p>
          </table:table-cell>
          <table:table-cell office:value-type="float" office:value="145029" calcext:value-type="float">
            <text:p>145029</text:p>
          </table:table-cell>
          <table:table-cell office:value-type="float" office:value="1147.084961" calcext:value-type="float">
            <text:p>1147,084961</text:p>
          </table:table-cell>
          <table:table-cell office:value-type="float" office:value="177" calcext:value-type="float">
            <text:p>177</text:p>
          </table:table-cell>
          <table:table-cell office:value-type="float" office:value="5500.643555" calcext:value-type="float">
            <text:p>5500,643555</text:p>
          </table:table-cell>
        </table:table-row>
        <table:table-row table:style-name="ro1">
          <table:table-cell office:value-type="float" office:value="150016" calcext:value-type="float">
            <text:p>150016</text:p>
          </table:table-cell>
          <table:table-cell office:value-type="float" office:value="1234.801025" calcext:value-type="float">
            <text:p>1234,801025</text:p>
          </table:table-cell>
          <table:table-cell office:value-type="float" office:value="13" calcext:value-type="float">
            <text:p>13</text:p>
          </table:table-cell>
          <table:table-cell office:value-type="float" office:value="16121.256836" calcext:value-type="float">
            <text:p>16121,256836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74.776001" calcext:value-type="float">
            <text:p>1174,776001</text:p>
          </table:table-cell>
          <table:table-cell office:value-type="float" office:value="15" calcext:value-type="float">
            <text:p>15</text:p>
          </table:table-cell>
          <table:table-cell office:value-type="float" office:value="12632.852539" calcext:value-type="float">
            <text:p>12632,852539</text:p>
          </table:table-cell>
          <table:table-cell office:value-type="float" office:value="150016" calcext:value-type="float">
            <text:p>150016</text:p>
          </table:table-cell>
          <table:table-cell office:value-type="float" office:value="1363.721924" calcext:value-type="float">
            <text:p>1363,721924</text:p>
          </table:table-cell>
          <table:table-cell office:value-type="float" office:value="10" calcext:value-type="float">
            <text:p>10</text:p>
          </table:table-cell>
          <table:table-cell office:value-type="float" office:value="15601.801758" calcext:value-type="float">
            <text:p>15601,801758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12.677002" calcext:value-type="float">
            <text:p>1112,677002</text:p>
          </table:table-cell>
          <table:table-cell office:value-type="float" office:value="23" calcext:value-type="float">
            <text:p>23</text:p>
          </table:table-cell>
          <table:table-cell office:value-type="float" office:value="22524.943359" calcext:value-type="float">
            <text:p>22524,943359</text:p>
          </table:table-cell>
          <table:table-cell office:value-type="float" office:value="150016" calcext:value-type="float">
            <text:p>150016</text:p>
          </table:table-cell>
          <table:table-cell office:value-type="float" office:value="1251.777954" calcext:value-type="float">
            <text:p>1251,777954</text:p>
          </table:table-cell>
          <table:table-cell office:value-type="float" office:value="14" calcext:value-type="float">
            <text:p>14</text:p>
          </table:table-cell>
          <table:table-cell office:value-type="float" office:value="7406.326172" calcext:value-type="float">
            <text:p>7406,326172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91.480957" calcext:value-type="float">
            <text:p>1191,480957</text:p>
          </table:table-cell>
          <table:table-cell office:value-type="float" office:value="15" calcext:value-type="float">
            <text:p>15</text:p>
          </table:table-cell>
          <table:table-cell office:value-type="float" office:value="14489.512695" calcext:value-type="float">
            <text:p>14489,512695</text:p>
          </table:table-cell>
          <table:table-cell office:value-type="float" office:value="150016" calcext:value-type="float">
            <text:p>150016</text:p>
          </table:table-cell>
          <table:table-cell office:value-type="float" office:value="1923.86792" calcext:value-type="float">
            <text:p>1923,86792</text:p>
          </table:table-cell>
          <table:table-cell office:value-type="float" office:value="26" calcext:value-type="float">
            <text:p>26</text:p>
          </table:table-cell>
          <table:table-cell office:value-type="float" office:value="10030.348633" calcext:value-type="float">
            <text:p>10030,348633</text:p>
          </table:table-cell>
          <table:table-cell office:value-type="float" office:value="150016" calcext:value-type="float">
            <text:p>150016</text:p>
          </table:table-cell>
          <table:table-cell office:value-type="float" office:value="1280.088989" calcext:value-type="float">
            <text:p>1280,088989</text:p>
          </table:table-cell>
          <table:table-cell office:value-type="float" office:value="8" calcext:value-type="float">
            <text:p>8</text:p>
          </table:table-cell>
          <table:table-cell office:value-type="float" office:value="18018.658203" calcext:value-type="float">
            <text:p>18018,658203</text:p>
          </table:table-cell>
          <table:table-cell office:value-type="float" office:value="150016" calcext:value-type="float">
            <text:p>150016</text:p>
          </table:table-cell>
          <table:table-cell office:value-type="float" office:value="1014.789001" calcext:value-type="float">
            <text:p>1014,789001</text:p>
          </table:table-cell>
          <table:table-cell office:value-type="float" office:value="21" calcext:value-type="float">
            <text:p>21</text:p>
          </table:table-cell>
          <table:table-cell office:value-type="float" office:value="17871.523438" calcext:value-type="float">
            <text:p>17871,523438</text:p>
          </table:table-cell>
        </table:table-row>
        <table:table-row table:style-name="ro1">
          <table:table-cell office:value-type="float" office:value="151226" calcext:value-type="float">
            <text:p>151226</text:p>
          </table:table-cell>
          <table:table-cell office:value-type="float" office:value="1473.328979" calcext:value-type="float">
            <text:p>1473,328979</text:p>
          </table:table-cell>
          <table:table-cell office:value-type="float" office:value="31" calcext:value-type="float">
            <text:p>31</text:p>
          </table:table-cell>
          <table:table-cell office:value-type="float" office:value="9923.650391" calcext:value-type="float">
            <text:p>9923,650391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54.007935" calcext:value-type="float">
            <text:p>1354,007935</text:p>
          </table:table-cell>
          <table:table-cell office:value-type="float" office:value="16" calcext:value-type="float">
            <text:p>16</text:p>
          </table:table-cell>
          <table:table-cell office:value-type="float" office:value="13134.994141" calcext:value-type="float">
            <text:p>13134,994141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20.516968" calcext:value-type="float">
            <text:p>1320,516968</text:p>
          </table:table-cell>
          <table:table-cell office:value-type="float" office:value="6" calcext:value-type="float">
            <text:p>6</text:p>
          </table:table-cell>
          <table:table-cell office:value-type="float" office:value="22503.330078" calcext:value-type="float">
            <text:p>22503,330078</text:p>
          </table:table-cell>
          <table:table-cell office:value-type="float" office:value="151226" calcext:value-type="float">
            <text:p>151226</text:p>
          </table:table-cell>
          <table:table-cell office:value-type="float" office:value="1166.669922" calcext:value-type="float">
            <text:p>1166,669922</text:p>
          </table:table-cell>
          <table:table-cell office:value-type="float" office:value="11" calcext:value-type="float">
            <text:p>11</text:p>
          </table:table-cell>
          <table:table-cell office:value-type="float" office:value="18543.804688" calcext:value-type="float">
            <text:p>18543,804688</text:p>
          </table:table-cell>
          <table:table-cell office:value-type="float" office:value="151226" calcext:value-type="float">
            <text:p>151226</text:p>
          </table:table-cell>
          <table:table-cell office:value-type="float" office:value="1449.525024" calcext:value-type="float">
            <text:p>1449,525024</text:p>
          </table:table-cell>
          <table:table-cell office:value-type="float" office:value="5" calcext:value-type="float">
            <text:p>5</text:p>
          </table:table-cell>
          <table:table-cell office:value-type="float" office:value="21353.083984" calcext:value-type="float">
            <text:p>21353,083984</text:p>
          </table:table-cell>
          <table:table-cell office:value-type="float" office:value="151226" calcext:value-type="float">
            <text:p>151226</text:p>
          </table:table-cell>
          <table:table-cell office:value-type="float" office:value="1846.408936" calcext:value-type="float">
            <text:p>1846,408936</text:p>
          </table:table-cell>
          <table:table-cell office:value-type="float" office:value="11" calcext:value-type="float">
            <text:p>11</text:p>
          </table:table-cell>
          <table:table-cell office:value-type="float" office:value="22810.75" calcext:value-type="float">
            <text:p>22810,75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85.093994" calcext:value-type="float">
            <text:p>1385,093994</text:p>
          </table:table-cell>
          <table:table-cell office:value-type="float" office:value="7" calcext:value-type="float">
            <text:p>7</text:p>
          </table:table-cell>
          <table:table-cell office:value-type="float" office:value="20575.779297" calcext:value-type="float">
            <text:p>20575,779297</text:p>
          </table:table-cell>
          <table:table-cell office:value-type="float" office:value="151226" calcext:value-type="float">
            <text:p>151226</text:p>
          </table:table-cell>
          <table:table-cell office:value-type="float" office:value="1041.327026" calcext:value-type="float">
            <text:p>1041,327026</text:p>
          </table:table-cell>
          <table:table-cell office:value-type="float" office:value="12" calcext:value-type="float">
            <text:p>12</text:p>
          </table:table-cell>
          <table:table-cell office:value-type="float" office:value="20141.46875" calcext:value-type="float">
            <text:p>20141,46875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18.325073" calcext:value-type="float">
            <text:p>1318,325073</text:p>
          </table:table-cell>
          <table:table-cell office:value-type="float" office:value="16" calcext:value-type="float">
            <text:p>16</text:p>
          </table:table-cell>
          <table:table-cell office:value-type="float" office:value="16620.935547" calcext:value-type="float">
            <text:p>16620,935547</text:p>
          </table:table-cell>
        </table:table-row>
        <table:table-row table:style-name="ro1">
          <table:table-cell office:value-type="float" office:value="151847" calcext:value-type="float">
            <text:p>151847</text:p>
          </table:table-cell>
          <table:table-cell office:value-type="float" office:value="1466.941895" calcext:value-type="float">
            <text:p>1466,941895</text:p>
          </table:table-cell>
          <table:table-cell office:value-type="float" office:value="11" calcext:value-type="float">
            <text:p>11</text:p>
          </table:table-cell>
          <table:table-cell office:value-type="float" office:value="4816.045898" calcext:value-type="float">
            <text:p>4816,04589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506.279053" calcext:value-type="float">
            <text:p>1506,279053</text:p>
          </table:table-cell>
          <table:table-cell office:value-type="float" office:value="9" calcext:value-type="float">
            <text:p>9</text:p>
          </table:table-cell>
          <table:table-cell office:value-type="float" office:value="16466.498047" calcext:value-type="float">
            <text:p>16466,49804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575.528076" calcext:value-type="float">
            <text:p>1575,528076</text:p>
          </table:table-cell>
          <table:table-cell office:value-type="float" office:value="13" calcext:value-type="float">
            <text:p>13</text:p>
          </table:table-cell>
          <table:table-cell office:value-type="float" office:value="7986.620117" calcext:value-type="float">
            <text:p>7986,62011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10.340942" calcext:value-type="float">
            <text:p>1310,340942</text:p>
          </table:table-cell>
          <table:table-cell office:value-type="float" office:value="23" calcext:value-type="float">
            <text:p>23</text:p>
          </table:table-cell>
          <table:table-cell office:value-type="float" office:value="13275.401367" calcext:value-type="float">
            <text:p>13275,40136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695.46106" calcext:value-type="float">
            <text:p>1695,46106</text:p>
          </table:table-cell>
          <table:table-cell office:value-type="float" office:value="20" calcext:value-type="float">
            <text:p>20</text:p>
          </table:table-cell>
          <table:table-cell office:value-type="float" office:value="11138.041016" calcext:value-type="float">
            <text:p>11138,041016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43.150024" calcext:value-type="float">
            <text:p>1343,150024</text:p>
          </table:table-cell>
          <table:table-cell office:value-type="float" office:value="7" calcext:value-type="float">
            <text:p>7</text:p>
          </table:table-cell>
          <table:table-cell office:value-type="float" office:value="7120.933105" calcext:value-type="float">
            <text:p>7120,933105</text:p>
          </table:table-cell>
          <table:table-cell office:value-type="float" office:value="151847" calcext:value-type="float">
            <text:p>151847</text:p>
          </table:table-cell>
          <table:table-cell office:value-type="float" office:value="1299.209961" calcext:value-type="float">
            <text:p>1299,209961</text:p>
          </table:table-cell>
          <table:table-cell office:value-type="float" office:value="8" calcext:value-type="float">
            <text:p>8</text:p>
          </table:table-cell>
          <table:table-cell office:value-type="float" office:value="7462.330078" calcext:value-type="float">
            <text:p>7462,33007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92.580078" calcext:value-type="float">
            <text:p>1392,580078</text:p>
          </table:table-cell>
          <table:table-cell office:value-type="float" office:value="11" calcext:value-type="float">
            <text:p>11</text:p>
          </table:table-cell>
          <table:table-cell office:value-type="float" office:value="7065.54248" calcext:value-type="float">
            <text:p>7065,5424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617.390991" calcext:value-type="float">
            <text:p>1617,390991</text:p>
          </table:table-cell>
          <table:table-cell office:value-type="float" office:value="10" calcext:value-type="float">
            <text:p>10</text:p>
          </table:table-cell>
          <table:table-cell office:value-type="float" office:value="7274.757812" calcext:value-type="float">
            <text:p>7274,757812</text:p>
          </table:table-cell>
        </table:table-row>
        <table:table-row table:style-name="ro1">
          <table:table-cell office:value-type="float" office:value="152347" calcext:value-type="float">
            <text:p>152347</text:p>
          </table:table-cell>
          <table:table-cell office:value-type="float" office:value="1340.242065" calcext:value-type="float">
            <text:p>1340,242065</text:p>
          </table:table-cell>
          <table:table-cell office:value-type="float" office:value="11" calcext:value-type="float">
            <text:p>11</text:p>
          </table:table-cell>
          <table:table-cell office:value-type="float" office:value="4969.717773" calcext:value-type="float">
            <text:p>4969,71777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529.924072" calcext:value-type="float">
            <text:p>1529,924072</text:p>
          </table:table-cell>
          <table:table-cell office:value-type="float" office:value="14" calcext:value-type="float">
            <text:p>14</text:p>
          </table:table-cell>
          <table:table-cell office:value-type="float" office:value="6036.859863" calcext:value-type="float">
            <text:p>6036,85986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472.702026" calcext:value-type="float">
            <text:p>1472,702026</text:p>
          </table:table-cell>
          <table:table-cell office:value-type="float" office:value="16" calcext:value-type="float">
            <text:p>16</text:p>
          </table:table-cell>
          <table:table-cell office:value-type="float" office:value="15632.582031" calcext:value-type="float">
            <text:p>15632,582031</text:p>
          </table:table-cell>
          <table:table-cell office:value-type="float" office:value="152347" calcext:value-type="float">
            <text:p>152347</text:p>
          </table:table-cell>
          <table:table-cell office:value-type="float" office:value="1227.578979" calcext:value-type="float">
            <text:p>1227,578979</text:p>
          </table:table-cell>
          <table:table-cell office:value-type="float" office:value="9" calcext:value-type="float">
            <text:p>9</text:p>
          </table:table-cell>
          <table:table-cell office:value-type="float" office:value="5532.678711" calcext:value-type="float">
            <text:p>5532,678711</text:p>
          </table:table-cell>
          <table:table-cell office:value-type="float" office:value="152347" calcext:value-type="float">
            <text:p>152347</text:p>
          </table:table-cell>
          <table:table-cell office:value-type="float" office:value="1182.744019" calcext:value-type="float">
            <text:p>1182,744019</text:p>
          </table:table-cell>
          <table:table-cell office:value-type="float" office:value="38" calcext:value-type="float">
            <text:p>38</text:p>
          </table:table-cell>
          <table:table-cell office:value-type="float" office:value="15602.926758" calcext:value-type="float">
            <text:p>15602,926758</text:p>
          </table:table-cell>
          <table:table-cell office:value-type="float" office:value="152347" calcext:value-type="float">
            <text:p>152347</text:p>
          </table:table-cell>
          <table:table-cell office:value-type="float" office:value="1210.870972" calcext:value-type="float">
            <text:p>1210,870972</text:p>
          </table:table-cell>
          <table:table-cell office:value-type="float" office:value="10" calcext:value-type="float">
            <text:p>10</text:p>
          </table:table-cell>
          <table:table-cell office:value-type="float" office:value="4846.236328" calcext:value-type="float">
            <text:p>4846,236328</text:p>
          </table:table-cell>
          <table:table-cell office:value-type="float" office:value="152347" calcext:value-type="float">
            <text:p>152347</text:p>
          </table:table-cell>
          <table:table-cell office:value-type="float" office:value="1323.341064" calcext:value-type="float">
            <text:p>1323,341064</text:p>
          </table:table-cell>
          <table:table-cell office:value-type="float" office:value="9" calcext:value-type="float">
            <text:p>9</text:p>
          </table:table-cell>
          <table:table-cell office:value-type="float" office:value="5095.467773" calcext:value-type="float">
            <text:p>5095,46777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182.075928" calcext:value-type="float">
            <text:p>1182,075928</text:p>
          </table:table-cell>
          <table:table-cell office:value-type="float" office:value="14" calcext:value-type="float">
            <text:p>14</text:p>
          </table:table-cell>
          <table:table-cell office:value-type="float" office:value="4668.71582" calcext:value-type="float">
            <text:p>4668,71582</text:p>
          </table:table-cell>
          <table:table-cell office:value-type="float" office:value="152347" calcext:value-type="float">
            <text:p>152347</text:p>
          </table:table-cell>
          <table:table-cell office:value-type="float" office:value="1433.148926" calcext:value-type="float">
            <text:p>1433,148926</text:p>
          </table:table-cell>
          <table:table-cell office:value-type="float" office:value="15" calcext:value-type="float">
            <text:p>15</text:p>
          </table:table-cell>
          <table:table-cell office:value-type="float" office:value="5940.217773" calcext:value-type="float">
            <text:p>5940,217773</text:p>
          </table:table-cell>
        </table:table-row>
        <table:table-row table:style-name="ro1">
          <table:table-cell office:value-type="float" office:value="105944" calcext:value-type="float">
            <text:p>105944</text:p>
          </table:table-cell>
          <table:table-cell office:value-type="float" office:value="1096.106079" calcext:value-type="float">
            <text:p>1096,106079</text:p>
          </table:table-cell>
          <table:table-cell office:value-type="float" office:value="120" calcext:value-type="float">
            <text:p>120</text:p>
          </table:table-cell>
          <table:table-cell office:value-type="float" office:value="4008.168945" calcext:value-type="float">
            <text:p>4008,168945</text:p>
          </table:table-cell>
          <table:table-cell office:value-type="float" office:value="105944" calcext:value-type="float">
            <text:p>105944</text:p>
          </table:table-cell>
          <table:table-cell office:value-type="float" office:value="1206.484985" calcext:value-type="float">
            <text:p>1206,484985</text:p>
          </table:table-cell>
          <table:table-cell office:value-type="float" office:value="166" calcext:value-type="float">
            <text:p>166</text:p>
          </table:table-cell>
          <table:table-cell office:value-type="float" office:value="4008.005859" calcext:value-type="float">
            <text:p>4008,005859</text:p>
          </table:table-cell>
          <table:table-cell office:value-type="float" office:value="105944" calcext:value-type="float">
            <text:p>105944</text:p>
          </table:table-cell>
          <table:table-cell office:value-type="float" office:value="893.73999" calcext:value-type="float">
            <text:p>893,73999</text:p>
          </table:table-cell>
          <table:table-cell office:value-type="float" office:value="125" calcext:value-type="float">
            <text:p>125</text:p>
          </table:table-cell>
          <table:table-cell office:value-type="float" office:value="3421.137451" calcext:value-type="float">
            <text:p>3421,137451</text:p>
          </table:table-cell>
          <table:table-cell office:value-type="float" office:value="105944" calcext:value-type="float">
            <text:p>105944</text:p>
          </table:table-cell>
          <table:table-cell office:value-type="float" office:value="1147.95105" calcext:value-type="float">
            <text:p>1147,95105</text:p>
          </table:table-cell>
          <table:table-cell office:value-type="float" office:value="218" calcext:value-type="float">
            <text:p>218</text:p>
          </table:table-cell>
          <table:table-cell office:value-type="float" office:value="5063.975098" calcext:value-type="float">
            <text:p>5063,975098</text:p>
          </table:table-cell>
          <table:table-cell office:value-type="float" office:value="105944" calcext:value-type="float">
            <text:p>105944</text:p>
          </table:table-cell>
          <table:table-cell office:value-type="float" office:value="1167.64502" calcext:value-type="float">
            <text:p>1167,64502</text:p>
          </table:table-cell>
          <table:table-cell office:value-type="float" office:value="9" calcext:value-type="float">
            <text:p>9</text:p>
          </table:table-cell>
          <table:table-cell office:value-type="float" office:value="573.764038" calcext:value-type="float">
            <text:p>573,764038</text:p>
          </table:table-cell>
          <table:table-cell office:value-type="float" office:value="105944" calcext:value-type="float">
            <text:p>105944</text:p>
          </table:table-cell>
          <table:table-cell office:value-type="float" office:value="1060.005981" calcext:value-type="float">
            <text:p>1060,005981</text:p>
          </table:table-cell>
          <table:table-cell office:value-type="float" office:value="156" calcext:value-type="float">
            <text:p>156</text:p>
          </table:table-cell>
          <table:table-cell office:value-type="float" office:value="3909.539062" calcext:value-type="float">
            <text:p>3909,539062</text:p>
          </table:table-cell>
          <table:table-cell office:value-type="float" office:value="105944" calcext:value-type="float">
            <text:p>105944</text:p>
          </table:table-cell>
          <table:table-cell office:value-type="float" office:value="991.369019" calcext:value-type="float">
            <text:p>991,369019</text:p>
          </table:table-cell>
          <table:table-cell office:value-type="float" office:value="168" calcext:value-type="float">
            <text:p>168</text:p>
          </table:table-cell>
          <table:table-cell office:value-type="float" office:value="4753.884766" calcext:value-type="float">
            <text:p>4753,884766</text:p>
          </table:table-cell>
          <table:table-cell office:value-type="float" office:value="105944" calcext:value-type="float">
            <text:p>105944</text:p>
          </table:table-cell>
          <table:table-cell office:value-type="float" office:value="1068.578003" calcext:value-type="float">
            <text:p>1068,578003</text:p>
          </table:table-cell>
          <table:table-cell office:value-type="float" office:value="85" calcext:value-type="float">
            <text:p>85</text:p>
          </table:table-cell>
          <table:table-cell office:value-type="float" office:value="2072.855957" calcext:value-type="float">
            <text:p>2072,855957</text:p>
          </table:table-cell>
          <table:table-cell office:value-type="float" office:value="105944" calcext:value-type="float">
            <text:p>105944</text:p>
          </table:table-cell>
          <table:table-cell office:value-type="float" office:value="956.986023" calcext:value-type="float">
            <text:p>956,986023</text:p>
          </table:table-cell>
          <table:table-cell office:value-type="float" office:value="200" calcext:value-type="float">
            <text:p>200</text:p>
          </table:table-cell>
          <table:table-cell office:value-type="float" office:value="5100.675781" calcext:value-type="float">
            <text:p>5100,675781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1367.2867269" calcext:value-type="float">
            <text:p>1367,2867269</text:p>
          </table:table-cell>
          <table:table-cell table:style-name="ce1" table:formula="of:=AVERAGE([C9.C5:.C34])" office:value-type="float" office:value="73.6333333333333" calcext:value-type="float">
            <text:p>73,6333333333</text:p>
          </table:table-cell>
          <table:table-cell table:style-name="ce15" table:formula="of:=AVERAGE([C9.D5:.D34])" office:value-type="float" office:value="12760.7811034667" calcext:value-type="float">
            <text:p>12760,781103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1422.0638631" calcext:value-type="float">
            <text:p>1422,0638631</text:p>
          </table:table-cell>
          <table:table-cell table:style-name="ce1" table:formula="of:=AVERAGE([C9.G5:.G34])" office:value-type="float" office:value="74.5666666666667" calcext:value-type="float">
            <text:p>74,5666666667</text:p>
          </table:table-cell>
          <table:table-cell table:style-name="ce15" table:formula="of:=AVERAGE([C9.H5:.H34])" office:value-type="float" office:value="14195.3918620333" calcext:value-type="float">
            <text:p>14195,3918620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1358.91110033333" calcext:value-type="float">
            <text:p>1358,9111003333</text:p>
          </table:table-cell>
          <table:table-cell table:style-name="ce1" table:formula="of:=AVERAGE([C9.K5:.K34])" office:value-type="float" office:value="75.3" calcext:value-type="float">
            <text:p>75,3</text:p>
          </table:table-cell>
          <table:table-cell table:style-name="ce15" table:formula="of:=AVERAGE([C9.L5:.L34])" office:value-type="float" office:value="13714.4765706333" calcext:value-type="float">
            <text:p>13714,47657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1372.25017486667" calcext:value-type="float">
            <text:p>1372,2501748667</text:p>
          </table:table-cell>
          <table:table-cell table:style-name="ce1" table:formula="of:=AVERAGE([C9.O5:.O34])" office:value-type="float" office:value="74.5666666666667" calcext:value-type="float">
            <text:p>74,5666666667</text:p>
          </table:table-cell>
          <table:table-cell table:style-name="ce15" table:formula="of:=AVERAGE([C9.P5:.P34])" office:value-type="float" office:value="12518.8651692667" calcext:value-type="float">
            <text:p>12518,865169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1430.16632893333" calcext:value-type="float">
            <text:p>1430,1663289333</text:p>
          </table:table-cell>
          <table:table-cell table:style-name="ce1" table:formula="of:=AVERAGE([C9.S5:.S34])" office:value-type="float" office:value="27.9666666666667" calcext:value-type="float">
            <text:p>27,9666666667</text:p>
          </table:table-cell>
          <table:table-cell table:style-name="ce15" table:formula="of:=AVERAGE([C9.T5:.T34])" office:value-type="float" office:value="11615.1718953667" calcext:value-type="float">
            <text:p>11615,1718953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1395.8760946" calcext:value-type="float">
            <text:p>1395,8760946</text:p>
          </table:table-cell>
          <table:table-cell table:style-name="ce1" table:formula="of:=AVERAGE([C9.W5:.W34])" office:value-type="float" office:value="71.9666666666667" calcext:value-type="float">
            <text:p>71,9666666667</text:p>
          </table:table-cell>
          <table:table-cell table:style-name="ce15" table:formula="of:=AVERAGE([C9.X5:.X34])" office:value-type="float" office:value="12644.0866861333" calcext:value-type="float">
            <text:p>12644,086686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1403.32566733333" calcext:value-type="float">
            <text:p>1403,3256673333</text:p>
          </table:table-cell>
          <table:table-cell table:style-name="ce1" table:formula="of:=AVERAGE([C9.AA5:.AA34])" office:value-type="float" office:value="70.1333333333333" calcext:value-type="float">
            <text:p>70,1333333333</text:p>
          </table:table-cell>
          <table:table-cell table:style-name="ce15" table:formula="of:=AVERAGE([C9.AB5:.AB34])" office:value-type="float" office:value="13646.3622233" calcext:value-type="float">
            <text:p>13646,36222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1411.27763666667" calcext:value-type="float">
            <text:p>1411,2776366667</text:p>
          </table:table-cell>
          <table:table-cell table:style-name="ce1" table:formula="of:=AVERAGE([C9.AE5:.AE34])" office:value-type="float" office:value="70.8666666666667" calcext:value-type="float">
            <text:p>70,8666666667</text:p>
          </table:table-cell>
          <table:table-cell table:style-name="ce15" table:formula="of:=AVERAGE([C9.AF5:.AF34])" office:value-type="float" office:value="12607.4332681667" calcext:value-type="float">
            <text:p>12607,4332681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1387.55384726667" calcext:value-type="float">
            <text:p>1387,5538472667</text:p>
          </table:table-cell>
          <table:table-cell table:style-name="ce1" table:formula="of:=AVERAGE([C9.AI5:.AI34])" office:value-type="float" office:value="70.8333333333333" calcext:value-type="float">
            <text:p>70,8333333333</text:p>
          </table:table-cell>
          <table:table-cell table:style-name="ce15" table:formula="of:=AVERAGE([C9.AJ5:.AJ34])" office:value-type="float" office:value="12125.3069173333" calcext:value-type="float">
            <text:p>12125,3069173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1360.253479" calcext:value-type="float">
            <text:p>1360,253479</text:p>
          </table:table-cell>
          <table:table-cell table:style-name="ce1" table:formula="of:=MEDIAN([C9.C5:.C34])" office:value-type="float" office:value="20.5" calcext:value-type="float">
            <text:p>20,5</text:p>
          </table:table-cell>
          <table:table-cell table:style-name="ce15" table:formula="of:=MEDIAN([C9.D5:.D34])" office:value-type="float" office:value="12977.5981445" calcext:value-type="float">
            <text:p>12977,59814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1404.570984" calcext:value-type="float">
            <text:p>1404,570984</text:p>
          </table:table-cell>
          <table:table-cell table:style-name="ce1" table:formula="of:=MEDIAN([C9.G5:.G34])" office:value-type="float" office:value="20.5" calcext:value-type="float">
            <text:p>20,5</text:p>
          </table:table-cell>
          <table:table-cell table:style-name="ce15" table:formula="of:=MEDIAN([C9.H5:.H34])" office:value-type="float" office:value="13566.595215" calcext:value-type="float">
            <text:p>13566,5952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1329.257019" calcext:value-type="float">
            <text:p>1329,257019</text:p>
          </table:table-cell>
          <table:table-cell table:style-name="ce1" table:formula="of:=MEDIAN([C9.K5:.K34])" office:value-type="float" office:value="17.5" calcext:value-type="float">
            <text:p>17,5</text:p>
          </table:table-cell>
          <table:table-cell table:style-name="ce15" table:formula="of:=MEDIAN([C9.L5:.L34])" office:value-type="float" office:value="13501.126465" calcext:value-type="float">
            <text:p>13501,1264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1331.6905515" calcext:value-type="float">
            <text:p>1331,6905515</text:p>
          </table:table-cell>
          <table:table-cell table:style-name="ce1" table:formula="of:=MEDIAN([C9.O5:.O34])" office:value-type="float" office:value="22" calcext:value-type="float">
            <text:p>22</text:p>
          </table:table-cell>
          <table:table-cell table:style-name="ce15" table:formula="of:=MEDIAN([C9.P5:.P34])" office:value-type="float" office:value="11348.55957" calcext:value-type="float">
            <text:p>11348,5595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1430.242004" calcext:value-type="float">
            <text:p>1430,242004</text:p>
          </table:table-cell>
          <table:table-cell table:style-name="ce1" table:formula="of:=MEDIAN([C9.S5:.S34])" office:value-type="float" office:value="18" calcext:value-type="float">
            <text:p>18</text:p>
          </table:table-cell>
          <table:table-cell table:style-name="ce15" table:formula="of:=MEDIAN([C9.T5:.T34])" office:value-type="float" office:value="11693.1796875" calcext:value-type="float">
            <text:p>11693,17968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1361.1940305" calcext:value-type="float">
            <text:p>1361,1940305</text:p>
          </table:table-cell>
          <table:table-cell table:style-name="ce1" table:formula="of:=MEDIAN([C9.W5:.W34])" office:value-type="float" office:value="16.5" calcext:value-type="float">
            <text:p>16,5</text:p>
          </table:table-cell>
          <table:table-cell table:style-name="ce15" table:formula="of:=MEDIAN([C9.X5:.X34])" office:value-type="float" office:value="11995.9521485" calcext:value-type="float">
            <text:p>11995,952148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1365.434021" calcext:value-type="float">
            <text:p>1365,434021</text:p>
          </table:table-cell>
          <table:table-cell table:style-name="ce1" table:formula="of:=MEDIAN([C9.AA5:.AA34])" office:value-type="float" office:value="22" calcext:value-type="float">
            <text:p>22</text:p>
          </table:table-cell>
          <table:table-cell table:style-name="ce15" table:formula="of:=MEDIAN([C9.AB5:.AB34])" office:value-type="float" office:value="12958.229004" calcext:value-type="float">
            <text:p>12958,22900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1404.36853" calcext:value-type="float">
            <text:p>1404,36853</text:p>
          </table:table-cell>
          <table:table-cell table:style-name="ce1" table:formula="of:=MEDIAN([C9.AE5:.AE34])" office:value-type="float" office:value="20.5" calcext:value-type="float">
            <text:p>20,5</text:p>
          </table:table-cell>
          <table:table-cell table:style-name="ce15" table:formula="of:=MEDIAN([C9.AF5:.AF34])" office:value-type="float" office:value="12073.876465" calcext:value-type="float">
            <text:p>12073,8764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1348.095947" calcext:value-type="float">
            <text:p>1348,095947</text:p>
          </table:table-cell>
          <table:table-cell table:style-name="ce1" table:formula="of:=MEDIAN([C9.AI5:.AI34])" office:value-type="float" office:value="15.5" calcext:value-type="float">
            <text:p>15,5</text:p>
          </table:table-cell>
          <table:table-cell table:style-name="ce15" table:formula="of:=MEDIAN([C9.AJ5:.AJ34])" office:value-type="float" office:value="8850.0517575" calcext:value-type="float">
            <text:p>8850,051757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9.B5:.B34])" office:value-type="float" office:value="149.897290785512" calcext:value-type="float">
            <text:p>149,8972907855</text:p>
          </table:table-cell>
          <table:table-cell table:style-name="ce11" table:formula="of:=STDEV([C9.C5:.C34])" office:value-type="float" office:value="90.9651253117837" calcext:value-type="float">
            <text:p>90,9651253118</text:p>
          </table:table-cell>
          <table:table-cell table:style-name="ce16" table:formula="of:=STDEV([C9.D5:.D34])" office:value-type="float" office:value="5987.38320348168" calcext:value-type="float">
            <text:p>5987,383203481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F5:.F34])" office:value-type="float" office:value="201.66780046262" calcext:value-type="float">
            <text:p>201,6678004626</text:p>
          </table:table-cell>
          <table:table-cell table:style-name="ce11" table:formula="of:=STDEV([C9.G5:.G34])" office:value-type="float" office:value="93.0278724763243" calcext:value-type="float">
            <text:p>93,0278724763</text:p>
          </table:table-cell>
          <table:table-cell table:style-name="ce16" table:formula="of:=STDEV([C9.H5:.H34])" office:value-type="float" office:value="6651.55726624951" calcext:value-type="float">
            <text:p>6651,557266249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J5:.J34])" office:value-type="float" office:value="205.564229666964" calcext:value-type="float">
            <text:p>205,564229667</text:p>
          </table:table-cell>
          <table:table-cell table:style-name="ce11" table:formula="of:=STDEV([C9.K5:.K34])" office:value-type="float" office:value="95.2901738973086" calcext:value-type="float">
            <text:p>95,2901738973</text:p>
          </table:table-cell>
          <table:table-cell table:style-name="ce16" table:formula="of:=STDEV([C9.L5:.L34])" office:value-type="float" office:value="6417.6595070381" calcext:value-type="float">
            <text:p>6417,65950703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N5:.N34])" office:value-type="float" office:value="213.359525612227" calcext:value-type="float">
            <text:p>213,3595256122</text:p>
          </table:table-cell>
          <table:table-cell table:style-name="ce11" table:formula="of:=STDEV([C9.O5:.O34])" office:value-type="float" office:value="87.9842005148077" calcext:value-type="float">
            <text:p>87,9842005148</text:p>
          </table:table-cell>
          <table:table-cell table:style-name="ce16" table:formula="of:=STDEV([C9.P5:.P34])" office:value-type="float" office:value="5496.5572972747" calcext:value-type="float">
            <text:p>5496,557297274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R5:.R34])" office:value-type="float" office:value="261.988819495948" calcext:value-type="float">
            <text:p>261,9888194959</text:p>
          </table:table-cell>
          <table:table-cell table:style-name="ce11" table:formula="of:=STDEV([C9.S5:.S34])" office:value-type="float" office:value="28.1148915423265" calcext:value-type="float">
            <text:p>28,1148915423</text:p>
          </table:table-cell>
          <table:table-cell table:style-name="ce16" table:formula="of:=STDEV([C9.T5:.T34])" office:value-type="float" office:value="7924.55264870922" calcext:value-type="float">
            <text:p>7924,55264870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V5:.V34])" office:value-type="float" office:value="232.728703690645" calcext:value-type="float">
            <text:p>232,7287036906</text:p>
          </table:table-cell>
          <table:table-cell table:style-name="ce11" table:formula="of:=STDEV([C9.W5:.W34])" office:value-type="float" office:value="90.0618497567599" calcext:value-type="float">
            <text:p>90,0618497568</text:p>
          </table:table-cell>
          <table:table-cell table:style-name="ce16" table:formula="of:=STDEV([C9.X5:.X34])" office:value-type="float" office:value="5963.9578111841" calcext:value-type="float">
            <text:p>5963,957811184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Z5:.Z34])" office:value-type="float" office:value="184.783991497671" calcext:value-type="float">
            <text:p>184,7839914977</text:p>
          </table:table-cell>
          <table:table-cell table:style-name="ce11" table:formula="of:=STDEV([C9.AA5:.AA34])" office:value-type="float" office:value="86.8878521461701" calcext:value-type="float">
            <text:p>86,8878521462</text:p>
          </table:table-cell>
          <table:table-cell table:style-name="ce16" table:formula="of:=STDEV([C9.AB5:.AB34])" office:value-type="float" office:value="6990.13320464773" calcext:value-type="float">
            <text:p>6990,133204647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D5:.AD34])" office:value-type="float" office:value="229.975535068024" calcext:value-type="float">
            <text:p>229,975535068</text:p>
          </table:table-cell>
          <table:table-cell table:style-name="ce11" table:formula="of:=STDEV([C9.AE5:.AE34])" office:value-type="float" office:value="88.4142808457506" calcext:value-type="float">
            <text:p>88,4142808458</text:p>
          </table:table-cell>
          <table:table-cell table:style-name="ce16" table:formula="of:=STDEV([C9.AF5:.AF34])" office:value-type="float" office:value="5967.45402816779" calcext:value-type="float">
            <text:p>5967,454028167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H5:.AH34])" office:value-type="float" office:value="282.498802660418" calcext:value-type="float">
            <text:p>282,4988026604</text:p>
          </table:table-cell>
          <table:table-cell table:style-name="ce11" table:formula="of:=STDEV([C9.AI5:.AI34])" office:value-type="float" office:value="87.8451157880511" calcext:value-type="float">
            <text:p>87,8451157881</text:p>
          </table:table-cell>
          <table:table-cell table:style-name="ce16" table:formula="of:=STDEV([C9.AJ5:.AJ34])" office:value-type="float" office:value="6485.84099204287" calcext:value-type="float">
            <text:p>6485,840992042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;[.AH35])" office:value-type="float" office:value="1394.30127111111" calcext:value-type="float">
            <text:p>1394,3012711111</text:p>
          </table:table-cell>
          <table:table-cell table:formula="of:=STDEV([.B5:.B34];[.F5:.F34];[.J5:.J34];[.N5:.N34];[.R5:.R34];[.V5:.V34];[.Z5:.Z34];[.AD5:.AD34];[.AH5:.AH34])" office:value-type="float" office:value="219.194929608795" calcext:value-type="float">
            <text:p>219,1949296088</text:p>
          </table:table-cell>
          <table:table-cell table:style-name="Default" table:formula="of:=COUNT([.B5:.B34];[.F5:.F34];[.J5:.J34];[.N5:.N34];[.R5:.R34];[.V5:.V34];[.Z5:.Z34];[.AD5:.AD34];[.AH5:.AH34])" office:value-type="float" office:value="270" calcext:value-type="float">
            <text:p>270</text:p>
          </table:table-cell>
          <table:table-cell table:style-name="Default" table:formula="of:=2*[.C40]/SQRT([.D40])" office:value-type="float" office:value="26.679557208332" calcext:value-type="float">
            <text:p>26,679557208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;[.AI35])" office:value-type="float" office:value="67.7592592592593" calcext:value-type="float">
            <text:p>67,7592592593</text:p>
          </table:table-cell>
          <table:table-cell table:formula="of:=STDEV([.C5:.C34];[.G5:.G34];[.K5:.K34];[.O5:.O34];[.S5:.S34];[.W5:.W34];[.AA5:.AA34];[.AE5:.AE34];[.AI5:.AI34])" office:value-type="float" office:value="85.3729920782969" calcext:value-type="float">
            <text:p>85,3729920783</text:p>
          </table:table-cell>
          <table:table-cell table:style-name="ce17" table:formula="of:=COUNT([.C5:.C34];[.G5:.G34];[.K5:.K34];[.O5:.O34];[.S5:.S34];[.W5:.W34];[.AA5:.AA34];[.AE5:.AE34];[.AI5:.AI34])" office:value-type="float" office:value="270" calcext:value-type="float">
            <text:p>270</text:p>
          </table:table-cell>
          <table:table-cell table:style-name="Default" table:formula="of:=2*[.C41]/SQRT([.D41])" office:value-type="float" office:value="10.3912696806651" calcext:value-type="float">
            <text:p>10,391269680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;[.AJ35])" office:value-type="float" office:value="12869.7639661889" calcext:value-type="float">
            <text:p>12869,7639661889</text:p>
          </table:table-cell>
          <table:table-cell table:formula="of:=STDEV([.D5:.D34];[.H5:.H34];[.L5:.L34];[.P5:.P34];[.T5:.T34];[.X5:.X34];[.AB5:.AB34];[.AF5:.AF34];[.AJ5:.AJ34])" office:value-type="float" office:value="6417.68082842709" calcext:value-type="float">
            <text:p>6417,6808284271</text:p>
          </table:table-cell>
          <table:table-cell table:style-name="Default" table:formula="of:=COUNT([.D5:.D34];[.H5:.H34];[.L5:.L34];[.P5:.P34];[.T5:.T34];[.X5:.X34];[.AB5:.AB34];[.AF5:.AF34];[.AJ5:.AJ34])" office:value-type="float" office:value="270" calcext:value-type="float">
            <text:p>270</text:p>
          </table:table-cell>
          <table:table-cell table:style-name="Default" table:formula="of:=2*[.C42]/SQRT([.D42])" office:value-type="float" office:value="781.135234799546" calcext:value-type="float">
            <text:p>781,135234799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14.93mm" svg:y="103.13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8.19mm" svg:y="4.7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8.24mm" svg:y="104.1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ce4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2" table:number-columns-repeated="2" table:default-cell-style-name="ce27"/>
        <table:table-column table:style-name="co12" table:default-cell-style-name="ce31"/>
        <table:table-row table:style-name="ro1">
          <table:table-cell table:style-name="Default" table:number-columns-repeated="7"/>
        </table:table-row>
        <table:table-row table:style-name="ro1">
          <table:table-cell table:style-name="ce24" office:value-type="string" calcext:value-type="string" table:number-columns-spanned="1" table:number-rows-spanned="2">
            <text:p>Number or UAVs</text:p>
          </table:table-cell>
          <table:table-cell table:style-name="ce22" office:value-type="string" calcext:value-type="string" table:number-columns-spanned="2" table:number-rows-spanned="1">
            <text:p>Initialization time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Number of stalls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Stall time</text:p>
          </table:table-cell>
          <table:covered-table-cell table:style-name="ce29"/>
        </table:table-row>
        <table:table-row table:style-name="ro1">
          <table:covered-table-cell/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1214.6157613" calcext:value-type="float">
            <text:p>1214,615761</text:p>
          </table:table-cell>
          <table:table-cell table:formula="of:=[C1.E40]" office:value-type="float" office:value="61.8429555334588" calcext:value-type="float">
            <text:p>61,842956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E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213.8852651" calcext:value-type="float">
            <text:p>1213,885265</text:p>
          </table:table-cell>
          <table:table-cell table:formula="of:=[C2.E40]" office:value-type="float" office:value="73.0866209741533" calcext:value-type="float">
            <text:p>73,086621</text:p>
          </table:table-cell>
          <table:table-cell table:formula="of:=[C2.$B$41]" office:value-type="float" office:value="0.25" calcext:value-type="float">
            <text:p>0,250000</text:p>
          </table:table-cell>
          <table:table-cell table:formula="of:=[C2.$E$41]" office:value-type="float" office:value="0.12235910841629" calcext:value-type="float">
            <text:p>0,122359</text:p>
          </table:table-cell>
          <table:table-cell table:formula="of:=[C2.$B$42]" office:value-type="float" office:value="16.3794662" calcext:value-type="float">
            <text:p>16,379466</text:p>
          </table:table-cell>
          <table:table-cell table:formula="of:=[C2.$E$42]" office:value-type="float" office:value="15.2194133342215" calcext:value-type="float">
            <text:p>15,2194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1219.77256672222" calcext:value-type="float">
            <text:p>1219,772567</text:p>
          </table:table-cell>
          <table:table-cell table:formula="of:=[C3.E40]" office:value-type="float" office:value="48.2743671528239" calcext:value-type="float">
            <text:p>48,274367</text:p>
          </table:table-cell>
          <table:table-cell table:formula="of:=[C3.$B$41]" office:value-type="float" office:value="2.01111111111111" calcext:value-type="float">
            <text:p>2,011111</text:p>
          </table:table-cell>
          <table:table-cell table:formula="of:=[C3.$E$41]" office:value-type="float" office:value="0.87209160341017" calcext:value-type="float">
            <text:p>0,872092</text:p>
          </table:table-cell>
          <table:table-cell table:formula="of:=[C3.$B$42]" office:value-type="float" office:value="174.624198188889" calcext:value-type="float">
            <text:p>174,624198</text:p>
          </table:table-cell>
          <table:table-cell table:formula="of:=[C3.$E$42]" office:value-type="float" office:value="57.9190799946062" calcext:value-type="float">
            <text:p>57,919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1251.03436938333" calcext:value-type="float">
            <text:p>1251,034369</text:p>
          </table:table-cell>
          <table:table-cell table:formula="of:=[C4.E40]" office:value-type="float" office:value="40.8356669731202" calcext:value-type="float">
            <text:p>40,835667</text:p>
          </table:table-cell>
          <table:table-cell table:formula="of:=[C4.$B$41]" office:value-type="float" office:value="6.6" calcext:value-type="float">
            <text:p>6,600000</text:p>
          </table:table-cell>
          <table:table-cell table:formula="of:=[C4.$E$41]" office:value-type="float" office:value="2.57050714894962" calcext:value-type="float">
            <text:p>2,570507</text:p>
          </table:table-cell>
          <table:table-cell table:formula="of:=[C4.$B$42]" office:value-type="float" office:value="448.369001933333" calcext:value-type="float">
            <text:p>448,369002</text:p>
          </table:table-cell>
          <table:table-cell table:formula="of:=[C4.$E$42]" office:value-type="float" office:value="113.846115428678" calcext:value-type="float">
            <text:p>113,8461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1290.6120829" calcext:value-type="float">
            <text:p>1290,612083</text:p>
          </table:table-cell>
          <table:table-cell table:formula="of:=[C5.E40]" office:value-type="float" office:value="29.5056697375797" calcext:value-type="float">
            <text:p>29,505670</text:p>
          </table:table-cell>
          <table:table-cell table:formula="of:=[C5.$B$41]" office:value-type="float" office:value="14.6333333333333" calcext:value-type="float">
            <text:p>14,633333</text:p>
          </table:table-cell>
          <table:table-cell table:formula="of:=[C5.$E$41]" office:value-type="float" office:value="2.17430894504807" calcext:value-type="float">
            <text:p>2,174309</text:p>
          </table:table-cell>
          <table:table-cell table:formula="of:=[C5.$B$42]" office:value-type="float" office:value="2243.2503835" calcext:value-type="float">
            <text:p>2243,250384</text:p>
          </table:table-cell>
          <table:table-cell table:formula="of:=[C5.$E$42]" office:value-type="float" office:value="99.6344918091429" calcext:value-type="float">
            <text:p>99,6344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1281.60417072778" calcext:value-type="float">
            <text:p>1281,604171</text:p>
          </table:table-cell>
          <table:table-cell table:formula="of:=[C6.E40]" office:value-type="float" office:value="32.1842906271872" calcext:value-type="float">
            <text:p>32,184291</text:p>
          </table:table-cell>
          <table:table-cell table:formula="of:=[C6.$B$41]" office:value-type="float" office:value="14.8444444444444" calcext:value-type="float">
            <text:p>14,844444</text:p>
          </table:table-cell>
          <table:table-cell table:formula="of:=[C6.$E$41]" office:value-type="float" office:value="4.32117826030688" calcext:value-type="float">
            <text:p>4,321178</text:p>
          </table:table-cell>
          <table:table-cell table:formula="of:=[C6.$B$42]" office:value-type="float" office:value="2261.52340338889" calcext:value-type="float">
            <text:p>2261,523403</text:p>
          </table:table-cell>
          <table:table-cell table:formula="of:=[C6.$E$42]" office:value-type="float" office:value="353.444789986779" calcext:value-type="float">
            <text:p>353,4447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1444.81719678095" calcext:value-type="float">
            <text:p>1444,817197</text:p>
          </table:table-cell>
          <table:table-cell table:formula="of:=[C7.E40]" office:value-type="float" office:value="26.7922882061475" calcext:value-type="float">
            <text:p>26,792288</text:p>
          </table:table-cell>
          <table:table-cell table:formula="of:=[C7.$B$41]" office:value-type="float" office:value="75.6095238095238" calcext:value-type="float">
            <text:p>75,609524</text:p>
          </table:table-cell>
          <table:table-cell table:formula="of:=[C7.$E$41]" office:value-type="float" office:value="10.0330825792772" calcext:value-type="float">
            <text:p>10,033083</text:p>
          </table:table-cell>
          <table:table-cell table:formula="of:=[C7.$B$42]" office:value-type="float" office:value="7405.53624049524" calcext:value-type="float">
            <text:p>7405,536240</text:p>
          </table:table-cell>
          <table:table-cell table:formula="of:=[C7.$E$42]" office:value-type="float" office:value="680.497233731464" calcext:value-type="float">
            <text:p>680,4972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1281.90545932083" calcext:value-type="float">
            <text:p>1281,905459</text:p>
          </table:table-cell>
          <table:table-cell table:formula="of:=[C8.E40]" office:value-type="float" office:value="24.9697654813187" calcext:value-type="float">
            <text:p>24,969765</text:p>
          </table:table-cell>
          <table:table-cell table:formula="of:=[C8.$B$41]" office:value-type="float" office:value="43.025" calcext:value-type="float">
            <text:p>43,025000</text:p>
          </table:table-cell>
          <table:table-cell table:formula="of:=[C8.$E$41]" office:value-type="float" office:value="7.58579863983906" calcext:value-type="float">
            <text:p>7,585799</text:p>
          </table:table-cell>
          <table:table-cell table:formula="of:=[C8.$B$42]" office:value-type="float" office:value="6714.55631519583" calcext:value-type="float">
            <text:p>6714,556315</text:p>
          </table:table-cell>
          <table:table-cell table:formula="of:=[C8.$E$42]" office:value-type="float" office:value="571.015521068484" calcext:value-type="float">
            <text:p>571,015521</text:p>
          </table:table-cell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8" table:formula="of:=[C9.B40]" office:value-type="float" office:value="1394.30127111111" calcext:value-type="float">
            <text:p>1394,301271</text:p>
          </table:table-cell>
          <table:table-cell table:style-name="ce28" table:formula="of:=[C9.E40]" office:value-type="float" office:value="26.679557208332" calcext:value-type="float">
            <text:p>26,679557</text:p>
          </table:table-cell>
          <table:table-cell table:style-name="ce28" table:formula="of:=[C9.$B$41]" office:value-type="float" office:value="67.7592592592593" calcext:value-type="float">
            <text:p>67,759259</text:p>
          </table:table-cell>
          <table:table-cell table:style-name="ce28" table:formula="of:=[C9.$E$41]" office:value-type="float" office:value="10.3912696806651" calcext:value-type="float">
            <text:p>10,391270</text:p>
          </table:table-cell>
          <table:table-cell table:style-name="ce28" table:formula="of:=[C9.$B$42]" office:value-type="float" office:value="12869.7639661889" calcext:value-type="float">
            <text:p>12869,763966</text:p>
          </table:table-cell>
          <table:table-cell table:style-name="ce32" table:formula="of:=[C9.$E$42]" office:value-type="float" office:value="781.135234799546" calcext:value-type="float">
            <text:p>781,135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0:32:22.4049249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10-24T10:47:34.574037032</dc:date>
    <meta:editing-duration>PT5H56M55S</meta:editing-duration>
    <meta:editing-cycles>39</meta:editing-cycles>
    <meta:document-statistic meta:table-count="10" meta:cell-count="64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Startup video time</text:p>
        </chart:title>
        <chart:plot-area chart:style-name="ch3" table:cell-range-address="'Data Overview'.A4:'Data Overview'.B12" chart:data-source-has-labels="column" svg:x="1.701cm" svg:y="1.275cm" svg:width="13.979cm" svg:height="6.564cm">
          <chartooo:coordinate-region svg:x="2.693cm" svg:y="1.474cm" svg:width="12.893cm" svg:height="5.718cm"/>
          <chart:axis chart:dimension="x" chart:name="primary-x" chart:style-name="ch4" chartooo:axis-type="auto">
            <chartooo:date-scale/>
            <chart:title svg:x="5.616cm" svg:y="8.019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7.115cm" chart:style-name="ch7">
              <text:p>Video startup time (in milliseconds)
(Avg. of all UAVs in the scenario)</text:p>
            </chart:title>
            <chart:grid chart:style-name="ch8" chart:class="major"/>
          </chart:axis>
          <chart:series chart:style-name="ch9" chart:values-cell-range-address="'Data Overview'.B4:'Data Overview'.B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1214.6157613">
                <text:p>1214.6157613</text:p>
                <draw:g>
                  <svg:desc>'Data Overview'.B4:'Data Overview'.B12</svg:desc>
                </draw:g>
              </table:table-cell>
              <table:table-cell office:value-type="float" office:value="61.8429555334588">
                <text:p>61.8429555334588</text:p>
                <draw:g>
                  <svg:desc>'Data Overview'.C4:'Data Overview'.C12</svg:desc>
                </draw:g>
              </table:table-cell>
              <table:table-cell office:value-type="float" office:value="61.8429555334588">
                <text:p>61.8429555334588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13.8852651">
                <text:p>1213.8852651</text:p>
              </table:table-cell>
              <table:table-cell office:value-type="float" office:value="73.0866209741533">
                <text:p>73.0866209741533</text:p>
              </table:table-cell>
              <table:table-cell office:value-type="float" office:value="73.0866209741533">
                <text:p>73.08662097415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19.77256672222">
                <text:p>1219.77256672222</text:p>
              </table:table-cell>
              <table:table-cell office:value-type="float" office:value="48.2743671528239">
                <text:p>48.2743671528239</text:p>
              </table:table-cell>
              <table:table-cell office:value-type="float" office:value="48.2743671528239">
                <text:p>48.27436715282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51.03436938333">
                <text:p>1251.03436938333</text:p>
              </table:table-cell>
              <table:table-cell office:value-type="float" office:value="40.8356669731202">
                <text:p>40.8356669731202</text:p>
              </table:table-cell>
              <table:table-cell office:value-type="float" office:value="40.8356669731202">
                <text:p>40.83566697312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0.6120829">
                <text:p>1290.6120829</text:p>
              </table:table-cell>
              <table:table-cell office:value-type="float" office:value="29.5056697375797">
                <text:p>29.5056697375797</text:p>
              </table:table-cell>
              <table:table-cell office:value-type="float" office:value="29.5056697375797">
                <text:p>29.50566973757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81.60417072778">
                <text:p>1281.60417072778</text:p>
              </table:table-cell>
              <table:table-cell office:value-type="float" office:value="32.1842906271872">
                <text:p>32.1842906271872</text:p>
              </table:table-cell>
              <table:table-cell office:value-type="float" office:value="32.1842906271872">
                <text:p>32.18429062718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44.81719678095">
                <text:p>1444.81719678095</text:p>
              </table:table-cell>
              <table:table-cell office:value-type="float" office:value="26.7922882061475">
                <text:p>26.7922882061475</text:p>
              </table:table-cell>
              <table:table-cell office:value-type="float" office:value="26.7922882061475">
                <text:p>26.79228820614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81.90545932083">
                <text:p>1281.90545932083</text:p>
              </table:table-cell>
              <table:table-cell office:value-type="float" office:value="24.9697654813187">
                <text:p>24.9697654813187</text:p>
              </table:table-cell>
              <table:table-cell office:value-type="float" office:value="24.9697654813187">
                <text:p>24.96976548131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94.30127111111">
                <text:p>1394.30127111111</text:p>
              </table:table-cell>
              <table:table-cell office:value-type="float" office:value="26.679557208332">
                <text:p>26.679557208332</text:p>
              </table:table-cell>
              <table:table-cell office:value-type="float" office:value="26.679557208332">
                <text:p>26.679557208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aximum="6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Stall count (all UAVs)</text:p>
        </chart:title>
        <chart:plot-area chart:style-name="ch3" table:cell-range-address="'Data Overview'.A4:'Data Overview'.A12 'Data Overview'.D4:'Data Overview'.D12" chart:data-source-has-labels="column" svg:x="1.701cm" svg:y="1.275cm" svg:width="13.979cm" svg:height="6.564cm">
          <chartooo:coordinate-region svg:x="2.322cm" svg:y="1.474cm" svg:width="13.264cm" svg:height="5.718cm"/>
          <chart:axis chart:dimension="x" chart:name="primary-x" chart:style-name="ch4" chartooo:axis-type="auto">
            <chartooo:date-scale/>
            <chart:title svg:x="5.616cm" svg:y="8.019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6.943cm" chart:style-name="ch7">
              <text:p>Number of vídeo stalls
(Avg. of all UAVs in the scenario)</text:p>
            </chart:title>
            <chart:grid chart:style-name="ch8" chart:class="major"/>
          </chart:axis>
          <chart:series chart:style-name="ch9" chart:values-cell-range-address="'Data Overview'.D4:'Data Overview'.D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12235910841629">
                <text:p>0.12235910841629</text:p>
              </table:table-cell>
              <table:table-cell office:value-type="float" office:value="0.12235910841629">
                <text:p>0.122359108416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87209160341017">
                <text:p>0.87209160341017</text:p>
              </table:table-cell>
              <table:table-cell office:value-type="float" office:value="0.87209160341017">
                <text:p>0.872091603410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6">
                <text:p>6.6</text:p>
              </table:table-cell>
              <table:table-cell office:value-type="float" office:value="2.57050714894962">
                <text:p>2.57050714894962</text:p>
              </table:table-cell>
              <table:table-cell office:value-type="float" office:value="2.57050714894962">
                <text:p>2.570507148949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6333333333333">
                <text:p>14.6333333333333</text:p>
              </table:table-cell>
              <table:table-cell office:value-type="float" office:value="2.17430894504807">
                <text:p>2.17430894504807</text:p>
              </table:table-cell>
              <table:table-cell office:value-type="float" office:value="2.17430894504807">
                <text:p>2.174308945048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8444444444444">
                <text:p>14.8444444444444</text:p>
              </table:table-cell>
              <table:table-cell office:value-type="float" office:value="4.32117826030688">
                <text:p>4.32117826030688</text:p>
              </table:table-cell>
              <table:table-cell office:value-type="float" office:value="4.32117826030688">
                <text:p>4.321178260306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5.6095238095238">
                <text:p>75.6095238095238</text:p>
              </table:table-cell>
              <table:table-cell office:value-type="float" office:value="10.0330825792772">
                <text:p>10.0330825792772</text:p>
              </table:table-cell>
              <table:table-cell office:value-type="float" office:value="10.0330825792772">
                <text:p>10.03308257927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3.025">
                <text:p>43.025</text:p>
              </table:table-cell>
              <table:table-cell office:value-type="float" office:value="7.58579863983906">
                <text:p>7.58579863983906</text:p>
              </table:table-cell>
              <table:table-cell office:value-type="float" office:value="7.58579863983906">
                <text:p>7.585798639839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7.7592592592593">
                <text:p>67.7592592592593</text:p>
              </table:table-cell>
              <table:table-cell office:value-type="float" office:value="10.3912696806651">
                <text:p>10.3912696806651</text:p>
              </table:table-cell>
              <table:table-cell office:value-type="float" office:value="10.3912696806651">
                <text:p>10.3912696806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4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Stall time</text:p>
        </chart:title>
        <chart:subtitle svg:x="7.255cm" svg:y="1.275cm" chart:style-name="ch3">
          <text:p>sub-title</text:p>
        </chart:subtitle>
        <chart:plot-area chart:style-name="ch4" table:cell-range-address="'Data Overview'.A4:'Data Overview'.A12 'Data Overview'.F4:'Data Overview'.F12" chart:data-source-has-labels="column" svg:x="1.701cm" svg:y="2.138cm" svg:width="13.979cm" svg:height="5.701cm">
          <chartooo:coordinate-region svg:x="2.693cm" svg:y="2.338cm" svg:width="12.893cm" svg:height="4.854cm"/>
          <chart:axis chart:dimension="x" chart:name="primary-x" chart:style-name="ch5" chartooo:axis-type="auto">
            <chartooo:date-scale/>
            <chart:title svg:x="5.616cm" svg:y="8.019cm" chart:style-name="ch6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7.493cm" chart:style-name="ch8">
              <text:p>Video stall lenght (in milliseconds)
 (Avg. of all UAVs in the scenario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3794662">
                <text:p>16.3794662</text:p>
              </table:table-cell>
              <table:table-cell office:value-type="float" office:value="15.2194133342215">
                <text:p>15.2194133342215</text:p>
              </table:table-cell>
              <table:table-cell office:value-type="float" office:value="15.2194133342215">
                <text:p>15.21941333422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4.624198188889">
                <text:p>174.624198188889</text:p>
              </table:table-cell>
              <table:table-cell office:value-type="float" office:value="57.9190799946062">
                <text:p>57.9190799946062</text:p>
              </table:table-cell>
              <table:table-cell office:value-type="float" office:value="57.9190799946062">
                <text:p>57.91907999460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8.369001933333">
                <text:p>448.369001933333</text:p>
              </table:table-cell>
              <table:table-cell office:value-type="float" office:value="113.846115428678">
                <text:p>113.846115428678</text:p>
              </table:table-cell>
              <table:table-cell office:value-type="float" office:value="113.846115428678">
                <text:p>113.8461154286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43.2503835">
                <text:p>2243.2503835</text:p>
              </table:table-cell>
              <table:table-cell office:value-type="float" office:value="99.6344918091429">
                <text:p>99.6344918091429</text:p>
              </table:table-cell>
              <table:table-cell office:value-type="float" office:value="99.6344918091429">
                <text:p>99.63449180914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61.52340338889">
                <text:p>2261.52340338889</text:p>
              </table:table-cell>
              <table:table-cell office:value-type="float" office:value="353.444789986779">
                <text:p>353.444789986779</text:p>
              </table:table-cell>
              <table:table-cell office:value-type="float" office:value="353.444789986779">
                <text:p>353.4447899867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405.53624049524">
                <text:p>7405.53624049524</text:p>
              </table:table-cell>
              <table:table-cell office:value-type="float" office:value="680.497233731464">
                <text:p>680.497233731464</text:p>
              </table:table-cell>
              <table:table-cell office:value-type="float" office:value="680.497233731464">
                <text:p>680.4972337314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14.55631519583">
                <text:p>6714.55631519583</text:p>
              </table:table-cell>
              <table:table-cell office:value-type="float" office:value="571.015521068484">
                <text:p>571.015521068484</text:p>
              </table:table-cell>
              <table:table-cell office:value-type="float" office:value="571.015521068484">
                <text:p>571.0155210684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869.7639661889">
                <text:p>12869.7639661889</text:p>
              </table:table-cell>
              <table:table-cell office:value-type="float" office:value="781.135234799546">
                <text:p>781.135234799546</text:p>
              </table:table-cell>
              <table:table-cell office:value-type="float" office:value="781.135234799546">
                <text:p>781.1352347995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